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Pictures/100003DA000001DF000001C97B3947888E49266F.svg" manifest:media-type="image/svg+xml"/>
  <manifest:file-entry manifest:full-path="Object 22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18mm"/>
    </style:style>
    <style:style style:name="co2" style:family="table-column">
      <style:table-column-properties fo:break-before="auto" style:column-width="34.8mm"/>
    </style:style>
    <style:style style:name="co3" style:family="table-column">
      <style:table-column-properties fo:break-before="auto" style:column-width="47.27mm"/>
    </style:style>
    <style:style style:name="co4" style:family="table-column">
      <style:table-column-properties fo:break-before="auto" style:column-width="32.39mm"/>
    </style:style>
    <style:style style:name="co5" style:family="table-column">
      <style:table-column-properties fo:break-before="auto" style:column-width="43.55mm"/>
    </style:style>
    <style:style style:name="co6" style:family="table-column">
      <style:table-column-properties fo:break-before="auto" style:column-width="54.95mm"/>
    </style:style>
    <style:style style:name="co7" style:family="table-column">
      <style:table-column-properties fo:break-before="auto" style:column-width="46.62mm"/>
    </style:style>
    <style:style style:name="co8" style:family="table-column">
      <style:table-column-properties fo:break-before="auto" style:column-width="65.23mm"/>
    </style:style>
    <style:style style:name="co9" style:family="table-column">
      <style:table-column-properties fo:break-before="auto" style:column-width="61.07mm"/>
    </style:style>
    <style:style style:name="co10" style:family="table-column">
      <style:table-column-properties fo:break-before="auto" style:column-width="56.04mm"/>
    </style:style>
    <style:style style:name="co11" style:family="table-column">
      <style:table-column-properties fo:break-before="auto" style:column-width="75.09mm"/>
    </style:style>
    <style:style style:name="co12" style:family="table-column">
      <style:table-column-properties fo:break-before="auto" style:column-width="81.86mm"/>
    </style:style>
    <style:style style:name="co13" style:family="table-column">
      <style:table-column-properties fo:break-before="auto" style:column-width="67.42mm"/>
    </style:style>
    <style:style style:name="co14" style:family="table-column">
      <style:table-column-properties fo:break-before="auto" style:column-width="60.85mm"/>
    </style:style>
    <style:style style:name="co15" style:family="table-column">
      <style:table-column-properties fo:break-before="auto" style:column-width="74.86mm"/>
    </style:style>
    <style:style style:name="co16" style:family="table-column">
      <style:table-column-properties fo:break-before="auto" style:column-width="81.76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2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/>
    <style:style style:name="ce5" style:family="table-cell" style:parent-style-name="Default" style:data-style-name="N40"/>
    <style:style style:name="ce6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000" table:maximum-difference="1"/>
      </table:calculation-settings>
      <table:table table:name="Sheet1" table:style-name="ta1">
        <table:shapes>
          <draw:frame draw:z-index="0" draw:style-name="gr1" draw:text-style-name="P1" svg:width="271.44mm" svg:height="165.68mm" svg:x="1219.39mm" svg:y="33.56mm">
            <loext:p draw:notify-on-update-of-ranges="Sheet1.H9:Sheet1.H9 Sheet1.H10:Sheet1.H60 Sheet1.I9:Sheet1.I9 Sheet1.I10:Sheet1.I60 Sheet1.J9:Sheet1.J9 Sheet1.J10:Sheet1.J60 Sheet1.K9:Sheet1.K9 Sheet1.K10:Sheet1.K6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58.12mm" svg:height="156.23mm" svg:x="1091.39mm" svg:y="246.51mm">
            <loext:p draw:notify-on-update-of-ranges="Sheet1.F45:Sheet1.F45 Sheet1.F46:Sheet1.F60 Sheet1.M45:Sheet1.M45 Sheet1.M46:Sheet1.M6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16.55mm" svg:height="194.05mm" svg:x="1043.45mm" svg:y="1195.31mm">
            <loext:p draw:notify-on-update-of-ranges="Sheet1.I45:Sheet1.I45 Sheet1.I46:Sheet1.I337 Sheet1.K45:Sheet1.K45 Sheet1.K46:Sheet1.K33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03.36mm" svg:height="164.22mm" svg:x="1041.21mm" svg:y="1359.69mm">
            <loext:p draw:notify-on-update-of-ranges="Sheet1.H68:Sheet1.H68 Sheet1.H288:Sheet1.H360 Sheet1.I68:Sheet1.I68 Sheet1.I288:Sheet1.I360 Sheet1.J68:Sheet1.J68 Sheet1.J288:Sheet1.J360 Sheet1.K68:Sheet1.K68 Sheet1.K288:Sheet1.K3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2"/>
          <table:table-cell table:style-name="ce7" table:number-columns-repeated="2"/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Address of Traffic Survey Rd 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Distance</text:p>
          </table:table-cell>
          <table:table-cell office:value-type="string" calcext:value-type="string">
            <text:p>25yds</text:p>
          </table:table-cell>
          <table:table-cell/>
          <table:table-cell table:style-name="Default"/>
          <table:table-cell office:value-type="string" calcext:value-type="string">
            <text:p>Vehicles Per Hour</text:p>
          </table:table-cell>
          <table:table-cell table:formula="of:=(COUNT([.$I$10:.$I$60])*6)" office:value-type="float" office:value="306" calcext:value-type="float">
            <text:p>306.00</text:p>
          </table:table-cell>
          <table:table-cell table:style-name="Default" office:value-type="string" calcext:value-type="string">
            <text:p>Traffic Flow VPH Max</text:p>
          </table:table-cell>
          <table:table-cell table:formula="of:=(MAX([.$L$10:.$L$60]))" office:value-type="float" office:value="2842.10526315789" calcext:value-type="float">
            <text:p>2842.11</text:p>
          </table:table-cell>
          <table:table-cell table:style-name="Default" office:value-type="string" calcext:value-type="string">
            <text:p>Traffic Flow VPH Avg</text:p>
          </table:table-cell>
          <table:table-cell table:formula="of:=(AVERAGE([.$L$10:.$L$60]))" office:value-type="float" office:value="733.240333593301" calcext:value-type="float">
            <text:p>733.24</text:p>
          </table:table-cell>
          <table:table-cell table:style-name="ce2" office:value-type="string" calcext:value-type="string">
            <text:p>AvgDistanceBetweenVehicles Yds</text:p>
          </table:table-cell>
          <table:table-cell table:style-name="ce2" table:formula="of:=(AVERAGE([.$O$10:.$O$60]))" office:value-type="float" office:value="88.8264539971401" calcext:value-type="float">
            <text:p>88.83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Video </text:p>
          </table:table-cell>
          <table:table-cell table:style-name="ce3" office:value-type="string" calcext:value-type="string">
            <text:p>2016-01-09-1-15.00-1.avi</text:p>
          </table:table-cell>
          <table:table-cell/>
          <table:table-cell table:style-name="Default"/>
          <table:table-cell office:value-type="string" calcext:value-type="string">
            <text:p>Average Speed MPH</text:p>
          </table:table-cell>
          <table:table-cell table:formula="of:=(AVERAGE([.$I$10:.$I$60]))" office:value-type="float" office:value="29.1689287762149" calcext:value-type="float">
            <text:p>29.17</text:p>
          </table:table-cell>
          <table:table-cell table:style-name="Default" office:value-type="string" calcext:value-type="string">
            <text:p>Traffic Flow VPH <text:s/>Min</text:p>
          </table:table-cell>
          <table:table-cell table:formula="of:=(MIN([.$L$10:.$L$60]))" office:value-type="float" office:value="343.402225755167" calcext:value-type="float">
            <text:p>343.40</text:p>
          </table:table-cell>
          <table:table-cell office:value-type="string" calcext:value-type="string">
            <text:p>AvgStoppingDistance</text:p>
          </table:table-cell>
          <table:table-cell table:formula="of:=(AVERAGE([.$Q$10:.$Q$60]))" office:value-type="float" office:value="24.6079695929411" calcext:value-type="float">
            <text:p>24.61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" office:value-type="time" office:time-value="PT15H00M00S" calcext:value-type="time">
            <text:p>15:00:00</text:p>
          </table:table-cell>
          <table:table-cell table:style-name="ce4" office:value-type="date" office:date-value="2016-01-09" calcext:value-type="date">
            <text:p>09/01/16</text:p>
          </table:table-cell>
          <table:table-cell/>
          <table:table-cell table:style-name="Default"/>
          <table:table-cell office:value-type="string" calcext:value-type="string">
            <text:p>MaxSpeed MPH</text:p>
          </table:table-cell>
          <table:table-cell table:formula="of:=(MAX([.$I$10:.$I$60]))" office:value-type="float" office:value="51.1363636363636" calcext:value-type="float">
            <text:p>51.14</text:p>
          </table:table-cell>
          <table:table-cell office:value-type="string" calcext:value-type="string">
            <text:p>MaxDistanceBetweenVehicles</text:p>
          </table:table-cell>
          <table:table-cell table:formula="of:=(MAX([.$O$68:.$O$359]))" office:value-type="float" office:value="0" calcext:value-type="float">
            <text:p>0.00</text:p>
          </table:table-cell>
          <table:table-cell table:style-name="Default" office:value-type="string" calcext:value-type="string">
            <text:p>MaxStoppingDistance</text:p>
          </table:table-cell>
          <table:table-cell table:formula="of:=(MAX([.$Q$10:.$Q$60]))" office:value-type="float" office:value="60.6275826446281" calcext:value-type="float">
            <text:p>60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Frame</text:p>
          </table:table-cell>
          <table:table-cell office:value-type="string" calcext:value-type="string">
            <text:p>End frame</text:p>
          </table:table-cell>
          <table:table-cell office:value-type="string" calcext:value-type="string">
            <text:p>Sample : </text:p>
          </table:table-cell>
          <table:table-cell office:value-type="string" calcext:value-type="string">
            <text:p>10mins</text:p>
          </table:table-cell>
          <table:table-cell table:number-columns-repeated="2"/>
          <table:table-cell office:value-type="string" calcext:value-type="string">
            <text:p>MinSpeed MPH</text:p>
          </table:table-cell>
          <table:table-cell table:formula="of:=(MIN([.$I$10:.$I$13]))" office:value-type="float" office:value="12.7840909090909" calcext:value-type="float">
            <text:p>12.78</text:p>
          </table:table-cell>
          <table:table-cell office:value-type="string" calcext:value-type="string">
            <text:p>MinDistanceBetweenVehicles</text:p>
          </table:table-cell>
          <table:table-cell table:formula="of:=(MIN([.$L$68:.$L$359]))" office:value-type="float" office:value="0" calcext:value-type="float">
            <text:p>0.00</text:p>
          </table:table-cell>
          <table:table-cell table:style-name="Default" office:value-type="string" calcext:value-type="string">
            <text:p>MinStoppingDistance</text:p>
          </table:table-cell>
          <table:table-cell table:formula="of:=(MIN([.$Q$10:.$Q$60]))" office:value-type="float" office:value="5.44272178460744" calcext:value-type="float">
            <text:p>5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te Time (secs)</text:p>
          </table:table-cell>
          <table:table-cell office:value-type="string" calcext:value-type="string">
            <text:p>0 = Left to Right</text:p>
          </table:table-cell>
          <table:table-cell office:value-type="string" calcext:value-type="string">
            <text:p>Err – 5 Frames</text:p>
          </table:table-cell>
          <table:table-cell office:value-type="string" calcext:value-type="string">
            <text:p>Vehicle Speed MPH over 25yds</text:p>
          </table:table-cell>
          <table:table-cell office:value-type="string" calcext:value-type="string">
            <text:p>Err + 5 Frames</text:p>
          </table:table-cell>
          <table:table-cell office:value-type="string" calcext:value-type="string">
            <text:p>Average Speed of All – MPH</text:p>
          </table:table-cell>
          <table:table-cell office:value-type="string" calcext:value-type="string">
            <text:p>Vehicles Per Hour (Each <text:s/>last 5 cars)</text:p>
          </table:table-cell>
          <table:table-cell office:value-type="string" calcext:value-type="string">
            <text:p>Vehicles Per Hour (10min Avg)</text:p>
          </table:table-cell>
          <table:table-cell office:value-type="string" calcext:value-type="string">
            <text:p>Distance between Vehicles Error – 5 frames</text:p>
          </table:table-cell>
          <table:table-cell office:value-type="string" calcext:value-type="string">
            <text:p>Distance between vehicles (yds) avg last 5 Vehicles</text:p>
          </table:table-cell>
          <table:table-cell table:style-name="ce2" office:value-type="string" calcext:value-type="string">
            <text:p>Distance between Vehicles Error + 5 frames</text:p>
          </table:table-cell>
          <table:table-cell office:value-type="string" calcext:value-type="string">
            <text:p>Safe Stop Distance For Speed -Yds</text:p>
          </table:table-cell>
          <table:table-cell office:value-type="string" calcext:value-type="string">
            <text:p>Safe Stop Distance For Speed – F</text:p>
          </table:table-cell>
          <table:table-cell office:value-type="string" calcext:value-type="string">
            <text:p>Distance between vehicles (yds) min last 5 Vehicles</text:p>
          </table:table-cell>
          <table:table-cell office:value-type="string" calcext:value-type="string">
            <text:p>Vehicles per Hour – With School Traffic</text:p>
          </table:table-cell>
          <table:table-cell table:style-name="ce2" office:value-type="string" calcext:value-type="string">
            <text:p>Vehicles Per Hour (Each last 5 cars) – With School Traffic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([.D10] - [.C10])" office:value-type="float" office:value="7" calcext:value-type="float">
            <text:p>7</text:p>
          </table:table-cell>
          <table:table-cell table:formula="of:=([.E10]/5)" office:value-type="float" office:value="1.4" calcext:value-type="float">
            <text:p>1.40</text:p>
          </table:table-cell>
          <table:table-cell office:value-type="float" office:value="0" calcext:value-type="float">
            <text:p>0</text:p>
          </table:table-cell>
          <table:table-cell table:formula="of:=(25*3600/1760)/(([.E10]-1)/5)" office:value-type="float" office:value="42.6136363636364" calcext:value-type="float">
            <text:p>42.61</text:p>
          </table:table-cell>
          <table:table-cell table:formula="of:=(25*3600/1760)/[.F10]" office:value-type="float" office:value="36.525974025974" calcext:value-type="float">
            <text:p>36.53</text:p>
          </table:table-cell>
          <table:table-cell table:formula="of:=(25*3600/1760)/(([.E10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/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table:formula="of:=(((([.I10]*[.I10])/20)+([.I10]))/3)" office:value-type="float" office:value="34.4111043177602" calcext:value-type="float">
            <text:p>34.41</text:p>
          </table:table-cell>
          <table:table-cell table:style-name="ce2" table:formula="of:=((([.I10]*[.I10])/20)+([.I10]))" office:value-type="float" office:value="103.23331295328" calcext:value-type="float">
            <text:p>103.23</text:p>
          </table:table-cell>
          <table:table-cell office:value-type="string" calcext:value-type="string">
            <text:p><text:s/>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259" calcext:value-type="float">
            <text:p>259</text:p>
          </table:table-cell>
          <table:table-cell table:formula="of:=([.D11] - [.C11])" office:value-type="float" office:value="20" calcext:value-type="float">
            <text:p>20</text:p>
          </table:table-cell>
          <table:table-cell table:formula="of:=([.E11]/5)" office:value-type="float" office:value="4" calcext:value-type="float">
            <text:p>4.00</text:p>
          </table:table-cell>
          <table:table-cell office:value-type="float" office:value="1" calcext:value-type="float">
            <text:p>1</text:p>
          </table:table-cell>
          <table:table-cell table:formula="of:=(25*3600/1760)/(([.E11]-1)/5)" office:value-type="float" office:value="13.4569377990431" calcext:value-type="float">
            <text:p>13.46</text:p>
          </table:table-cell>
          <table:table-cell table:formula="of:=(25*3600/1760)/[.F11]" office:value-type="float" office:value="12.7840909090909" calcext:value-type="float">
            <text:p>12.78</text:p>
          </table:table-cell>
          <table:table-cell table:formula="of:=(25*3600/1760)/(([.E11]+1)/5)" office:value-type="float" office:value="12.1753246753247" calcext:value-type="float">
            <text:p>12.18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/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table:formula="of:=(((([.I11]*[.I11])/20)+([.I11]))/3)" office:value-type="float" office:value="6.98524664256198" calcext:value-type="float">
            <text:p>6.99</text:p>
          </table:table-cell>
          <table:table-cell table:style-name="ce2" table:formula="of:=((([.I11]*[.I11])/20)+([.I11]))" office:value-type="float" office:value="20.9557399276859" calcext:value-type="float">
            <text:p>20.96</text:p>
          </table:table-cell>
          <table:table-cell/>
          <table:table-cell table:style-name="ce2" table:formula="of:=COUNT([.$K$10:.$K$60])*(18)" office:value-type="float" office:value="918" calcext:value-type="float">
            <text:p>918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58" calcext:value-type="float">
            <text:p>258</text:p>
          </table:table-cell>
          <table:table-cell table:formula="of:=([.D12] - [.C12])" office:value-type="float" office:value="8" calcext:value-type="float">
            <text:p>8</text:p>
          </table:table-cell>
          <table:table-cell table:formula="of:=([.E12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2]-1)/5)" office:value-type="float" office:value="36.525974025974" calcext:value-type="float">
            <text:p>36.53</text:p>
          </table:table-cell>
          <table:table-cell table:formula="of:=(25*3600/1760)/[.F12]" office:value-type="float" office:value="31.9602272727273" calcext:value-type="float">
            <text:p>31.96</text:p>
          </table:table-cell>
          <table:table-cell table:formula="of:=(25*3600/1760)/(([.E12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/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table:formula="of:=(((([.I12]*[.I12])/20)+([.I12]))/3)" office:value-type="float" office:value="27.6776778796488" calcext:value-type="float">
            <text:p>27.68</text:p>
          </table:table-cell>
          <table:table-cell table:style-name="ce2" table:formula="of:=((([.I12]*[.I12])/20)+([.I12]))" office:value-type="float" office:value="83.0330336389463" calcext:value-type="float">
            <text:p>83.03</text:p>
          </table:table-cell>
          <table:table-cell/>
          <table:table-cell table:style-name="ce2" table:formula="of:=COUNT([.$K$10:.$K$60])*(18)" office:value-type="float" office:value="918" calcext:value-type="float">
            <text:p>918.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79" calcext:value-type="float">
            <text:p>279</text:p>
          </table:table-cell>
          <table:table-cell office:value-type="float" office:value="288" calcext:value-type="float">
            <text:p>288</text:p>
          </table:table-cell>
          <table:table-cell table:formula="of:=([.D13] - [.C13])" office:value-type="float" office:value="9" calcext:value-type="float">
            <text:p>9</text:p>
          </table:table-cell>
          <table:table-cell table:formula="of:=([.E13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13]-1)/5)" office:value-type="float" office:value="31.9602272727273" calcext:value-type="float">
            <text:p>31.96</text:p>
          </table:table-cell>
          <table:table-cell table:formula="of:=(25*3600/1760)/[.F13]" office:value-type="float" office:value="28.4090909090909" calcext:value-type="float">
            <text:p>28.41</text:p>
          </table:table-cell>
          <table:table-cell table:formula="of:=(25*3600/1760)/(([.E13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office:value-type="string" calcext:value-type="string">
            <text:p><text:s/>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table:formula="of:=(((([.I13]*[.I13])/20)+([.I13]))/3)" office:value-type="float" office:value="22.9209710743802" calcext:value-type="float">
            <text:p>22.92</text:p>
          </table:table-cell>
          <table:table-cell table:style-name="ce2" table:formula="of:=((([.I13]*[.I13])/20)+([.I13]))" office:value-type="float" office:value="68.7629132231405" calcext:value-type="float">
            <text:p>68.76</text:p>
          </table:table-cell>
          <table:table-cell/>
          <table:table-cell table:style-name="ce2" table:formula="of:=COUNT([.$K$10:.$K$60])*(18)" office:value-type="float" office:value="918" calcext:value-type="float">
            <text:p>918.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327" calcext:value-type="float">
            <text:p>327</text:p>
          </table:table-cell>
          <table:table-cell table:formula="of:=([.D14] - [.C14])" office:value-type="float" office:value="8" calcext:value-type="float">
            <text:p>8</text:p>
          </table:table-cell>
          <table:table-cell table:formula="of:=([.E14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4]-1)/5)" office:value-type="float" office:value="36.525974025974" calcext:value-type="float">
            <text:p>36.53</text:p>
          </table:table-cell>
          <table:table-cell table:formula="of:=(25*3600/1760)/[.F14]" office:value-type="float" office:value="31.9602272727273" calcext:value-type="float">
            <text:p>31.96</text:p>
          </table:table-cell>
          <table:table-cell table:formula="of:=(25*3600/1760)/(([.E14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office:value-type="string" calcext:value-type="string">
            <text:p><text:s/>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table:formula="of:=(((([.I14]*[.I14])/20)+([.I14]))/3)" office:value-type="float" office:value="27.6776778796488" calcext:value-type="float">
            <text:p>27.68</text:p>
          </table:table-cell>
          <table:table-cell table:style-name="ce2" table:formula="of:=((([.I14]*[.I14])/20)+([.I14]))" office:value-type="float" office:value="83.0330336389463" calcext:value-type="float">
            <text:p>83.03</text:p>
          </table:table-cell>
          <table:table-cell table:style-name="ce2" office:value-type="string" calcext:value-type="string">
            <text:p><text:s/>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569" calcext:value-type="float">
            <text:p>569</text:p>
          </table:table-cell>
          <table:table-cell table:formula="of:=([.D15] - [.C15])" office:value-type="float" office:value="24" calcext:value-type="float">
            <text:p>24</text:p>
          </table:table-cell>
          <table:table-cell table:formula="of:=([.E15]/5)" office:value-type="float" office:value="4.8" calcext:value-type="float">
            <text:p>4.80</text:p>
          </table:table-cell>
          <table:table-cell office:value-type="float" office:value="1" calcext:value-type="float">
            <text:p>1</text:p>
          </table:table-cell>
          <table:table-cell table:formula="of:=(25*3600/1760)/(([.E15]-1)/5)" office:value-type="float" office:value="11.1166007905138" calcext:value-type="float">
            <text:p>11.12</text:p>
          </table:table-cell>
          <table:table-cell table:formula="of:=(25*3600/1760)/[.F15]" office:value-type="float" office:value="10.6534090909091" calcext:value-type="float">
            <text:p>10.65</text:p>
          </table:table-cell>
          <table:table-cell table:formula="of:=(25*3600/1760)/(([.E15]+1)/5)" office:value-type="float" office:value="10.2272727272727" calcext:value-type="float">
            <text:p>10.23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15]-[.C9])*2)" office:value-type="float" office:value="396.330275229358" calcext:value-type="float">
            <text:p>396.3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5]*([.$C15]-[.$C10])*1760)/(24*60*60*2))" office:value-type="float" office:value="60.1222826086957" calcext:value-type="float">
            <text:p>60.12</text:p>
          </table:table-cell>
          <table:table-cell table:style-name="ce2" table:formula="of:=(([.I15]*([.$C15]-[.$C10])*1760)/(24*60*60*2))" office:value-type="float" office:value="57.6171875" calcext:value-type="float">
            <text:p>57.62</text:p>
          </table:table-cell>
          <table:table-cell table:style-name="ce2" table:formula="of:=(([.J15]*([.$C15]-[.$C10])*1760)/(24*60*60*2))" office:value-type="float" office:value="55.3125" calcext:value-type="float">
            <text:p>55.31</text:p>
          </table:table-cell>
          <table:table-cell table:style-name="ce2" table:formula="of:=(((([.I15]*[.I15])/20)+([.I15]))/3)" office:value-type="float" office:value="5.44272178460744" calcext:value-type="float">
            <text:p>5.44</text:p>
          </table:table-cell>
          <table:table-cell table:style-name="ce2" table:formula="of:=((([.I15]*[.I15])/20)+([.I15]))" office:value-type="float" office:value="16.3281653538223" calcext:value-type="float">
            <text:p>16.33</text:p>
          </table:table-cell>
          <table:table-cell table:style-name="ce2" table:formula="of:=((MIN([.I11:.I15])*([.C15]-[.C10])*1760)/(24*60*60*5*2))" office:value-type="float" office:value="11.5234375" calcext:value-type="float">
            <text:p>11.52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15]*3" office:value-type="float" office:value="1188.99082568807" calcext:value-type="float">
            <text:p>1188.99082568807</text:p>
          </table:table-cell>
        </table:table-row>
        <table:table-row table:style-name="ro2">
          <table:table-cell table:number-columns-repeated="2"/>
          <table:table-cell office:value-type="float" office:value="555" calcext:value-type="float">
            <text:p>555</text:p>
          </table:table-cell>
          <table:table-cell office:value-type="float" office:value="564" calcext:value-type="float">
            <text:p>564</text:p>
          </table:table-cell>
          <table:table-cell table:formula="of:=([.D16] - [.C16])" office:value-type="float" office:value="9" calcext:value-type="float">
            <text:p>9</text:p>
          </table:table-cell>
          <table:table-cell table:formula="of:=([.E16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16]-1)/5)" office:value-type="float" office:value="31.9602272727273" calcext:value-type="float">
            <text:p>31.96</text:p>
          </table:table-cell>
          <table:table-cell table:formula="of:=(25*3600/1760)/[.F16]" office:value-type="float" office:value="28.4090909090909" calcext:value-type="float">
            <text:p>28.41</text:p>
          </table:table-cell>
          <table:table-cell table:formula="of:=(25*3600/1760)/(([.E16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16]-[.C10])*2)" office:value-type="float" office:value="399.260628465804" calcext:value-type="float">
            <text:p>399.26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6]*([.$C16]-[.$C11])*1760)/(24*60*60*2))" office:value-type="float" office:value="102.864583333333" calcext:value-type="float">
            <text:p>102.86</text:p>
          </table:table-cell>
          <table:table-cell table:style-name="ce2" table:formula="of:=(([.I16]*([.$C16]-[.$C11])*1760)/(24*60*60*2))" office:value-type="float" office:value="91.4351851851852" calcext:value-type="float">
            <text:p>91.44</text:p>
          </table:table-cell>
          <table:table-cell table:style-name="ce2" table:formula="of:=(([.J16]*([.$C16]-[.$C11])*1760)/(24*60*60*2))" office:value-type="float" office:value="82.2916666666667" calcext:value-type="float">
            <text:p>82.29</text:p>
          </table:table-cell>
          <table:table-cell table:style-name="ce2" table:formula="of:=(((([.I16]*[.I16])/20)+([.I16]))/3)" office:value-type="float" office:value="22.9209710743802" calcext:value-type="float">
            <text:p>22.92</text:p>
          </table:table-cell>
          <table:table-cell table:style-name="ce2" table:formula="of:=((([.I16]*[.I16])/20)+([.I16]))" office:value-type="float" office:value="68.7629132231405" calcext:value-type="float">
            <text:p>68.76</text:p>
          </table:table-cell>
          <table:table-cell table:style-name="ce2" table:formula="of:=((MIN([.I12:.I16])*([.C16]-[.C11])*1760)/(24*60*60*5*2))" office:value-type="float" office:value="6.85763888888889" calcext:value-type="float">
            <text:p>6.86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16]*3" office:value-type="float" office:value="1197.78188539741" calcext:value-type="float">
            <text:p>1197.78188539741</text:p>
          </table:table-cell>
        </table:table-row>
        <table:table-row table:style-name="ro2"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593" calcext:value-type="float">
            <text:p>593</text:p>
          </table:table-cell>
          <table:table-cell table:formula="of:=([.D17] - [.C17])" office:value-type="float" office:value="8" calcext:value-type="float">
            <text:p>8</text:p>
          </table:table-cell>
          <table:table-cell table:formula="of:=([.E17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7]-1)/5)" office:value-type="float" office:value="36.525974025974" calcext:value-type="float">
            <text:p>36.53</text:p>
          </table:table-cell>
          <table:table-cell table:formula="of:=(25*3600/1760)/[.F17]" office:value-type="float" office:value="31.9602272727273" calcext:value-type="float">
            <text:p>31.96</text:p>
          </table:table-cell>
          <table:table-cell table:formula="of:=(25*3600/1760)/(([.E17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17]-[.C11])*2)" office:value-type="float" office:value="624.277456647399" calcext:value-type="float">
            <text:p>624.2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7]*([.$C17]-[.$C12])*1760)/(24*60*60*2))" office:value-type="float" office:value="124.627976190476" calcext:value-type="float">
            <text:p>124.63</text:p>
          </table:table-cell>
          <table:table-cell table:style-name="ce2" table:formula="of:=(([.I17]*([.$C17]-[.$C12])*1760)/(24*60*60*2))" office:value-type="float" office:value="109.049479166667" calcext:value-type="float">
            <text:p>109.05</text:p>
          </table:table-cell>
          <table:table-cell table:style-name="ce2" table:formula="of:=(([.J17]*([.$C17]-[.$C12])*1760)/(24*60*60*2))" office:value-type="float" office:value="96.9328703703704" calcext:value-type="float">
            <text:p>96.93</text:p>
          </table:table-cell>
          <table:table-cell table:style-name="ce2" table:formula="of:=(((([.I17]*[.I17])/20)+([.I17]))/3)" office:value-type="float" office:value="27.6776778796488" calcext:value-type="float">
            <text:p>27.68</text:p>
          </table:table-cell>
          <table:table-cell table:style-name="ce2" table:formula="of:=((([.I17]*[.I17])/20)+([.I17]))" office:value-type="float" office:value="83.0330336389463" calcext:value-type="float">
            <text:p>83.03</text:p>
          </table:table-cell>
          <table:table-cell table:style-name="ce2" table:formula="of:=((MIN([.I13:.I17])*([.C17]-[.C12])*1760)/(24*60*60*5*2))" office:value-type="float" office:value="7.26996527777778" calcext:value-type="float">
            <text:p>7.27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17]*3" office:value-type="float" office:value="1872.8323699422" calcext:value-type="float">
            <text:p>1872.8323699422</text:p>
          </table:table-cell>
        </table:table-row>
        <table:table-row table:style-name="ro2">
          <table:table-cell table:number-columns-repeated="2"/>
          <table:table-cell office:value-type="float" office:value="613" calcext:value-type="float">
            <text:p>613</text:p>
          </table:table-cell>
          <table:table-cell office:value-type="float" office:value="625" calcext:value-type="float">
            <text:p>625</text:p>
          </table:table-cell>
          <table:table-cell table:formula="of:=([.D18] - [.C18])" office:value-type="float" office:value="12" calcext:value-type="float">
            <text:p>12</text:p>
          </table:table-cell>
          <table:table-cell table:formula="of:=([.E18]/5)" office:value-type="float" office:value="2.4" calcext:value-type="float">
            <text:p>2.40</text:p>
          </table:table-cell>
          <table:table-cell office:value-type="float" office:value="1" calcext:value-type="float">
            <text:p>1</text:p>
          </table:table-cell>
          <table:table-cell table:formula="of:=(25*3600/1760)/(([.E18]-1)/5)" office:value-type="float" office:value="23.2438016528926" calcext:value-type="float">
            <text:p>23.24</text:p>
          </table:table-cell>
          <table:table-cell table:formula="of:=(25*3600/1760)/[.F18]" office:value-type="float" office:value="21.3068181818182" calcext:value-type="float">
            <text:p>21.31</text:p>
          </table:table-cell>
          <table:table-cell table:formula="of:=(25*3600/1760)/(([.E18]+1)/5)" office:value-type="float" office:value="19.6678321678322" calcext:value-type="float">
            <text:p>19.6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18]-[.C12])*2)" office:value-type="float" office:value="595.04132231405" calcext:value-type="float">
            <text:p>595.04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8]*([.$C18]-[.$C13])*1760)/(24*60*60*2))" office:value-type="float" office:value="79.0719696969697" calcext:value-type="float">
            <text:p>79.07</text:p>
          </table:table-cell>
          <table:table-cell table:style-name="ce2" table:formula="of:=(([.I18]*([.$C18]-[.$C13])*1760)/(24*60*60*2))" office:value-type="float" office:value="72.4826388888889" calcext:value-type="float">
            <text:p>72.48</text:p>
          </table:table-cell>
          <table:table-cell table:style-name="ce2" table:formula="of:=(([.J18]*([.$C18]-[.$C13])*1760)/(24*60*60*2))" office:value-type="float" office:value="66.9070512820513" calcext:value-type="float">
            <text:p>66.91</text:p>
          </table:table-cell>
          <table:table-cell table:style-name="ce2" table:formula="of:=(((([.I18]*[.I18])/20)+([.I18]))/3)" office:value-type="float" office:value="14.668614411157" calcext:value-type="float">
            <text:p>14.67</text:p>
          </table:table-cell>
          <table:table-cell table:style-name="ce2" table:formula="of:=((([.I18]*[.I18])/20)+([.I18]))" office:value-type="float" office:value="44.0058432334711" calcext:value-type="float">
            <text:p>44.01</text:p>
          </table:table-cell>
          <table:table-cell table:style-name="ce2" table:formula="of:=((MIN([.I14:.I18])*([.C18]-[.C13])*1760)/(24*60*60*5*2))" office:value-type="float" office:value="7.24826388888889" calcext:value-type="float">
            <text:p>7.25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18]*3" office:value-type="float" office:value="1785.12396694215" calcext:value-type="float">
            <text:p>1785.12396694215</text:p>
          </table:table-cell>
        </table:table-row>
        <table:table-row table:style-name="ro2">
          <table:table-cell table:number-columns-repeated="2"/>
          <table:table-cell office:value-type="float" office:value="623" calcext:value-type="float">
            <text:p>623</text:p>
          </table:table-cell>
          <table:table-cell office:value-type="float" office:value="631" calcext:value-type="float">
            <text:p>631</text:p>
          </table:table-cell>
          <table:table-cell table:formula="of:=([.D19] - [.C19])" office:value-type="float" office:value="8" calcext:value-type="float">
            <text:p>8</text:p>
          </table:table-cell>
          <table:table-cell table:formula="of:=([.E19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9]-1)/5)" office:value-type="float" office:value="36.525974025974" calcext:value-type="float">
            <text:p>36.53</text:p>
          </table:table-cell>
          <table:table-cell table:formula="of:=(25*3600/1760)/[.F19]" office:value-type="float" office:value="31.9602272727273" calcext:value-type="float">
            <text:p>31.96</text:p>
          </table:table-cell>
          <table:table-cell table:formula="of:=(25*3600/1760)/(([.E19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19]-[.C13])*2)" office:value-type="float" office:value="627.906976744186" calcext:value-type="float">
            <text:p>627.9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9]*([.$C19]-[.$C14])*1760)/(24*60*60*2))" office:value-type="float" office:value="113.095238095238" calcext:value-type="float">
            <text:p>113.10</text:p>
          </table:table-cell>
          <table:table-cell table:style-name="ce2" table:formula="of:=(([.I19]*([.$C19]-[.$C14])*1760)/(24*60*60*2))" office:value-type="float" office:value="98.9583333333333" calcext:value-type="float">
            <text:p>98.96</text:p>
          </table:table-cell>
          <table:table-cell table:style-name="ce2" table:formula="of:=(([.J19]*([.$C19]-[.$C14])*1760)/(24*60*60*2))" office:value-type="float" office:value="87.962962962963" calcext:value-type="float">
            <text:p>87.96</text:p>
          </table:table-cell>
          <table:table-cell table:style-name="ce2" table:formula="of:=(((([.I19]*[.I19])/20)+([.I19]))/3)" office:value-type="float" office:value="27.6776778796488" calcext:value-type="float">
            <text:p>27.68</text:p>
          </table:table-cell>
          <table:table-cell table:style-name="ce2" table:formula="of:=((([.I19]*[.I19])/20)+([.I19]))" office:value-type="float" office:value="83.0330336389463" calcext:value-type="float">
            <text:p>83.03</text:p>
          </table:table-cell>
          <table:table-cell table:style-name="ce2" table:formula="of:=((MIN([.I15:.I19])*([.C19]-[.C14])*1760)/(24*60*60*5*2))" office:value-type="float" office:value="6.59722222222222" calcext:value-type="float">
            <text:p>6.60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19]*3" office:value-type="float" office:value="1883.72093023256" calcext:value-type="float">
            <text:p>1883.72093023256</text:p>
          </table:table-cell>
        </table:table-row>
        <table:table-row table:style-name="ro2">
          <table:table-cell table:number-columns-repeated="2"/>
          <table:table-cell office:value-type="float" office:value="792" calcext:value-type="float">
            <text:p>792</text:p>
          </table:table-cell>
          <table:table-cell office:value-type="float" office:value="801" calcext:value-type="float">
            <text:p>801</text:p>
          </table:table-cell>
          <table:table-cell table:formula="of:=([.D20] - [.C20])" office:value-type="float" office:value="9" calcext:value-type="float">
            <text:p>9</text:p>
          </table:table-cell>
          <table:table-cell table:formula="of:=([.E20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20]-1)/5)" office:value-type="float" office:value="31.9602272727273" calcext:value-type="float">
            <text:p>31.96</text:p>
          </table:table-cell>
          <table:table-cell table:formula="of:=(25*3600/1760)/[.F20]" office:value-type="float" office:value="28.4090909090909" calcext:value-type="float">
            <text:p>28.41</text:p>
          </table:table-cell>
          <table:table-cell table:formula="of:=(25*3600/1760)/(([.E20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20]-[.C14])*2)" office:value-type="float" office:value="456.659619450317" calcext:value-type="float">
            <text:p>456.66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0]*([.$C20]-[.$C15])*1760)/(24*60*60*2))" office:value-type="float" office:value="80.4036458333333" calcext:value-type="float">
            <text:p>80.40</text:p>
          </table:table-cell>
          <table:table-cell table:style-name="ce2" table:formula="of:=(([.I20]*([.$C20]-[.$C15])*1760)/(24*60*60*2))" office:value-type="float" office:value="71.4699074074074" calcext:value-type="float">
            <text:p>71.47</text:p>
          </table:table-cell>
          <table:table-cell table:style-name="ce2" table:formula="of:=(([.J20]*([.$C20]-[.$C15])*1760)/(24*60*60*2))" office:value-type="float" office:value="64.3229166666667" calcext:value-type="float">
            <text:p>64.32</text:p>
          </table:table-cell>
          <table:table-cell table:style-name="ce2" table:formula="of:=(((([.I20]*[.I20])/20)+([.I20]))/3)" office:value-type="float" office:value="22.9209710743802" calcext:value-type="float">
            <text:p>22.92</text:p>
          </table:table-cell>
          <table:table-cell table:style-name="ce2" table:formula="of:=((([.I20]*[.I20])/20)+([.I20]))" office:value-type="float" office:value="68.7629132231405" calcext:value-type="float">
            <text:p>68.76</text:p>
          </table:table-cell>
          <table:table-cell table:style-name="ce2" table:formula="of:=((MIN([.I16:.I20])*([.C20]-[.C15])*1760)/(24*60*60*5*2))" office:value-type="float" office:value="10.7204861111111" calcext:value-type="float">
            <text:p>10.72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20]*3" office:value-type="float" office:value="1369.97885835095" calcext:value-type="float">
            <text:p>1369.97885835095</text:p>
          </table:table-cell>
        </table:table-row>
        <table:table-row table:style-name="ro2"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911" calcext:value-type="float">
            <text:p>911</text:p>
          </table:table-cell>
          <table:table-cell table:formula="of:=([.D21] - [.C21])" office:value-type="float" office:value="8" calcext:value-type="float">
            <text:p>8</text:p>
          </table:table-cell>
          <table:table-cell table:formula="of:=([.E21]/5)" office:value-type="float" office:value="1.6" calcext:value-type="float">
            <text:p>1.60</text:p>
          </table:table-cell>
          <table:table-cell office:value-type="float" office:value="1" calcext:value-type="float">
            <text:p>1</text:p>
          </table:table-cell>
          <table:table-cell table:formula="of:=(25*3600/1760)/(([.E21]-1)/5)" office:value-type="float" office:value="36.525974025974" calcext:value-type="float">
            <text:p>36.53</text:p>
          </table:table-cell>
          <table:table-cell table:formula="of:=(25*3600/1760)/[.F21]" office:value-type="float" office:value="31.9602272727273" calcext:value-type="float">
            <text:p>31.96</text:p>
          </table:table-cell>
          <table:table-cell table:formula="of:=(25*3600/1760)/(([.E21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21]-[.C15])*2)" office:value-type="float" office:value="603.351955307263" calcext:value-type="float">
            <text:p>603.3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1]*([.$C21]-[.$C16])*1760)/(24*60*60*2))" office:value-type="float" office:value="129.464285714286" calcext:value-type="float">
            <text:p>129.46</text:p>
          </table:table-cell>
          <table:table-cell table:style-name="ce2" table:formula="of:=(([.I21]*([.$C21]-[.$C16])*1760)/(24*60*60*2))" office:value-type="float" office:value="113.28125" calcext:value-type="float">
            <text:p>113.28</text:p>
          </table:table-cell>
          <table:table-cell table:style-name="ce2" table:formula="of:=(([.J21]*([.$C21]-[.$C16])*1760)/(24*60*60*2))" office:value-type="float" office:value="100.694444444444" calcext:value-type="float">
            <text:p>100.69</text:p>
          </table:table-cell>
          <table:table-cell table:style-name="ce2" table:formula="of:=(((([.I21]*[.I21])/20)+([.I21]))/3)" office:value-type="float" office:value="27.6776778796488" calcext:value-type="float">
            <text:p>27.68</text:p>
          </table:table-cell>
          <table:table-cell table:style-name="ce2" table:formula="of:=((([.I21]*[.I21])/20)+([.I21]))" office:value-type="float" office:value="83.0330336389463" calcext:value-type="float">
            <text:p>83.03</text:p>
          </table:table-cell>
          <table:table-cell table:style-name="ce2" table:formula="of:=((MIN([.I17:.I21])*([.C21]-[.C16])*1760)/(24*60*60*5*2))" office:value-type="float" office:value="15.1041666666667" calcext:value-type="float">
            <text:p>15.10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21]*3" office:value-type="float" office:value="1810.05586592179" calcext:value-type="float">
            <text:p>1810.05586592179</text:p>
          </table:table-cell>
        </table:table-row>
        <table:table-row table:style-name="ro2">
          <table:table-cell table:number-columns-repeated="2"/>
          <table:table-cell office:value-type="float" office:value="977" calcext:value-type="float">
            <text:p>977</text:p>
          </table:table-cell>
          <table:table-cell office:value-type="float" office:value="986" calcext:value-type="float">
            <text:p>986</text:p>
          </table:table-cell>
          <table:table-cell table:formula="of:=([.D22] - [.C22])" office:value-type="float" office:value="9" calcext:value-type="float">
            <text:p>9</text:p>
          </table:table-cell>
          <table:table-cell table:formula="of:=([.E22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22]-1)/5)" office:value-type="float" office:value="31.9602272727273" calcext:value-type="float">
            <text:p>31.96</text:p>
          </table:table-cell>
          <table:table-cell table:formula="of:=(25*3600/1760)/[.F22]" office:value-type="float" office:value="28.4090909090909" calcext:value-type="float">
            <text:p>28.41</text:p>
          </table:table-cell>
          <table:table-cell table:formula="of:=(25*3600/1760)/(([.E22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22]-[.C16])*2)" office:value-type="float" office:value="511.848341232227" calcext:value-type="float">
            <text:p>511.8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2]*([.$C22]-[.$C17])*1760)/(24*60*60*2))" office:value-type="float" office:value="127.604166666667" calcext:value-type="float">
            <text:p>127.60</text:p>
          </table:table-cell>
          <table:table-cell table:style-name="ce2" table:formula="of:=(([.I22]*([.$C22]-[.$C17])*1760)/(24*60*60*2))" office:value-type="float" office:value="113.425925925926" calcext:value-type="float">
            <text:p>113.43</text:p>
          </table:table-cell>
          <table:table-cell table:style-name="ce2" table:formula="of:=(([.J22]*([.$C22]-[.$C17])*1760)/(24*60*60*2))" office:value-type="float" office:value="102.083333333333" calcext:value-type="float">
            <text:p>102.08</text:p>
          </table:table-cell>
          <table:table-cell table:style-name="ce2" table:formula="of:=(((([.I22]*[.I22])/20)+([.I22]))/3)" office:value-type="float" office:value="22.9209710743802" calcext:value-type="float">
            <text:p>22.92</text:p>
          </table:table-cell>
          <table:table-cell table:style-name="ce2" table:formula="of:=((([.I22]*[.I22])/20)+([.I22]))" office:value-type="float" office:value="68.7629132231405" calcext:value-type="float">
            <text:p>68.76</text:p>
          </table:table-cell>
          <table:table-cell table:style-name="ce2" table:formula="of:=((MIN([.I18:.I22])*([.C22]-[.C17])*1760)/(24*60*60*5*2))" office:value-type="float" office:value="17.0138888888889" calcext:value-type="float">
            <text:p>17.01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22]*3" office:value-type="float" office:value="1535.54502369668" calcext:value-type="float">
            <text:p>1535.54502369668</text:p>
          </table:table-cell>
        </table:table-row>
        <table:table-row table:style-name="ro2">
          <table:table-cell table:number-columns-repeated="2"/>
          <table:table-cell office:value-type="float" office:value="996" calcext:value-type="float">
            <text:p>996</text:p>
          </table:table-cell>
          <table:table-cell office:value-type="float" office:value="1003" calcext:value-type="float">
            <text:p>1003</text:p>
          </table:table-cell>
          <table:table-cell table:formula="of:=([.D23] - [.C23])" office:value-type="float" office:value="7" calcext:value-type="float">
            <text:p>7</text:p>
          </table:table-cell>
          <table:table-cell table:formula="of:=([.E23]/5)" office:value-type="float" office:value="1.4" calcext:value-type="float">
            <text:p>1.40</text:p>
          </table:table-cell>
          <table:table-cell office:value-type="float" office:value="1" calcext:value-type="float">
            <text:p>1</text:p>
          </table:table-cell>
          <table:table-cell table:formula="of:=(25*3600/1760)/(([.E23]-1)/5)" office:value-type="float" office:value="42.6136363636364" calcext:value-type="float">
            <text:p>42.61</text:p>
          </table:table-cell>
          <table:table-cell table:formula="of:=(25*3600/1760)/[.F23]" office:value-type="float" office:value="36.525974025974" calcext:value-type="float">
            <text:p>36.53</text:p>
          </table:table-cell>
          <table:table-cell table:formula="of:=(25*3600/1760)/(([.E23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23]-[.C17])*2)" office:value-type="float" office:value="525.547445255475" calcext:value-type="float">
            <text:p>525.5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3]*([.$C23]-[.$C18])*1760)/(24*60*60*2))" office:value-type="float" office:value="166.232638888889" calcext:value-type="float">
            <text:p>166.23</text:p>
          </table:table-cell>
          <table:table-cell table:style-name="ce2" table:formula="of:=(([.I23]*([.$C23]-[.$C18])*1760)/(24*60*60*2))" office:value-type="float" office:value="142.485119047619" calcext:value-type="float">
            <text:p>142.49</text:p>
          </table:table-cell>
          <table:table-cell table:style-name="ce2" table:formula="of:=(([.J23]*([.$C23]-[.$C18])*1760)/(24*60*60*2))" office:value-type="float" office:value="124.674479166667" calcext:value-type="float">
            <text:p>124.67</text:p>
          </table:table-cell>
          <table:table-cell table:style-name="ce2" table:formula="of:=(((([.I23]*[.I23])/20)+([.I23]))/3)" office:value-type="float" office:value="34.4111043177602" calcext:value-type="float">
            <text:p>34.41</text:p>
          </table:table-cell>
          <table:table-cell table:style-name="ce2" table:formula="of:=((([.I23]*[.I23])/20)+([.I23]))" office:value-type="float" office:value="103.23331295328" calcext:value-type="float">
            <text:p>103.23</text:p>
          </table:table-cell>
          <table:table-cell table:style-name="ce2" table:formula="of:=((MIN([.I19:.I23])*([.C23]-[.C18])*1760)/(24*60*60*5*2))" office:value-type="float" office:value="22.1643518518519" calcext:value-type="float">
            <text:p>22.16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23]*3" office:value-type="float" office:value="1576.64233576643" calcext:value-type="float">
            <text:p>1576.64233576643</text:p>
          </table:table-cell>
        </table:table-row>
        <table:table-row table:style-name="ro2">
          <table:table-cell table:number-columns-repeated="2"/>
          <table:table-cell office:value-type="float" office:value="1124" calcext:value-type="float">
            <text:p>1124</text:p>
          </table:table-cell>
          <table:table-cell office:value-type="float" office:value="1134" calcext:value-type="float">
            <text:p>1134</text:p>
          </table:table-cell>
          <table:table-cell table:formula="of:=([.D24] - [.C24])" office:value-type="float" office:value="10" calcext:value-type="float">
            <text:p>10</text:p>
          </table:table-cell>
          <table:table-cell table:formula="of:=([.E24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24]-1)/5)" office:value-type="float" office:value="28.4090909090909" calcext:value-type="float">
            <text:p>28.41</text:p>
          </table:table-cell>
          <table:table-cell table:formula="of:=(25*3600/1760)/[.F24]" office:value-type="float" office:value="25.5681818181818" calcext:value-type="float">
            <text:p>25.57</text:p>
          </table:table-cell>
          <table:table-cell table:formula="of:=(25*3600/1760)/(([.E24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24]-[.C18])*2)" office:value-type="float" office:value="422.700587084149" calcext:value-type="float">
            <text:p>422.7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4]*([.$C24]-[.$C19])*1760)/(24*60*60*2))" office:value-type="float" office:value="144.965277777778" calcext:value-type="float">
            <text:p>144.97</text:p>
          </table:table-cell>
          <table:table-cell table:style-name="ce2" table:formula="of:=(([.I24]*([.$C24]-[.$C19])*1760)/(24*60*60*2))" office:value-type="float" office:value="130.46875" calcext:value-type="float">
            <text:p>130.47</text:p>
          </table:table-cell>
          <table:table-cell table:style-name="ce2" table:formula="of:=(([.J24]*([.$C24]-[.$C19])*1760)/(24*60*60*2))" office:value-type="float" office:value="118.607954545455" calcext:value-type="float">
            <text:p>118.61</text:p>
          </table:table-cell>
          <table:table-cell table:style-name="ce2" table:formula="of:=(((([.I24]*[.I24])/20)+([.I24]))/3)" office:value-type="float" office:value="19.4182592975207" calcext:value-type="float">
            <text:p>19.42</text:p>
          </table:table-cell>
          <table:table-cell table:style-name="ce2" table:formula="of:=((([.I24]*[.I24])/20)+([.I24]))" office:value-type="float" office:value="58.254777892562" calcext:value-type="float">
            <text:p>58.25</text:p>
          </table:table-cell>
          <table:table-cell table:style-name="ce2" table:formula="of:=((MIN([.I20:.I24])*([.C24]-[.C19])*1760)/(24*60*60*5*2))" office:value-type="float" office:value="26.09375" calcext:value-type="float">
            <text:p>26.09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24]*3" office:value-type="float" office:value="1268.10176125245" calcext:value-type="float">
            <text:p>1268.10176125245</text:p>
          </table:table-cell>
        </table:table-row>
        <table:table-row table:style-name="ro2">
          <table:table-cell table:number-columns-repeated="2"/>
          <table:table-cell office:value-type="float" office:value="1170" calcext:value-type="float">
            <text:p>1170</text:p>
          </table:table-cell>
          <table:table-cell office:value-type="float" office:value="1175" calcext:value-type="float">
            <text:p>1175</text:p>
          </table:table-cell>
          <table:table-cell table:formula="of:=([.D25] - [.C25])" office:value-type="float" office:value="5" calcext:value-type="float">
            <text:p>5</text:p>
          </table:table-cell>
          <table:table-cell table:formula="of:=([.E25]/5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formula="of:=(25*3600/1760)/(([.E25]-1)/5)" office:value-type="float" office:value="63.9204545454545" calcext:value-type="float">
            <text:p>63.92</text:p>
          </table:table-cell>
          <table:table-cell table:formula="of:=(25*3600/1760)/[.F25]" office:value-type="float" office:value="51.1363636363636" calcext:value-type="float">
            <text:p>51.14</text:p>
          </table:table-cell>
          <table:table-cell table:formula="of:=(25*3600/1760)/(([.E25]+1)/5)" office:value-type="float" office:value="42.6136363636364" calcext:value-type="float">
            <text:p>42.6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25]-[.C19])*2)" office:value-type="float" office:value="394.881170018282" calcext:value-type="float">
            <text:p>394.8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5]*([.$C25]-[.$C20])*1760)/(24*60*60*2))" office:value-type="float" office:value="246.09375" calcext:value-type="float">
            <text:p>246.09</text:p>
          </table:table-cell>
          <table:table-cell table:style-name="ce2" table:formula="of:=(([.I25]*([.$C25]-[.$C20])*1760)/(24*60*60*2))" office:value-type="float" office:value="196.875" calcext:value-type="float">
            <text:p>196.88</text:p>
          </table:table-cell>
          <table:table-cell table:style-name="ce2" table:formula="of:=(([.J25]*([.$C25]-[.$C20])*1760)/(24*60*60*2))" office:value-type="float" office:value="164.0625" calcext:value-type="float">
            <text:p>164.06</text:p>
          </table:table-cell>
          <table:table-cell table:style-name="ce2" table:formula="of:=(((([.I25]*[.I25])/20)+([.I25]))/3)" office:value-type="float" office:value="60.6275826446281" calcext:value-type="float">
            <text:p>60.63</text:p>
          </table:table-cell>
          <table:table-cell table:style-name="ce2" table:formula="of:=((([.I25]*[.I25])/20)+([.I25]))" office:value-type="float" office:value="181.882747933884" calcext:value-type="float">
            <text:p>181.88</text:p>
          </table:table-cell>
          <table:table-cell table:style-name="ce2" table:formula="of:=((MIN([.I21:.I25])*([.C25]-[.C20])*1760)/(24*60*60*5*2))" office:value-type="float" office:value="19.6875" calcext:value-type="float">
            <text:p>19.69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25]*3" office:value-type="float" office:value="1184.64351005485" calcext:value-type="float">
            <text:p>1184.64351005485</text:p>
          </table:table-cell>
        </table:table-row>
        <table:table-row table:style-name="ro2">
          <table:table-cell table:number-columns-repeated="2"/>
          <table:table-cell office:value-type="float" office:value="1298" calcext:value-type="float">
            <text:p>1298</text:p>
          </table:table-cell>
          <table:table-cell office:value-type="float" office:value="1308" calcext:value-type="float">
            <text:p>1308</text:p>
          </table:table-cell>
          <table:table-cell table:formula="of:=([.D26] - [.C26])" office:value-type="float" office:value="10" calcext:value-type="float">
            <text:p>10</text:p>
          </table:table-cell>
          <table:table-cell table:formula="of:=([.E26]/5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table:formula="of:=(25*3600/1760)/(([.E26]-1)/5)" office:value-type="float" office:value="28.4090909090909" calcext:value-type="float">
            <text:p>28.41</text:p>
          </table:table-cell>
          <table:table-cell table:formula="of:=(25*3600/1760)/[.F26]" office:value-type="float" office:value="25.5681818181818" calcext:value-type="float">
            <text:p>25.57</text:p>
          </table:table-cell>
          <table:table-cell table:formula="of:=(25*3600/1760)/(([.E26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26]-[.C20])*2)" office:value-type="float" office:value="426.877470355731" calcext:value-type="float">
            <text:p>426.8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6]*([.$C26]-[.$C21])*1760)/(24*60*60*2))" office:value-type="float" office:value="114.293981481481" calcext:value-type="float">
            <text:p>114.29</text:p>
          </table:table-cell>
          <table:table-cell table:style-name="ce2" table:formula="of:=(([.I26]*([.$C26]-[.$C21])*1760)/(24*60*60*2))" office:value-type="float" office:value="102.864583333333" calcext:value-type="float">
            <text:p>102.86</text:p>
          </table:table-cell>
          <table:table-cell table:style-name="ce2" table:formula="of:=(([.J26]*([.$C26]-[.$C21])*1760)/(24*60*60*2))" office:value-type="float" office:value="93.5132575757576" calcext:value-type="float">
            <text:p>93.51</text:p>
          </table:table-cell>
          <table:table-cell table:style-name="ce2" table:formula="of:=(((([.I26]*[.I26])/20)+([.I26]))/3)" office:value-type="float" office:value="19.4182592975207" calcext:value-type="float">
            <text:p>19.42</text:p>
          </table:table-cell>
          <table:table-cell table:style-name="ce2" table:formula="of:=((([.I26]*[.I26])/20)+([.I26]))" office:value-type="float" office:value="58.254777892562" calcext:value-type="float">
            <text:p>58.25</text:p>
          </table:table-cell>
          <table:table-cell table:style-name="ce2" table:formula="of:=((MIN([.I22:.I26])*([.C26]-[.C21])*1760)/(24*60*60*5*2))" office:value-type="float" office:value="20.5729166666667" calcext:value-type="float">
            <text:p>20.57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26]*3" office:value-type="float" office:value="1280.63241106719" calcext:value-type="float">
            <text:p>1280.63241106719</text:p>
          </table:table-cell>
        </table:table-row>
        <table:table-row table:style-name="ro2">
          <table:table-cell table:number-columns-repeated="2"/>
          <table:table-cell office:value-type="float" office:value="1367" calcext:value-type="float">
            <text:p>1367</text:p>
          </table:table-cell>
          <table:table-cell office:value-type="float" office:value="1376" calcext:value-type="float">
            <text:p>1376</text:p>
          </table:table-cell>
          <table:table-cell table:formula="of:=([.D27] - [.C27])" office:value-type="float" office:value="9" calcext:value-type="float">
            <text:p>9</text:p>
          </table:table-cell>
          <table:table-cell table:formula="of:=([.E27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27]-1)/5)" office:value-type="float" office:value="31.9602272727273" calcext:value-type="float">
            <text:p>31.96</text:p>
          </table:table-cell>
          <table:table-cell table:formula="of:=(25*3600/1760)/[.F27]" office:value-type="float" office:value="28.4090909090909" calcext:value-type="float">
            <text:p>28.41</text:p>
          </table:table-cell>
          <table:table-cell table:formula="of:=(25*3600/1760)/(([.E27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27]-[.C21])*2)" office:value-type="float" office:value="465.51724137931" calcext:value-type="float">
            <text:p>465.5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7]*([.$C27]-[.$C22])*1760)/(24*60*60*2))" office:value-type="float" office:value="126.953125" calcext:value-type="float">
            <text:p>126.95</text:p>
          </table:table-cell>
          <table:table-cell table:style-name="ce2" table:formula="of:=(([.I27]*([.$C27]-[.$C22])*1760)/(24*60*60*2))" office:value-type="float" office:value="112.847222222222" calcext:value-type="float">
            <text:p>112.85</text:p>
          </table:table-cell>
          <table:table-cell table:style-name="ce2" table:formula="of:=(([.J27]*([.$C27]-[.$C22])*1760)/(24*60*60*2))" office:value-type="float" office:value="101.5625" calcext:value-type="float">
            <text:p>101.56</text:p>
          </table:table-cell>
          <table:table-cell table:style-name="ce2" table:formula="of:=(((([.I27]*[.I27])/20)+([.I27]))/3)" office:value-type="float" office:value="22.9209710743802" calcext:value-type="float">
            <text:p>22.92</text:p>
          </table:table-cell>
          <table:table-cell table:style-name="ce2" table:formula="of:=((([.I27]*[.I27])/20)+([.I27]))" office:value-type="float" office:value="68.7629132231405" calcext:value-type="float">
            <text:p>68.76</text:p>
          </table:table-cell>
          <table:table-cell table:style-name="ce2" table:formula="of:=((MIN([.I23:.I27])*([.C27]-[.C22])*1760)/(24*60*60*5*2))" office:value-type="float" office:value="20.3125" calcext:value-type="float">
            <text:p>20.31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27]*3" office:value-type="float" office:value="1396.55172413793" calcext:value-type="float">
            <text:p>1396.55172413793</text:p>
          </table:table-cell>
        </table:table-row>
        <table:table-row table:style-name="ro2">
          <table:table-cell table:number-columns-repeated="2"/>
          <table:table-cell office:value-type="float" office:value="1390" calcext:value-type="float">
            <text:p>1390</text:p>
          </table:table-cell>
          <table:table-cell office:value-type="float" office:value="1399" calcext:value-type="float">
            <text:p>1399</text:p>
          </table:table-cell>
          <table:table-cell table:formula="of:=([.D28] - [.C28])" office:value-type="float" office:value="9" calcext:value-type="float">
            <text:p>9</text:p>
          </table:table-cell>
          <table:table-cell table:formula="of:=([.E28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28]-1)/5)" office:value-type="float" office:value="31.9602272727273" calcext:value-type="float">
            <text:p>31.96</text:p>
          </table:table-cell>
          <table:table-cell table:formula="of:=(25*3600/1760)/[.F28]" office:value-type="float" office:value="28.4090909090909" calcext:value-type="float">
            <text:p>28.41</text:p>
          </table:table-cell>
          <table:table-cell table:formula="of:=(25*3600/1760)/(([.E28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28]-[.C22])*2)" office:value-type="float" office:value="523.002421307506" calcext:value-type="float">
            <text:p>523.0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8]*([.$C28]-[.$C23])*1760)/(24*60*60*2))" office:value-type="float" office:value="128.255208333333" calcext:value-type="float">
            <text:p>128.26</text:p>
          </table:table-cell>
          <table:table-cell table:style-name="ce2" table:formula="of:=(([.I28]*([.$C28]-[.$C23])*1760)/(24*60*60*2))" office:value-type="float" office:value="114.00462962963" calcext:value-type="float">
            <text:p>114.00</text:p>
          </table:table-cell>
          <table:table-cell table:style-name="ce2" table:formula="of:=(([.J28]*([.$C28]-[.$C23])*1760)/(24*60*60*2))" office:value-type="float" office:value="102.604166666667" calcext:value-type="float">
            <text:p>102.60</text:p>
          </table:table-cell>
          <table:table-cell table:style-name="ce2" table:formula="of:=(((([.I28]*[.I28])/20)+([.I28]))/3)" office:value-type="float" office:value="22.9209710743802" calcext:value-type="float">
            <text:p>22.92</text:p>
          </table:table-cell>
          <table:table-cell table:style-name="ce2" table:formula="of:=((([.I28]*[.I28])/20)+([.I28]))" office:value-type="float" office:value="68.7629132231405" calcext:value-type="float">
            <text:p>68.76</text:p>
          </table:table-cell>
          <table:table-cell table:style-name="ce2" table:formula="of:=((MIN([.I24:.I28])*([.C28]-[.C23])*1760)/(24*60*60*5*2))" office:value-type="float" office:value="20.5208333333333" calcext:value-type="float">
            <text:p>20.52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28]*3" office:value-type="float" office:value="1569.00726392252" calcext:value-type="float">
            <text:p>1569.00726392252</text:p>
          </table:table-cell>
        </table:table-row>
        <table:table-row table:style-name="ro2">
          <table:table-cell table:number-columns-repeated="2"/>
          <table:table-cell office:value-type="float" office:value="1455" calcext:value-type="float">
            <text:p>1455</text:p>
          </table:table-cell>
          <table:table-cell office:value-type="float" office:value="1462" calcext:value-type="float">
            <text:p>1462</text:p>
          </table:table-cell>
          <table:table-cell table:formula="of:=([.D29] - [.C29])" office:value-type="float" office:value="7" calcext:value-type="float">
            <text:p>7</text:p>
          </table:table-cell>
          <table:table-cell table:formula="of:=([.E29]/5)" office:value-type="float" office:value="1.4" calcext:value-type="float">
            <text:p>1.40</text:p>
          </table:table-cell>
          <table:table-cell office:value-type="float" office:value="1" calcext:value-type="float">
            <text:p>1</text:p>
          </table:table-cell>
          <table:table-cell table:formula="of:=(25*3600/1760)/(([.E29]-1)/5)" office:value-type="float" office:value="42.6136363636364" calcext:value-type="float">
            <text:p>42.61</text:p>
          </table:table-cell>
          <table:table-cell table:formula="of:=(25*3600/1760)/[.F29]" office:value-type="float" office:value="36.525974025974" calcext:value-type="float">
            <text:p>36.53</text:p>
          </table:table-cell>
          <table:table-cell table:formula="of:=(25*3600/1760)/(([.E29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29]-[.C23])*2)" office:value-type="float" office:value="470.588235294118" calcext:value-type="float">
            <text:p>470.59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9]*([.$C29]-[.$C24])*1760)/(24*60*60*2))" office:value-type="float" office:value="143.663194444444" calcext:value-type="float">
            <text:p>143.66</text:p>
          </table:table-cell>
          <table:table-cell table:style-name="ce2" table:formula="of:=(([.I29]*([.$C29]-[.$C24])*1760)/(24*60*60*2))" office:value-type="float" office:value="123.139880952381" calcext:value-type="float">
            <text:p>123.14</text:p>
          </table:table-cell>
          <table:table-cell table:style-name="ce2" table:formula="of:=(([.J29]*([.$C29]-[.$C24])*1760)/(24*60*60*2))" office:value-type="float" office:value="107.747395833333" calcext:value-type="float">
            <text:p>107.75</text:p>
          </table:table-cell>
          <table:table-cell table:style-name="ce2" table:formula="of:=(((([.I29]*[.I29])/20)+([.I29]))/3)" office:value-type="float" office:value="34.4111043177602" calcext:value-type="float">
            <text:p>34.41</text:p>
          </table:table-cell>
          <table:table-cell table:style-name="ce2" table:formula="of:=((([.I29]*[.I29])/20)+([.I29]))" office:value-type="float" office:value="103.23331295328" calcext:value-type="float">
            <text:p>103.23</text:p>
          </table:table-cell>
          <table:table-cell table:style-name="ce2" table:formula="of:=((MIN([.I25:.I29])*([.C29]-[.C24])*1760)/(24*60*60*5*2))" office:value-type="float" office:value="17.2395833333333" calcext:value-type="float">
            <text:p>17.24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29]*3" office:value-type="float" office:value="1411.76470588235" calcext:value-type="float">
            <text:p>1411.76470588235</text:p>
          </table:table-cell>
        </table:table-row>
        <table:table-row table:style-name="ro2">
          <table:table-cell table:number-columns-repeated="2"/>
          <table:table-cell office:value-type="float" office:value="1514" calcext:value-type="float">
            <text:p>1514</text:p>
          </table:table-cell>
          <table:table-cell office:value-type="float" office:value="1522" calcext:value-type="float">
            <text:p>1522</text:p>
          </table:table-cell>
          <table:table-cell table:formula="of:=([.D30] - [.C30])" office:value-type="float" office:value="8" calcext:value-type="float">
            <text:p>8</text:p>
          </table:table-cell>
          <table:table-cell table:formula="of:=([.E30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30]-1)/5)" office:value-type="float" office:value="36.525974025974" calcext:value-type="float">
            <text:p>36.53</text:p>
          </table:table-cell>
          <table:table-cell table:formula="of:=(25*3600/1760)/[.F30]" office:value-type="float" office:value="31.9602272727273" calcext:value-type="float">
            <text:p>31.96</text:p>
          </table:table-cell>
          <table:table-cell table:formula="of:=(25*3600/1760)/(([.E30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30]-[.C24])*2)" office:value-type="float" office:value="553.846153846154" calcext:value-type="float">
            <text:p>553.8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0]*([.$C30]-[.$C25])*1760)/(24*60*60*2))" office:value-type="float" office:value="127.97619047619" calcext:value-type="float">
            <text:p>127.98</text:p>
          </table:table-cell>
          <table:table-cell table:style-name="ce2" table:formula="of:=(([.I30]*([.$C30]-[.$C25])*1760)/(24*60*60*2))" office:value-type="float" office:value="111.979166666667" calcext:value-type="float">
            <text:p>111.98</text:p>
          </table:table-cell>
          <table:table-cell table:style-name="ce2" table:formula="of:=(([.J30]*([.$C30]-[.$C25])*1760)/(24*60*60*2))" office:value-type="float" office:value="99.537037037037" calcext:value-type="float">
            <text:p>99.54</text:p>
          </table:table-cell>
          <table:table-cell table:style-name="ce2" table:formula="of:=(((([.I30]*[.I30])/20)+([.I30]))/3)" office:value-type="float" office:value="27.6776778796488" calcext:value-type="float">
            <text:p>27.68</text:p>
          </table:table-cell>
          <table:table-cell table:style-name="ce2" table:formula="of:=((([.I30]*[.I30])/20)+([.I30]))" office:value-type="float" office:value="83.0330336389463" calcext:value-type="float">
            <text:p>83.03</text:p>
          </table:table-cell>
          <table:table-cell table:style-name="ce2" table:formula="of:=((MIN([.I26:.I30])*([.C30]-[.C25])*1760)/(24*60*60*5*2))" office:value-type="float" office:value="17.9166666666667" calcext:value-type="float">
            <text:p>17.92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30]*3" office:value-type="float" office:value="1661.53846153846" calcext:value-type="float">
            <text:p>1661.53846153846</text:p>
          </table:table-cell>
        </table:table-row>
        <table:table-row table:style-name="ro2"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534" calcext:value-type="float">
            <text:p>1534</text:p>
          </table:table-cell>
          <table:table-cell table:formula="of:=([.D31] - [.C31])" office:value-type="float" office:value="9" calcext:value-type="float">
            <text:p>9</text:p>
          </table:table-cell>
          <table:table-cell table:formula="of:=([.E31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31]-1)/5)" office:value-type="float" office:value="31.9602272727273" calcext:value-type="float">
            <text:p>31.96</text:p>
          </table:table-cell>
          <table:table-cell table:formula="of:=(25*3600/1760)/[.F31]" office:value-type="float" office:value="28.4090909090909" calcext:value-type="float">
            <text:p>28.41</text:p>
          </table:table-cell>
          <table:table-cell table:formula="of:=(25*3600/1760)/(([.E31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31]-[.C25])*2)" office:value-type="float" office:value="608.450704225352" calcext:value-type="float">
            <text:p>608.4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1]*([.$C31]-[.$C26])*1760)/(24*60*60*2))" office:value-type="float" office:value="73.8932291666667" calcext:value-type="float">
            <text:p>73.89</text:p>
          </table:table-cell>
          <table:table-cell table:style-name="ce2" table:formula="of:=(([.I31]*([.$C31]-[.$C26])*1760)/(24*60*60*2))" office:value-type="float" office:value="65.6828703703704" calcext:value-type="float">
            <text:p>65.68</text:p>
          </table:table-cell>
          <table:table-cell table:style-name="ce2" table:formula="of:=(([.J31]*([.$C31]-[.$C26])*1760)/(24*60*60*2))" office:value-type="float" office:value="59.1145833333333" calcext:value-type="float">
            <text:p>59.11</text:p>
          </table:table-cell>
          <table:table-cell table:style-name="ce2" table:formula="of:=(((([.I31]*[.I31])/20)+([.I31]))/3)" office:value-type="float" office:value="22.9209710743802" calcext:value-type="float">
            <text:p>22.92</text:p>
          </table:table-cell>
          <table:table-cell table:style-name="ce2" table:formula="of:=((([.I31]*[.I31])/20)+([.I31]))" office:value-type="float" office:value="68.7629132231405" calcext:value-type="float">
            <text:p>68.76</text:p>
          </table:table-cell>
          <table:table-cell table:style-name="ce2" table:formula="of:=((MIN([.I27:.I31])*([.C31]-[.C26])*1760)/(24*60*60*5*2))" office:value-type="float" office:value="13.1365740740741" calcext:value-type="float">
            <text:p>13.14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31]*3" office:value-type="float" office:value="1825.35211267606" calcext:value-type="float">
            <text:p>1825.35211267606</text:p>
          </table:table-cell>
        </table:table-row>
        <table:table-row table:style-name="ro2">
          <table:table-cell table:number-columns-repeated="2"/>
          <table:table-cell office:value-type="float" office:value="1538" calcext:value-type="float">
            <text:p>1538</text:p>
          </table:table-cell>
          <table:table-cell office:value-type="float" office:value="1545" calcext:value-type="float">
            <text:p>1545</text:p>
          </table:table-cell>
          <table:table-cell table:formula="of:=([.D32] - [.C32])" office:value-type="float" office:value="7" calcext:value-type="float">
            <text:p>7</text:p>
          </table:table-cell>
          <table:table-cell table:formula="of:=([.E32]/5)" office:value-type="float" office:value="1.4" calcext:value-type="float">
            <text:p>1.40</text:p>
          </table:table-cell>
          <table:table-cell office:value-type="float" office:value="1" calcext:value-type="float">
            <text:p>1</text:p>
          </table:table-cell>
          <table:table-cell table:formula="of:=(25*3600/1760)/(([.E32]-1)/5)" office:value-type="float" office:value="42.6136363636364" calcext:value-type="float">
            <text:p>42.61</text:p>
          </table:table-cell>
          <table:table-cell table:formula="of:=(25*3600/1760)/[.F32]" office:value-type="float" office:value="36.525974025974" calcext:value-type="float">
            <text:p>36.53</text:p>
          </table:table-cell>
          <table:table-cell table:formula="of:=(25*3600/1760)/(([.E32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32]-[.C26])*2)" office:value-type="float" office:value="900" calcext:value-type="float">
            <text:p>900.0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2]*([.$C32]-[.$C27])*1760)/(24*60*60*2))" office:value-type="float" office:value="74.21875" calcext:value-type="float">
            <text:p>74.22</text:p>
          </table:table-cell>
          <table:table-cell table:style-name="ce2" table:formula="of:=(([.I32]*([.$C32]-[.$C27])*1760)/(24*60*60*2))" office:value-type="float" office:value="63.6160714285714" calcext:value-type="float">
            <text:p>63.62</text:p>
          </table:table-cell>
          <table:table-cell table:style-name="ce2" table:formula="of:=(([.J32]*([.$C32]-[.$C27])*1760)/(24*60*60*2))" office:value-type="float" office:value="55.6640625" calcext:value-type="float">
            <text:p>55.66</text:p>
          </table:table-cell>
          <table:table-cell table:style-name="ce2" table:formula="of:=(((([.I32]*[.I32])/20)+([.I32]))/3)" office:value-type="float" office:value="34.4111043177602" calcext:value-type="float">
            <text:p>34.41</text:p>
          </table:table-cell>
          <table:table-cell table:style-name="ce2" table:formula="of:=((([.I32]*[.I32])/20)+([.I32]))" office:value-type="float" office:value="103.23331295328" calcext:value-type="float">
            <text:p>103.23</text:p>
          </table:table-cell>
          <table:table-cell table:style-name="ce2" table:formula="of:=((MIN([.I28:.I32])*([.C32]-[.C27])*1760)/(24*60*60*5*2))" office:value-type="float" office:value="9.89583333333333" calcext:value-type="float">
            <text:p>9.90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32]*3" office:value-type="float" office:value="2700" calcext:value-type="float">
            <text:p>2700</text:p>
          </table:table-cell>
        </table:table-row>
        <table:table-row table:style-name="ro2">
          <table:table-cell table:number-columns-repeated="2"/>
          <table:table-cell office:value-type="float" office:value="1567" calcext:value-type="float">
            <text:p>1567</text:p>
          </table:table-cell>
          <table:table-cell office:value-type="float" office:value="1573" calcext:value-type="float">
            <text:p>1573</text:p>
          </table:table-cell>
          <table:table-cell table:formula="of:=([.D33] - [.C33])" office:value-type="float" office:value="6" calcext:value-type="float">
            <text:p>6</text:p>
          </table:table-cell>
          <table:table-cell table:formula="of:=([.E33]/5)" office:value-type="float" office:value="1.2" calcext:value-type="float">
            <text:p>1.20</text:p>
          </table:table-cell>
          <table:table-cell office:value-type="float" office:value="0" calcext:value-type="float">
            <text:p>0</text:p>
          </table:table-cell>
          <table:table-cell table:formula="of:=(25*3600/1760)/(([.E33]-1)/5)" office:value-type="float" office:value="51.1363636363636" calcext:value-type="float">
            <text:p>51.14</text:p>
          </table:table-cell>
          <table:table-cell table:formula="of:=(25*3600/1760)/[.F33]" office:value-type="float" office:value="42.6136363636364" calcext:value-type="float">
            <text:p>42.61</text:p>
          </table:table-cell>
          <table:table-cell table:formula="of:=(25*3600/1760)/(([.E33]+1)/5)" office:value-type="float" office:value="36.525974025974" calcext:value-type="float">
            <text:p>36.53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33]-[.C27])*2)" office:value-type="float" office:value="1080" calcext:value-type="float">
            <text:p>1080.0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3]*([.$C33]-[.$C28])*1760)/(24*60*60*2))" office:value-type="float" office:value="92.1875" calcext:value-type="float">
            <text:p>92.19</text:p>
          </table:table-cell>
          <table:table-cell table:style-name="ce2" table:formula="of:=(([.I33]*([.$C33]-[.$C28])*1760)/(24*60*60*2))" office:value-type="float" office:value="76.8229166666667" calcext:value-type="float">
            <text:p>76.82</text:p>
          </table:table-cell>
          <table:table-cell table:style-name="ce2" table:formula="of:=(([.J33]*([.$C33]-[.$C28])*1760)/(24*60*60*2))" office:value-type="float" office:value="65.8482142857143" calcext:value-type="float">
            <text:p>65.85</text:p>
          </table:table-cell>
          <table:table-cell table:style-name="ce2" table:formula="of:=(((([.I33]*[.I33])/20)+([.I33]))/3)" office:value-type="float" office:value="44.4699121900826" calcext:value-type="float">
            <text:p>44.47</text:p>
          </table:table-cell>
          <table:table-cell table:style-name="ce2" table:formula="of:=((([.I33]*[.I33])/20)+([.I33]))" office:value-type="float" office:value="133.409736570248" calcext:value-type="float">
            <text:p>133.41</text:p>
          </table:table-cell>
          <table:table-cell table:style-name="ce2" table:formula="of:=((MIN([.I29:.I33])*([.C33]-[.C28])*1760)/(24*60*60*5*2))" office:value-type="float" office:value="10.2430555555556" calcext:value-type="float">
            <text:p>10.24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33]*3" office:value-type="float" office:value="3240" calcext:value-type="float">
            <text:p>3240</text:p>
          </table:table-cell>
        </table:table-row>
        <table:table-row table:style-name="ro2"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663" calcext:value-type="float">
            <text:p>1663</text:p>
          </table:table-cell>
          <table:table-cell table:formula="of:=([.D34] - [.C34])" office:value-type="float" office:value="7" calcext:value-type="float">
            <text:p>7</text:p>
          </table:table-cell>
          <table:table-cell table:formula="of:=([.E34]/5)" office:value-type="float" office:value="1.4" calcext:value-type="float">
            <text:p>1.40</text:p>
          </table:table-cell>
          <table:table-cell office:value-type="float" office:value="0" calcext:value-type="float">
            <text:p>0</text:p>
          </table:table-cell>
          <table:table-cell table:formula="of:=(25*3600/1760)/(([.E34]-1)/5)" office:value-type="float" office:value="42.6136363636364" calcext:value-type="float">
            <text:p>42.61</text:p>
          </table:table-cell>
          <table:table-cell table:formula="of:=(25*3600/1760)/[.F34]" office:value-type="float" office:value="36.525974025974" calcext:value-type="float">
            <text:p>36.53</text:p>
          </table:table-cell>
          <table:table-cell table:formula="of:=(25*3600/1760)/(([.E34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34]-[.C28])*2)" office:value-type="float" office:value="812.03007518797" calcext:value-type="float">
            <text:p>812.0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4]*([.$C34]-[.$C29])*1760)/(24*60*60*2))" office:value-type="float" office:value="87.2395833333333" calcext:value-type="float">
            <text:p>87.24</text:p>
          </table:table-cell>
          <table:table-cell table:style-name="ce2" table:formula="of:=(([.I34]*([.$C34]-[.$C29])*1760)/(24*60*60*2))" office:value-type="float" office:value="74.7767857142857" calcext:value-type="float">
            <text:p>74.78</text:p>
          </table:table-cell>
          <table:table-cell table:style-name="ce2" table:formula="of:=(([.J34]*([.$C34]-[.$C29])*1760)/(24*60*60*2))" office:value-type="float" office:value="65.4296875" calcext:value-type="float">
            <text:p>65.43</text:p>
          </table:table-cell>
          <table:table-cell table:style-name="ce2" table:formula="of:=(((([.I34]*[.I34])/20)+([.I34]))/3)" office:value-type="float" office:value="34.4111043177602" calcext:value-type="float">
            <text:p>34.41</text:p>
          </table:table-cell>
          <table:table-cell table:style-name="ce2" table:formula="of:=((([.I34]*[.I34])/20)+([.I34]))" office:value-type="float" office:value="103.23331295328" calcext:value-type="float">
            <text:p>103.23</text:p>
          </table:table-cell>
          <table:table-cell table:style-name="ce2" table:formula="of:=((MIN([.I30:.I34])*([.C34]-[.C29])*1760)/(24*60*60*5*2))" office:value-type="float" office:value="11.6319444444444" calcext:value-type="float">
            <text:p>11.63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34]*3" office:value-type="float" office:value="2436.09022556391" calcext:value-type="float">
            <text:p>2436.09022556391</text:p>
          </table:table-cell>
        </table:table-row>
        <table:table-row table:style-name="ro2">
          <table:table-cell table:number-columns-repeated="2"/>
          <table:table-cell office:value-type="float" office:value="1769" calcext:value-type="float">
            <text:p>1769</text:p>
          </table:table-cell>
          <table:table-cell office:value-type="float" office:value="1779" calcext:value-type="float">
            <text:p>1779</text:p>
          </table:table-cell>
          <table:table-cell table:formula="of:=([.D35] - [.C35])" office:value-type="float" office:value="10" calcext:value-type="float">
            <text:p>10</text:p>
          </table:table-cell>
          <table:table-cell table:formula="of:=([.E35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35]-1)/5)" office:value-type="float" office:value="28.4090909090909" calcext:value-type="float">
            <text:p>28.41</text:p>
          </table:table-cell>
          <table:table-cell table:formula="of:=(25*3600/1760)/[.F35]" office:value-type="float" office:value="25.5681818181818" calcext:value-type="float">
            <text:p>25.57</text:p>
          </table:table-cell>
          <table:table-cell table:formula="of:=(25*3600/1760)/(([.E35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35]-[.C29])*2)" office:value-type="float" office:value="687.898089171975" calcext:value-type="float">
            <text:p>687.9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5]*([.$C35]-[.$C30])*1760)/(24*60*60*2))" office:value-type="float" office:value="73.7847222222222" calcext:value-type="float">
            <text:p>73.78</text:p>
          </table:table-cell>
          <table:table-cell table:style-name="ce2" table:formula="of:=(([.I35]*([.$C35]-[.$C30])*1760)/(24*60*60*2))" office:value-type="float" office:value="66.40625" calcext:value-type="float">
            <text:p>66.41</text:p>
          </table:table-cell>
          <table:table-cell table:style-name="ce2" table:formula="of:=(([.J35]*([.$C35]-[.$C30])*1760)/(24*60*60*2))" office:value-type="float" office:value="60.3693181818182" calcext:value-type="float">
            <text:p>60.37</text:p>
          </table:table-cell>
          <table:table-cell table:style-name="ce2" table:formula="of:=(((([.I35]*[.I35])/20)+([.I35]))/3)" office:value-type="float" office:value="19.4182592975207" calcext:value-type="float">
            <text:p>19.42</text:p>
          </table:table-cell>
          <table:table-cell table:style-name="ce2" table:formula="of:=((([.I35]*[.I35])/20)+([.I35]))" office:value-type="float" office:value="58.254777892562" calcext:value-type="float">
            <text:p>58.25</text:p>
          </table:table-cell>
          <table:table-cell table:style-name="ce2" table:formula="of:=((MIN([.I31:.I35])*([.C35]-[.C30])*1760)/(24*60*60*5*2))" office:value-type="float" office:value="13.28125" calcext:value-type="float">
            <text:p>13.28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35]*3" office:value-type="float" office:value="2063.69426751593" calcext:value-type="float">
            <text:p>2063.69426751593</text:p>
          </table:table-cell>
        </table:table-row>
        <table:table-row table:style-name="ro2">
          <table:table-cell table:number-columns-repeated="2"/>
          <table:table-cell office:value-type="float" office:value="1774" calcext:value-type="float">
            <text:p>1774</text:p>
          </table:table-cell>
          <table:table-cell office:value-type="float" office:value="1784" calcext:value-type="float">
            <text:p>1784</text:p>
          </table:table-cell>
          <table:table-cell table:formula="of:=([.D36] - [.C36])" office:value-type="float" office:value="10" calcext:value-type="float">
            <text:p>10</text:p>
          </table:table-cell>
          <table:table-cell table:formula="of:=([.E36]/5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table:formula="of:=(25*3600/1760)/(([.E36]-1)/5)" office:value-type="float" office:value="28.4090909090909" calcext:value-type="float">
            <text:p>28.41</text:p>
          </table:table-cell>
          <table:table-cell table:formula="of:=(25*3600/1760)/[.F36]" office:value-type="float" office:value="25.5681818181818" calcext:value-type="float">
            <text:p>25.57</text:p>
          </table:table-cell>
          <table:table-cell table:formula="of:=(25*3600/1760)/(([.E36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36]-[.C30])*2)" office:value-type="float" office:value="830.769230769231" calcext:value-type="float">
            <text:p>830.7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6]*([.$C36]-[.$C31])*1760)/(24*60*60*2))" office:value-type="float" office:value="72.0486111111111" calcext:value-type="float">
            <text:p>72.05</text:p>
          </table:table-cell>
          <table:table-cell table:style-name="ce2" table:formula="of:=(([.I36]*([.$C36]-[.$C31])*1760)/(24*60*60*2))" office:value-type="float" office:value="64.84375" calcext:value-type="float">
            <text:p>64.84</text:p>
          </table:table-cell>
          <table:table-cell table:style-name="ce2" table:formula="of:=(([.J36]*([.$C36]-[.$C31])*1760)/(24*60*60*2))" office:value-type="float" office:value="58.9488636363636" calcext:value-type="float">
            <text:p>58.95</text:p>
          </table:table-cell>
          <table:table-cell table:style-name="ce2" table:formula="of:=(((([.I36]*[.I36])/20)+([.I36]))/3)" office:value-type="float" office:value="19.4182592975207" calcext:value-type="float">
            <text:p>19.42</text:p>
          </table:table-cell>
          <table:table-cell table:style-name="ce2" table:formula="of:=((([.I36]*[.I36])/20)+([.I36]))" office:value-type="float" office:value="58.254777892562" calcext:value-type="float">
            <text:p>58.25</text:p>
          </table:table-cell>
          <table:table-cell table:style-name="ce2" table:formula="of:=((MIN([.I32:.I36])*([.C36]-[.C31])*1760)/(24*60*60*5*2))" office:value-type="float" office:value="12.96875" calcext:value-type="float">
            <text:p>12.97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36]*3" office:value-type="float" office:value="2492.30769230769" calcext:value-type="float">
            <text:p>2492.30769230769</text:p>
          </table:table-cell>
        </table:table-row>
        <table:table-row table:style-name="ro2">
          <table:table-cell table:number-columns-repeated="2"/>
          <table:table-cell office:value-type="float" office:value="1778" calcext:value-type="float">
            <text:p>1778</text:p>
          </table:table-cell>
          <table:table-cell office:value-type="float" office:value="1789" calcext:value-type="float">
            <text:p>1789</text:p>
          </table:table-cell>
          <table:table-cell table:formula="of:=([.D37] - [.C37])" office:value-type="float" office:value="11" calcext:value-type="float">
            <text:p>11</text:p>
          </table:table-cell>
          <table:table-cell table:formula="of:=([.E37]/5)"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table:formula="of:=(25*3600/1760)/(([.E37]-1)/5)" office:value-type="float" office:value="25.5681818181818" calcext:value-type="float">
            <text:p>25.57</text:p>
          </table:table-cell>
          <table:table-cell table:formula="of:=(25*3600/1760)/[.F37]" office:value-type="float" office:value="23.2438016528926" calcext:value-type="float">
            <text:p>23.24</text:p>
          </table:table-cell>
          <table:table-cell table:formula="of:=(25*3600/1760)/(([.E37]+1)/5)" office:value-type="float" office:value="21.3068181818182" calcext:value-type="float">
            <text:p>21.3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37]-[.C31])*2)" office:value-type="float" office:value="853.754940711463" calcext:value-type="float">
            <text:p>853.7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7]*([.$C37]-[.$C32])*1760)/(24*60*60*2))" office:value-type="float" office:value="62.5" calcext:value-type="float">
            <text:p>62.50</text:p>
          </table:table-cell>
          <table:table-cell table:style-name="ce2" table:formula="of:=(([.I37]*([.$C37]-[.$C32])*1760)/(24*60*60*2))" office:value-type="float" office:value="56.8181818181818" calcext:value-type="float">
            <text:p>56.82</text:p>
          </table:table-cell>
          <table:table-cell table:style-name="ce2" table:formula="of:=(([.J37]*([.$C37]-[.$C32])*1760)/(24*60*60*2))" office:value-type="float" office:value="52.0833333333333" calcext:value-type="float">
            <text:p>52.08</text:p>
          </table:table-cell>
          <table:table-cell table:style-name="ce2" table:formula="of:=(((([.I37]*[.I37])/20)+([.I37]))/3)" office:value-type="float" office:value="16.7525058056144" calcext:value-type="float">
            <text:p>16.75</text:p>
          </table:table-cell>
          <table:table-cell table:style-name="ce2" table:formula="of:=((([.I37]*[.I37])/20)+([.I37]))" office:value-type="float" office:value="50.2575174168431" calcext:value-type="float">
            <text:p>50.26</text:p>
          </table:table-cell>
          <table:table-cell table:style-name="ce2" table:formula="of:=((MIN([.I33:.I37])*([.C37]-[.C32])*1760)/(24*60*60*5*2))" office:value-type="float" office:value="11.3636363636364" calcext:value-type="float">
            <text:p>11.36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37]*3" office:value-type="float" office:value="2561.26482213439" calcext:value-type="float">
            <text:p>2561.26482213439</text:p>
          </table:table-cell>
        </table:table-row>
        <table:table-row table:style-name="ro2">
          <table:table-cell table:number-columns-repeated="2"/>
          <table:table-cell office:value-type="float" office:value="1791" calcext:value-type="float">
            <text:p>1791</text:p>
          </table:table-cell>
          <table:table-cell office:value-type="float" office:value="1800" calcext:value-type="float">
            <text:p>1800</text:p>
          </table:table-cell>
          <table:table-cell table:formula="of:=([.D38] - [.C38])" office:value-type="float" office:value="9" calcext:value-type="float">
            <text:p>9</text:p>
          </table:table-cell>
          <table:table-cell table:formula="of:=([.E38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38]-1)/5)" office:value-type="float" office:value="31.9602272727273" calcext:value-type="float">
            <text:p>31.96</text:p>
          </table:table-cell>
          <table:table-cell table:formula="of:=(25*3600/1760)/[.F38]" office:value-type="float" office:value="28.4090909090909" calcext:value-type="float">
            <text:p>28.41</text:p>
          </table:table-cell>
          <table:table-cell table:formula="of:=(25*3600/1760)/(([.E38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38]-[.C32])*2)" office:value-type="float" office:value="853.754940711463" calcext:value-type="float">
            <text:p>853.7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8]*([.$C38]-[.$C33])*1760)/(24*60*60*2))" office:value-type="float" office:value="72.9166666666667" calcext:value-type="float">
            <text:p>72.92</text:p>
          </table:table-cell>
          <table:table-cell table:style-name="ce2" table:formula="of:=(([.I38]*([.$C38]-[.$C33])*1760)/(24*60*60*2))" office:value-type="float" office:value="64.8148148148148" calcext:value-type="float">
            <text:p>64.81</text:p>
          </table:table-cell>
          <table:table-cell table:style-name="ce2" table:formula="of:=(([.J38]*([.$C38]-[.$C33])*1760)/(24*60*60*2))" office:value-type="float" office:value="58.3333333333333" calcext:value-type="float">
            <text:p>58.33</text:p>
          </table:table-cell>
          <table:table-cell table:style-name="ce2" table:formula="of:=(((([.I38]*[.I38])/20)+([.I38]))/3)" office:value-type="float" office:value="22.9209710743802" calcext:value-type="float">
            <text:p>22.92</text:p>
          </table:table-cell>
          <table:table-cell table:style-name="ce2" table:formula="of:=((([.I38]*[.I38])/20)+([.I38]))" office:value-type="float" office:value="68.7629132231405" calcext:value-type="float">
            <text:p>68.76</text:p>
          </table:table-cell>
          <table:table-cell table:style-name="ce2" table:formula="of:=((MIN([.I34:.I38])*([.C38]-[.C33])*1760)/(24*60*60*5*2))" office:value-type="float" office:value="10.6060606060606" calcext:value-type="float">
            <text:p>10.61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38]*3" office:value-type="float" office:value="2561.26482213439" calcext:value-type="float">
            <text:p>2561.26482213439</text:p>
          </table:table-cell>
        </table:table-row>
        <table:table-row table:style-name="ro2">
          <table:table-cell table:number-columns-repeated="2"/>
          <table:table-cell office:value-type="float" office:value="1875" calcext:value-type="float">
            <text:p>1875</text:p>
          </table:table-cell>
          <table:table-cell office:value-type="float" office:value="1884" calcext:value-type="float">
            <text:p>1884</text:p>
          </table:table-cell>
          <table:table-cell table:formula="of:=([.D39] - [.C39])" office:value-type="float" office:value="9" calcext:value-type="float">
            <text:p>9</text:p>
          </table:table-cell>
          <table:table-cell table:formula="of:=([.E39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39]-1)/5)" office:value-type="float" office:value="31.9602272727273" calcext:value-type="float">
            <text:p>31.96</text:p>
          </table:table-cell>
          <table:table-cell table:formula="of:=(25*3600/1760)/[.F39]" office:value-type="float" office:value="28.4090909090909" calcext:value-type="float">
            <text:p>28.41</text:p>
          </table:table-cell>
          <table:table-cell table:formula="of:=(25*3600/1760)/(([.E39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39]-[.C33])*2)" office:value-type="float" office:value="701.298701298701" calcext:value-type="float">
            <text:p>701.3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9]*([.$C39]-[.$C34])*1760)/(24*60*60*2))" office:value-type="float" office:value="71.2890625" calcext:value-type="float">
            <text:p>71.29</text:p>
          </table:table-cell>
          <table:table-cell table:style-name="ce2" table:formula="of:=(([.I39]*([.$C39]-[.$C34])*1760)/(24*60*60*2))" office:value-type="float" office:value="63.3680555555555" calcext:value-type="float">
            <text:p>63.37</text:p>
          </table:table-cell>
          <table:table-cell table:style-name="ce2" table:formula="of:=(([.J39]*([.$C39]-[.$C34])*1760)/(24*60*60*2))" office:value-type="float" office:value="57.03125" calcext:value-type="float">
            <text:p>57.03</text:p>
          </table:table-cell>
          <table:table-cell table:style-name="ce2" table:formula="of:=(((([.I39]*[.I39])/20)+([.I39]))/3)" office:value-type="float" office:value="22.9209710743802" calcext:value-type="float">
            <text:p>22.92</text:p>
          </table:table-cell>
          <table:table-cell table:style-name="ce2" table:formula="of:=((([.I39]*[.I39])/20)+([.I39]))" office:value-type="float" office:value="68.7629132231405" calcext:value-type="float">
            <text:p>68.76</text:p>
          </table:table-cell>
          <table:table-cell table:style-name="ce2" table:formula="of:=((MIN([.I35:.I39])*([.C39]-[.C34])*1760)/(24*60*60*5*2))" office:value-type="float" office:value="10.3693181818182" calcext:value-type="float">
            <text:p>10.37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39]*3" office:value-type="float" office:value="2103.8961038961" calcext:value-type="float">
            <text:p>2103.8961038961</text:p>
          </table:table-cell>
        </table:table-row>
        <table:table-row table:style-name="ro2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2058" calcext:value-type="float">
            <text:p>2058</text:p>
          </table:table-cell>
          <table:table-cell table:formula="of:=([.D40] - [.C40])" office:value-type="float" office:value="10" calcext:value-type="float">
            <text:p>10</text:p>
          </table:table-cell>
          <table:table-cell table:formula="of:=([.E40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40]-1)/5)" office:value-type="float" office:value="28.4090909090909" calcext:value-type="float">
            <text:p>28.41</text:p>
          </table:table-cell>
          <table:table-cell table:formula="of:=(25*3600/1760)/[.F40]" office:value-type="float" office:value="25.5681818181818" calcext:value-type="float">
            <text:p>25.57</text:p>
          </table:table-cell>
          <table:table-cell table:formula="of:=(25*3600/1760)/(([.E40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40]-[.C34])*2)" office:value-type="float" office:value="551.020408163265" calcext:value-type="float">
            <text:p>551.0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0]*([.$C40]-[.$C35])*1760)/(24*60*60*2))" office:value-type="float" office:value="80.7291666666667" calcext:value-type="float">
            <text:p>80.73</text:p>
          </table:table-cell>
          <table:table-cell table:style-name="ce2" table:formula="of:=(([.I40]*([.$C40]-[.$C35])*1760)/(24*60*60*2))" office:value-type="float" office:value="72.65625" calcext:value-type="float">
            <text:p>72.66</text:p>
          </table:table-cell>
          <table:table-cell table:style-name="ce2" table:formula="of:=(([.J40]*([.$C40]-[.$C35])*1760)/(24*60*60*2))" office:value-type="float" office:value="66.0511363636364" calcext:value-type="float">
            <text:p>66.05</text:p>
          </table:table-cell>
          <table:table-cell table:style-name="ce2" table:formula="of:=(((([.I40]*[.I40])/20)+([.I40]))/3)" office:value-type="float" office:value="19.4182592975207" calcext:value-type="float">
            <text:p>19.42</text:p>
          </table:table-cell>
          <table:table-cell table:style-name="ce2" table:formula="of:=((([.I40]*[.I40])/20)+([.I40]))" office:value-type="float" office:value="58.254777892562" calcext:value-type="float">
            <text:p>58.25</text:p>
          </table:table-cell>
          <table:table-cell table:style-name="ce2" table:formula="of:=((MIN([.I36:.I40])*([.C40]-[.C35])*1760)/(24*60*60*5*2))" office:value-type="float" office:value="13.2102272727273" calcext:value-type="float">
            <text:p>13.21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40]*3" office:value-type="float" office:value="1653.0612244898" calcext:value-type="float">
            <text:p>1653.0612244898</text:p>
          </table:table-cell>
        </table:table-row>
        <table:table-row table:style-name="ro2">
          <table:table-cell table:number-columns-repeated="2"/>
          <table:table-cell office:value-type="float" office:value="2120" calcext:value-type="float">
            <text:p>2120</text:p>
          </table:table-cell>
          <table:table-cell office:value-type="float" office:value="2128" calcext:value-type="float">
            <text:p>2128</text:p>
          </table:table-cell>
          <table:table-cell table:formula="of:=([.D41] - [.C41])" office:value-type="float" office:value="8" calcext:value-type="float">
            <text:p>8</text:p>
          </table:table-cell>
          <table:table-cell table:formula="of:=([.E41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41]-1)/5)" office:value-type="float" office:value="36.525974025974" calcext:value-type="float">
            <text:p>36.53</text:p>
          </table:table-cell>
          <table:table-cell table:formula="of:=(25*3600/1760)/[.F41]" office:value-type="float" office:value="31.9602272727273" calcext:value-type="float">
            <text:p>31.96</text:p>
          </table:table-cell>
          <table:table-cell table:formula="of:=(25*3600/1760)/(([.E41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41]-[.C35])*2)" office:value-type="float" office:value="615.384615384615" calcext:value-type="float">
            <text:p>615.3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1]*([.$C41]-[.$C36])*1760)/(24*60*60*2))" office:value-type="float" office:value="128.720238095238" calcext:value-type="float">
            <text:p>128.72</text:p>
          </table:table-cell>
          <table:table-cell table:style-name="ce2" table:formula="of:=(([.I41]*([.$C41]-[.$C36])*1760)/(24*60*60*2))" office:value-type="float" office:value="112.630208333333" calcext:value-type="float">
            <text:p>112.63</text:p>
          </table:table-cell>
          <table:table-cell table:style-name="ce2" table:formula="of:=(([.J41]*([.$C41]-[.$C36])*1760)/(24*60*60*2))" office:value-type="float" office:value="100.115740740741" calcext:value-type="float">
            <text:p>100.12</text:p>
          </table:table-cell>
          <table:table-cell table:style-name="ce2" table:formula="of:=(((([.I41]*[.I41])/20)+([.I41]))/3)" office:value-type="float" office:value="27.6776778796488" calcext:value-type="float">
            <text:p>27.68</text:p>
          </table:table-cell>
          <table:table-cell table:style-name="ce2" table:formula="of:=((([.I41]*[.I41])/20)+([.I41]))" office:value-type="float" office:value="83.0330336389463" calcext:value-type="float">
            <text:p>83.03</text:p>
          </table:table-cell>
          <table:table-cell table:style-name="ce2" table:formula="of:=((MIN([.I37:.I41])*([.C41]-[.C36])*1760)/(24*60*60*5*2))" office:value-type="float" office:value="16.3825757575758" calcext:value-type="float">
            <text:p>16.38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41]*3" office:value-type="float" office:value="1846.15384615385" calcext:value-type="float">
            <text:p>1846.15384615385</text:p>
          </table:table-cell>
        </table:table-row>
        <table:table-row table:style-name="ro2">
          <table:table-cell table:number-columns-repeated="2"/>
          <table:table-cell office:value-type="float" office:value="2166" calcext:value-type="float">
            <text:p>2166</text:p>
          </table:table-cell>
          <table:table-cell office:value-type="float" office:value="2175" calcext:value-type="float">
            <text:p>2175</text:p>
          </table:table-cell>
          <table:table-cell table:formula="of:=([.D42] - [.C42])" office:value-type="float" office:value="9" calcext:value-type="float">
            <text:p>9</text:p>
          </table:table-cell>
          <table:table-cell table:formula="of:=([.E42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42]-1)/5)" office:value-type="float" office:value="31.9602272727273" calcext:value-type="float">
            <text:p>31.96</text:p>
          </table:table-cell>
          <table:table-cell table:formula="of:=(25*3600/1760)/[.F42]" office:value-type="float" office:value="28.4090909090909" calcext:value-type="float">
            <text:p>28.41</text:p>
          </table:table-cell>
          <table:table-cell table:formula="of:=(25*3600/1760)/(([.E42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42]-[.C36])*2)" office:value-type="float" office:value="551.020408163265" calcext:value-type="float">
            <text:p>551.0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2]*([.$C42]-[.$C37])*1760)/(24*60*60*2))" office:value-type="float" office:value="126.302083333333" calcext:value-type="float">
            <text:p>126.30</text:p>
          </table:table-cell>
          <table:table-cell table:style-name="ce2" table:formula="of:=(([.I42]*([.$C42]-[.$C37])*1760)/(24*60*60*2))" office:value-type="float" office:value="112.268518518519" calcext:value-type="float">
            <text:p>112.27</text:p>
          </table:table-cell>
          <table:table-cell table:style-name="ce2" table:formula="of:=(([.J42]*([.$C42]-[.$C37])*1760)/(24*60*60*2))" office:value-type="float" office:value="101.041666666667" calcext:value-type="float">
            <text:p>101.04</text:p>
          </table:table-cell>
          <table:table-cell table:style-name="ce2" table:formula="of:=(((([.I42]*[.I42])/20)+([.I42]))/3)" office:value-type="float" office:value="22.9209710743802" calcext:value-type="float">
            <text:p>22.92</text:p>
          </table:table-cell>
          <table:table-cell table:style-name="ce2" table:formula="of:=((([.I42]*[.I42])/20)+([.I42]))" office:value-type="float" office:value="68.7629132231405" calcext:value-type="float">
            <text:p>68.76</text:p>
          </table:table-cell>
          <table:table-cell table:style-name="ce2" table:formula="of:=((MIN([.I38:.I42])*([.C42]-[.C37])*1760)/(24*60*60*5*2))" office:value-type="float" office:value="20.2083333333333" calcext:value-type="float">
            <text:p>20.21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42]*3" office:value-type="float" office:value="1653.0612244898" calcext:value-type="float">
            <text:p>1653.0612244898</text:p>
          </table:table-cell>
        </table:table-row>
        <table:table-row table:style-name="ro2"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2197" calcext:value-type="float">
            <text:p>2197</text:p>
          </table:table-cell>
          <table:table-cell table:formula="of:=([.D43] - [.C43])" office:value-type="float" office:value="9" calcext:value-type="float">
            <text:p>9</text:p>
          </table:table-cell>
          <table:table-cell table:formula="of:=([.E43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43]-1)/5)" office:value-type="float" office:value="31.9602272727273" calcext:value-type="float">
            <text:p>31.96</text:p>
          </table:table-cell>
          <table:table-cell table:formula="of:=(25*3600/1760)/[.F43]" office:value-type="float" office:value="28.4090909090909" calcext:value-type="float">
            <text:p>28.41</text:p>
          </table:table-cell>
          <table:table-cell table:formula="of:=(25*3600/1760)/(([.E43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43]-[.C37])*2)" office:value-type="float" office:value="526.829268292683" calcext:value-type="float">
            <text:p>526.8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3]*([.$C43]-[.$C38])*1760)/(24*60*60*2))" office:value-type="float" office:value="129.231770833333" calcext:value-type="float">
            <text:p>129.23</text:p>
          </table:table-cell>
          <table:table-cell table:style-name="ce2" table:formula="of:=(([.I43]*([.$C43]-[.$C38])*1760)/(24*60*60*2))" office:value-type="float" office:value="114.872685185185" calcext:value-type="float">
            <text:p>114.87</text:p>
          </table:table-cell>
          <table:table-cell table:style-name="ce2" table:formula="of:=(([.J43]*([.$C43]-[.$C38])*1760)/(24*60*60*2))" office:value-type="float" office:value="103.385416666667" calcext:value-type="float">
            <text:p>103.39</text:p>
          </table:table-cell>
          <table:table-cell table:style-name="ce2" table:formula="of:=(((([.I43]*[.I43])/20)+([.I43]))/3)" office:value-type="float" office:value="22.9209710743802" calcext:value-type="float">
            <text:p>22.92</text:p>
          </table:table-cell>
          <table:table-cell table:style-name="ce2" table:formula="of:=((([.I43]*[.I43])/20)+([.I43]))" office:value-type="float" office:value="68.7629132231405" calcext:value-type="float">
            <text:p>68.76</text:p>
          </table:table-cell>
          <table:table-cell table:style-name="ce2" table:formula="of:=((MIN([.I39:.I43])*([.C43]-[.C38])*1760)/(24*60*60*5*2))" office:value-type="float" office:value="20.6770833333333" calcext:value-type="float">
            <text:p>20.68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43]*3" office:value-type="float" office:value="1580.48780487805" calcext:value-type="float">
            <text:p>1580.48780487805</text:p>
          </table:table-cell>
        </table:table-row>
        <table:table-row table:style-name="ro2">
          <table:table-cell table:number-columns-repeated="2"/>
          <table:table-cell office:value-type="float" office:value="2357" calcext:value-type="float">
            <text:p>2357</text:p>
          </table:table-cell>
          <table:table-cell office:value-type="float" office:value="2365" calcext:value-type="float">
            <text:p>2365</text:p>
          </table:table-cell>
          <table:table-cell table:formula="of:=([.D44] - [.C44])" office:value-type="float" office:value="8" calcext:value-type="float">
            <text:p>8</text:p>
          </table:table-cell>
          <table:table-cell table:formula="of:=([.E44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44]-1)/5)" office:value-type="float" office:value="36.525974025974" calcext:value-type="float">
            <text:p>36.53</text:p>
          </table:table-cell>
          <table:table-cell table:formula="of:=(25*3600/1760)/[.F44]" office:value-type="float" office:value="31.9602272727273" calcext:value-type="float">
            <text:p>31.96</text:p>
          </table:table-cell>
          <table:table-cell table:formula="of:=(25*3600/1760)/(([.E44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44]-[.C38])*2)" office:value-type="float" office:value="381.625441696113" calcext:value-type="float">
            <text:p>381.6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4]*([.$C44]-[.$C39])*1760)/(24*60*60*2))" office:value-type="float" office:value="179.315476190476" calcext:value-type="float">
            <text:p>179.32</text:p>
          </table:table-cell>
          <table:table-cell table:style-name="ce2" table:formula="of:=(([.I44]*([.$C44]-[.$C39])*1760)/(24*60*60*2))" office:value-type="float" office:value="156.901041666667" calcext:value-type="float">
            <text:p>156.90</text:p>
          </table:table-cell>
          <table:table-cell table:style-name="ce2" table:formula="of:=(([.J44]*([.$C44]-[.$C39])*1760)/(24*60*60*2))" office:value-type="float" office:value="139.467592592593" calcext:value-type="float">
            <text:p>139.47</text:p>
          </table:table-cell>
          <table:table-cell table:style-name="ce2" table:formula="of:=(((([.I44]*[.I44])/20)+([.I44]))/3)" office:value-type="float" office:value="27.6776778796488" calcext:value-type="float">
            <text:p>27.68</text:p>
          </table:table-cell>
          <table:table-cell table:style-name="ce2" table:formula="of:=((([.I44]*[.I44])/20)+([.I44]))" office:value-type="float" office:value="83.0330336389463" calcext:value-type="float">
            <text:p>83.03</text:p>
          </table:table-cell>
          <table:table-cell table:style-name="ce2" table:formula="of:=((MIN([.I40:.I44])*([.C44]-[.C39])*1760)/(24*60*60*5*2))" office:value-type="float" office:value="25.1041666666667" calcext:value-type="float">
            <text:p>25.10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44]*3" office:value-type="float" office:value="1144.87632508834" calcext:value-type="float">
            <text:p>1144.87632508834</text:p>
          </table:table-cell>
        </table:table-row>
        <table:table-row table:style-name="ro2"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2513" calcext:value-type="float">
            <text:p>2513</text:p>
          </table:table-cell>
          <table:table-cell table:formula="of:=([.D45] - [.C45])" office:value-type="float" office:value="9" calcext:value-type="float">
            <text:p>9</text:p>
          </table:table-cell>
          <table:table-cell table:formula="of:=([.E45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45]-1)/5)" office:value-type="float" office:value="31.9602272727273" calcext:value-type="float">
            <text:p>31.96</text:p>
          </table:table-cell>
          <table:table-cell table:formula="of:=(25*3600/1760)/[.F45]" office:value-type="float" office:value="28.4090909090909" calcext:value-type="float">
            <text:p>28.41</text:p>
          </table:table-cell>
          <table:table-cell table:formula="of:=(25*3600/1760)/(([.E45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45]-[.C39])*2)" office:value-type="float" office:value="343.402225755167" calcext:value-type="float">
            <text:p>343.4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5]*([.$C45]-[.$C40])*1760)/(24*60*60*2))" office:value-type="float" office:value="148.4375" calcext:value-type="float">
            <text:p>148.44</text:p>
          </table:table-cell>
          <table:table-cell table:style-name="ce2" table:formula="of:=(([.I45]*([.$C45]-[.$C40])*1760)/(24*60*60*2))" office:value-type="float" office:value="131.944444444444" calcext:value-type="float">
            <text:p>131.94</text:p>
          </table:table-cell>
          <table:table-cell table:style-name="ce2" table:formula="of:=(([.J45]*([.$C45]-[.$C40])*1760)/(24*60*60*2))" office:value-type="float" office:value="118.75" calcext:value-type="float">
            <text:p>118.75</text:p>
          </table:table-cell>
          <table:table-cell table:style-name="ce2" table:formula="of:=(((([.I45]*[.I45])/20)+([.I45]))/3)" office:value-type="float" office:value="22.9209710743802" calcext:value-type="float">
            <text:p>22.92</text:p>
          </table:table-cell>
          <table:table-cell table:style-name="ce2" table:formula="of:=((([.I45]*[.I45])/20)+([.I45]))" office:value-type="float" office:value="68.7629132231405" calcext:value-type="float">
            <text:p>68.76</text:p>
          </table:table-cell>
          <table:table-cell table:style-name="ce2" table:formula="of:=((MIN([.I41:.I45])*([.C45]-[.C40])*1760)/(24*60*60*5*2))" office:value-type="float" office:value="26.3888888888889" calcext:value-type="float">
            <text:p>26.39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45]*3" office:value-type="float" office:value="1030.2066772655" calcext:value-type="float">
            <text:p>1030.2066772655</text:p>
          </table:table-cell>
        </table:table-row>
        <table:table-row table:style-name="ro2">
          <table:table-cell table:number-columns-repeated="2"/>
          <table:table-cell office:value-type="float" office:value="2516" calcext:value-type="float">
            <text:p>2516</text:p>
          </table:table-cell>
          <table:table-cell office:value-type="float" office:value="2524" calcext:value-type="float">
            <text:p>2524</text:p>
          </table:table-cell>
          <table:table-cell table:formula="of:=([.D46] - [.C46])" office:value-type="float" office:value="8" calcext:value-type="float">
            <text:p>8</text:p>
          </table:table-cell>
          <table:table-cell table:formula="of:=([.E46]/5)" office:value-type="float" office:value="1.6" calcext:value-type="float">
            <text:p>1.60</text:p>
          </table:table-cell>
          <table:table-cell office:value-type="float" office:value="1" calcext:value-type="float">
            <text:p>1</text:p>
          </table:table-cell>
          <table:table-cell table:formula="of:=(25*3600/1760)/(([.E46]-1)/5)" office:value-type="float" office:value="36.525974025974" calcext:value-type="float">
            <text:p>36.53</text:p>
          </table:table-cell>
          <table:table-cell table:formula="of:=(25*3600/1760)/[.F46]" office:value-type="float" office:value="31.9602272727273" calcext:value-type="float">
            <text:p>31.96</text:p>
          </table:table-cell>
          <table:table-cell table:formula="of:=(25*3600/1760)/(([.E46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46]-[.C40])*2)" office:value-type="float" office:value="461.538461538462" calcext:value-type="float">
            <text:p>461.54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6]*([.$C46]-[.$C41])*1760)/(24*60*60*2))" office:value-type="float" office:value="147.321428571429" calcext:value-type="float">
            <text:p>147.32</text:p>
          </table:table-cell>
          <table:table-cell table:style-name="ce2" table:formula="of:=(([.I46]*([.$C46]-[.$C41])*1760)/(24*60*60*2))" office:value-type="float" office:value="128.90625" calcext:value-type="float">
            <text:p>128.91</text:p>
          </table:table-cell>
          <table:table-cell table:style-name="ce2" table:formula="of:=(([.J46]*([.$C46]-[.$C41])*1760)/(24*60*60*2))" office:value-type="float" office:value="114.583333333333" calcext:value-type="float">
            <text:p>114.58</text:p>
          </table:table-cell>
          <table:table-cell table:style-name="ce2" table:formula="of:=(((([.I46]*[.I46])/20)+([.I46]))/3)" office:value-type="float" office:value="27.6776778796488" calcext:value-type="float">
            <text:p>27.68</text:p>
          </table:table-cell>
          <table:table-cell table:style-name="ce2" table:formula="of:=((([.I46]*[.I46])/20)+([.I46]))" office:value-type="float" office:value="83.0330336389463" calcext:value-type="float">
            <text:p>83.03</text:p>
          </table:table-cell>
          <table:table-cell table:style-name="ce2" table:formula="of:=((MIN([.I42:.I46])*([.C46]-[.C41])*1760)/(24*60*60*5*2))" office:value-type="float" office:value="22.9166666666667" calcext:value-type="float">
            <text:p>22.92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46]*3" office:value-type="float" office:value="1384.61538461539" calcext:value-type="float">
            <text:p>1384.61538461539</text:p>
          </table:table-cell>
        </table:table-row>
        <table:table-row table:style-name="ro2">
          <table:table-cell table:number-columns-repeated="2"/>
          <table:table-cell office:value-type="float" office:value="2533" calcext:value-type="float">
            <text:p>2533</text:p>
          </table:table-cell>
          <table:table-cell office:value-type="float" office:value="2543" calcext:value-type="float">
            <text:p>2543</text:p>
          </table:table-cell>
          <table:table-cell table:formula="of:=([.D47] - [.C47])" office:value-type="float" office:value="10" calcext:value-type="float">
            <text:p>10</text:p>
          </table:table-cell>
          <table:table-cell table:formula="of:=([.E47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47]-1)/5)" office:value-type="float" office:value="28.4090909090909" calcext:value-type="float">
            <text:p>28.41</text:p>
          </table:table-cell>
          <table:table-cell table:formula="of:=(25*3600/1760)/[.F47]" office:value-type="float" office:value="25.5681818181818" calcext:value-type="float">
            <text:p>25.57</text:p>
          </table:table-cell>
          <table:table-cell table:formula="of:=(25*3600/1760)/(([.E47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47]-[.C41])*2)" office:value-type="float" office:value="523.002421307506" calcext:value-type="float">
            <text:p>523.0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7]*([.$C47]-[.$C42])*1760)/(24*60*60*2))" office:value-type="float" office:value="106.19212962963" calcext:value-type="float">
            <text:p>106.19</text:p>
          </table:table-cell>
          <table:table-cell table:style-name="ce2" table:formula="of:=(([.I47]*([.$C47]-[.$C42])*1760)/(24*60*60*2))" office:value-type="float" office:value="95.5729166666667" calcext:value-type="float">
            <text:p>95.57</text:p>
          </table:table-cell>
          <table:table-cell table:style-name="ce2" table:formula="of:=(([.J47]*([.$C47]-[.$C42])*1760)/(24*60*60*2))" office:value-type="float" office:value="86.8844696969697" calcext:value-type="float">
            <text:p>86.88</text:p>
          </table:table-cell>
          <table:table-cell table:style-name="ce2" table:formula="of:=(((([.I47]*[.I47])/20)+([.I47]))/3)" office:value-type="float" office:value="19.4182592975207" calcext:value-type="float">
            <text:p>19.42</text:p>
          </table:table-cell>
          <table:table-cell table:style-name="ce2" table:formula="of:=((([.I47]*[.I47])/20)+([.I47]))" office:value-type="float" office:value="58.254777892562" calcext:value-type="float">
            <text:p>58.25</text:p>
          </table:table-cell>
          <table:table-cell table:style-name="ce2" table:formula="of:=((MIN([.I43:.I47])*([.C47]-[.C42])*1760)/(24*60*60*5*2))" office:value-type="float" office:value="19.1145833333333" calcext:value-type="float">
            <text:p>19.11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47]*3" office:value-type="float" office:value="1569.00726392252" calcext:value-type="float">
            <text:p>1569.00726392252</text:p>
          </table:table-cell>
        </table:table-row>
        <table:table-row table:style-name="ro2">
          <table:table-cell table:number-columns-repeated="2"/>
          <table:table-cell office:value-type="float" office:value="2548" calcext:value-type="float">
            <text:p>2548</text:p>
          </table:table-cell>
          <table:table-cell office:value-type="float" office:value="2557" calcext:value-type="float">
            <text:p>2557</text:p>
          </table:table-cell>
          <table:table-cell table:formula="of:=([.D48] - [.C48])" office:value-type="float" office:value="9" calcext:value-type="float">
            <text:p>9</text:p>
          </table:table-cell>
          <table:table-cell table:formula="of:=([.E48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48]-1)/5)" office:value-type="float" office:value="31.9602272727273" calcext:value-type="float">
            <text:p>31.96</text:p>
          </table:table-cell>
          <table:table-cell table:formula="of:=(25*3600/1760)/[.F48]" office:value-type="float" office:value="28.4090909090909" calcext:value-type="float">
            <text:p>28.41</text:p>
          </table:table-cell>
          <table:table-cell table:formula="of:=(25*3600/1760)/(([.E48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48]-[.C42])*2)" office:value-type="float" office:value="565.445026178011" calcext:value-type="float">
            <text:p>565.4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8]*([.$C48]-[.$C43])*1760)/(24*60*60*2))" office:value-type="float" office:value="117.1875" calcext:value-type="float">
            <text:p>117.19</text:p>
          </table:table-cell>
          <table:table-cell table:style-name="ce2" table:formula="of:=(([.I48]*([.$C48]-[.$C43])*1760)/(24*60*60*2))" office:value-type="float" office:value="104.166666666667" calcext:value-type="float">
            <text:p>104.17</text:p>
          </table:table-cell>
          <table:table-cell table:style-name="ce2" table:formula="of:=(([.J48]*([.$C48]-[.$C43])*1760)/(24*60*60*2))" office:value-type="float" office:value="93.75" calcext:value-type="float">
            <text:p>93.75</text:p>
          </table:table-cell>
          <table:table-cell table:style-name="ce2" table:formula="of:=(((([.I48]*[.I48])/20)+([.I48]))/3)" office:value-type="float" office:value="22.9209710743802" calcext:value-type="float">
            <text:p>22.92</text:p>
          </table:table-cell>
          <table:table-cell table:style-name="ce2" table:formula="of:=((([.I48]*[.I48])/20)+([.I48]))" office:value-type="float" office:value="68.7629132231405" calcext:value-type="float">
            <text:p>68.76</text:p>
          </table:table-cell>
          <table:table-cell table:style-name="ce2" table:formula="of:=((MIN([.I44:.I48])*([.C48]-[.C43])*1760)/(24*60*60*5*2))" office:value-type="float" office:value="18.75" calcext:value-type="float">
            <text:p>18.75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48]*3" office:value-type="float" office:value="1696.33507853403" calcext:value-type="float">
            <text:p>1696.33507853403</text:p>
          </table:table-cell>
        </table:table-row>
        <table:table-row table:style-name="ro2"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2566" calcext:value-type="float">
            <text:p>2566</text:p>
          </table:table-cell>
          <table:table-cell table:formula="of:=([.D49] - [.C49])" office:value-type="float" office:value="10" calcext:value-type="float">
            <text:p>10</text:p>
          </table:table-cell>
          <table:table-cell table:formula="of:=([.E49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49]-1)/5)" office:value-type="float" office:value="28.4090909090909" calcext:value-type="float">
            <text:p>28.41</text:p>
          </table:table-cell>
          <table:table-cell table:formula="of:=(25*3600/1760)/[.F49]" office:value-type="float" office:value="25.5681818181818" calcext:value-type="float">
            <text:p>25.57</text:p>
          </table:table-cell>
          <table:table-cell table:formula="of:=(25*3600/1760)/(([.E49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49]-[.C43])*2)" office:value-type="float" office:value="586.95652173913" calcext:value-type="float">
            <text:p>586.96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9]*([.$C49]-[.$C44])*1760)/(24*60*60*2))" office:value-type="float" office:value="57.5810185185185" calcext:value-type="float">
            <text:p>57.58</text:p>
          </table:table-cell>
          <table:table-cell table:style-name="ce2" table:formula="of:=(([.I49]*([.$C49]-[.$C44])*1760)/(24*60*60*2))" office:value-type="float" office:value="51.8229166666667" calcext:value-type="float">
            <text:p>51.82</text:p>
          </table:table-cell>
          <table:table-cell table:style-name="ce2" table:formula="of:=(([.J49]*([.$C49]-[.$C44])*1760)/(24*60*60*2))" office:value-type="float" office:value="47.1117424242424" calcext:value-type="float">
            <text:p>47.11</text:p>
          </table:table-cell>
          <table:table-cell table:style-name="ce2" table:formula="of:=(((([.I49]*[.I49])/20)+([.I49]))/3)" office:value-type="float" office:value="19.4182592975207" calcext:value-type="float">
            <text:p>19.42</text:p>
          </table:table-cell>
          <table:table-cell table:style-name="ce2" table:formula="of:=((([.I49]*[.I49])/20)+([.I49]))" office:value-type="float" office:value="58.254777892562" calcext:value-type="float">
            <text:p>58.25</text:p>
          </table:table-cell>
          <table:table-cell table:style-name="ce2" table:formula="of:=((MIN([.I45:.I49])*([.C49]-[.C44])*1760)/(24*60*60*5*2))" office:value-type="float" office:value="10.3645833333333" calcext:value-type="float">
            <text:p>10.36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49]*3" office:value-type="float" office:value="1760.86956521739" calcext:value-type="float">
            <text:p>1760.86956521739</text:p>
          </table:table-cell>
        </table:table-row>
        <table:table-row table:style-name="ro2">
          <table:table-cell table:number-columns-repeated="2"/>
          <table:table-cell office:value-type="float" office:value="2726" calcext:value-type="float">
            <text:p>2726</text:p>
          </table:table-cell>
          <table:table-cell office:value-type="float" office:value="2736" calcext:value-type="float">
            <text:p>2736</text:p>
          </table:table-cell>
          <table:table-cell table:formula="of:=([.D50] - [.C50])" office:value-type="float" office:value="10" calcext:value-type="float">
            <text:p>10</text:p>
          </table:table-cell>
          <table:table-cell table:formula="of:=([.E50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0]-1)/5)" office:value-type="float" office:value="28.4090909090909" calcext:value-type="float">
            <text:p>28.41</text:p>
          </table:table-cell>
          <table:table-cell table:formula="of:=(25*3600/1760)/[.F50]" office:value-type="float" office:value="25.5681818181818" calcext:value-type="float">
            <text:p>25.57</text:p>
          </table:table-cell>
          <table:table-cell table:formula="of:=(25*3600/1760)/(([.E50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50]-[.C44])*2)" office:value-type="float" office:value="585.365853658537" calcext:value-type="float">
            <text:p>585.3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0]*([.$C50]-[.$C45])*1760)/(24*60*60*2))" office:value-type="float" office:value="64.2361111111111" calcext:value-type="float">
            <text:p>64.24</text:p>
          </table:table-cell>
          <table:table-cell table:style-name="ce2" table:formula="of:=(([.I50]*([.$C50]-[.$C45])*1760)/(24*60*60*2))" office:value-type="float" office:value="57.8125" calcext:value-type="float">
            <text:p>57.81</text:p>
          </table:table-cell>
          <table:table-cell table:style-name="ce2" table:formula="of:=(([.J50]*([.$C50]-[.$C45])*1760)/(24*60*60*2))" office:value-type="float" office:value="52.5568181818182" calcext:value-type="float">
            <text:p>52.56</text:p>
          </table:table-cell>
          <table:table-cell table:style-name="ce2" table:formula="of:=(((([.I50]*[.I50])/20)+([.I50]))/3)" office:value-type="float" office:value="19.4182592975207" calcext:value-type="float">
            <text:p>19.42</text:p>
          </table:table-cell>
          <table:table-cell table:style-name="ce2" table:formula="of:=((([.I50]*[.I50])/20)+([.I50]))" office:value-type="float" office:value="58.254777892562" calcext:value-type="float">
            <text:p>58.25</text:p>
          </table:table-cell>
          <table:table-cell table:style-name="ce2" table:formula="of:=((MIN([.I46:.I50])*([.C50]-[.C45])*1760)/(24*60*60*5*2))" office:value-type="float" office:value="11.5625" calcext:value-type="float">
            <text:p>11.56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50]*3" office:value-type="float" office:value="1756.09756097561" calcext:value-type="float">
            <text:p>1756.09756097561</text:p>
          </table:table-cell>
        </table:table-row>
        <table:table-row table:style-name="ro2"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2824" calcext:value-type="float">
            <text:p>2824</text:p>
          </table:table-cell>
          <table:table-cell table:formula="of:=([.D51] - [.C51])" office:value-type="float" office:value="9" calcext:value-type="float">
            <text:p>9</text:p>
          </table:table-cell>
          <table:table-cell table:formula="of:=([.E51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51]-1)/5)" office:value-type="float" office:value="31.9602272727273" calcext:value-type="float">
            <text:p>31.96</text:p>
          </table:table-cell>
          <table:table-cell table:formula="of:=(25*3600/1760)/[.F51]" office:value-type="float" office:value="28.4090909090909" calcext:value-type="float">
            <text:p>28.41</text:p>
          </table:table-cell>
          <table:table-cell table:formula="of:=(25*3600/1760)/(([.E51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51]-[.C45])*2)" office:value-type="float" office:value="694.533762057878" calcext:value-type="float">
            <text:p>694.5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1]*([.$C51]-[.$C46])*1760)/(24*60*60*2))" office:value-type="float" office:value="97.3307291666667" calcext:value-type="float">
            <text:p>97.33</text:p>
          </table:table-cell>
          <table:table-cell table:style-name="ce2" table:formula="of:=(([.I51]*([.$C51]-[.$C46])*1760)/(24*60*60*2))" office:value-type="float" office:value="86.5162037037037" calcext:value-type="float">
            <text:p>86.52</text:p>
          </table:table-cell>
          <table:table-cell table:style-name="ce2" table:formula="of:=(([.J51]*([.$C51]-[.$C46])*1760)/(24*60*60*2))" office:value-type="float" office:value="77.8645833333333" calcext:value-type="float">
            <text:p>77.86</text:p>
          </table:table-cell>
          <table:table-cell table:style-name="ce2" table:formula="of:=(((([.I51]*[.I51])/20)+([.I51]))/3)" office:value-type="float" office:value="22.9209710743802" calcext:value-type="float">
            <text:p>22.92</text:p>
          </table:table-cell>
          <table:table-cell table:style-name="ce2" table:formula="of:=((([.I51]*[.I51])/20)+([.I51]))" office:value-type="float" office:value="68.7629132231405" calcext:value-type="float">
            <text:p>68.76</text:p>
          </table:table-cell>
          <table:table-cell table:style-name="ce2" table:formula="of:=((MIN([.I47:.I51])*([.C51]-[.C46])*1760)/(24*60*60*5*2))" office:value-type="float" office:value="15.5729166666667" calcext:value-type="float">
            <text:p>15.57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51]*3" office:value-type="float" office:value="2083.60128617363" calcext:value-type="float">
            <text:p>2083.60128617363</text:p>
          </table:table-cell>
        </table:table-row>
        <table:table-row table:style-name="ro2">
          <table:table-cell table:number-columns-repeated="2"/>
          <table:table-cell office:value-type="float" office:value="2860" calcext:value-type="float">
            <text:p>2860</text:p>
          </table:table-cell>
          <table:table-cell office:value-type="float" office:value="2866" calcext:value-type="float">
            <text:p>2866</text:p>
          </table:table-cell>
          <table:table-cell table:formula="of:=([.D52] - [.C52])" office:value-type="float" office:value="6" calcext:value-type="float">
            <text:p>6</text:p>
          </table:table-cell>
          <table:table-cell table:formula="of:=([.E52]/5)" office:value-type="float" office:value="1.2" calcext:value-type="float">
            <text:p>1.20</text:p>
          </table:table-cell>
          <table:table-cell office:value-type="float" office:value="1" calcext:value-type="float">
            <text:p>1</text:p>
          </table:table-cell>
          <table:table-cell table:formula="of:=(25*3600/1760)/(([.E52]-1)/5)" office:value-type="float" office:value="51.1363636363636" calcext:value-type="float">
            <text:p>51.14</text:p>
          </table:table-cell>
          <table:table-cell table:formula="of:=(25*3600/1760)/[.F52]" office:value-type="float" office:value="42.6136363636364" calcext:value-type="float">
            <text:p>42.61</text:p>
          </table:table-cell>
          <table:table-cell table:formula="of:=(25*3600/1760)/(([.E52]+1)/5)" office:value-type="float" office:value="36.525974025974" calcext:value-type="float">
            <text:p>36.53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52]-[.C46])*2)" office:value-type="float" office:value="627.906976744186" calcext:value-type="float">
            <text:p>627.9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2]*([.$C52]-[.$C47])*1760)/(24*60*60*2))" office:value-type="float" office:value="170.3125" calcext:value-type="float">
            <text:p>170.31</text:p>
          </table:table-cell>
          <table:table-cell table:style-name="ce2" table:formula="of:=(([.I52]*([.$C52]-[.$C47])*1760)/(24*60*60*2))" office:value-type="float" office:value="141.927083333333" calcext:value-type="float">
            <text:p>141.93</text:p>
          </table:table-cell>
          <table:table-cell table:style-name="ce2" table:formula="of:=(([.J52]*([.$C52]-[.$C47])*1760)/(24*60*60*2))" office:value-type="float" office:value="121.651785714286" calcext:value-type="float">
            <text:p>121.65</text:p>
          </table:table-cell>
          <table:table-cell table:style-name="ce2" table:formula="of:=(((([.I52]*[.I52])/20)+([.I52]))/3)" office:value-type="float" office:value="44.4699121900826" calcext:value-type="float">
            <text:p>44.47</text:p>
          </table:table-cell>
          <table:table-cell table:style-name="ce2" table:formula="of:=((([.I52]*[.I52])/20)+([.I52]))" office:value-type="float" office:value="133.409736570248" calcext:value-type="float">
            <text:p>133.41</text:p>
          </table:table-cell>
          <table:table-cell table:style-name="ce2" table:formula="of:=((MIN([.I48:.I52])*([.C52]-[.C47])*1760)/(24*60*60*5*2))" office:value-type="float" office:value="17.03125" calcext:value-type="float">
            <text:p>17.03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52]*3" office:value-type="float" office:value="1883.72093023256" calcext:value-type="float">
            <text:p>1883.72093023256</text:p>
          </table:table-cell>
        </table:table-row>
        <table:table-row table:style-name="ro2">
          <table:table-cell table:number-columns-repeated="2"/>
          <table:table-cell office:value-type="float" office:value="2888" calcext:value-type="float">
            <text:p>2888</text:p>
          </table:table-cell>
          <table:table-cell office:value-type="float" office:value="2897" calcext:value-type="float">
            <text:p>2897</text:p>
          </table:table-cell>
          <table:table-cell table:formula="of:=([.D53] - [.C53])" office:value-type="float" office:value="9" calcext:value-type="float">
            <text:p>9</text:p>
          </table:table-cell>
          <table:table-cell table:formula="of:=([.E53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53]-1)/5)" office:value-type="float" office:value="31.9602272727273" calcext:value-type="float">
            <text:p>31.96</text:p>
          </table:table-cell>
          <table:table-cell table:formula="of:=(25*3600/1760)/[.F53]" office:value-type="float" office:value="28.4090909090909" calcext:value-type="float">
            <text:p>28.41</text:p>
          </table:table-cell>
          <table:table-cell table:formula="of:=(25*3600/1760)/(([.E53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53]-[.C47])*2)" office:value-type="float" office:value="608.450704225352" calcext:value-type="float">
            <text:p>608.4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3]*([.$C53]-[.$C48])*1760)/(24*60*60*2))" office:value-type="float" office:value="110.677083333333" calcext:value-type="float">
            <text:p>110.68</text:p>
          </table:table-cell>
          <table:table-cell table:style-name="ce2" table:formula="of:=(([.I53]*([.$C53]-[.$C48])*1760)/(24*60*60*2))" office:value-type="float" office:value="98.3796296296296" calcext:value-type="float">
            <text:p>98.38</text:p>
          </table:table-cell>
          <table:table-cell table:style-name="ce2" table:formula="of:=(([.J53]*([.$C53]-[.$C48])*1760)/(24*60*60*2))" office:value-type="float" office:value="88.5416666666667" calcext:value-type="float">
            <text:p>88.54</text:p>
          </table:table-cell>
          <table:table-cell table:style-name="ce2" table:formula="of:=(((([.I53]*[.I53])/20)+([.I53]))/3)" office:value-type="float" office:value="22.9209710743802" calcext:value-type="float">
            <text:p>22.92</text:p>
          </table:table-cell>
          <table:table-cell table:style-name="ce2" table:formula="of:=((([.I53]*[.I53])/20)+([.I53]))" office:value-type="float" office:value="68.7629132231405" calcext:value-type="float">
            <text:p>68.76</text:p>
          </table:table-cell>
          <table:table-cell table:style-name="ce2" table:formula="of:=((MIN([.I49:.I53])*([.C53]-[.C48])*1760)/(24*60*60*5*2))" office:value-type="float" office:value="17.7083333333333" calcext:value-type="float">
            <text:p>17.71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53]*3" office:value-type="float" office:value="1825.35211267606" calcext:value-type="float">
            <text:p>1825.35211267606</text:p>
          </table:table-cell>
        </table:table-row>
        <table:table-row table:style-name="ro2">
          <table:table-cell table:number-columns-repeated="2"/>
          <table:table-cell office:value-type="float" office:value="2897" calcext:value-type="float">
            <text:p>2897</text:p>
          </table:table-cell>
          <table:table-cell office:value-type="float" office:value="2907" calcext:value-type="float">
            <text:p>2907</text:p>
          </table:table-cell>
          <table:table-cell table:formula="of:=([.D54] - [.C54])" office:value-type="float" office:value="10" calcext:value-type="float">
            <text:p>10</text:p>
          </table:table-cell>
          <table:table-cell table:formula="of:=([.E54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4]-1)/5)" office:value-type="float" office:value="28.4090909090909" calcext:value-type="float">
            <text:p>28.41</text:p>
          </table:table-cell>
          <table:table-cell table:formula="of:=(25*3600/1760)/[.F54]" office:value-type="float" office:value="25.5681818181818" calcext:value-type="float">
            <text:p>25.57</text:p>
          </table:table-cell>
          <table:table-cell table:formula="of:=(25*3600/1760)/(([.E54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54]-[.C48])*2)" office:value-type="float" office:value="618.9111747851" calcext:value-type="float">
            <text:p>618.9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4]*([.$C54]-[.$C49])*1760)/(24*60*60*2))" office:value-type="float" office:value="98.6689814814815" calcext:value-type="float">
            <text:p>98.67</text:p>
          </table:table-cell>
          <table:table-cell table:style-name="ce2" table:formula="of:=(([.I54]*([.$C54]-[.$C49])*1760)/(24*60*60*2))" office:value-type="float" office:value="88.8020833333333" calcext:value-type="float">
            <text:p>88.80</text:p>
          </table:table-cell>
          <table:table-cell table:style-name="ce2" table:formula="of:=(([.J54]*([.$C54]-[.$C49])*1760)/(24*60*60*2))" office:value-type="float" office:value="80.7291666666667" calcext:value-type="float">
            <text:p>80.73</text:p>
          </table:table-cell>
          <table:table-cell table:style-name="ce2" table:formula="of:=(((([.I54]*[.I54])/20)+([.I54]))/3)" office:value-type="float" office:value="19.4182592975207" calcext:value-type="float">
            <text:p>19.42</text:p>
          </table:table-cell>
          <table:table-cell table:style-name="ce2" table:formula="of:=((([.I54]*[.I54])/20)+([.I54]))" office:value-type="float" office:value="58.254777892562" calcext:value-type="float">
            <text:p>58.25</text:p>
          </table:table-cell>
          <table:table-cell table:style-name="ce2" table:formula="of:=((MIN([.I32:.I54])*([.C54]-[.C31])*1760)/(24*60*60*5*2))" office:value-type="float" office:value="64.9621212121212" calcext:value-type="float">
            <text:p>64.96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54]*3" office:value-type="float" office:value="1856.7335243553" calcext:value-type="float">
            <text:p>1856.7335243553</text:p>
          </table:table-cell>
        </table:table-row>
        <table:table-row table:style-name="ro2">
          <table:table-cell table:number-columns-repeated="2"/>
          <table:table-cell office:value-type="float" office:value="2911" calcext:value-type="float">
            <text:p>2911</text:p>
          </table:table-cell>
          <table:table-cell office:value-type="float" office:value="2920" calcext:value-type="float">
            <text:p>2920</text:p>
          </table:table-cell>
          <table:table-cell table:formula="of:=([.D55] - [.C55])" office:value-type="float" office:value="9" calcext:value-type="float">
            <text:p>9</text:p>
          </table:table-cell>
          <table:table-cell table:formula="of:=([.E55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55]-1)/5)" office:value-type="float" office:value="31.9602272727273" calcext:value-type="float">
            <text:p>31.96</text:p>
          </table:table-cell>
          <table:table-cell table:formula="of:=(25*3600/1760)/[.F55]" office:value-type="float" office:value="28.4090909090909" calcext:value-type="float">
            <text:p>28.41</text:p>
          </table:table-cell>
          <table:table-cell table:formula="of:=(25*3600/1760)/(([.E55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55]-[.C49])*2)" office:value-type="float" office:value="608.450704225352" calcext:value-type="float">
            <text:p>608.4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5]*([.$C55]-[.$C50])*1760)/(24*60*60*2))" office:value-type="float" office:value="60.2213541666667" calcext:value-type="float">
            <text:p>60.22</text:p>
          </table:table-cell>
          <table:table-cell table:style-name="ce2" table:formula="of:=(([.I55]*([.$C55]-[.$C50])*1760)/(24*60*60*2))" office:value-type="float" office:value="53.5300925925926" calcext:value-type="float">
            <text:p>53.53</text:p>
          </table:table-cell>
          <table:table-cell table:style-name="ce2" table:formula="of:=(([.J55]*([.$C55]-[.$C50])*1760)/(24*60*60*2))" office:value-type="float" office:value="48.1770833333333" calcext:value-type="float">
            <text:p>48.18</text:p>
          </table:table-cell>
          <table:table-cell table:style-name="ce2" table:formula="of:=(((([.I55]*[.I55])/20)+([.I55]))/3)" office:value-type="float" office:value="22.9209710743802" calcext:value-type="float">
            <text:p>22.92</text:p>
          </table:table-cell>
          <table:table-cell table:style-name="ce2" table:formula="of:=((([.I55]*[.I55])/20)+([.I55]))" office:value-type="float" office:value="68.7629132231405" calcext:value-type="float">
            <text:p>68.76</text:p>
          </table:table-cell>
          <table:table-cell table:style-name="ce2" table:formula="of:=((MIN([.I33:.I55])*([.C55]-[.C32])*1760)/(24*60*60*5*2))" office:value-type="float" office:value="65.0094696969697" calcext:value-type="float">
            <text:p>65.01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55]*3" office:value-type="float" office:value="1825.35211267606" calcext:value-type="float">
            <text:p>1825.35211267606</text:p>
          </table:table-cell>
        </table:table-row>
        <table:table-row table:style-name="ro2">
          <table:table-cell table:number-columns-repeated="2"/>
          <table:table-cell office:value-type="float" office:value="2928" calcext:value-type="float">
            <text:p>2928</text:p>
          </table:table-cell>
          <table:table-cell office:value-type="float" office:value="2938" calcext:value-type="float">
            <text:p>2938</text:p>
          </table:table-cell>
          <table:table-cell table:formula="of:=([.D56] - [.C56])" office:value-type="float" office:value="10" calcext:value-type="float">
            <text:p>10</text:p>
          </table:table-cell>
          <table:table-cell table:formula="of:=([.E56]/5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table:formula="of:=(25*3600/1760)/(([.E56]-1)/5)" office:value-type="float" office:value="28.4090909090909" calcext:value-type="float">
            <text:p>28.41</text:p>
          </table:table-cell>
          <table:table-cell table:formula="of:=(25*3600/1760)/[.F56]" office:value-type="float" office:value="25.5681818181818" calcext:value-type="float">
            <text:p>25.57</text:p>
          </table:table-cell>
          <table:table-cell table:formula="of:=(25*3600/1760)/(([.E56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56]-[.C50])*2)" office:value-type="float" office:value="1069.30693069307" calcext:value-type="float">
            <text:p>1069.3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6]*([.$C56]-[.$C51])*1760)/(24*60*60*2))" office:value-type="float" office:value="32.6967592592593" calcext:value-type="float">
            <text:p>32.70</text:p>
          </table:table-cell>
          <table:table-cell table:style-name="ce2" table:formula="of:=(([.I56]*([.$C56]-[.$C51])*1760)/(24*60*60*2))" office:value-type="float" office:value="29.4270833333333" calcext:value-type="float">
            <text:p>29.43</text:p>
          </table:table-cell>
          <table:table-cell table:style-name="ce2" table:formula="of:=(([.J56]*([.$C56]-[.$C51])*1760)/(24*60*60*2))" office:value-type="float" office:value="26.7518939393939" calcext:value-type="float">
            <text:p>26.75</text:p>
          </table:table-cell>
          <table:table-cell table:style-name="ce2" table:formula="of:=(((([.I56]*[.I56])/20)+([.I56]))/3)" office:value-type="float" office:value="19.4182592975207" calcext:value-type="float">
            <text:p>19.42</text:p>
          </table:table-cell>
          <table:table-cell table:style-name="ce2" table:formula="of:=((([.I56]*[.I56])/20)+([.I56]))" office:value-type="float" office:value="58.254777892562" calcext:value-type="float">
            <text:p>58.25</text:p>
          </table:table-cell>
          <table:table-cell table:style-name="ce2" table:formula="of:=((MIN([.I34:.I56])*([.C56]-[.C33])*1760)/(24*60*60*5*2))" office:value-type="float" office:value="64.4412878787879" calcext:value-type="float">
            <text:p>64.44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56]*3" office:value-type="float" office:value="3207.92079207921" calcext:value-type="float">
            <text:p>3207.92079207921</text:p>
          </table:table-cell>
        </table:table-row>
        <table:table-row table:style-name="ro2">
          <table:table-cell table:number-columns-repeated="2"/>
          <table:table-cell office:value-type="float" office:value="2951" calcext:value-type="float">
            <text:p>2951</text:p>
          </table:table-cell>
          <table:table-cell office:value-type="float" office:value="2964" calcext:value-type="float">
            <text:p>2964</text:p>
          </table:table-cell>
          <table:table-cell table:formula="of:=([.D57] - [.C57])" office:value-type="float" office:value="13" calcext:value-type="float">
            <text:p>13</text:p>
          </table:table-cell>
          <table:table-cell table:formula="of:=([.E57]/5)" office:value-type="float" office:value="2.6" calcext:value-type="float">
            <text:p>2.60</text:p>
          </table:table-cell>
          <table:table-cell office:value-type="float" office:value="1" calcext:value-type="float">
            <text:p>1</text:p>
          </table:table-cell>
          <table:table-cell table:formula="of:=(25*3600/1760)/(([.E57]-1)/5)" office:value-type="float" office:value="21.3068181818182" calcext:value-type="float">
            <text:p>21.31</text:p>
          </table:table-cell>
          <table:table-cell table:formula="of:=(25*3600/1760)/[.F57]" office:value-type="float" office:value="19.6678321678322" calcext:value-type="float">
            <text:p>19.67</text:p>
          </table:table-cell>
          <table:table-cell table:formula="of:=(25*3600/1760)/(([.E57]+1)/5)" office:value-type="float" office:value="18.262987012987" calcext:value-type="float">
            <text:p>18.2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57]-[.C51])*2)" office:value-type="float" office:value="1588.23529411765" calcext:value-type="float">
            <text:p>1588.24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7]*([.$C57]-[.$C52])*1760)/(24*60*60*2))" office:value-type="float" office:value="19.7482638888889" calcext:value-type="float">
            <text:p>19.75</text:p>
          </table:table-cell>
          <table:table-cell table:style-name="ce2" table:formula="of:=(([.I57]*([.$C57]-[.$C52])*1760)/(24*60*60*2))" office:value-type="float" office:value="18.2291666666667" calcext:value-type="float">
            <text:p>18.23</text:p>
          </table:table-cell>
          <table:table-cell table:style-name="ce2" table:formula="of:=(([.J57]*([.$C57]-[.$C52])*1760)/(24*60*60*2))" office:value-type="float" office:value="16.9270833333333" calcext:value-type="float">
            <text:p>16.93</text:p>
          </table:table-cell>
          <table:table-cell table:style-name="ce2" table:formula="of:=(((([.I57]*[.I57])/20)+([.I57]))/3)" office:value-type="float" office:value="13.0030044256443" calcext:value-type="float">
            <text:p>13.00</text:p>
          </table:table-cell>
          <table:table-cell table:style-name="ce2" table:formula="of:=((([.I57]*[.I57])/20)+([.I57]))" office:value-type="float" office:value="39.0090132769329" calcext:value-type="float">
            <text:p>39.01</text:p>
          </table:table-cell>
          <table:table-cell table:style-name="ce2" table:formula="of:=((MIN([.I35:.I57])*([.C57]-[.C34])*1760)/(24*60*60*5*2))" office:value-type="float" office:value="51.8830128205128" calcext:value-type="float">
            <text:p>51.88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57]*3" office:value-type="float" office:value="4764.70588235295" calcext:value-type="float">
            <text:p>4764.70588235295</text:p>
          </table:table-cell>
        </table:table-row>
        <table:table-row table:style-name="ro2">
          <table:table-cell table:number-columns-repeated="2"/>
          <table:table-cell office:value-type="float" office:value="2954" calcext:value-type="float">
            <text:p>2954</text:p>
          </table:table-cell>
          <table:table-cell office:value-type="float" office:value="2964" calcext:value-type="float">
            <text:p>2964</text:p>
          </table:table-cell>
          <table:table-cell table:formula="of:=([.D58] - [.C58])" office:value-type="float" office:value="10" calcext:value-type="float">
            <text:p>10</text:p>
          </table:table-cell>
          <table:table-cell table:formula="of:=([.E58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8]-1)/5)" office:value-type="float" office:value="28.4090909090909" calcext:value-type="float">
            <text:p>28.41</text:p>
          </table:table-cell>
          <table:table-cell table:formula="of:=(25*3600/1760)/[.F58]" office:value-type="float" office:value="25.5681818181818" calcext:value-type="float">
            <text:p>25.57</text:p>
          </table:table-cell>
          <table:table-cell table:formula="of:=(25*3600/1760)/(([.E58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58]-[.C52])*2)" office:value-type="float" office:value="2297.87234042553" calcext:value-type="float">
            <text:p>2297.8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8]*([.$C58]-[.$C53])*1760)/(24*60*60*2))" office:value-type="float" office:value="19.0972222222222" calcext:value-type="float">
            <text:p>19.10</text:p>
          </table:table-cell>
          <table:table-cell table:style-name="ce2" table:formula="of:=(([.I58]*([.$C58]-[.$C53])*1760)/(24*60*60*2))" office:value-type="float" office:value="17.1875" calcext:value-type="float">
            <text:p>17.19</text:p>
          </table:table-cell>
          <table:table-cell table:style-name="ce2" table:formula="of:=(([.J58]*([.$C58]-[.$C53])*1760)/(24*60*60*2))" office:value-type="float" office:value="15.625" calcext:value-type="float">
            <text:p>15.63</text:p>
          </table:table-cell>
          <table:table-cell table:style-name="ce2" table:formula="of:=(((([.I58]*[.I58])/20)+([.I58]))/3)" office:value-type="float" office:value="19.4182592975207" calcext:value-type="float">
            <text:p>19.42</text:p>
          </table:table-cell>
          <table:table-cell table:style-name="ce2" table:formula="of:=((([.I58]*[.I58])/20)+([.I58]))" office:value-type="float" office:value="58.254777892562" calcext:value-type="float">
            <text:p>58.25</text:p>
          </table:table-cell>
          <table:table-cell table:style-name="ce2" table:formula="of:=((MIN([.I36:.I58])*([.C58]-[.C35])*1760)/(24*60*60*5*2))" office:value-type="float" office:value="47.4759615384615" calcext:value-type="float">
            <text:p>47.48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58]*3" office:value-type="float" office:value="6893.61702127659" calcext:value-type="float">
            <text:p>6893.61702127659</text:p>
          </table:table-cell>
        </table:table-row>
        <table:table-row table:style-name="ro2"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2974" calcext:value-type="float">
            <text:p>2974</text:p>
          </table:table-cell>
          <table:table-cell table:formula="of:=([.D59] - [.C59])" office:value-type="float" office:value="10" calcext:value-type="float">
            <text:p>10</text:p>
          </table:table-cell>
          <table:table-cell table:formula="of:=([.E59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9]-1)/5)" office:value-type="float" office:value="28.4090909090909" calcext:value-type="float">
            <text:p>28.41</text:p>
          </table:table-cell>
          <table:table-cell table:formula="of:=(25*3600/1760)/[.F59]" office:value-type="float" office:value="25.5681818181818" calcext:value-type="float">
            <text:p>25.57</text:p>
          </table:table-cell>
          <table:table-cell table:formula="of:=(25*3600/1760)/(([.E59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59]-[.C53])*2)" office:value-type="float" office:value="2842.10526315789" calcext:value-type="float">
            <text:p>2842.1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9]*([.$C59]-[.$C54])*1760)/(24*60*60*2))" office:value-type="float" office:value="19.3865740740741" calcext:value-type="float">
            <text:p>19.39</text:p>
          </table:table-cell>
          <table:table-cell table:style-name="ce2" table:formula="of:=(([.I59]*([.$C59]-[.$C54])*1760)/(24*60*60*2))" office:value-type="float" office:value="17.4479166666667" calcext:value-type="float">
            <text:p>17.45</text:p>
          </table:table-cell>
          <table:table-cell table:style-name="ce2" table:formula="of:=(([.J59]*([.$C59]-[.$C54])*1760)/(24*60*60*2))" office:value-type="float" office:value="15.8617424242424" calcext:value-type="float">
            <text:p>15.86</text:p>
          </table:table-cell>
          <table:table-cell table:style-name="ce2" table:formula="of:=(((([.I59]*[.I59])/20)+([.I59]))/3)" office:value-type="float" office:value="19.4182592975207" calcext:value-type="float">
            <text:p>19.42</text:p>
          </table:table-cell>
          <table:table-cell table:style-name="ce2" table:formula="of:=((([.I59]*[.I59])/20)+([.I59]))" office:value-type="float" office:value="58.254777892562" calcext:value-type="float">
            <text:p>58.25</text:p>
          </table:table-cell>
          <table:table-cell table:style-name="ce2" table:formula="of:=((MIN([.I37:.I59])*([.C59]-[.C36])*1760)/(24*60*60*5*2))" office:value-type="float" office:value="47.676282051282" calcext:value-type="float">
            <text:p>47.68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59]*3" office:value-type="float" office:value="8526.31578947367" calcext:value-type="float">
            <text:p>8526.31578947367</text:p>
          </table:table-cell>
        </table:table-row>
        <table:table-row table:style-name="ro2">
          <table:table-cell table:number-columns-repeated="2"/>
          <table:table-cell office:value-type="float" office:value="3020" calcext:value-type="float">
            <text:p>3020</text:p>
          </table:table-cell>
          <table:table-cell office:value-type="float" office:value="3028" calcext:value-type="float">
            <text:p>3028</text:p>
          </table:table-cell>
          <table:table-cell table:formula="of:=([.D60] - [.C60])" office:value-type="float" office:value="8" calcext:value-type="float">
            <text:p>8</text:p>
          </table:table-cell>
          <table:table-cell table:formula="of:=([.E60]/5)" office:value-type="float" office:value="1.6" calcext:value-type="float">
            <text:p>1.60</text:p>
          </table:table-cell>
          <table:table-cell office:value-type="float" office:value="1" calcext:value-type="float">
            <text:p>1</text:p>
          </table:table-cell>
          <table:table-cell table:formula="of:=(25*3600/1760)/(([.E60]-1)/5)" office:value-type="float" office:value="36.525974025974" calcext:value-type="float">
            <text:p>36.53</text:p>
          </table:table-cell>
          <table:table-cell table:formula="of:=(25*3600/1760)/[.F60]" office:value-type="float" office:value="31.9602272727273" calcext:value-type="float">
            <text:p>31.96</text:p>
          </table:table-cell>
          <table:table-cell table:formula="of:=(25*3600/1760)/(([.E60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60]-[.C54])*2)" office:value-type="float" office:value="1756.09756097561" calcext:value-type="float">
            <text:p>1756.1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60]*([.$C60]-[.$C55])*1760)/(24*60*60*2))" office:value-type="float" office:value="40.5505952380952" calcext:value-type="float">
            <text:p>40.55</text:p>
          </table:table-cell>
          <table:table-cell table:style-name="ce2" table:formula="of:=(([.I60]*([.$C60]-[.$C55])*1760)/(24*60*60*2))" office:value-type="float" office:value="35.4817708333333" calcext:value-type="float">
            <text:p>35.48</text:p>
          </table:table-cell>
          <table:table-cell table:style-name="ce2" table:formula="of:=(([.J60]*([.$C60]-[.$C55])*1760)/(24*60*60*2))" office:value-type="float" office:value="31.5393518518519" calcext:value-type="float">
            <text:p>31.54</text:p>
          </table:table-cell>
          <table:table-cell table:style-name="ce2" table:formula="of:=(((([.I60]*[.I60])/20)+([.I60]))/3)" office:value-type="float" office:value="27.6776778796488" calcext:value-type="float">
            <text:p>27.68</text:p>
          </table:table-cell>
          <table:table-cell table:style-name="ce2" table:formula="of:=((([.I60]*[.I60])/20)+([.I60]))" office:value-type="float" office:value="83.0330336389463" calcext:value-type="float">
            <text:p>83.03</text:p>
          </table:table-cell>
          <table:table-cell table:style-name="ce2" table:formula="of:=((MIN([.I38:.I60])*([.C60]-[.C37])*1760)/(24*60*60*5*2))" office:value-type="float" office:value="49.7596153846154" calcext:value-type="float">
            <text:p>49.76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60]*3" office:value-type="float" office:value="5268.29268292683" calcext:value-type="float">
            <text:p>5268.29268292683</text:p>
          </table:table-cell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2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2" table:number-columns-repeated="4"/>
          <table:table-cell table:number-columns-repeated="3"/>
        </table:table-row>
        <table:table-row table:style-name="ro1" table:number-rows-repeated="288">
          <table:table-cell table:number-columns-repeated="14"/>
          <table:table-cell table:style-name="ce2" table:number-columns-repeated="6"/>
          <table:table-cell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5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2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2" table:number-columns-repeated="4"/>
          <table:table-cell table:number-columns-repeated="3"/>
        </table:table-row>
        <table:table-row table:style-name="ro1" table:number-rows-repeated="64">
          <table:table-cell table:number-columns-repeated="14"/>
          <table:table-cell table:style-name="ce2" table:number-columns-repeated="6"/>
          <table:table-cell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5"/>
          <table:table-cell table:style-name="ce5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2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2" table:number-columns-repeated="4"/>
          <table:table-cell table:number-columns-repeated="3"/>
        </table:table-row>
        <table:table-row table:style-name="ro1" table:number-rows-repeated="32">
          <table:table-cell table:number-columns-repeated="14"/>
          <table:table-cell table:style-name="ce2" table:number-columns-repeated="6"/>
          <table:table-cell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18"/>
          <table:table-cell table:style-name="ce7" table:number-columns-repeated="2"/>
          <table:table-cell/>
        </table:table-row>
        <table:table-row table:style-name="ro1" table:number-rows-repeated="2">
          <table:table-cell table:number-columns-repeated="21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2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2" table:number-columns-repeated="4"/>
          <table:table-cell table:number-columns-repeated="3"/>
        </table:table-row>
        <table:table-row table:style-name="ro1" table:number-rows-repeated="24">
          <table:table-cell table:number-columns-repeated="14"/>
          <table:table-cell table:style-name="ce2" table:number-columns-repeated="6"/>
          <table:table-cell/>
        </table:table-row>
        <table:table-row table:style-name="ro1" table:number-rows-repeated="26"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 table:number-rows-repeated="104801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shapes>
          <draw:frame draw:z-index="0" draw:style-name="gr1" draw:text-style-name="P1" svg:width="303.36mm" svg:height="164.22mm" svg:x="33.62mm" svg:y="629.44mm">
            <loext:p draw:notify-on-update-of-ranges="Sheet1.H345:Sheet1.H345 Sheet1.H346:Sheet1.H413 Sheet1.I345:Sheet1.I345 Sheet1.I346:Sheet1.I413 Sheet1.J345:Sheet1.J345 Sheet1.J346:Sheet1.J413 Sheet1.K345:Sheet1.K345 Sheet1.K346:Sheet1.K41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309.52mm" svg:height="164.27mm" svg:x="27.18mm" svg:y="769.37mm">
            <loext:p draw:notify-on-update-of-ranges="Sheet1.H425:Sheet1.H425 Sheet1.H426:Sheet1.H461 Sheet1.I425:Sheet1.I425 Sheet1.I426:Sheet1.I461 Sheet1.J425:Sheet1.J425 Sheet1.J426:Sheet1.J461 Sheet1.K425:Sheet1.K425 Sheet1.K426:Sheet1.K46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307.32mm" svg:height="164.93mm" svg:x="23.02mm" svg:y="13.81mm">
            <loext:p draw:notify-on-update-of-ranges="Sheet1.H9:Sheet1.H9 Sheet1.H11:Sheet1.H37 Sheet1.I9:Sheet1.I9 Sheet1.I11:Sheet1.I37 Sheet1.J9:Sheet1.J9 Sheet1.J11:Sheet1.J37 Sheet1.K9:Sheet1.K9 Sheet1.K11:Sheet1.K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309.52mm" svg:height="164.27mm" svg:x="22.37mm" svg:y="226.03mm">
            <loext:p draw:notify-on-update-of-ranges="Sheet1.H45:Sheet1.H45 Sheet1.H46:Sheet1.H337 Sheet1.I45:Sheet1.I45 Sheet1.I46:Sheet1.I337 Sheet1.J45:Sheet1.J45 Sheet1.J46:Sheet1.J337 Sheet1.K45:Sheet1.K45 Sheet1.K46:Sheet1.K337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4" draw:style-name="gr1" draw:text-style-name="P1" svg:width="309.52mm" svg:height="164.27mm" svg:x="22.58mm" svg:y="408mm">
            <loext:p draw:notify-on-update-of-ranges="Sheet1.I45:Sheet1.I45 Sheet1.I46:Sheet1.I337 Sheet1.K45:Sheet1.K45 Sheet1.K46:Sheet1.K337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7" table:default-cell-style-name="Default"/>
        <table:table-row table:style-name="ro3">
          <table:table-cell/>
        </table:table-row>
      </table:table>
      <table:table table:name="Sheet3" table:style-name="ta1">
        <table:shapes>
          <draw:frame draw:z-index="0" draw:style-name="gr1" draw:text-style-name="P1" svg:width="329.46mm" svg:height="165.14mm" svg:x="22.8mm" svg:y="916.99mm">
            <loext:p draw:notify-on-update-of-ranges="Sheet1.L429:Sheet1.L429 Sheet1.L430:Sheet1.L461 Sheet1.M425:Sheet1.M425 Sheet1.M426:Sheet1.M46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329.46mm" svg:height="165.14mm" svg:x="23.02mm" svg:y="738.89mm">
            <loext:p draw:notify-on-update-of-ranges="Sheet1.L345:Sheet1.L345 Sheet1.L346:Sheet1.L413 Sheet1.M345:Sheet1.M345 Sheet1.M346:Sheet1.M41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329.46mm" svg:height="165.14mm" svg:x="21.27mm" svg:y="391.37mm">
            <loext:p draw:notify-on-update-of-ranges="Sheet1.L45:Sheet1.L45 Sheet1.L46:Sheet1.L327 Sheet1.M45:Sheet1.M45 Sheet1.M46:Sheet1.M32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359.32mm" svg:height="158.73mm" svg:x="24.73mm" svg:y="8.31mm">
            <loext:p draw:notify-on-update-of-ranges="Sheet1.U9:Sheet1.U9 Sheet1.U10:Sheet1.U60 Sheet1.T9:Sheet1.T9 Sheet1.T10:Sheet1.T60 Sheet1.M9:Sheet1.M9 Sheet1.M10:Sheet1.M60 Sheet1.L9:Sheet1.L9 Sheet1.L10:Sheet1.L6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draw:text-style-name="P1" svg:width="329.46mm" svg:height="165.14mm" svg:x="23.9mm" svg:y="563.41mm">
            <loext:p draw:notify-on-update-of-ranges="Sheet1.C46:Sheet1.C327 Sheet1.L45:Sheet1.L45 Sheet1.L46:Sheet1.L327 Sheet1.C46:Sheet1.C327 Sheet1.M45:Sheet1.M45 Sheet1.M46:Sheet1.M327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5" draw:style-name="gr1" draw:text-style-name="P1" svg:width="355.11mm" svg:height="165.18mm" svg:x="27.42mm" svg:y="181.95mm">
            <loext:p draw:notify-on-update-of-ranges="Sheet1.C10:Sheet1.C60 Sheet1.L9:Sheet1.L9 Sheet1.L10:Sheet1.L60 Sheet1.C10:Sheet1.C60 Sheet1.M9:Sheet1.M9 Sheet1.M10:Sheet1.M60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7" table:default-cell-style-name="Default"/>
        <table:table-row table:style-name="ro3">
          <table:table-cell/>
        </table:table-row>
      </table:table>
      <table:table table:name="Sheet4" table:style-name="ta1">
        <table:shapes>
          <draw:frame draw:z-index="0" draw:style-name="gr1" draw:text-style-name="P1" svg:width="369.58mm" svg:height="175.28mm" svg:x="22.58mm" svg:y="448.16mm">
            <loext:p draw:notify-on-update-of-ranges="Sheet1.O45:Sheet1.O45 Sheet1.O46:Sheet1.O336 Sheet1.Q45:Sheet1.Q45 Sheet1.Q46:Sheet1.Q336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405.76mm" svg:height="195.83mm" svg:x="21.93mm" svg:y="217.11mm">
            <loext:p draw:notify-on-update-of-ranges="Sheet1.Q9:Sheet1.Q9 Sheet1.Q10:Sheet1.Q60 Sheet1.P9:Sheet1.P9 Sheet1.P10:Sheet1.P60 Sheet1.O9:Sheet1.O9 Sheet1.O10:Sheet1.O60 Sheet1.N9:Sheet1.N9 Sheet1.N10:Sheet1.N6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draw:text-style-name="P1" svg:width="405.1mm" svg:height="181.95mm" svg:x="23.55mm" svg:y="14.52mm">
            <loext:p draw:notify-on-update-of-ranges="Sheet1.O9:Sheet1.O9 Sheet1.O10:Sheet1.O60 Sheet1.Q9:Sheet1.Q9 Sheet1.Q10:Sheet1.Q6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355.77mm" svg:height="190.18mm" svg:x="387.13mm" svg:y="652.99mm">
            <loext:p draw:notify-on-update-of-ranges="Sheet1.Q45:Sheet1.Q45 Sheet1.Q46:Sheet1.Q141 Sheet1.P45:Sheet1.P45 Sheet1.P46:Sheet1.P141 Sheet1.O45:Sheet1.O45 Sheet1.O46:Sheet1.O141 Sheet1.N45:Sheet1.N45 Sheet1.N46:Sheet1.N141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draw:text-style-name="P1" svg:width="355.77mm" svg:height="190.18mm" svg:x="388.44mm" svg:y="863.69mm">
            <loext:p draw:notify-on-update-of-ranges="Sheet1.Q45:Sheet1.Q45 Sheet1.Q270:Sheet1.Q327 Sheet1.N45:Sheet1.N45 Sheet1.N270:Sheet1.N327 Sheet1.O45:Sheet1.O45 Sheet1.O270:Sheet1.O327 Sheet1.P45:Sheet1.P45 Sheet1.P270:Sheet1.P327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5" draw:style-name="gr1" draw:text-style-name="P1" svg:width="355.77mm" svg:height="190.18mm" svg:x="24.12mm" svg:y="641.34mm">
            <loext:p draw:notify-on-update-of-ranges="Sheet1.Q45:Sheet1.Q45 Sheet1.Q46:Sheet1.Q337 Sheet1.P45:Sheet1.P45 Sheet1.P46:Sheet1.P337 Sheet1.O45:Sheet1.O45 Sheet1.O46:Sheet1.O337 Sheet1.N45:Sheet1.N45 Sheet1.N46:Sheet1.N337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6" draw:style-name="gr1" draw:text-style-name="P1" svg:width="369.58mm" svg:height="175.28mm" svg:x="57.88mm" svg:y="1395.57mm">
            <loext:p draw:notify-on-update-of-ranges="Sheet1.O45:Sheet1.O45 Sheet1.O46:Sheet1.O337 Sheet1.Q45:Sheet1.Q45 Sheet1.Q46:Sheet1.Q337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/00/0000</text:date>, <text:time style:data-style-name="N2" text:time-value="09:05:55.028422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2:30:16.181357453</meta:creation-date>
    <dc:date>2016-02-13T09:10:02.359351285</dc:date>
    <meta:editing-duration>PT23H30M17S</meta:editing-duration>
    <meta:editing-cycles>51</meta:editing-cycles>
    <meta:generator>LibreOffice/5.0.2.2$Linux_X86_64 LibreOffice_project/00m0$Build-2</meta:generator>
    <meta:document-statistic meta:table-count="4" meta:cell-count="1019" meta:object-count="22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11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2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112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145cm" svg:height="16.569cm" xlink:href=".." xlink:type="simple" chart:class="chart:line" chart:style-name="ch1">
        <chart:title svg:x="8.508cm" svg:y="0.583cm" chart:style-name="ch2">
          <text:p>Huddersfield Rd Diggle -  Traffic Survey 10 min Sample</text:p>
        </chart:title>
        <chart:subtitle svg:x="10.443cm" svg:y="1.754cm" chart:style-name="ch3">
          <text:p>Saturday 09th Jan 15:00  to 15:10</text:p>
        </chart:subtitle>
        <chart:legend svg:x="12.098cm" svg:y="3.341cm" style:legend-expansion="custom" chartooo:width="7.595cm" chartooo:height="2.133cm" style:legend-expansion-aspect-ratio="3.56071261134552" chart:style-name="ch4"/>
        <chart:plot-area chart:style-name="ch5" table:cell-range-address="Sheet1.H9:Sheet1.K60" chart:data-source-has-labels="row" svg:x="2.055cm" svg:y="3.164cm" svg:width="24.387cm" svg:height="11.623cm">
          <chartooo:coordinate-region svg:x="3.211cm" svg:y="3.37cm" svg:width="23.025cm" svg:height="10.758cm"/>
          <chart:axis chart:dimension="x" chart:name="primary-x" chart:style-name="ch6">
            <chart:title svg:x="13.694cm" svg:y="15.118cm" chart:style-name="ch7">
              <text:p>Vehicle</text:p>
            </chart:title>
          </chart:axis>
          <chart:axis chart:dimension="y" chart:name="primary-y" chart:style-name="ch8">
            <chart:title svg:x="0.943cm" svg:y="9.879cm" chart:style-name="ch9">
              <text:p>Speed MPH</text:p>
            </chart:title>
            <chart:grid chart:style-name="ch10" chart:class="major"/>
          </chart:axis>
          <chart:series chart:style-name="ch11" chart:values-cell-range-address="Sheet1.H10:Sheet1.H60" chart:label-cell-address="Sheet1.H9:Sheet1.H9" chart:class="chart:line">
            <chart:data-point chart:repeated="51"/>
          </chart:series>
          <chart:series chart:style-name="ch12" chart:values-cell-range-address="Sheet1.I10:Sheet1.I60" chart:label-cell-address="Sheet1.I9:Sheet1.I9" chart:class="chart:line">
            <chart:data-point chart:repeated="51"/>
          </chart:series>
          <chart:series chart:style-name="ch13" chart:values-cell-range-address="Sheet1.J10:Sheet1.J60" chart:label-cell-address="Sheet1.J9:Sheet1.J9" chart:class="chart:line">
            <chart:data-point chart:repeated="51"/>
          </chart:series>
          <chart:series chart:style-name="ch14" chart:values-cell-range-address="Sheet1.K10:Sheet1.K60" chart:label-cell-address="Sheet1.K9:Sheet1.K9" chart:class="chart:line">
            <chart:data-point chart:repeated="5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 – 5 Frames</text:p>
                <draw:g>
                  <svg:desc>Sheet1.H9:Sheet1.H9</svg:desc>
                </draw:g>
              </table:table-cell>
              <table:table-cell office:value-type="string">
                <text:p>Vehicle Speed MPH over 25yds</text:p>
                <draw:g>
                  <svg:desc>Sheet1.I9:Sheet1.I9</svg:desc>
                </draw:g>
              </table:table-cell>
              <table:table-cell office:value-type="string">
                <text:p>Err + 5 Frames</text:p>
                <draw:g>
                  <svg:desc>Sheet1.J9:Sheet1.J9</svg:desc>
                </draw:g>
              </table:table-cell>
              <table:table-cell office:value-type="string">
                <text:p>Average Speed of All – MPH</text:p>
                <draw:g>
                  <svg:desc>Sheet1.K9:Sheet1.K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.6136363636364">
                <text:p>42.6136363636364</text:p>
                <draw:g>
                  <svg:desc>Sheet1.H10:Sheet1.H60</svg:desc>
                </draw:g>
              </table:table-cell>
              <table:table-cell office:value-type="float" office:value="36.525974025974">
                <text:p>36.525974025974</text:p>
                <draw:g>
                  <svg:desc>Sheet1.I10:Sheet1.I60</svg:desc>
                </draw:g>
              </table:table-cell>
              <table:table-cell office:value-type="float" office:value="31.9602272727273">
                <text:p>31.9602272727273</text:p>
                <draw:g>
                  <svg:desc>Sheet1.J10:Sheet1.J60</svg:desc>
                </draw:g>
              </table:table-cell>
              <table:table-cell office:value-type="float" office:value="29.1689287762149">
                <text:p>29.1689287762149</text:p>
                <draw:g>
                  <svg:desc>Sheet1.K10:Sheet1.K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4569377990431">
                <text:p>13.4569377990431</text:p>
              </table:table-cell>
              <table:table-cell office:value-type="float" office:value="12.7840909090909">
                <text:p>12.7840909090909</text:p>
              </table:table-cell>
              <table:table-cell office:value-type="float" office:value="12.1753246753247">
                <text:p>12.1753246753247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1166007905138">
                <text:p>11.1166007905138</text:p>
              </table:table-cell>
              <table:table-cell office:value-type="float" office:value="10.6534090909091">
                <text:p>10.6534090909091</text:p>
              </table:table-cell>
              <table:table-cell office:value-type="float" office:value="10.2272727272727">
                <text:p>10.2272727272727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.9204545454545">
                <text:p>63.9204545454545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18.262987012987">
                <text:p>18.262987012987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60" chart:interval-major="5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733cm" svg:height="16.494cm" xlink:href=".." xlink:type="simple" chart:class="chart:line" chart:style-name="ch1">
        <chart:title svg:x="7.306cm" svg:y="0.463cm" chart:style-name="ch2">
          <text:p>Huddersfield Rd Traffic survey - 21:00 18th May 2015 - Speed of vehicles</text:p>
        </chart:title>
        <chart:subtitle svg:x="4.794cm" svg:y="2.269cm" chart:style-name="ch3">
          <text:p>Speed of vehicles measured over 10 minute Sample</text:p>
        </chart:subtitle>
        <chart:legend svg:x="19.985cm" svg:y="1.375cm" style:legend-expansion="custom" chartooo:width="6.364cm" chartooo:height="3.542cm" style:legend-expansion-aspect-ratio="1.79672501411632" chart:style-name="ch4"/>
        <chart:plot-area chart:style-name="ch5" table:cell-range-address="Sheet1.H9:Sheet1.K9 Sheet1.H11:Sheet1.K37" chart:data-source-has-labels="row" svg:x="1.065cm" svg:y="1.525cm" svg:width="29.079cm" svg:height="13.525cm">
          <chartooo:coordinate-region svg:x="2.221cm" svg:y="1.73cm" svg:width="27.717cm" svg:height="12.661cm"/>
          <chart:axis chart:dimension="x" chart:name="primary-x" chart:style-name="ch6">
            <chart:title svg:x="14.963cm" svg:y="15.379cm" chart:style-name="ch7">
              <text:p>Vehicles</text:p>
            </chart:title>
          </chart:axis>
          <chart:axis chart:dimension="y" chart:name="primary-y" chart:style-name="ch8">
            <chart:title svg:x="0cm" svg:y="9.731cm" chart:style-name="ch9">
              <text:p>Vehicle Speed MPH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Sheet1.H11:Sheet1.H37" chart:label-cell-address="Sheet1.H9:Sheet1.H9" chart:class="chart:line">
            <chart:data-point chart:repeated="27"/>
          </chart:series>
          <chart:series chart:style-name="ch12" chart:values-cell-range-address="Sheet1.I11:Sheet1.I37" chart:label-cell-address="Sheet1.I9:Sheet1.I9" chart:class="chart:line">
            <chart:data-point chart:repeated="27"/>
          </chart:series>
          <chart:series chart:style-name="ch13" chart:values-cell-range-address="Sheet1.J11:Sheet1.J37" chart:label-cell-address="Sheet1.J9:Sheet1.J9" chart:class="chart:line">
            <chart:data-point chart:repeated="27"/>
          </chart:series>
          <chart:series chart:style-name="ch14" chart:values-cell-range-address="Sheet1.K11:Sheet1.K37" chart:label-cell-address="Sheet1.K9:Sheet1.K9" chart:class="chart:line">
            <chart:data-point chart:repeated="2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 – 5 Frames</text:p>
                <draw:g>
                  <svg:desc>Sheet1.H9:Sheet1.H9</svg:desc>
                </draw:g>
              </table:table-cell>
              <table:table-cell office:value-type="string">
                <text:p>Vehicle Speed MPH over 25yds</text:p>
                <draw:g>
                  <svg:desc>Sheet1.I9:Sheet1.I9</svg:desc>
                </draw:g>
              </table:table-cell>
              <table:table-cell office:value-type="string">
                <text:p>Err + 5 Frames</text:p>
                <draw:g>
                  <svg:desc>Sheet1.J9:Sheet1.J9</svg:desc>
                </draw:g>
              </table:table-cell>
              <table:table-cell office:value-type="string">
                <text:p>Average Speed of All – MPH</text:p>
                <draw:g>
                  <svg:desc>Sheet1.K9:Sheet1.K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4569377990431">
                <text:p>13.4569377990431</text:p>
                <draw:g>
                  <svg:desc>Sheet1.H11:Sheet1.H37</svg:desc>
                </draw:g>
              </table:table-cell>
              <table:table-cell office:value-type="float" office:value="12.7840909090909">
                <text:p>12.7840909090909</text:p>
                <draw:g>
                  <svg:desc>Sheet1.I11:Sheet1.I37</svg:desc>
                </draw:g>
              </table:table-cell>
              <table:table-cell office:value-type="float" office:value="12.1753246753247">
                <text:p>12.1753246753247</text:p>
                <draw:g>
                  <svg:desc>Sheet1.J11:Sheet1.J37</svg:desc>
                </draw:g>
              </table:table-cell>
              <table:table-cell office:value-type="float" office:value="29.1689287762149">
                <text:p>29.1689287762149</text:p>
                <draw:g>
                  <svg:desc>Sheet1.K11:Sheet1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1166007905138">
                <text:p>11.1166007905138</text:p>
              </table:table-cell>
              <table:table-cell office:value-type="float" office:value="10.6534090909091">
                <text:p>10.6534090909091</text:p>
              </table:table-cell>
              <table:table-cell office:value-type="float" office:value="10.2272727272727">
                <text:p>10.2272727272727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9204545454545">
                <text:p>63.9204545454545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29.1689287762149">
                <text:p>29.16892877621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style:rotation-angle="0"/>
      <style:text-properties fo:font-size="14pt" fo:font-weight="bold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aximum="8000" chart:interval-major="5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1cm" chart:symbol-height="0.1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3 2 1 0" chart:style-name="ch1">
        <chart:title svg:x="5.008cm" svg:y="0.453cm" chart:style-name="ch2">
          <text:p>Huddersfield Rd - Traffic Survey 9 Jan 2016 : 15:00 - Traffic Flow rate (Vehicles per hour) - Averaged over each 5 Cars </text:p>
        </chart:title>
        <chart:subtitle svg:x="10.452cm" svg:y="1.336cm" chart:style-name="ch3">
          <text:p>against - Traffic levels with school traffic, morning and evening.</text:p>
        </chart:subtitle>
        <chart:legend svg:x="19.434cm" svg:y="2.576cm" style:legend-expansion="custom" chartooo:width="11.151cm" chartooo:height="6.235cm" style:legend-expansion-aspect-ratio="1.78845228548516" chart:style-name="ch4"/>
        <chart:plot-area chart:style-name="ch5" table:cell-range-address="Sheet1.T9:Sheet1.U60 Sheet1.L9:Sheet1.M60" chart:data-source-has-labels="row" svg:x="0.577cm" svg:y="2.113cm" svg:width="34.628cm" svg:height="11.951cm">
          <chartooo:coordinate-region svg:x="2.142cm" svg:y="2.318cm" svg:width="32.857cm" svg:height="11.087cm"/>
          <chart:axis chart:dimension="x" chart:name="primary-x" chart:style-name="ch6">
            <chart:title svg:x="14.447cm" svg:y="14.381cm" chart:style-name="ch7">
              <text:p>The Flow rate per hour for the last Five Vehicles</text:p>
            </chart:title>
          </chart:axis>
          <chart:axis chart:dimension="y" chart:name="primary-y" chart:style-name="ch8">
            <chart:title svg:x="0cm" svg:y="11.24cm" chart:style-name="ch9">
              <text:p>Vehicles Flow per Hour (last 5 cars sample)</text:p>
            </chart:title>
            <chart:grid chart:style-name="ch10" chart:class="major"/>
          </chart:axis>
          <chart:series chart:style-name="ch11" chart:values-cell-range-address="Sheet1.U10:Sheet1.U60" chart:label-cell-address="Sheet1.U9:Sheet1.U9" chart:class="chart:line">
            <chart:data-point chart:repeated="51"/>
          </chart:series>
          <chart:series chart:style-name="ch12" chart:values-cell-range-address="Sheet1.T10:Sheet1.T60" chart:label-cell-address="Sheet1.T9:Sheet1.T9" chart:class="chart:line">
            <chart:data-point chart:repeated="51"/>
          </chart:series>
          <chart:series chart:style-name="ch13" chart:values-cell-range-address="Sheet1.M10:Sheet1.M60" chart:label-cell-address="Sheet1.M9:Sheet1.M9" chart:class="chart:line">
            <chart:data-point chart:repeated="51"/>
          </chart:series>
          <chart:series chart:style-name="ch14" chart:values-cell-range-address="Sheet1.L10:Sheet1.L60" chart:label-cell-address="Sheet1.L9:Sheet1.L9" chart:class="chart:line">
            <chart:data-point chart:repeated="5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Each last 5 cars) – With School Traffic</text:p>
                <draw:g>
                  <svg:desc>Sheet1.U9:Sheet1.U9</svg:desc>
                </draw:g>
              </table:table-cell>
              <table:table-cell office:value-type="string">
                <text:p>Vehicles per Hour – With School Traffic</text:p>
                <draw:g>
                  <svg:desc>Sheet1.T9:Sheet1.T9</svg:desc>
                </draw:g>
              </table:table-cell>
              <table:table-cell office:value-type="string">
                <text:p>Vehicles Per Hour (10min Avg)</text:p>
                <draw:g>
                  <svg:desc>Sheet1.M9:Sheet1.M9</svg:desc>
                </draw:g>
              </table:table-cell>
              <table:table-cell office:value-type="string">
                <text:p>Vehicles Per Hour (Each  last 5 cars)</text:p>
                <draw:g>
                  <svg:desc>Sheet1.L9:Sheet1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U10:Sheet1.U60</svg:desc>
                </draw:g>
              </table:table-cell>
              <table:table-cell office:value-type="float" office:value="918">
                <text:p>918</text:p>
                <draw:g>
                  <svg:desc>Sheet1.T10:Sheet1.T60</svg:desc>
                </draw:g>
              </table:table-cell>
              <table:table-cell office:value-type="float" office:value="306">
                <text:p>306</text:p>
                <draw:g>
                  <svg:desc>Sheet1.M10:Sheet1.M60</svg:desc>
                </draw:g>
              </table:table-cell>
              <table:table-cell office:value-type="float" office:value="NaN">
                <text:p>NaN</text:p>
                <draw:g>
                  <svg:desc>Sheet1.L10:Sheet1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88.99082568807">
                <text:p>1188.99082568807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396.330275229358">
                <text:p>396.3302752293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7.78188539741">
                <text:p>1197.78188539741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399.260628465804">
                <text:p>399.2606284658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72.8323699422">
                <text:p>1872.8323699422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624.277456647399">
                <text:p>624.277456647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85.12396694215">
                <text:p>1785.12396694215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95.04132231405">
                <text:p>595.041322314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83.72093023256">
                <text:p>1883.72093023256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627.906976744186">
                <text:p>627.9069767441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69.97885835095">
                <text:p>1369.97885835095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456.659619450317">
                <text:p>456.6596194503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10.05586592179">
                <text:p>1810.05586592179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603.351955307263">
                <text:p>603.3519553072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35.54502369668">
                <text:p>1535.54502369668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11.848341232227">
                <text:p>511.8483412322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76.64233576642">
                <text:p>1576.64233576642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25.547445255475">
                <text:p>525.547445255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68.10176125245">
                <text:p>1268.10176125245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422.700587084149">
                <text:p>422.700587084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84.64351005484">
                <text:p>1184.64351005484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394.881170018282">
                <text:p>394.881170018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0.63241106719">
                <text:p>1280.63241106719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426.877470355731">
                <text:p>426.8774703557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96.55172413793">
                <text:p>1396.55172413793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465.51724137931">
                <text:p>465.517241379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69.00726392252">
                <text:p>1569.00726392252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23.002421307506">
                <text:p>523.0024213075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11.76470588235">
                <text:p>1411.76470588235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470.588235294118">
                <text:p>470.5882352941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61.53846153846">
                <text:p>1661.53846153846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53.846153846154">
                <text:p>553.846153846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25.35211267606">
                <text:p>1825.35211267606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608.450704225352">
                <text:p>608.4507042253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00">
                <text:p>2700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40">
                <text:p>3240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36.09022556391">
                <text:p>2436.09022556391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812.03007518797">
                <text:p>812.030075187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63.69426751592">
                <text:p>2063.69426751592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687.898089171975">
                <text:p>687.8980891719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92.30769230769">
                <text:p>2492.30769230769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830.769230769231">
                <text:p>830.7692307692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61.26482213439">
                <text:p>2561.26482213439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853.754940711463">
                <text:p>853.7549407114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61.26482213439">
                <text:p>2561.26482213439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853.754940711463">
                <text:p>853.7549407114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3.8961038961">
                <text:p>2103.8961038961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701.298701298701">
                <text:p>701.2987012987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3.0612244898">
                <text:p>1653.0612244898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51.020408163265">
                <text:p>551.0204081632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46.15384615385">
                <text:p>1846.15384615385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615.384615384615">
                <text:p>615.3846153846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3.0612244898">
                <text:p>1653.0612244898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51.020408163265">
                <text:p>551.0204081632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80.48780487805">
                <text:p>1580.48780487805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26.829268292683">
                <text:p>526.8292682926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44.87632508834">
                <text:p>1144.87632508834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381.625441696113">
                <text:p>381.6254416961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30.2066772655">
                <text:p>1030.2066772655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343.402225755167">
                <text:p>343.4022257551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84.61538461538">
                <text:p>1384.61538461538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461.538461538462">
                <text:p>461.5384615384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69.00726392252">
                <text:p>1569.00726392252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23.002421307506">
                <text:p>523.0024213075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96.33507853403">
                <text:p>1696.33507853403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65.445026178011">
                <text:p>565.4450261780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60.86956521739">
                <text:p>1760.86956521739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86.95652173913">
                <text:p>586.956521739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56.09756097561">
                <text:p>1756.09756097561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85.365853658537">
                <text:p>585.3658536585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83.60128617363">
                <text:p>2083.60128617363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694.533762057878">
                <text:p>694.5337620578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83.72093023256">
                <text:p>1883.72093023256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627.906976744186">
                <text:p>627.906976744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25.35211267606">
                <text:p>1825.35211267606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608.450704225352">
                <text:p>608.4507042253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56.7335243553">
                <text:p>1856.7335243553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618.9111747851">
                <text:p>618.91117478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5.35211267606">
                <text:p>1825.35211267606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608.450704225352">
                <text:p>608.4507042253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07.92079207921">
                <text:p>3207.92079207921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1069.30693069307">
                <text:p>1069.306930693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64.70588235294">
                <text:p>4764.70588235294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1588.23529411765">
                <text:p>1588.235294117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893.6170212766">
                <text:p>6893.6170212766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2297.87234042553">
                <text:p>2297.872340425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526.31578947368">
                <text:p>8526.31578947368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2842.10526315789">
                <text:p>2842.105263157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68.29268292683">
                <text:p>5268.29268292683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1756.09756097561">
                <text:p>1756.0975609756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0.577cm" svg:height="19.584cm" xlink:href=".." xlink:type="simple" chart:class="chart:bar" chart:column-mapping="3 2 1 0" chart:style-name="ch1">
        <chart:title svg:x="12.337cm" svg:y="0.527cm" chart:style-name="ch2">
          <text:p>Average distance between vehicles - 15:00 9th Jan 2016 - 10 minute sample</text:p>
        </chart:title>
        <chart:subtitle svg:x="15.678cm" svg:y="1.749cm" chart:style-name="ch3">
          <text:p>Compared to safe stop distance for the Vehicle speed</text:p>
        </chart:subtitle>
        <chart:legend svg:x="13.921cm" svg:y="3.87cm" style:legend-expansion="custom" chartooo:width="9.649cm" chartooo:height="2.35cm" style:legend-expansion-aspect-ratio="4.10595744680851" chart:style-name="ch4"/>
        <chart:plot-area chart:style-name="ch5" table:cell-range-address="Sheet1.N9:Sheet1.Q60" chart:data-source-has-labels="row" svg:x="1.392cm" svg:y="2.512cm" svg:width="37.88cm" svg:height="15.817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24cm" svg:y="2.512cm" svg:width="36.576cm" svg:height="15.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9.078cm" svg:y="18.72cm" chart:style-name="ch7">
              <text:p>Vehicles Passing</text:p>
            </chart:title>
          </chart:axis>
          <chart:axis chart:dimension="y" chart:name="primary-y" chart:style-name="ch8">
            <chart:title svg:x="0.011cm" svg:y="13.28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Sheet1.Q10:Sheet1.Q60" chart:label-cell-address="Sheet1.Q9:Sheet1.Q9" chart:class="chart:bar">
            <chart:data-point chart:repeated="51"/>
          </chart:series>
          <chart:series chart:style-name="ch13" chart:values-cell-range-address="Sheet1.P10:Sheet1.P60" chart:label-cell-address="Sheet1.P9:Sheet1.P9" chart:class="chart:bar">
            <chart:data-point chart:repeated="5"/>
            <chart:data-point chart:style-name="ch14"/>
            <chart:data-point chart:repeated="45"/>
          </chart:series>
          <chart:series chart:style-name="ch15" chart:values-cell-range-address="Sheet1.O10:Sheet1.O60" chart:label-cell-address="Sheet1.O9:Sheet1.O9" chart:class="chart:bar">
            <chart:data-point chart:repeated="51"/>
          </chart:series>
          <chart:series chart:style-name="ch16" chart:values-cell-range-address="Sheet1.N10:Sheet1.N60" chart:label-cell-address="Sheet1.N9:Sheet1.N9" chart:class="chart:bar">
            <chart:data-point chart:repeated="5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fe Stop Distance For Speed -Yds</text:p>
                <draw:g>
                  <svg:desc>Sheet1.Q9:Sheet1.Q9</svg:desc>
                </draw:g>
              </table:table-cell>
              <table:table-cell office:value-type="string">
                <text:p>Distance between Vehicles Error + 5 frames</text:p>
                <draw:g>
                  <svg:desc>Sheet1.P9:Sheet1.P9</svg:desc>
                </draw:g>
              </table:table-cell>
              <table:table-cell office:value-type="string">
                <text:p>Distance between vehicles (yds) avg last 5 Vehicles</text:p>
                <draw:g>
                  <svg:desc>Sheet1.O9:Sheet1.O9</svg:desc>
                </draw:g>
              </table:table-cell>
              <table:table-cell office:value-type="string">
                <text:p>Distance between Vehicles Error – 5 frames</text:p>
                <draw:g>
                  <svg:desc>Sheet1.N9:Sheet1.N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4111043177602">
                <text:p>34.4111043177602</text:p>
                <draw:g>
                  <svg:desc>Sheet1.Q10:Sheet1.Q60</svg:desc>
                </draw:g>
              </table:table-cell>
              <table:table-cell office:value-type="float" office:value="NaN">
                <text:p>NaN</text:p>
                <draw:g>
                  <svg:desc>Sheet1.P10:Sheet1.P60</svg:desc>
                </draw:g>
              </table:table-cell>
              <table:table-cell office:value-type="float" office:value="NaN">
                <text:p>NaN</text:p>
                <draw:g>
                  <svg:desc>Sheet1.O10:Sheet1.O60</svg:desc>
                </draw:g>
              </table:table-cell>
              <table:table-cell office:value-type="float" office:value="NaN">
                <text:p>NaN</text:p>
                <draw:g>
                  <svg:desc>Sheet1.N10:Sheet1.N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8524664256198">
                <text:p>6.9852466425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4272178460744">
                <text:p>5.44272178460744</text:p>
              </table:table-cell>
              <table:table-cell office:value-type="float" office:value="55.3125">
                <text:p>55.3125</text:p>
              </table:table-cell>
              <table:table-cell office:value-type="float" office:value="57.6171875">
                <text:p>57.6171875</text:p>
              </table:table-cell>
              <table:table-cell office:value-type="float" office:value="60.1222826086957">
                <text:p>60.1222826086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2.2916666666667">
                <text:p>82.291666666666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102.864583333333">
                <text:p>102.86458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6.9328703703704">
                <text:p>96.9328703703704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124.627976190476">
                <text:p>124.627976190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668614411157">
                <text:p>14.668614411157</text:p>
              </table:table-cell>
              <table:table-cell office:value-type="float" office:value="66.9070512820513">
                <text:p>66.9070512820513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79.0719696969697">
                <text:p>79.0719696969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87.962962962963">
                <text:p>87.962962962963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113.095238095238">
                <text:p>113.095238095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64.3229166666667">
                <text:p>64.3229166666667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80.4036458333333">
                <text:p>80.4036458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694444444444">
                <text:p>100.694444444444</text:p>
              </table:table-cell>
              <table:table-cell office:value-type="float" office:value="113.28125">
                <text:p>113.28125</text:p>
              </table:table-cell>
              <table:table-cell office:value-type="float" office:value="129.464285714286">
                <text:p>129.46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083333333333">
                <text:p>102.08333333333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127.604166666667">
                <text:p>127.6041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24.674479166667">
                <text:p>124.674479166667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166.232638888889">
                <text:p>166.23263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18.607954545455">
                <text:p>118.607954545455</text:p>
              </table:table-cell>
              <table:table-cell office:value-type="float" office:value="130.46875">
                <text:p>130.46875</text:p>
              </table:table-cell>
              <table:table-cell office:value-type="float" office:value="144.965277777778">
                <text:p>144.9652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6275826446281">
                <text:p>60.6275826446281</text:p>
              </table:table-cell>
              <table:table-cell office:value-type="float" office:value="164.0625">
                <text:p>164.0625</text:p>
              </table:table-cell>
              <table:table-cell office:value-type="float" office:value="196.875">
                <text:p>196.875</text:p>
              </table:table-cell>
              <table:table-cell office:value-type="float" office:value="246.09375">
                <text:p>246.0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93.5132575757576">
                <text:p>93.5132575757576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14.293981481481">
                <text:p>114.293981481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5625">
                <text:p>101.5625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126.953125">
                <text:p>126.95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604166666667">
                <text:p>102.604166666667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128.255208333333">
                <text:p>128.255208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07.747395833333">
                <text:p>107.747395833333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143.663194444444">
                <text:p>143.663194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9.537037037037">
                <text:p>99.537037037037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127.97619047619">
                <text:p>127.9761904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9.1145833333333">
                <text:p>59.1145833333333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73.8932291666667">
                <text:p>73.8932291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55.6640625">
                <text:p>55.6640625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74.21875">
                <text:p>74.2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65.8482142857143">
                <text:p>65.8482142857143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92.1875">
                <text:p>92.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65.4296875">
                <text:p>65.429687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87.2395833333333">
                <text:p>87.23958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0.3693181818182">
                <text:p>60.3693181818182</text:p>
              </table:table-cell>
              <table:table-cell office:value-type="float" office:value="66.40625">
                <text:p>66.40625</text:p>
              </table:table-cell>
              <table:table-cell office:value-type="float" office:value="73.7847222222222">
                <text:p>73.7847222222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8.9488636363636">
                <text:p>58.9488636363636</text:p>
              </table:table-cell>
              <table:table-cell office:value-type="float" office:value="64.84375">
                <text:p>64.84375</text:p>
              </table:table-cell>
              <table:table-cell office:value-type="float" office:value="72.0486111111111">
                <text:p>72.0486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7525058056144">
                <text:p>16.7525058056144</text:p>
              </table:table-cell>
              <table:table-cell office:value-type="float" office:value="52.0833333333333">
                <text:p>52.0833333333333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7.03125">
                <text:p>57.03125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71.2890625">
                <text:p>71.289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6.0511363636364">
                <text:p>66.0511363636364</text:p>
              </table:table-cell>
              <table:table-cell office:value-type="float" office:value="72.65625">
                <text:p>72.65625</text:p>
              </table:table-cell>
              <table:table-cell office:value-type="float" office:value="80.7291666666667">
                <text:p>80.72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115740740741">
                <text:p>100.115740740741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128.720238095238">
                <text:p>128.720238095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041666666667">
                <text:p>101.041666666667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126.302083333333">
                <text:p>126.30208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3.385416666667">
                <text:p>103.385416666667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129.231770833333">
                <text:p>129.2317708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39.467592592593">
                <text:p>139.467592592593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179.315476190476">
                <text:p>179.31547619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18.75">
                <text:p>118.75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148.4375">
                <text:p>148.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14.583333333333">
                <text:p>114.583333333333</text:p>
              </table:table-cell>
              <table:table-cell office:value-type="float" office:value="128.90625">
                <text:p>128.90625</text:p>
              </table:table-cell>
              <table:table-cell office:value-type="float" office:value="147.321428571429">
                <text:p>147.321428571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959cm" svg:height="17.529cm" xlink:href=".." xlink:type="simple" chart:class="chart:bar" chart:style-name="ch1">
        <chart:title svg:x="9.057cm" svg:y="0.494cm" chart:style-name="ch2">
          <text:p>Hudds Rd Traffic survey - Average distance between last 5 vehicles - Yards  -  19th May 2015</text:p>
        </chart:title>
        <chart:subtitle svg:x="12.194cm" svg:y="1.821cm" chart:style-name="ch3">
          <text:p>Against Safe Stop Distance Yards for the 5 car average &amp; max speed</text:p>
        </chart:subtitle>
        <chart:legend svg:x="13.585cm" svg:y="2.908cm" style:legend-expansion="custom" chartooo:width="9.535cm" chartooo:height="1.149cm" style:legend-expansion-aspect-ratio="8.29852045256745" chart:style-name="ch4"/>
        <chart:plot-area chart:style-name="ch5" table:cell-range-address="Sheet1.O45:Sheet1.O336 Sheet1.Q45:Sheet1.Q336" chart:data-source-has-labels="row" svg:x="2.041cm" svg:y="1.367cm" svg:width="33.581cm" svg:height="14.687cm">
          <chartooo:coordinate-region svg:x="3.401cm" svg:y="1.573cm" svg:width="32.221cm" svg:height="13.508cm"/>
          <chart:axis chart:dimension="x" chart:name="primary-x" chart:style-name="ch6">
            <chart:title svg:x="17.664cm" svg:y="16.404cm" chart:style-name="ch7">
              <text:p>Vehicle Number</text:p>
            </chart:title>
          </chart:axis>
          <chart:axis chart:dimension="y" chart:name="primary-y" chart:style-name="ch8">
            <chart:title svg:x="0.732cm" svg:y="11.468cm" chart:style-name="ch9">
              <text:p>Distance Stopping &amp; between vehicles</text:p>
            </chart:title>
            <chart:grid chart:style-name="ch10" chart:class="major"/>
          </chart:axis>
          <chart:series chart:style-name="ch11" chart:values-cell-range-address="Sheet1.O46:Sheet1.O336" chart:label-cell-address="Sheet1.O45:Sheet1.O45" chart:class="chart:bar">
            <chart:data-point chart:repeated="291"/>
          </chart:series>
          <chart:series chart:style-name="ch12" chart:values-cell-range-address="Sheet1.Q46:Sheet1.Q336" chart:label-cell-address="Sheet1.Q45:Sheet1.Q45" chart:class="chart:bar">
            <chart:data-point chart:repeated="29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31.94</text:p>
                <draw:g>
                  <svg:desc>Sheet1.O45:Sheet1.O45</svg:desc>
                </draw:g>
              </table:table-cell>
              <table:table-cell office:value-type="string">
                <text:p>22.92</text:p>
                <draw:g>
                  <svg:desc>Sheet1.Q45:Sheet1.Q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.90625">
                <text:p>128.90625</text:p>
                <draw:g>
                  <svg:desc>Sheet1.O46:Sheet1.O336</svg:desc>
                </draw:g>
              </table:table-cell>
              <table:table-cell office:value-type="float" office:value="27.6776778796488">
                <text:p>27.6776778796488</text:p>
                <draw:g>
                  <svg:desc>Sheet1.Q46:Sheet1.Q3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.8125">
                <text:p>57.81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3.0030044256443">
                <text:p>13.00300442564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1875">
                <text:p>17.1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30.5794904396303">
                <text:p>30.5794904396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30.5794904396303">
                <text:p>30.57949043963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38.796694214876">
                <text:p>38.7966942148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31.5639566473162">
                <text:p>31.56395664731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47.2611570247934">
                <text:p>47.26115702479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.3446808510638">
                <text:p>27.3446808510638</text:p>
              </table:table-cell>
              <table:table-cell office:value-type="float" office:value="36.0984552301067">
                <text:p>36.09845523010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2666666666667">
                <text:p>29.2666666666667</text:p>
              </table:table-cell>
              <table:table-cell office:value-type="float" office:value="28.7603305785124">
                <text:p>28.76033057851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.2352941176471">
                <text:p>34.2352941176471</text:p>
              </table:table-cell>
              <table:table-cell office:value-type="float" office:value="31.5639566473162">
                <text:p>31.56395664731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.05">
                <text:p>34.05</text:p>
              </table:table-cell>
              <table:table-cell office:value-type="float" office:value="34.8657024793388">
                <text:p>34.86570247933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.7894736842105">
                <text:p>27.7894736842105</text:p>
              </table:table-cell>
              <table:table-cell office:value-type="float" office:value="26.3565394565143">
                <text:p>26.35653945651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.2">
                <text:p>27.2</text:p>
              </table:table-cell>
              <table:table-cell office:value-type="float" office:value="22.4658458424692">
                <text:p>22.46584584246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.5052631578948">
                <text:p>48.5052631578948</text:p>
              </table:table-cell>
              <table:table-cell office:value-type="float" office:value="51.5510176049083">
                <text:p>51.55101760490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.5172413793104">
                <text:p>51.5172413793104</text:p>
              </table:table-cell>
              <table:table-cell office:value-type="float" office:value="25.6306443529447">
                <text:p>25.63064435294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2.4">
                <text:p>62.4</text:p>
              </table:table-cell>
              <table:table-cell office:value-type="float" office:value="38.796694214876">
                <text:p>38.7966942148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.8615384615385">
                <text:p>74.8615384615385</text:p>
              </table:table-cell>
              <table:table-cell office:value-type="float" office:value="49.3285735243777">
                <text:p>49.32857352437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.5">
                <text:p>61.5</text:p>
              </table:table-cell>
              <table:table-cell office:value-type="float" office:value="34.8657024793388">
                <text:p>34.86570247933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5.493333333333">
                <text:p>155.493333333333</text:p>
              </table:table-cell>
              <table:table-cell office:value-type="float" office:value="50.2611570247934">
                <text:p>50.26115702479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6.0112676056338">
                <text:p>86.0112676056338</text:p>
              </table:table-cell>
              <table:table-cell office:value-type="float" office:value="23.7349601040066">
                <text:p>23.73496010400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9.2">
                <text:p>169.2</text:p>
              </table:table-cell>
              <table:table-cell office:value-type="float" office:value="28.7603305785124">
                <text:p>28.76033057851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2.721739130435">
                <text:p>152.721739130435</text:p>
              </table:table-cell>
              <table:table-cell office:value-type="float" office:value="24.8421315752472">
                <text:p>24.84213157524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4.672972972973">
                <text:p>144.672972972973</text:p>
              </table:table-cell>
              <table:table-cell office:value-type="float" office:value="22.2260321523221">
                <text:p>22.22603215232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9479452054794">
                <text:p>88.9479452054794</text:p>
              </table:table-cell>
              <table:table-cell office:value-type="float" office:value="22.7101668866284">
                <text:p>22.71016688662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2.45625">
                <text:p>122.45625</text:p>
              </table:table-cell>
              <table:table-cell office:value-type="float" office:value="28.0363830061983">
                <text:p>28.03638300619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.5">
                <text:p>73.5</text:p>
              </table:table-cell>
              <table:table-cell office:value-type="float" office:value="25.4295232920587">
                <text:p>25.42952329205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1.4">
                <text:p>71.4</text:p>
              </table:table-cell>
              <table:table-cell office:value-type="float" office:value="22.2260321523221">
                <text:p>22.22603215232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8.6958904109589">
                <text:p>68.6958904109589</text:p>
              </table:table-cell>
              <table:table-cell office:value-type="float" office:value="22.7101668866284">
                <text:p>22.7101668866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5.7909090909091">
                <text:p>75.7909090909091</text:p>
              </table:table-cell>
              <table:table-cell office:value-type="float" office:value="26.6785055665597">
                <text:p>26.67850556655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6.3135135135135">
                <text:p>46.3135135135135</text:p>
              </table:table-cell>
              <table:table-cell office:value-type="float" office:value="22.2260321523221">
                <text:p>22.22603215232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.4075">
                <text:p>26.4075</text:p>
              </table:table-cell>
              <table:table-cell office:value-type="float" office:value="19.6614669421488">
                <text:p>19.66146694214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71835443037975">
                <text:p>4.71835443037975</text:p>
              </table:table-cell>
              <table:table-cell office:value-type="float" office:value="2.88445113028877">
                <text:p>2.884451130288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.0219178082192">
                <text:p>20.0219178082192</text:p>
              </table:table-cell>
              <table:table-cell office:value-type="float" office:value="22.7101668866284">
                <text:p>22.71016688662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.0545454545454">
                <text:p>21.0545454545454</text:p>
              </table:table-cell>
              <table:table-cell office:value-type="float" office:value="20.875623249778">
                <text:p>20.8756232497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.8746268656716">
                <text:p>20.8746268656716</text:p>
              </table:table-cell>
              <table:table-cell office:value-type="float" office:value="26.0411768712868">
                <text:p>26.04117687128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9.62">
                <text:p>109.62</text:p>
              </table:table-cell>
              <table:table-cell office:value-type="float" office:value="42.0860826446281">
                <text:p>42.08608264462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1.796610169492">
                <text:p>101.796610169492</text:p>
              </table:table-cell>
              <table:table-cell office:value-type="float" office:value="32.0024881232476">
                <text:p>32.00248812324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9.976119402985">
                <text:p>159.976119402985</text:p>
              </table:table-cell>
              <table:table-cell office:value-type="float" office:value="26.0411768712868">
                <text:p>26.04117687128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7.030769230769">
                <text:p>167.030769230769</text:p>
              </table:table-cell>
              <table:table-cell office:value-type="float" office:value="27.3430289989731">
                <text:p>27.34302899897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2.06">
                <text:p>162.06</text:p>
              </table:table-cell>
              <table:table-cell office:value-type="float" office:value="24.2776859504132">
                <text:p>24.27768595041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7.946268656716">
                <text:p>107.946268656716</text:p>
              </table:table-cell>
              <table:table-cell office:value-type="float" office:value="26.0411768712868">
                <text:p>26.04117687128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.1428571428572">
                <text:p>68.1428571428572</text:p>
              </table:table-cell>
              <table:table-cell office:value-type="float" office:value="14.3902850396357">
                <text:p>14.39028503963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9569230769231">
                <text:p>13.9569230769231</text:p>
              </table:table-cell>
              <table:table-cell office:value-type="float" office:value="9.47911389309991">
                <text:p>9.479113893099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.0552631578947">
                <text:p>21.0552631578947</text:p>
              </table:table-cell>
              <table:table-cell office:value-type="float" office:value="21.3096082965134">
                <text:p>21.30960829651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4630136986301">
                <text:p>13.4630136986301</text:p>
              </table:table-cell>
              <table:table-cell office:value-type="float" office:value="22.7101668866284">
                <text:p>22.7101668866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.1645161290323">
                <text:p>27.1645161290323</text:p>
              </table:table-cell>
              <table:table-cell office:value-type="float" office:value="29.5167740215512">
                <text:p>29.51677402155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3.4388059701493">
                <text:p>63.4388059701493</text:p>
              </table:table-cell>
              <table:table-cell office:value-type="float" office:value="26.0411768712868">
                <text:p>26.0411768712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.8510638297872">
                <text:p>55.8510638297872</text:p>
              </table:table-cell>
              <table:table-cell office:value-type="float" office:value="15.3299237903543">
                <text:p>15.32992379035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.8591549295775">
                <text:p>37.8591549295775</text:p>
              </table:table-cell>
              <table:table-cell office:value-type="float" office:value="8.35371441780704">
                <text:p>8.353714417807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7.9934426229508">
                <text:p>87.9934426229508</text:p>
              </table:table-cell>
              <table:table-cell office:value-type="float" office:value="30.3077685062">
                <text:p>30.30776850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.8695652173913">
                <text:p>67.8695652173913</text:p>
              </table:table-cell>
              <table:table-cell office:value-type="float" office:value="24.8421315752472">
                <text:p>24.84213157524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.725">
                <text:p>46.725</text:p>
              </table:table-cell>
              <table:table-cell office:value-type="float" office:value="23.2128099173554">
                <text:p>23.21280991735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.82">
                <text:p>35.82</text:p>
              </table:table-cell>
              <table:table-cell office:value-type="float" office:value="24.2776859504132">
                <text:p>24.27768595041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3.825">
                <text:p>83.825</text:p>
              </table:table-cell>
              <table:table-cell office:value-type="float" office:value="45.0697314049587">
                <text:p>45.06973140495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.325">
                <text:p>94.325</text:p>
              </table:table-cell>
              <table:table-cell office:value-type="float" office:value="45.0697314049587">
                <text:p>45.06973140495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1.463157894737">
                <text:p>101.463157894737</text:p>
              </table:table-cell>
              <table:table-cell office:value-type="float" office:value="33.8646093267095">
                <text:p>33.86460932670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3.570212765957">
                <text:p>103.570212765957</text:p>
              </table:table-cell>
              <table:table-cell office:value-type="float" office:value="46.6968711768909">
                <text:p>46.69687117689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0.070769230769">
                <text:p>130.070769230769</text:p>
              </table:table-cell>
              <table:table-cell office:value-type="float" office:value="27.3430289989731">
                <text:p>27.34302899897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6.6506024096385">
                <text:p>96.6506024096385</text:p>
              </table:table-cell>
              <table:table-cell office:value-type="float" office:value="18.565133780167">
                <text:p>18.5651337801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2.7111111111111">
                <text:p>92.7111111111111</text:p>
              </table:table-cell>
              <table:table-cell office:value-type="float" office:value="19.2837465564738">
                <text:p>19.28374655647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3.808333333333">
                <text:p>113.808333333333</text:p>
              </table:table-cell>
              <table:table-cell office:value-type="float" office:value="23.2128099173554">
                <text:p>23.21280991735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.5496688741722">
                <text:p>58.5496688741722</text:p>
              </table:table-cell>
              <table:table-cell office:value-type="float" office:value="7.65886373694644">
                <text:p>7.658863736946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1.2169014084507">
                <text:p>91.2169014084507</text:p>
              </table:table-cell>
              <table:table-cell office:value-type="float" office:value="23.7349601040066">
                <text:p>23.73496010400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5.466666666667">
                <text:p>125.466666666667</text:p>
              </table:table-cell>
              <table:table-cell office:value-type="float" office:value="28.7603305785124">
                <text:p>28.76033057851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6.017391304348">
                <text:p>116.017391304348</text:p>
              </table:table-cell>
              <table:table-cell office:value-type="float" office:value="24.8421315752472">
                <text:p>24.84213157524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.8794117647059">
                <text:p>88.8794117647059</text:p>
              </table:table-cell>
              <table:table-cell office:value-type="float" office:value="25.4295232920587">
                <text:p>25.42952329205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8.35">
                <text:p>98.35</text:p>
              </table:table-cell>
              <table:table-cell office:value-type="float" office:value="31.1355371900826">
                <text:p>31.13553719008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3.2666666666667">
                <text:p>73.2666666666667</text:p>
              </table:table-cell>
              <table:table-cell office:value-type="float" office:value="28.7603305785124">
                <text:p>28.76033057851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.4626865671642">
                <text:p>29.4626865671642</text:p>
              </table:table-cell>
              <table:table-cell office:value-type="float" office:value="26.0411768712868">
                <text:p>26.04117687128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.1818181818182">
                <text:p>31.1818181818182</text:p>
              </table:table-cell>
              <table:table-cell office:value-type="float" office:value="26.6785055665597">
                <text:p>26.67850556655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.6">
                <text:p>36.6</text:p>
              </table:table-cell>
              <table:table-cell office:value-type="float" office:value="34.8657024793388">
                <text:p>34.86570247933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.3333333333333">
                <text:p>89.3333333333333</text:p>
              </table:table-cell>
              <table:table-cell office:value-type="float" office:value="28.7603305785124">
                <text:p>28.76033057851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0.166666666667">
                <text:p>120.166666666667</text:p>
              </table:table-cell>
              <table:table-cell office:value-type="float" office:value="37.0247933884297">
                <text:p>37.02479338842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.0650602409639">
                <text:p>39.0650602409639</text:p>
              </table:table-cell>
              <table:table-cell office:value-type="float" office:value="6.71138202116441">
                <text:p>6.711382021164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.1560975609756">
                <text:p>22.1560975609756</text:p>
              </table:table-cell>
              <table:table-cell office:value-type="float" office:value="3.25485125441861">
                <text:p>3.254851254418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.646511627907">
                <text:p>52.646511627907</text:p>
              </table:table-cell>
              <table:table-cell office:value-type="float" office:value="9.58534655766575">
                <text:p>9.585346557665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.830985915493">
                <text:p>53.830985915493</text:p>
              </table:table-cell>
              <table:table-cell office:value-type="float" office:value="23.7349601040066">
                <text:p>23.73496010400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.5916666666667">
                <text:p>41.5916666666667</text:p>
              </table:table-cell>
              <table:table-cell office:value-type="float" office:value="23.2128099173554">
                <text:p>23.21280991735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.8181818181818">
                <text:p>42.8181818181818</text:p>
              </table:table-cell>
              <table:table-cell office:value-type="float" office:value="20.875623249778">
                <text:p>20.8756232497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.51186440678">
                <text:p>101.51186440678</text:p>
              </table:table-cell>
              <table:table-cell office:value-type="float" office:value="32.0024881232476">
                <text:p>32.00248812324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3.031034482759">
                <text:p>123.031034482759</text:p>
              </table:table-cell>
              <table:table-cell office:value-type="float" office:value="32.9112331836362">
                <text:p>32.91123318363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1.2434782608696">
                <text:p>91.2434782608696</text:p>
              </table:table-cell>
              <table:table-cell office:value-type="float" office:value="24.8421315752472">
                <text:p>24.84213157524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2.9">
                <text:p>102.9</text:p>
              </table:table-cell>
              <table:table-cell office:value-type="float" office:value="29.5167740215512">
                <text:p>29.51677402155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6.5411764705882">
                <text:p>66.5411764705882</text:p>
              </table:table-cell>
              <table:table-cell office:value-type="float" office:value="13.5479996568389">
                <text:p>13.54799965683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0.752941176471">
                <text:p>160.752941176471</text:p>
              </table:table-cell>
              <table:table-cell office:value-type="float" office:value="40.7160627984787">
                <text:p>40.71606279847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0.066666666667">
                <text:p>110.066666666667</text:p>
              </table:table-cell>
              <table:table-cell office:value-type="float" office:value="28.7603305785124">
                <text:p>28.76033057851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.742465753425">
                <text:p>100.742465753425</text:p>
              </table:table-cell>
              <table:table-cell office:value-type="float" office:value="22.7101668866284">
                <text:p>22.71016688662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1.835616438356">
                <text:p>101.835616438356</text:p>
              </table:table-cell>
              <table:table-cell office:value-type="float" office:value="22.7101668866284">
                <text:p>22.71016688662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.361764705882">
                <text:p>111.361764705882</text:p>
              </table:table-cell>
              <table:table-cell office:value-type="float" office:value="25.4295232920587">
                <text:p>25.42952329205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.3325301204819">
                <text:p>57.3325301204819</text:p>
              </table:table-cell>
              <table:table-cell office:value-type="float" office:value="18.565133780167">
                <text:p>18.5651337801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9.4117647058824">
                <text:p>49.4117647058824</text:p>
              </table:table-cell>
              <table:table-cell office:value-type="float" office:value="17.8920072063828">
                <text:p>17.89200720638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.8904109589041">
                <text:p>46.8904109589041</text:p>
              </table:table-cell>
              <table:table-cell office:value-type="float" office:value="22.7101668866284">
                <text:p>22.71016688662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.109375">
                <text:p>56.109375</text:p>
              </table:table-cell>
              <table:table-cell office:value-type="float" office:value="28.0363830061983">
                <text:p>28.03638300619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3.6">
                <text:p>33.6</text:p>
              </table:table-cell>
              <table:table-cell office:value-type="float" office:value="18.565133780167">
                <text:p>18.5651337801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.0024096385542">
                <text:p>17.0024096385542</text:p>
              </table:table-cell>
              <table:table-cell office:value-type="float" office:value="18.565133780167">
                <text:p>18.5651337801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.8517647058824">
                <text:p>20.8517647058824</text:p>
              </table:table-cell>
              <table:table-cell office:value-type="float" office:value="17.8920072063828">
                <text:p>17.89200720638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4.92">
                <text:p>94.92</text:p>
              </table:table-cell>
              <table:table-cell office:value-type="float" office:value="27.3430289989731">
                <text:p>27.34302899897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3.325">
                <text:p>113.325</text:p>
              </table:table-cell>
              <table:table-cell office:value-type="float" office:value="34.8657024793388">
                <text:p>34.86570247933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2.855882352941">
                <text:p>132.855882352941</text:p>
              </table:table-cell>
              <table:table-cell office:value-type="float" office:value="25.4295232920587">
                <text:p>25.42952329205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1.748314606742">
                <text:p>111.748314606742</text:p>
              </table:table-cell>
              <table:table-cell office:value-type="float" office:value="16.6669414184076">
                <text:p>16.66694141840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.488888888889">
                <text:p>121.488888888889</text:p>
              </table:table-cell>
              <table:table-cell office:value-type="float" office:value="19.2837465564738">
                <text:p>19.28374655647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2.4139534883721">
                <text:p>62.4139534883721</text:p>
              </table:table-cell>
              <table:table-cell office:value-type="float" office:value="17.5712580845577">
                <text:p>17.57125808455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8.7113402061856">
                <text:p>48.7113402061856</text:p>
              </table:table-cell>
              <table:table-cell office:value-type="float" office:value="14.6154771807194">
                <text:p>14.61547718071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9.1932203389831">
                <text:p>69.1932203389831</text:p>
              </table:table-cell>
              <table:table-cell office:value-type="float" office:value="32.0024881232476">
                <text:p>32.00248812324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.6315789473684">
                <text:p>62.6315789473684</text:p>
              </table:table-cell>
              <table:table-cell office:value-type="float" office:value="33.8646093267095">
                <text:p>33.86460932670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8.624657534247">
                <text:p>108.624657534247</text:p>
              </table:table-cell>
              <table:table-cell office:value-type="float" office:value="22.7101668866284">
                <text:p>22.71016688662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8.827692307692">
                <text:p>118.827692307692</text:p>
              </table:table-cell>
              <table:table-cell office:value-type="float" office:value="27.3430289989731">
                <text:p>27.34302899897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9">
                <text:p>119</text:p>
              </table:table-cell>
              <table:table-cell office:value-type="float" office:value="24.8421315752472">
                <text:p>24.84213157524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0.6">
                <text:p>110.6</text:p>
              </table:table-cell>
              <table:table-cell office:value-type="float" office:value="26.6785055665597">
                <text:p>26.67850556655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5.4645161290322">
                <text:p>75.4645161290322</text:p>
              </table:table-cell>
              <table:table-cell office:value-type="float" office:value="15.5819093403049">
                <text:p>15.58190934030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9.8567567567568">
                <text:p>79.8567567567568</text:p>
              </table:table-cell>
              <table:table-cell office:value-type="float" office:value="22.2260321523221">
                <text:p>22.22603215232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.423728813559">
                <text:p>148.423728813559</text:p>
              </table:table-cell>
              <table:table-cell office:value-type="float" office:value="32.0024881232476">
                <text:p>32.00248812324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4.41">
                <text:p>144.41</text:p>
              </table:table-cell>
              <table:table-cell office:value-type="float" office:value="31.1355371900826">
                <text:p>31.13553719008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2.594594594595">
                <text:p>122.594594594595</text:p>
              </table:table-cell>
              <table:table-cell office:value-type="float" office:value="22.2260321523221">
                <text:p>22.22603215232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3.473529411765">
                <text:p>133.473529411765</text:p>
              </table:table-cell>
              <table:table-cell office:value-type="float" office:value="25.4295232920587">
                <text:p>25.42952329205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9.5076923076923">
                <text:p>99.5076923076923</text:p>
              </table:table-cell>
              <table:table-cell office:value-type="float" office:value="20.4567460511516">
                <text:p>20.45674605115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1.8288659793814">
                <text:p>51.8288659793814</text:p>
              </table:table-cell>
              <table:table-cell office:value-type="float" office:value="14.6154771807194">
                <text:p>14.61547718071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0.1652173913043">
                <text:p>80.1652173913043</text:p>
              </table:table-cell>
              <table:table-cell office:value-type="float" office:value="24.8421315752472">
                <text:p>24.84213157524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0.5636363636364">
                <text:p>80.5636363636364</text:p>
              </table:table-cell>
              <table:table-cell office:value-type="float" office:value="35.9178744621269">
                <text:p>35.91787446212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2.52">
                <text:p>62.52</text:p>
              </table:table-cell>
              <table:table-cell office:value-type="float" office:value="24.2776859504132">
                <text:p>24.27768595041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2.76">
                <text:p>32.76</text:p>
              </table:table-cell>
              <table:table-cell office:value-type="float" office:value="27.3430289989731">
                <text:p>27.34302899897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3.1676470588235">
                <text:p>33.1676470588235</text:p>
              </table:table-cell>
              <table:table-cell office:value-type="float" office:value="25.4295232920587">
                <text:p>25.42952329205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.5701492537313">
                <text:p>23.5701492537313</text:p>
              </table:table-cell>
              <table:table-cell office:value-type="float" office:value="26.0411768712868">
                <text:p>26.04117687128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8.1162790697674">
                <text:p>58.1162790697674</text:p>
              </table:table-cell>
              <table:table-cell office:value-type="float" office:value="54.3019456574695">
                <text:p>54.30194565746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7.9241379310345">
                <text:p>67.9241379310345</text:p>
              </table:table-cell>
              <table:table-cell office:value-type="float" office:value="32.9112331836362">
                <text:p>32.91123318363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3.885714285714">
                <text:p>103.885714285714</text:p>
              </table:table-cell>
              <table:table-cell office:value-type="float" office:value="43.5351661325687">
                <text:p>43.53516613256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7.227272727273">
                <text:p>107.227272727273</text:p>
              </table:table-cell>
              <table:table-cell office:value-type="float" office:value="26.6785055665597">
                <text:p>26.67850556655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9.634375">
                <text:p>119.634375</text:p>
              </table:table-cell>
              <table:table-cell office:value-type="float" office:value="28.0363830061983">
                <text:p>28.03638300619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6.63125">
                <text:p>136.63125</text:p>
              </table:table-cell>
              <table:table-cell office:value-type="float" office:value="28.0363830061983">
                <text:p>28.03638300619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3.475">
                <text:p>203.475</text:p>
              </table:table-cell>
              <table:table-cell office:value-type="float" office:value="34.8657024793388">
                <text:p>34.86570247933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8.5">
                <text:p>178.5</text:p>
              </table:table-cell>
              <table:table-cell office:value-type="float" office:value="32.9112331836362">
                <text:p>32.91123318363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3.358620689655">
                <text:p>103.358620689655</text:p>
              </table:table-cell>
              <table:table-cell office:value-type="float" office:value="17.2604435884081">
                <text:p>17.26044358840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3.858333333333">
                <text:p>163.858333333333</text:p>
              </table:table-cell>
              <table:table-cell office:value-type="float" office:value="23.2128099173554">
                <text:p>23.21280991735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2.875">
                <text:p>172.875</text:p>
              </table:table-cell>
              <table:table-cell office:value-type="float" office:value="34.8657024793388">
                <text:p>34.86570247933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0.8465753424657">
                <text:p>90.8465753424657</text:p>
              </table:table-cell>
              <table:table-cell office:value-type="float" office:value="22.7101668866284">
                <text:p>22.71016688662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6.3179775280899">
                <text:p>46.3179775280899</text:p>
              </table:table-cell>
              <table:table-cell office:value-type="float" office:value="6.09727672334552">
                <text:p>6.097276723345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5.1252173913043">
                <text:p>75.1252173913043</text:p>
              </table:table-cell>
              <table:table-cell office:value-type="float" office:value="11.3336812010811">
                <text:p>11.33368120108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5.8">
                <text:p>65.8</text:p>
              </table:table-cell>
              <table:table-cell office:value-type="float" office:value="14.8469783057851">
                <text:p>14.84697830578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9.5">
                <text:p>109.5</text:p>
              </table:table-cell>
              <table:table-cell office:value-type="float" office:value="24.2776859504132">
                <text:p>24.27768595041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0.227272727273">
                <text:p>100.227272727273</text:p>
              </table:table-cell>
              <table:table-cell office:value-type="float" office:value="26.6785055665597">
                <text:p>26.67850556655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.3169230769231">
                <text:p>80.3169230769231</text:p>
              </table:table-cell>
              <table:table-cell office:value-type="float" office:value="27.3430289989731">
                <text:p>27.34302899897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.7492537313433">
                <text:p>62.7492537313433</text:p>
              </table:table-cell>
              <table:table-cell office:value-type="float" office:value="26.0411768712868">
                <text:p>26.04117687128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8.865625">
                <text:p>58.865625</text:p>
              </table:table-cell>
              <table:table-cell office:value-type="float" office:value="28.0363830061983">
                <text:p>28.03638300619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.53">
                <text:p>40.53</text:p>
              </table:table-cell>
              <table:table-cell office:value-type="float" office:value="31.1355371900826">
                <text:p>31.13553719008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0.1876923076923">
                <text:p>80.1876923076923</text:p>
              </table:table-cell>
              <table:table-cell office:value-type="float" office:value="27.3430289989731">
                <text:p>27.34302899897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0.2941176470588">
                <text:p>80.2941176470588</text:p>
              </table:table-cell>
              <table:table-cell office:value-type="float" office:value="25.4295232920587">
                <text:p>25.42952329205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5.946478873239">
                <text:p>105.946478873239</text:p>
              </table:table-cell>
              <table:table-cell office:value-type="float" office:value="23.7349601040066">
                <text:p>23.73496010400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8.72676056338">
                <text:p>108.72676056338</text:p>
              </table:table-cell>
              <table:table-cell office:value-type="float" office:value="23.7349601040066">
                <text:p>23.73496010400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5.405970149254">
                <text:p>115.405970149254</text:p>
              </table:table-cell>
              <table:table-cell office:value-type="float" office:value="26.0411768712868">
                <text:p>26.04117687128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0.35652173913">
                <text:p>110.35652173913</text:p>
              </table:table-cell>
              <table:table-cell office:value-type="float" office:value="24.8421315752472">
                <text:p>24.84213157524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1.890322580645">
                <text:p>121.890322580645</text:p>
              </table:table-cell>
              <table:table-cell office:value-type="float" office:value="15.5819093403049">
                <text:p>15.58190934030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8.39746835443">
                <text:p>118.39746835443</text:p>
              </table:table-cell>
              <table:table-cell office:value-type="float" office:value="20.0522537578079">
                <text:p>20.05225375780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2.6693069306931">
                <text:p>82.6693069306931</text:p>
              </table:table-cell>
              <table:table-cell office:value-type="float" office:value="13.7502319088795">
                <text:p>13.75023190887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8.325">
                <text:p>108.325</text:p>
              </table:table-cell>
              <table:table-cell office:value-type="float" office:value="23.2128099173554">
                <text:p>23.21280991735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6.254545454545">
                <text:p>126.254545454545</text:p>
              </table:table-cell>
              <table:table-cell office:value-type="float" office:value="26.6785055665597">
                <text:p>26.67850556655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3.035294117647">
                <text:p>123.035294117647</text:p>
              </table:table-cell>
              <table:table-cell office:value-type="float" office:value="25.4295232920587">
                <text:p>25.42952329205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3.139130434783">
                <text:p>123.139130434783</text:p>
              </table:table-cell>
              <table:table-cell office:value-type="float" office:value="24.8421315752472">
                <text:p>24.84213157524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3.236923076923">
                <text:p>133.236923076923</text:p>
              </table:table-cell>
              <table:table-cell office:value-type="float" office:value="27.3430289989731">
                <text:p>27.34302899897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2.260273972603">
                <text:p>122.260273972603</text:p>
              </table:table-cell>
              <table:table-cell office:value-type="float" office:value="22.7101668866284">
                <text:p>22.71016688662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.44578313253">
                <text:p>100.44578313253</text:p>
              </table:table-cell>
              <table:table-cell office:value-type="float" office:value="18.565133780167">
                <text:p>18.5651337801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8.9348837209302">
                <text:p>48.9348837209302</text:p>
              </table:table-cell>
              <table:table-cell office:value-type="float" office:value="17.5712580845577">
                <text:p>17.57125808455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1.0684210526316">
                <text:p>71.0684210526316</text:p>
              </table:table-cell>
              <table:table-cell office:value-type="float" office:value="21.3096082965134">
                <text:p>21.30960829651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7.9013698630137">
                <text:p>77.9013698630137</text:p>
              </table:table-cell>
              <table:table-cell office:value-type="float" office:value="22.7101668866284">
                <text:p>22.71016688662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1.776">
                <text:p>111.776</text:p>
              </table:table-cell>
              <table:table-cell office:value-type="float" office:value="21.7594710743802">
                <text:p>21.75947107438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5.939130434783">
                <text:p>125.939130434783</text:p>
              </table:table-cell>
              <table:table-cell office:value-type="float" office:value="24.8421315752472">
                <text:p>24.84213157524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9">
                <text:p>139</text:p>
              </table:table-cell>
              <table:table-cell office:value-type="float" office:value="28.7603305785124">
                <text:p>28.76033057851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9.0880733944954">
                <text:p>69.0880733944954</text:p>
              </table:table-cell>
              <table:table-cell office:value-type="float" office:value="12.2686892955695">
                <text:p>12.26868929556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1.4">
                <text:p>71.4</text:p>
              </table:table-cell>
              <table:table-cell office:value-type="float" office:value="13.3509907773612">
                <text:p>13.35099077736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5.6428571428572">
                <text:p>45.6428571428572</text:p>
              </table:table-cell>
              <table:table-cell office:value-type="float" office:value="14.3902850396357">
                <text:p>14.39028503963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.6613636363636">
                <text:p>18.6613636363636</text:p>
              </table:table-cell>
              <table:table-cell office:value-type="float" office:value="16.9591387200328">
                <text:p>16.95913872003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5.109375">
                <text:p>35.109375</text:p>
              </table:table-cell>
              <table:table-cell office:value-type="float" office:value="28.0363830061983">
                <text:p>28.03638300619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.2767441860465">
                <text:p>28.2767441860465</text:p>
              </table:table-cell>
              <table:table-cell office:value-type="float" office:value="17.5712580845577">
                <text:p>17.57125808455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.5090909090909">
                <text:p>50.5090909090909</text:p>
              </table:table-cell>
              <table:table-cell office:value-type="float" office:value="20.875623249778">
                <text:p>20.8756232497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5.6356164383562">
                <text:p>55.6356164383562</text:p>
              </table:table-cell>
              <table:table-cell office:value-type="float" office:value="22.7101668866284">
                <text:p>22.71016688662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3.937037037037">
                <text:p>33.937037037037</text:p>
              </table:table-cell>
              <table:table-cell office:value-type="float" office:value="6.94214876033058">
                <text:p>6.942148760330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6.518181818182">
                <text:p>116.518181818182</text:p>
              </table:table-cell>
              <table:table-cell office:value-type="float" office:value="26.6785055665597">
                <text:p>26.67850556655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8.273529411765">
                <text:p>108.273529411765</text:p>
              </table:table-cell>
              <table:table-cell office:value-type="float" office:value="25.4295232920587">
                <text:p>25.42952329205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8.0972972972973">
                <text:p>78.0972972972973</text:p>
              </table:table-cell>
              <table:table-cell office:value-type="float" office:value="22.2260321523221">
                <text:p>22.22603215232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7.487323943662">
                <text:p>97.487323943662</text:p>
              </table:table-cell>
              <table:table-cell office:value-type="float" office:value="23.7349601040066">
                <text:p>23.73496010400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2.445454545455">
                <text:p>112.445454545455</text:p>
              </table:table-cell>
              <table:table-cell office:value-type="float" office:value="26.6785055665597">
                <text:p>26.67850556655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.2545454545455">
                <text:p>70.2545454545455</text:p>
              </table:table-cell>
              <table:table-cell office:value-type="float" office:value="26.6785055665597">
                <text:p>26.67850556655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.62">
                <text:p>70.62</text:p>
              </table:table-cell>
              <table:table-cell office:value-type="float" office:value="24.2776859504132">
                <text:p>24.27768595041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8.3482352941177">
                <text:p>88.3482352941177</text:p>
              </table:table-cell>
              <table:table-cell office:value-type="float" office:value="17.8920072063828">
                <text:p>17.89200720638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.8699300699301">
                <text:p>50.8699300699301</text:p>
              </table:table-cell>
              <table:table-cell office:value-type="float" office:value="8.27089687749689">
                <text:p>8.270896877496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8.97">
                <text:p>88.97</text:p>
              </table:table-cell>
              <table:table-cell office:value-type="float" office:value="31.1355371900826">
                <text:p>31.13553719008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0.304">
                <text:p>80.304</text:p>
              </table:table-cell>
              <table:table-cell office:value-type="float" office:value="21.7594710743802">
                <text:p>21.75947107438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0.7">
                <text:p>70.7</text:p>
              </table:table-cell>
              <table:table-cell office:value-type="float" office:value="20.4567460511516">
                <text:p>20.45674605115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5.0434782608696">
                <text:p>45.0434782608696</text:p>
              </table:table-cell>
              <table:table-cell office:value-type="float" office:value="24.8421315752472">
                <text:p>24.84213157524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0.169014084507">
                <text:p>30.169014084507</text:p>
              </table:table-cell>
              <table:table-cell office:value-type="float" office:value="23.7349601040066">
                <text:p>23.73496010400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0.0188679245283">
                <text:p>40.0188679245283</text:p>
              </table:table-cell>
              <table:table-cell office:value-type="float" office:value="38.190468064574">
                <text:p>38.1904680645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9.7671641791045">
                <text:p>89.7671641791045</text:p>
              </table:table-cell>
              <table:table-cell office:value-type="float" office:value="26.0411768712868">
                <text:p>26.04117687128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0.644776119403">
                <text:p>90.644776119403</text:p>
              </table:table-cell>
              <table:table-cell office:value-type="float" office:value="26.0411768712868">
                <text:p>26.04117687128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3.114705882353">
                <text:p>153.114705882353</text:p>
              </table:table-cell>
              <table:table-cell office:value-type="float" office:value="25.4295232920587">
                <text:p>25.42952329205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5.536">
                <text:p>165.536</text:p>
              </table:table-cell>
              <table:table-cell office:value-type="float" office:value="21.7594710743802">
                <text:p>21.75947107438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4.56">
                <text:p>154.56</text:p>
              </table:table-cell>
              <table:table-cell office:value-type="float" office:value="19.6614669421488">
                <text:p>19.66146694214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4.810526315789">
                <text:p>154.810526315789</text:p>
              </table:table-cell>
              <table:table-cell office:value-type="float" office:value="33.8646093267095">
                <text:p>33.86460932670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2">
                <text:p>162</text:p>
              </table:table-cell>
              <table:table-cell office:value-type="float" office:value="34.8657024793388">
                <text:p>34.865702479338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0.1868421052632">
                <text:p>80.1868421052632</text:p>
              </table:table-cell>
              <table:table-cell office:value-type="float" office:value="21.3096082965134">
                <text:p>21.30960829651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9.5123287671233">
                <text:p>79.5123287671233</text:p>
              </table:table-cell>
              <table:table-cell office:value-type="float" office:value="22.7101668866284">
                <text:p>22.71016688662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7.7050847457627">
                <text:p>37.7050847457627</text:p>
              </table:table-cell>
              <table:table-cell office:value-type="float" office:value="6.1444298565293">
                <text:p>6.14442985652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5.8">
                <text:p>65.8</text:p>
              </table:table-cell>
              <table:table-cell office:value-type="float" office:value="18.2231404958678">
                <text:p>18.22314049586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2.367213114754">
                <text:p>112.367213114754</text:p>
              </table:table-cell>
              <table:table-cell office:value-type="float" office:value="30.3077685062">
                <text:p>30.30776850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5.0161290322581">
                <text:p>85.0161290322581</text:p>
              </table:table-cell>
              <table:table-cell office:value-type="float" office:value="29.5167740215512">
                <text:p>29.51677402155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3.1217391304348">
                <text:p>63.1217391304348</text:p>
              </table:table-cell>
              <table:table-cell office:value-type="float" office:value="24.8421315752472">
                <text:p>24.84213157524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7.88">
                <text:p>47.88</text:p>
              </table:table-cell>
              <table:table-cell office:value-type="float" office:value="19.6614669421488">
                <text:p>19.66146694214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1.02">
                <text:p>111.02</text:p>
              </table:table-cell>
              <table:table-cell office:value-type="float" office:value="31.1355371900826">
                <text:p>31.13553719008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3.058333333333">
                <text:p>133.058333333333</text:p>
              </table:table-cell>
              <table:table-cell office:value-type="float" office:value="23.2128099173554">
                <text:p>23.212809917355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8.173913043478">
                <text:p>138.173913043478</text:p>
              </table:table-cell>
              <table:table-cell office:value-type="float" office:value="24.8421315752472">
                <text:p>24.84213157524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0.707692307692">
                <text:p>110.707692307692</text:p>
              </table:table-cell>
              <table:table-cell office:value-type="float" office:value="20.4567460511516">
                <text:p>20.45674605115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9.823076923077">
                <text:p>199.823076923077</text:p>
              </table:table-cell>
              <table:table-cell office:value-type="float" office:value="39.4192870066996">
                <text:p>39.41928700669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5.016">
                <text:p>135.016</text:p>
              </table:table-cell>
              <table:table-cell office:value-type="float" office:value="21.7594710743802">
                <text:p>21.75947107438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0.090909090909">
                <text:p>110.090909090909</text:p>
              </table:table-cell>
              <table:table-cell office:value-type="float" office:value="26.6785055665597">
                <text:p>26.678505566559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9.984">
                <text:p>109.984</text:p>
              </table:table-cell>
              <table:table-cell office:value-type="float" office:value="21.7594710743802">
                <text:p>21.75947107438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5.26582278481">
                <text:p>105.26582278481</text:p>
              </table:table-cell>
              <table:table-cell office:value-type="float" office:value="20.0522537578079">
                <text:p>20.052253757807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7.8870967741935">
                <text:p>97.8870967741935</text:p>
              </table:table-cell>
              <table:table-cell office:value-type="float" office:value="29.5167740215512">
                <text:p>29.51677402155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6.2794117647059">
                <text:p>76.2794117647059</text:p>
              </table:table-cell>
              <table:table-cell office:value-type="float" office:value="25.4295232920587">
                <text:p>25.42952329205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9.2651162790698">
                <text:p>39.2651162790698</text:p>
              </table:table-cell>
              <table:table-cell office:value-type="float" office:value="17.5712580845577">
                <text:p>17.571258084557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5.3">
                <text:p>55.3</text:p>
              </table:table-cell>
              <table:table-cell office:value-type="float" office:value="31.1355371900826">
                <text:p>31.13553719008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0.6">
                <text:p>70.6</text:p>
              </table:table-cell>
              <table:table-cell office:value-type="float" office:value="28.7603305785124">
                <text:p>28.76033057851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4.4483870967742">
                <text:p>74.4483870967742</text:p>
              </table:table-cell>
              <table:table-cell office:value-type="float" office:value="29.5167740215512">
                <text:p>29.51677402155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1.0727272727273">
                <text:p>81.0727272727273</text:p>
              </table:table-cell>
              <table:table-cell office:value-type="float" office:value="26.6785055665597">
                <text:p>26.67850556655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7.6">
                <text:p>237.6</text:p>
              </table:table-cell>
              <table:table-cell office:value-type="float" office:value="56.5289256198347">
                <text:p>56.52892561983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4.06">
                <text:p>144.06</text:p>
              </table:table-cell>
              <table:table-cell office:value-type="float" office:value="24.2776859504132">
                <text:p>24.27768595041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0.754098360656">
                <text:p>140.754098360656</text:p>
              </table:table-cell>
              <table:table-cell office:value-type="float" office:value="23.6465359662936">
                <text:p>23.64653596629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4.295652173913">
                <text:p>224.295652173913</text:p>
              </table:table-cell>
              <table:table-cell office:value-type="float" office:value="37.4066146948085">
                <text:p>37.40661469480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8.635714285714">
                <text:p>218.635714285714</text:p>
              </table:table-cell>
              <table:table-cell office:value-type="float" office:value="27.11840107944">
                <text:p>27.118401079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9.054545454545">
                <text:p>159.054545454545</text:p>
              </table:table-cell>
              <table:table-cell office:value-type="float" office:value="27.9187487193498">
                <text:p>27.91874871934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5.431578947368">
                <text:p>305.431578947368</text:p>
              </table:table-cell>
              <table:table-cell office:value-type="float" office:value="51.5510176049083">
                <text:p>51.55101760490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7.75">
                <text:p>267.75</text:p>
              </table:table-cell>
              <table:table-cell office:value-type="float" office:value="47.2611570247934">
                <text:p>47.26115702479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0.78064516129">
                <text:p>160.78064516129</text:p>
              </table:table-cell>
              <table:table-cell office:value-type="float" office:value="23.043145483785">
                <text:p>23.0431454837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2.623076923077">
                <text:p>162.623076923077</text:p>
              </table:table-cell>
              <table:table-cell office:value-type="float" office:value="30.5794904396303">
                <text:p>30.57949043963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0.376470588235">
                <text:p>160.376470588235</text:p>
              </table:table-cell>
              <table:table-cell office:value-type="float" office:value="31.5639566473162">
                <text:p>31.563956647316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8">
                <text:p>158</text:p>
              </table:table-cell>
              <table:table-cell office:value-type="float" office:value="28.7603305785124">
                <text:p>28.760330578512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6.894545454546">
                <text:p>156.894545454546</text:p>
              </table:table-cell>
              <table:table-cell office:value-type="float" office:value="27.9187487193498">
                <text:p>27.91874871934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8.623728813559">
                <text:p>128.623728813559</text:p>
              </table:table-cell>
              <table:table-cell office:value-type="float" office:value="24.9384023304788">
                <text:p>24.93840233047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3.248">
                <text:p>103.248</text:p>
              </table:table-cell>
              <table:table-cell office:value-type="float" office:value="32.6035041322314">
                <text:p>32.60350413223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.1">
                <text:p>27.1</text:p>
              </table:table-cell>
              <table:table-cell office:value-type="float" office:value="3.84297520661157">
                <text:p>3.842975206611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1.9698113207547">
                <text:p>91.9698113207547</text:p>
              </table:table-cell>
              <table:table-cell office:value-type="float" office:value="29.6461491839983">
                <text:p>29.646149183998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2.714285714286">
                <text:p>112.714285714286</text:p>
              </table:table-cell>
              <table:table-cell office:value-type="float" office:value="43.5351661325687">
                <text:p>43.535166132568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2.748936170213">
                <text:p>112.748936170213</text:p>
              </table:table-cell>
              <table:table-cell office:value-type="float" office:value="36.0984552301067">
                <text:p>36.09845523010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5.469565217391">
                <text:p>135.469565217391</text:p>
              </table:table-cell>
              <table:table-cell office:value-type="float" office:value="37.4066146948085">
                <text:p>37.40661469480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2.041379310345">
                <text:p>102.041379310345</text:p>
              </table:table-cell>
              <table:table-cell office:value-type="float" office:value="25.6306443529447">
                <text:p>25.63064435294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6.9806451612903">
                <text:p>86.9806451612903</text:p>
              </table:table-cell>
              <table:table-cell office:value-type="float" office:value="73.1696493838202">
                <text:p>73.16964938382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8.7835051546392">
                <text:p>38.7835051546392</text:p>
              </table:table-cell>
              <table:table-cell office:value-type="float" office:value="11.6054876243864">
                <text:p>11.60548762438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2.7529411764706">
                <text:p>62.7529411764706</text:p>
              </table:table-cell>
              <table:table-cell office:value-type="float" office:value="31.5639566473162">
                <text:p>31.563956647316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2.6">
                <text:p>102.6</text:p>
              </table:table-cell>
              <table:table-cell office:value-type="float" office:value="69.243285123967">
                <text:p>69.2432851239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0.1625">
                <text:p>130.1625</text:p>
              </table:table-cell>
              <table:table-cell office:value-type="float" office:value="69.243285123967">
                <text:p>69.2432851239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8.584615384615">
                <text:p>128.584615384615</text:p>
              </table:table-cell>
              <table:table-cell office:value-type="float" office:value="49.3285735243777">
                <text:p>49.328573524377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3.2571428571429">
                <text:p>93.2571428571429</text:p>
              </table:table-cell>
              <table:table-cell office:value-type="float" office:value="43.5351661325687">
                <text:p>43.53516613256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7.38">
                <text:p>97.38</text:p>
              </table:table-cell>
              <table:table-cell office:value-type="float" office:value="47.2611570247934">
                <text:p>47.261157024793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3.7">
                <text:p>83.7</text:p>
              </table:table-cell>
              <table:table-cell office:value-type="float" office:value="56.5289256198347">
                <text:p>56.52892561983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.0780487804878">
                <text:p>44.0780487804878</text:p>
              </table:table-cell>
              <table:table-cell office:value-type="float" office:value="45.334290391886">
                <text:p>45.3342903918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.08">
                <text:p>34.08</text:p>
              </table:table-cell>
              <table:table-cell office:value-type="float" office:value="38.796694214876">
                <text:p>38.7966942148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.2347826086957">
                <text:p>54.2347826086957</text:p>
              </table:table-cell>
              <table:table-cell office:value-type="float" office:value="37.4066146948085">
                <text:p>37.406614694808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2.2769230769231">
                <text:p>72.2769230769231</text:p>
              </table:table-cell>
              <table:table-cell office:value-type="float" office:value="49.3285735243777">
                <text:p>49.328573524377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3.1118644067797">
                <text:p>33.1118644067797</text:p>
              </table:table-cell>
              <table:table-cell office:value-type="float" office:value="4.98973174327696">
                <text:p>4.989731743276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5.6">
                <text:p>95.6</text:p>
              </table:table-cell>
              <table:table-cell office:value-type="float" office:value="22.4658458424692">
                <text:p>22.46584584246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4.9492537313433">
                <text:p>84.9492537313433</text:p>
              </table:table-cell>
              <table:table-cell office:value-type="float" office:value="20.388350587018">
                <text:p>20.3883505870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8.05">
                <text:p>148.05</text:p>
              </table:table-cell>
              <table:table-cell office:value-type="float" office:value="47.2611570247934">
                <text:p>47.26115702479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2.772881355932">
                <text:p>132.772881355932</text:p>
              </table:table-cell>
              <table:table-cell office:value-type="float" office:value="24.9384023304788">
                <text:p>24.93840233047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2.7918367346939">
                <text:p>92.7918367346939</text:p>
              </table:table-cell>
              <table:table-cell office:value-type="float" office:value="33.7024862230269">
                <text:p>33.702486223026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5.5148936170213">
                <text:p>95.5148936170213</text:p>
              </table:table-cell>
              <table:table-cell office:value-type="float" office:value="36.0984552301067">
                <text:p>36.09845523010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9.326829268293">
                <text:p>209.326829268293</text:p>
              </table:table-cell>
              <table:table-cell office:value-type="float" office:value="45.334290391886">
                <text:p>45.3342903918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4.558139534884">
                <text:p>174.558139534884</text:p>
              </table:table-cell>
              <table:table-cell office:value-type="float" office:value="41.8524196684382">
                <text:p>41.85241966843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8.876595744681">
                <text:p>118.876595744681</text:p>
              </table:table-cell>
              <table:table-cell office:value-type="float" office:value="36.0984552301067">
                <text:p>36.09845523010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7.15">
                <text:p>117.15</text:p>
              </table:table-cell>
              <table:table-cell office:value-type="float" office:value="34.8657024793388">
                <text:p>34.86570247933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8.432">
                <text:p>108.432</text:p>
              </table:table-cell>
              <table:table-cell office:value-type="float" office:value="32.6035041322314">
                <text:p>32.60350413223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.4108108108108">
                <text:p>19.4108108108108</text:p>
              </table:table-cell>
              <table:table-cell office:value-type="float" office:value="17.4665708818043">
                <text:p>17.46657088180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4.1263157894737">
                <text:p>24.1263157894737</text:p>
              </table:table-cell>
              <table:table-cell office:value-type="float" office:value="26.3565394565143">
                <text:p>26.356539456514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6.4636363636364">
                <text:p>96.4636363636364</text:p>
              </table:table-cell>
              <table:table-cell office:value-type="float" office:value="40.2759374359675">
                <text:p>40.275937435967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aximum="37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0 1 2" chart:style-name="ch1">
        <chart:title svg:x="11.969cm" svg:y="0.516cm" chart:style-name="ch2">
          <text:p>Average distance between vehicles -19th May 2015 - B </text:p>
        </chart:title>
        <chart:subtitle svg:x="13.179cm" svg:y="1.727cm" chart:style-name="ch3">
          <text:p>Compared to safe stop distance for the Vehicle speed</text:p>
        </chart:subtitle>
        <chart:legend svg:x="12.206cm" svg:y="3.759cm" style:legend-expansion="custom" chartooo:width="8.461cm" chartooo:height="2.283cm" style:legend-expansion-aspect-ratio="3.70608848007008" chart:style-name="ch4"/>
        <chart:plot-area chart:style-name="ch5" table:cell-range-address="Sheet1.N45:Sheet1.Q45 Sheet1.N270:Sheet1.Q327" chart:data-source-has-labels="row" svg:x="1.467cm" svg:y="2.572cm" svg:width="32.467cm" svg:height="15.419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43cm" svg:y="2.572cm" svg:width="32.075cm" svg:height="14.95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446cm" svg:y="18.371cm" chart:style-name="ch7">
              <text:p>Vehicles Passing</text:p>
            </chart:title>
          </chart:axis>
          <chart:axis chart:dimension="y" chart:name="primary-y" chart:style-name="ch8">
            <chart:title svg:x="0.186cm" svg:y="13.141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Sheet1.Q270:Sheet1.Q327" chart:label-cell-address="Sheet1.Q45:Sheet1.Q45" chart:class="chart:bar">
            <chart:data-point chart:repeated="58"/>
          </chart:series>
          <chart:series chart:style-name="ch13" chart:values-cell-range-address="Sheet1.N270:Sheet1.N327" chart:label-cell-address="Sheet1.N45:Sheet1.N45" chart:class="chart:bar">
            <chart:data-point chart:repeated="58"/>
          </chart:series>
          <chart:series chart:style-name="ch14" chart:values-cell-range-address="Sheet1.O270:Sheet1.O327" chart:label-cell-address="Sheet1.O45:Sheet1.O45" chart:class="chart:bar">
            <chart:data-point chart:repeated="58"/>
          </chart:series>
          <chart:series chart:style-name="ch15" chart:values-cell-range-address="Sheet1.P270:Sheet1.P327" chart:label-cell-address="Sheet1.P45:Sheet1.P45" chart:class="chart:bar">
            <chart:data-point chart:repeated="5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Sheet1.Q45:Sheet1.Q45</svg:desc>
                </draw:g>
              </table:table-cell>
              <table:table-cell office:value-type="string">
                <text:p>148.44</text:p>
                <draw:g>
                  <svg:desc>Sheet1.N45:Sheet1.N45</svg:desc>
                </draw:g>
              </table:table-cell>
              <table:table-cell office:value-type="string">
                <text:p>131.94</text:p>
                <draw:g>
                  <svg:desc>Sheet1.O45:Sheet1.O45</svg:desc>
                </draw:g>
              </table:table-cell>
              <table:table-cell office:value-type="string">
                <text:p>118.75</text:p>
                <draw:g>
                  <svg:desc>Sheet1.P45:Sheet1.P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8421315752472">
                <text:p>24.8421315752472</text:p>
                <draw:g>
                  <svg:desc>Sheet1.Q270:Sheet1.Q327</svg:desc>
                </draw:g>
              </table:table-cell>
              <table:table-cell office:value-type="float" office:value="68.053125">
                <text:p>68.053125</text:p>
                <draw:g>
                  <svg:desc>Sheet1.N270:Sheet1.N327</svg:desc>
                </draw:g>
              </table:table-cell>
              <table:table-cell office:value-type="float" office:value="63.1217391304348">
                <text:p>63.1217391304348</text:p>
                <draw:g>
                  <svg:desc>Sheet1.O270:Sheet1.O327</svg:desc>
                </draw:g>
              </table:table-cell>
              <table:table-cell office:value-type="float" office:value="58.8567567567567">
                <text:p>58.8567567567567</text:p>
                <draw:g>
                  <svg:desc>Sheet1.P270:Sheet1.P3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6614669421488">
                <text:p>19.6614669421488</text:p>
              </table:table-cell>
              <table:table-cell office:value-type="float" office:value="51.072">
                <text:p>51.072</text:p>
              </table:table-cell>
              <table:table-cell office:value-type="float" office:value="47.88">
                <text:p>47.88</text:p>
              </table:table-cell>
              <table:table-cell office:value-type="float" office:value="45.0635294117647">
                <text:p>45.0635294117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1355371900826">
                <text:p>31.1355371900826</text:p>
              </table:table-cell>
              <table:table-cell office:value-type="float" office:value="121.112727272727">
                <text:p>121.112727272727</text:p>
              </table:table-cell>
              <table:table-cell office:value-type="float" office:value="111.02">
                <text:p>111.02</text:p>
              </table:table-cell>
              <table:table-cell office:value-type="float" office:value="102.48">
                <text:p>102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2128099173554">
                <text:p>23.2128099173554</text:p>
              </table:table-cell>
              <table:table-cell office:value-type="float" office:value="142.988059701493">
                <text:p>142.988059701493</text:p>
              </table:table-cell>
              <table:table-cell office:value-type="float" office:value="133.058333333333">
                <text:p>133.058333333333</text:p>
              </table:table-cell>
              <table:table-cell office:value-type="float" office:value="124.418181818182">
                <text:p>124.418181818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8421315752472">
                <text:p>24.8421315752472</text:p>
              </table:table-cell>
              <table:table-cell office:value-type="float" office:value="148.96875">
                <text:p>148.96875</text:p>
              </table:table-cell>
              <table:table-cell office:value-type="float" office:value="138.173913043478">
                <text:p>138.173913043478</text:p>
              </table:table-cell>
              <table:table-cell office:value-type="float" office:value="128.837837837838">
                <text:p>128.8378378378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4567460511516">
                <text:p>20.4567460511516</text:p>
              </table:table-cell>
              <table:table-cell office:value-type="float" office:value="118.290410958904">
                <text:p>118.290410958904</text:p>
              </table:table-cell>
              <table:table-cell office:value-type="float" office:value="110.707692307692">
                <text:p>110.707692307692</text:p>
              </table:table-cell>
              <table:table-cell office:value-type="float" office:value="104.038554216867">
                <text:p>104.038554216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.4192870066996">
                <text:p>39.4192870066996</text:p>
              </table:table-cell>
              <table:table-cell office:value-type="float" office:value="221.08085106383">
                <text:p>221.08085106383</text:p>
              </table:table-cell>
              <table:table-cell office:value-type="float" office:value="199.823076923077">
                <text:p>199.823076923077</text:p>
              </table:table-cell>
              <table:table-cell office:value-type="float" office:value="182.294736842105">
                <text:p>182.294736842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7594710743802">
                <text:p>21.7594710743802</text:p>
              </table:table-cell>
              <table:table-cell office:value-type="float" office:value="144.66">
                <text:p>144.66</text:p>
              </table:table-cell>
              <table:table-cell office:value-type="float" office:value="135.016">
                <text:p>135.016</text:p>
              </table:table-cell>
              <table:table-cell office:value-type="float" office:value="126.5775">
                <text:p>126.57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6785055665597">
                <text:p>26.6785055665597</text:p>
              </table:table-cell>
              <table:table-cell office:value-type="float" office:value="119.114754098361">
                <text:p>119.114754098361</text:p>
              </table:table-cell>
              <table:table-cell office:value-type="float" office:value="110.090909090909">
                <text:p>110.090909090909</text:p>
              </table:table-cell>
              <table:table-cell office:value-type="float" office:value="102.338028169014">
                <text:p>102.3380281690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7594710743802">
                <text:p>21.7594710743802</text:p>
              </table:table-cell>
              <table:table-cell office:value-type="float" office:value="117.84">
                <text:p>117.84</text:p>
              </table:table-cell>
              <table:table-cell office:value-type="float" office:value="109.984">
                <text:p>109.984</text:p>
              </table:table-cell>
              <table:table-cell office:value-type="float" office:value="103.11">
                <text:p>103.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0522537578079">
                <text:p>20.0522537578079</text:p>
              </table:table-cell>
              <table:table-cell office:value-type="float" office:value="112.378378378378">
                <text:p>112.378378378378</text:p>
              </table:table-cell>
              <table:table-cell office:value-type="float" office:value="105.26582278481">
                <text:p>105.2658227848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5167740215512">
                <text:p>29.5167740215512</text:p>
              </table:table-cell>
              <table:table-cell office:value-type="float" office:value="106.473684210526">
                <text:p>106.473684210526</text:p>
              </table:table-cell>
              <table:table-cell office:value-type="float" office:value="97.8870967741935">
                <text:p>97.8870967741935</text:p>
              </table:table-cell>
              <table:table-cell office:value-type="float" office:value="90.5820895522388">
                <text:p>90.58208955223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4295232920587">
                <text:p>25.4295232920587</text:p>
              </table:table-cell>
              <table:table-cell office:value-type="float" office:value="82.3333333333333">
                <text:p>82.3333333333333</text:p>
              </table:table-cell>
              <table:table-cell office:value-type="float" office:value="76.2794117647059">
                <text:p>76.2794117647059</text:p>
              </table:table-cell>
              <table:table-cell office:value-type="float" office:value="71.0547945205479">
                <text:p>71.05479452054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5712580845577">
                <text:p>17.5712580845577</text:p>
              </table:table-cell>
              <table:table-cell office:value-type="float" office:value="41.6888888888889">
                <text:p>41.6888888888889</text:p>
              </table:table-cell>
              <table:table-cell office:value-type="float" office:value="39.2651162790698">
                <text:p>39.2651162790698</text:p>
              </table:table-cell>
              <table:table-cell office:value-type="float" office:value="37.1076923076923">
                <text:p>37.10769230769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1355371900826">
                <text:p>31.1355371900826</text:p>
              </table:table-cell>
              <table:table-cell office:value-type="float" office:value="60.3272727272727">
                <text:p>60.3272727272727</text:p>
              </table:table-cell>
              <table:table-cell office:value-type="float" office:value="55.3">
                <text:p>55.3</text:p>
              </table:table-cell>
              <table:table-cell office:value-type="float" office:value="51.0461538461538">
                <text:p>51.04615384615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7603305785124">
                <text:p>28.7603305785124</text:p>
              </table:table-cell>
              <table:table-cell office:value-type="float" office:value="76.6862068965517">
                <text:p>76.6862068965517</text:p>
              </table:table-cell>
              <table:table-cell office:value-type="float" office:value="70.6">
                <text:p>70.6</text:p>
              </table:table-cell>
              <table:table-cell office:value-type="float" office:value="65.4088235294118">
                <text:p>65.40882352941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.5167740215512">
                <text:p>29.5167740215512</text:p>
              </table:table-cell>
              <table:table-cell office:value-type="float" office:value="80.9789473684211">
                <text:p>80.9789473684211</text:p>
              </table:table-cell>
              <table:table-cell office:value-type="float" office:value="74.4483870967742">
                <text:p>74.4483870967742</text:p>
              </table:table-cell>
              <table:table-cell office:value-type="float" office:value="68.8925373134328">
                <text:p>68.89253731343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6785055665597">
                <text:p>26.6785055665597</text:p>
              </table:table-cell>
              <table:table-cell office:value-type="float" office:value="87.7180327868853">
                <text:p>87.7180327868853</text:p>
              </table:table-cell>
              <table:table-cell office:value-type="float" office:value="81.0727272727273">
                <text:p>81.0727272727273</text:p>
              </table:table-cell>
              <table:table-cell office:value-type="float" office:value="75.3633802816901">
                <text:p>75.36338028169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.5289256198347">
                <text:p>56.5289256198347</text:p>
              </table:table-cell>
              <table:table-cell office:value-type="float" office:value="275.922580645161">
                <text:p>275.922580645161</text:p>
              </table:table-cell>
              <table:table-cell office:value-type="float" office:value="237.6">
                <text:p>237.6</text:p>
              </table:table-cell>
              <table:table-cell office:value-type="float" office:value="208.624390243902">
                <text:p>208.6243902439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2776859504132">
                <text:p>24.2776859504132</text:p>
              </table:table-cell>
              <table:table-cell office:value-type="float" office:value="157.156363636364">
                <text:p>157.156363636364</text:p>
              </table:table-cell>
              <table:table-cell office:value-type="float" office:value="144.06">
                <text:p>144.06</text:p>
              </table:table-cell>
              <table:table-cell office:value-type="float" office:value="132.978461538462">
                <text:p>132.978461538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.6465359662936">
                <text:p>23.6465359662936</text:p>
              </table:table-cell>
              <table:table-cell office:value-type="float" office:value="153.321428571429">
                <text:p>153.321428571429</text:p>
              </table:table-cell>
              <table:table-cell office:value-type="float" office:value="140.754098360656">
                <text:p>140.754098360656</text:p>
              </table:table-cell>
              <table:table-cell office:value-type="float" office:value="130.090909090909">
                <text:p>130.0909090909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.4066146948085">
                <text:p>37.4066146948085</text:p>
              </table:table-cell>
              <table:table-cell office:value-type="float" office:value="251.648780487805">
                <text:p>251.648780487805</text:p>
              </table:table-cell>
              <table:table-cell office:value-type="float" office:value="224.295652173913">
                <text:p>224.295652173913</text:p>
              </table:table-cell>
              <table:table-cell office:value-type="float" office:value="202.305882352941">
                <text:p>202.305882352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.11840107944">
                <text:p>27.11840107944</text:p>
              </table:table-cell>
              <table:table-cell office:value-type="float" office:value="240.070588235294">
                <text:p>240.070588235294</text:p>
              </table:table-cell>
              <table:table-cell office:value-type="float" office:value="218.635714285714">
                <text:p>218.635714285714</text:p>
              </table:table-cell>
              <table:table-cell office:value-type="float" office:value="200.714754098361">
                <text:p>200.7147540983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.9187487193498">
                <text:p>27.9187487193498</text:p>
              </table:table-cell>
              <table:table-cell office:value-type="float" office:value="174.96">
                <text:p>174.96</text:p>
              </table:table-cell>
              <table:table-cell office:value-type="float" office:value="159.054545454545">
                <text:p>159.054545454545</text:p>
              </table:table-cell>
              <table:table-cell office:value-type="float" office:value="145.8">
                <text:p>145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.5510176049083">
                <text:p>51.5510176049083</text:p>
              </table:table-cell>
              <table:table-cell office:value-type="float" office:value="351.709090909091">
                <text:p>351.709090909091</text:p>
              </table:table-cell>
              <table:table-cell office:value-type="float" office:value="305.431578947368">
                <text:p>305.431578947368</text:p>
              </table:table-cell>
              <table:table-cell office:value-type="float" office:value="269.916279069767">
                <text:p>269.9162790697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.2611570247934">
                <text:p>47.2611570247934</text:p>
              </table:table-cell>
              <table:table-cell office:value-type="float" office:value="306">
                <text:p>306</text:p>
              </table:table-cell>
              <table:table-cell office:value-type="float" office:value="267.75">
                <text:p>267.7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.043145483785">
                <text:p>23.043145483785</text:p>
              </table:table-cell>
              <table:table-cell office:value-type="float" office:value="174.884210526316">
                <text:p>174.884210526316</text:p>
              </table:table-cell>
              <table:table-cell office:value-type="float" office:value="160.78064516129">
                <text:p>160.78064516129</text:p>
              </table:table-cell>
              <table:table-cell office:value-type="float" office:value="148.782089552239">
                <text:p>148.7820895522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.5794904396303">
                <text:p>30.5794904396303</text:p>
              </table:table-cell>
              <table:table-cell office:value-type="float" office:value="179.923404255319">
                <text:p>179.923404255319</text:p>
              </table:table-cell>
              <table:table-cell office:value-type="float" office:value="162.623076923077">
                <text:p>162.623076923077</text:p>
              </table:table-cell>
              <table:table-cell office:value-type="float" office:value="148.357894736842">
                <text:p>148.3578947368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.5639566473162">
                <text:p>31.5639566473162</text:p>
              </table:table-cell>
              <table:table-cell office:value-type="float" office:value="177.808695652174">
                <text:p>177.808695652174</text:p>
              </table:table-cell>
              <table:table-cell office:value-type="float" office:value="160.376470588235">
                <text:p>160.376470588235</text:p>
              </table:table-cell>
              <table:table-cell office:value-type="float" office:value="146.057142857143">
                <text:p>146.057142857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.7603305785124">
                <text:p>28.7603305785124</text:p>
              </table:table-cell>
              <table:table-cell office:value-type="float" office:value="174.122448979592">
                <text:p>174.122448979592</text:p>
              </table:table-cell>
              <table:table-cell office:value-type="float" office:value="158">
                <text:p>158</text:p>
              </table:table-cell>
              <table:table-cell office:value-type="float" office:value="144.610169491525">
                <text:p>144.6101694915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.9187487193498">
                <text:p>27.9187487193498</text:p>
              </table:table-cell>
              <table:table-cell office:value-type="float" office:value="172.584">
                <text:p>172.584</text:p>
              </table:table-cell>
              <table:table-cell office:value-type="float" office:value="156.894545454546">
                <text:p>156.894545454546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.9384023304788">
                <text:p>24.9384023304788</text:p>
              </table:table-cell>
              <table:table-cell office:value-type="float" office:value="140.533333333333">
                <text:p>140.533333333333</text:p>
              </table:table-cell>
              <table:table-cell office:value-type="float" office:value="128.623728813559">
                <text:p>128.623728813559</text:p>
              </table:table-cell>
              <table:table-cell office:value-type="float" office:value="118.575">
                <text:p>118.5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6035041322314">
                <text:p>32.6035041322314</text:p>
              </table:table-cell>
              <table:table-cell office:value-type="float" office:value="114.72">
                <text:p>114.72</text:p>
              </table:table-cell>
              <table:table-cell office:value-type="float" office:value="103.248">
                <text:p>103.248</text:p>
              </table:table-cell>
              <table:table-cell office:value-type="float" office:value="93.8618181818182">
                <text:p>93.8618181818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84297520661157">
                <text:p>3.84297520661157</text:p>
              </table:table-cell>
              <table:table-cell office:value-type="float" office:value="27.7421800947867">
                <text:p>27.7421800947867</text:p>
              </table:table-cell>
              <table:table-cell office:value-type="float" office:value="27.1">
                <text:p>27.1</text:p>
              </table:table-cell>
              <table:table-cell office:value-type="float" office:value="26.4868778280543">
                <text:p>26.48687782805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.6461491839983">
                <text:p>29.6461491839983</text:p>
              </table:table-cell>
              <table:table-cell office:value-type="float" office:value="101.55">
                <text:p>101.55</text:p>
              </table:table-cell>
              <table:table-cell office:value-type="float" office:value="91.9698113207547">
                <text:p>91.9698113207547</text:p>
              </table:table-cell>
              <table:table-cell office:value-type="float" office:value="84.0413793103448">
                <text:p>84.04137931034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.5351661325687">
                <text:p>43.5351661325687</text:p>
              </table:table-cell>
              <table:table-cell office:value-type="float" office:value="127.945945945946">
                <text:p>127.945945945946</text:p>
              </table:table-cell>
              <table:table-cell office:value-type="float" office:value="112.714285714286">
                <text:p>112.714285714286</text:p>
              </table:table-cell>
              <table:table-cell office:value-type="float" office:value="100.723404255319">
                <text:p>100.7234042553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0984552301067">
                <text:p>36.0984552301067</text:p>
              </table:table-cell>
              <table:table-cell office:value-type="float" office:value="126.171428571429">
                <text:p>126.171428571429</text:p>
              </table:table-cell>
              <table:table-cell office:value-type="float" office:value="112.748936170213">
                <text:p>112.748936170213</text:p>
              </table:table-cell>
              <table:table-cell office:value-type="float" office:value="101.907692307692">
                <text:p>101.9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.4066146948085">
                <text:p>37.4066146948085</text:p>
              </table:table-cell>
              <table:table-cell office:value-type="float" office:value="151.990243902439">
                <text:p>151.990243902439</text:p>
              </table:table-cell>
              <table:table-cell office:value-type="float" office:value="135.469565217391">
                <text:p>135.469565217391</text:p>
              </table:table-cell>
              <table:table-cell office:value-type="float" office:value="122.188235294118">
                <text:p>122.1882352941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.6306443529447">
                <text:p>25.6306443529447</text:p>
              </table:table-cell>
              <table:table-cell office:value-type="float" office:value="111.667924528302">
                <text:p>111.667924528302</text:p>
              </table:table-cell>
              <table:table-cell office:value-type="float" office:value="102.041379310345">
                <text:p>102.041379310345</text:p>
              </table:table-cell>
              <table:table-cell office:value-type="float" office:value="93.9428571428572">
                <text:p>93.94285714285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.1696493838202">
                <text:p>73.1696493838202</text:p>
              </table:table-cell>
              <table:table-cell office:value-type="float" office:value="103.707692307692">
                <text:p>103.707692307692</text:p>
              </table:table-cell>
              <table:table-cell office:value-type="float" office:value="86.9806451612903">
                <text:p>86.9806451612903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6054876243864">
                <text:p>11.6054876243864</text:p>
              </table:table-cell>
              <table:table-cell office:value-type="float" office:value="40.8913043478261">
                <text:p>40.8913043478261</text:p>
              </table:table-cell>
              <table:table-cell office:value-type="float" office:value="38.7835051546392">
                <text:p>38.7835051546392</text:p>
              </table:table-cell>
              <table:table-cell office:value-type="float" office:value="36.8823529411765">
                <text:p>36.88235294117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.5639566473162">
                <text:p>31.5639566473162</text:p>
              </table:table-cell>
              <table:table-cell office:value-type="float" office:value="69.5739130434783">
                <text:p>69.5739130434783</text:p>
              </table:table-cell>
              <table:table-cell office:value-type="float" office:value="62.7529411764706">
                <text:p>62.7529411764706</text:p>
              </table:table-cell>
              <table:table-cell office:value-type="float" office:value="57.15">
                <text:p>57.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9.243285123967">
                <text:p>69.243285123967</text:p>
              </table:table-cell>
              <table:table-cell office:value-type="float" office:value="121.6">
                <text:p>121.6</text:p>
              </table:table-cell>
              <table:table-cell office:value-type="float" office:value="102.6">
                <text:p>102.6</text:p>
              </table:table-cell>
              <table:table-cell office:value-type="float" office:value="88.7351351351352">
                <text:p>88.73513513513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9.243285123967">
                <text:p>69.243285123967</text:p>
              </table:table-cell>
              <table:table-cell office:value-type="float" office:value="154.266666666667">
                <text:p>154.266666666667</text:p>
              </table:table-cell>
              <table:table-cell office:value-type="float" office:value="130.1625">
                <text:p>130.1625</text:p>
              </table:table-cell>
              <table:table-cell office:value-type="float" office:value="112.572972972973">
                <text:p>112.5729729729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.3285735243777">
                <text:p>49.3285735243777</text:p>
              </table:table-cell>
              <table:table-cell office:value-type="float" office:value="147.494117647059">
                <text:p>147.494117647059</text:p>
              </table:table-cell>
              <table:table-cell office:value-type="float" office:value="128.584615384615">
                <text:p>128.584615384615</text:p>
              </table:table-cell>
              <table:table-cell office:value-type="float" office:value="113.972727272727">
                <text:p>113.9727272727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.5351661325687">
                <text:p>43.5351661325687</text:p>
              </table:table-cell>
              <table:table-cell office:value-type="float" office:value="105.859459459459">
                <text:p>105.859459459459</text:p>
              </table:table-cell>
              <table:table-cell office:value-type="float" office:value="93.2571428571429">
                <text:p>93.2571428571429</text:p>
              </table:table-cell>
              <table:table-cell office:value-type="float" office:value="83.336170212766">
                <text:p>83.3361702127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.2611570247934">
                <text:p>47.2611570247934</text:p>
              </table:table-cell>
              <table:table-cell office:value-type="float" office:value="111.291428571429">
                <text:p>111.291428571429</text:p>
              </table:table-cell>
              <table:table-cell office:value-type="float" office:value="97.38">
                <text:p>97.38</text:p>
              </table:table-cell>
              <table:table-cell office:value-type="float" office:value="86.56">
                <text:p>86.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.5289256198347">
                <text:p>56.5289256198347</text:p>
              </table:table-cell>
              <table:table-cell office:value-type="float" office:value="97.2">
                <text:p>97.2</text:p>
              </table:table-cell>
              <table:table-cell office:value-type="float" office:value="83.7">
                <text:p>83.7</text:p>
              </table:table-cell>
              <table:table-cell office:value-type="float" office:value="73.4926829268293">
                <text:p>73.49268292682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.334290391886">
                <text:p>45.334290391886</text:p>
              </table:table-cell>
              <table:table-cell office:value-type="float" office:value="50.2">
                <text:p>50.2</text:p>
              </table:table-cell>
              <table:table-cell office:value-type="float" office:value="44.0780487804878">
                <text:p>44.0780487804878</text:p>
              </table:table-cell>
              <table:table-cell office:value-type="float" office:value="39.2869565217391">
                <text:p>39.28695652173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.796694214876">
                <text:p>38.796694214876</text:p>
              </table:table-cell>
              <table:table-cell office:value-type="float" office:value="38.34">
                <text:p>38.34</text:p>
              </table:table-cell>
              <table:table-cell office:value-type="float" office:value="34.08">
                <text:p>34.08</text:p>
              </table:table-cell>
              <table:table-cell office:value-type="float" office:value="30.672">
                <text:p>30.6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.4066146948085">
                <text:p>37.4066146948085</text:p>
              </table:table-cell>
              <table:table-cell office:value-type="float" office:value="60.8487804878049">
                <text:p>60.8487804878049</text:p>
              </table:table-cell>
              <table:table-cell office:value-type="float" office:value="54.2347826086957">
                <text:p>54.2347826086957</text:p>
              </table:table-cell>
              <table:table-cell office:value-type="float" office:value="48.9176470588235">
                <text:p>48.91764705882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.3285735243777">
                <text:p>49.3285735243777</text:p>
              </table:table-cell>
              <table:table-cell office:value-type="float" office:value="82.9058823529412">
                <text:p>82.9058823529412</text:p>
              </table:table-cell>
              <table:table-cell office:value-type="float" office:value="72.2769230769231">
                <text:p>72.2769230769231</text:p>
              </table:table-cell>
              <table:table-cell office:value-type="float" office:value="64.0636363636364">
                <text:p>64.06363636363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98973174327696">
                <text:p>4.98973174327696</text:p>
              </table:table-cell>
              <table:table-cell office:value-type="float" office:value="34.0744186046512">
                <text:p>34.0744186046512</text:p>
              </table:table-cell>
              <table:table-cell office:value-type="float" office:value="33.1118644067797">
                <text:p>33.1118644067797</text:p>
              </table:table-cell>
              <table:table-cell office:value-type="float" office:value="32.2021978021978">
                <text:p>32.20219780219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.4658458424692">
                <text:p>22.4658458424692</text:p>
              </table:table-cell>
              <table:table-cell office:value-type="float" office:value="103.841379310345">
                <text:p>103.841379310345</text:p>
              </table:table-cell>
              <table:table-cell office:value-type="float" office:value="95.6">
                <text:p>95.6</text:p>
              </table:table-cell>
              <table:table-cell office:value-type="float" office:value="88.5705882352941">
                <text:p>88.57058823529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.388350587018">
                <text:p>20.388350587018</text:p>
              </table:table-cell>
              <table:table-cell office:value-type="float" office:value="91.8">
                <text:p>91.8</text:p>
              </table:table-cell>
              <table:table-cell office:value-type="float" office:value="84.9492537313433">
                <text:p>84.9492537313433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.2611570247934">
                <text:p>47.2611570247934</text:p>
              </table:table-cell>
              <table:table-cell office:value-type="float" office:value="169.2">
                <text:p>169.2</text:p>
              </table:table-cell>
              <table:table-cell office:value-type="float" office:value="148.05">
                <text:p>148.05</text:p>
              </table:table-cell>
              <table:table-cell office:value-type="float" office:value="131.6">
                <text:p>131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.9384023304788">
                <text:p>24.9384023304788</text:p>
              </table:table-cell>
              <table:table-cell office:value-type="float" office:value="145.066666666667">
                <text:p>145.066666666667</text:p>
              </table:table-cell>
              <table:table-cell office:value-type="float" office:value="132.772881355932">
                <text:p>132.772881355932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.7024862230269">
                <text:p>33.7024862230269</text:p>
              </table:table-cell>
              <table:table-cell office:value-type="float" office:value="103.336363636364">
                <text:p>103.336363636364</text:p>
              </table:table-cell>
              <table:table-cell office:value-type="float" office:value="92.7918367346939">
                <text:p>92.7918367346939</text:p>
              </table:table-cell>
              <table:table-cell office:value-type="float" office:value="84.2">
                <text:p>84.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0.511cm" svg:height="18.196cm" xlink:href=".." xlink:type="simple" chart:class="chart:bar" chart:style-name="ch1">
        <chart:title svg:x="15.867cm" svg:y="0.621cm" chart:style-name="ch2">
          <text:p>Distance between Vehicles Yds  -  Avg 5 vehicles 9th Jan 2016 </text:p>
        </chart:title>
        <chart:subtitle svg:x="14.92cm" svg:y="1.899cm" chart:style-name="ch3">
          <text:p>Against Safe Stop Distance Yards for the 5 car average &amp; max speed - Hudds Rd</text:p>
        </chart:subtitle>
        <chart:legend svg:x="15.519cm" svg:y="3.574cm" style:legend-expansion="custom" chartooo:width="10.451cm" chartooo:height="1.192cm" style:legend-expansion-aspect-ratio="8.76761744966443" chart:style-name="ch4"/>
        <chart:plot-area chart:style-name="ch5" table:cell-range-address="Sheet1.O9:Sheet1.O60 Sheet1.Q9:Sheet1.Q60" chart:data-source-has-labels="row" svg:x="2.147cm" svg:y="1.427cm" svg:width="36.678cm" svg:height="14.888cm">
          <chartooo:coordinate-region svg:x="3.507cm" svg:y="1.633cm" svg:width="35.318cm" svg:height="14.023cm"/>
          <chart:axis chart:dimension="x" chart:name="primary-x" chart:style-name="ch6">
            <chart:title svg:x="19.319cm" svg:y="16.678cm" chart:style-name="ch7">
              <text:p>Vehicle Number</text:p>
            </chart:title>
          </chart:axis>
          <chart:axis chart:dimension="y" chart:name="primary-y" chart:style-name="ch8">
            <chart:title svg:x="0.767cm" svg:y="11.424cm" chart:style-name="ch9">
              <text:p>Average distance between Vehicles</text:p>
            </chart:title>
            <chart:grid chart:style-name="ch10" chart:class="major"/>
          </chart:axis>
          <chart:series chart:style-name="ch11" chart:values-cell-range-address="Sheet1.O10:Sheet1.O60" chart:label-cell-address="Sheet1.O9:Sheet1.O9" chart:class="chart:bar">
            <chart:data-point chart:repeated="51"/>
          </chart:series>
          <chart:series chart:style-name="ch12" chart:values-cell-range-address="Sheet1.Q10:Sheet1.Q60" chart:label-cell-address="Sheet1.Q9:Sheet1.Q9" chart:class="chart:ba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 between vehicles (yds) avg last 5 Vehicles</text:p>
                <draw:g>
                  <svg:desc>Sheet1.O9:Sheet1.O9</svg:desc>
                </draw:g>
              </table:table-cell>
              <table:table-cell office:value-type="string">
                <text:p>Safe Stop Distance For Speed -Yds</text:p>
                <draw:g>
                  <svg:desc>Sheet1.Q9:Sheet1.Q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O10:Sheet1.O60</svg:desc>
                </draw:g>
              </table:table-cell>
              <table:table-cell office:value-type="float" office:value="34.4111043177602">
                <text:p>34.4111043177602</text:p>
                <draw:g>
                  <svg:desc>Sheet1.Q10:Sheet1.Q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.98524664256198">
                <text:p>6.98524664256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6171875">
                <text:p>57.6171875</text:p>
              </table:table-cell>
              <table:table-cell office:value-type="float" office:value="5.44272178460744">
                <text:p>5.44272178460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14.668614411157">
                <text:p>14.668614411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.28125">
                <text:p>113.281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.46875">
                <text:p>130.46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.875">
                <text:p>196.875</text:p>
              </table:table-cell>
              <table:table-cell office:value-type="float" office:value="60.6275826446281">
                <text:p>60.6275826446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40625">
                <text:p>66.40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84375">
                <text:p>64.843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16.7525058056144">
                <text:p>16.7525058056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.65625">
                <text:p>72.65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.90625">
                <text:p>128.906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.8125">
                <text:p>57.81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3.0030044256443">
                <text:p>13.00300442564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1875">
                <text:p>17.1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27.6776778796488">
                <text:p>27.67767787964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25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2 1 0" chart:style-name="ch1">
        <chart:title svg:x="11.385cm" svg:y="0.516cm" chart:style-name="ch2">
          <text:p>Average distance between last 5 vehicles -19th May 2015 - A </text:p>
        </chart:title>
        <chart:subtitle svg:x="16.498cm" svg:y="2.054cm" chart:style-name="ch3">
          <text:p>Compared to safe stop distance for the Vehicle speed</text:p>
        </chart:subtitle>
        <chart:legend svg:x="17.66cm" svg:y="2.886cm" style:legend-expansion="custom" chartooo:width="8.461cm" chartooo:height="2.283cm" style:legend-expansion-aspect-ratio="3.70608848007008" chart:style-name="ch4"/>
        <chart:plot-area chart:style-name="ch5" table:cell-range-address="Sheet1.N45:Sheet1.Q141" chart:data-source-has-labels="row" svg:x="0.984cm" svg:y="1.564cm" svg:width="33.432cm" svg:height="16.95cm" dr3d:transform="matrix (0.999983765542153 0.00108820358483792 0.00559325174597469 -0.00111480241687499 0.999988075395956 0.00475460634151212 -0.00558801106899698 -0.00476076452362049 0.999973054263685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43cm" svg:y="1.487cm" svg:width="32.074cm" svg:height="16.03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446cm" svg:y="18.449cm" chart:style-name="ch7">
              <text:p>Vehicles Passing</text:p>
            </chart:title>
          </chart:axis>
          <chart:axis chart:dimension="y" chart:name="primary-y" chart:style-name="ch8">
            <chart:title svg:x="0cm" svg:y="12.899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Sheet1.Q46:Sheet1.Q141" chart:label-cell-address="Sheet1.Q45:Sheet1.Q45" chart:class="chart:bar">
            <chart:data-point chart:repeated="96"/>
          </chart:series>
          <chart:series chart:style-name="ch13" chart:values-cell-range-address="Sheet1.P46:Sheet1.P141" chart:label-cell-address="Sheet1.P45:Sheet1.P45" chart:class="chart:bar">
            <chart:data-point chart:repeated="96"/>
          </chart:series>
          <chart:series chart:style-name="ch14" chart:values-cell-range-address="Sheet1.O46:Sheet1.O141" chart:label-cell-address="Sheet1.O45:Sheet1.O45" chart:class="chart:bar">
            <chart:data-point chart:repeated="96"/>
          </chart:series>
          <chart:series chart:style-name="ch15" chart:values-cell-range-address="Sheet1.N46:Sheet1.N141" chart:label-cell-address="Sheet1.N45:Sheet1.N45" chart:class="chart:bar">
            <chart:data-point chart:repeated="9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Sheet1.Q45:Sheet1.Q45</svg:desc>
                </draw:g>
              </table:table-cell>
              <table:table-cell office:value-type="string">
                <text:p>118.75</text:p>
                <draw:g>
                  <svg:desc>Sheet1.P45:Sheet1.P45</svg:desc>
                </draw:g>
              </table:table-cell>
              <table:table-cell office:value-type="string">
                <text:p>131.94</text:p>
                <draw:g>
                  <svg:desc>Sheet1.O45:Sheet1.O45</svg:desc>
                </draw:g>
              </table:table-cell>
              <table:table-cell office:value-type="string">
                <text:p>148.44</text:p>
                <draw:g>
                  <svg:desc>Sheet1.N45:Sheet1.N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6776778796488">
                <text:p>27.6776778796488</text:p>
                <draw:g>
                  <svg:desc>Sheet1.Q46:Sheet1.Q141</svg:desc>
                </draw:g>
              </table:table-cell>
              <table:table-cell office:value-type="float" office:value="114.583333333333">
                <text:p>114.583333333333</text:p>
                <draw:g>
                  <svg:desc>Sheet1.P46:Sheet1.P141</svg:desc>
                </draw:g>
              </table:table-cell>
              <table:table-cell office:value-type="float" office:value="128.90625">
                <text:p>128.90625</text:p>
                <draw:g>
                  <svg:desc>Sheet1.O46:Sheet1.O141</svg:desc>
                </draw:g>
              </table:table-cell>
              <table:table-cell office:value-type="float" office:value="147.321428571429">
                <text:p>147.321428571429</text:p>
                <draw:g>
                  <svg:desc>Sheet1.N46:Sheet1.N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92.3656741091183">
                <text:p>92.3656741091183</text:p>
              </table:table-cell>
              <table:table-cell office:value-type="float" office:value="NaN">
                <text:p>NaN</text:p>
              </table:table-cell>
              <table:table-cell office:value-type="float" office:value="409.943506421197">
                <text:p>409.9435064211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669021025775">
                <text:p>27.6690210257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1696493838202">
                <text:p>73.1696493838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8445113028877">
                <text:p>2.88445113028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.5794904396303">
                <text:p>30.5794904396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.5794904396303">
                <text:p>30.5794904396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.796694214876">
                <text:p>38.796694214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.5639566473162">
                <text:p>31.5639566473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.2611570247934">
                <text:p>47.2611570247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.0984552301067">
                <text:p>36.0984552301067</text:p>
              </table:table-cell>
              <table:table-cell office:value-type="float" office:value="24.7153846153846">
                <text:p>24.7153846153846</text:p>
              </table:table-cell>
              <table:table-cell office:value-type="float" office:value="27.3446808510638">
                <text:p>27.3446808510638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.7603305785124">
                <text:p>28.7603305785124</text:p>
              </table:table-cell>
              <table:table-cell office:value-type="float" office:value="26.7864406779661">
                <text:p>26.7864406779661</text:p>
              </table:table-cell>
              <table:table-cell office:value-type="float" office:value="29.2666666666667">
                <text:p>29.2666666666667</text:p>
              </table:table-cell>
              <table:table-cell office:value-type="float" office:value="32.2530612244898">
                <text:p>32.25306122448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.5639566473162">
                <text:p>31.5639566473162</text:p>
              </table:table-cell>
              <table:table-cell office:value-type="float" office:value="31.1785714285714">
                <text:p>31.1785714285714</text:p>
              </table:table-cell>
              <table:table-cell office:value-type="float" office:value="34.2352941176471">
                <text:p>34.2352941176471</text:p>
              </table:table-cell>
              <table:table-cell office:value-type="float" office:value="37.9565217391304">
                <text:p>37.95652173913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.8657024793388">
                <text:p>34.8657024793388</text:p>
              </table:table-cell>
              <table:table-cell office:value-type="float" office:value="30.8377358490566">
                <text:p>30.8377358490566</text:p>
              </table:table-cell>
              <table:table-cell office:value-type="float" office:value="34.05">
                <text:p>34.05</text:p>
              </table:table-cell>
              <table:table-cell office:value-type="float" office:value="38.0093023255814">
                <text:p>38.00930232558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.3565394565143">
                <text:p>26.3565394565143</text:p>
              </table:table-cell>
              <table:table-cell office:value-type="float" office:value="25.5483870967742">
                <text:p>25.5483870967742</text:p>
              </table:table-cell>
              <table:table-cell office:value-type="float" office:value="27.7894736842105">
                <text:p>27.7894736842105</text:p>
              </table:table-cell>
              <table:table-cell office:value-type="float" office:value="30.4615384615385">
                <text:p>30.46153846153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4658458424692">
                <text:p>22.4658458424692</text:p>
              </table:table-cell>
              <table:table-cell office:value-type="float" office:value="25.2">
                <text:p>25.2</text:p>
              </table:table-cell>
              <table:table-cell office:value-type="float" office:value="27.2">
                <text:p>27.2</text:p>
              </table:table-cell>
              <table:table-cell office:value-type="float" office:value="29.5448275862069">
                <text:p>29.54482758620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.5510176049083">
                <text:p>51.5510176049083</text:p>
              </table:table-cell>
              <table:table-cell office:value-type="float" office:value="42.8651162790698">
                <text:p>42.8651162790698</text:p>
              </table:table-cell>
              <table:table-cell office:value-type="float" office:value="48.5052631578948">
                <text:p>48.5052631578948</text:p>
              </table:table-cell>
              <table:table-cell office:value-type="float" office:value="55.8545454545455">
                <text:p>55.85454545454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.6306443529447">
                <text:p>25.6306443529447</text:p>
              </table:table-cell>
              <table:table-cell office:value-type="float" office:value="47.4285714285714">
                <text:p>47.4285714285714</text:p>
              </table:table-cell>
              <table:table-cell office:value-type="float" office:value="51.5172413793104">
                <text:p>51.5172413793104</text:p>
              </table:table-cell>
              <table:table-cell office:value-type="float" office:value="56.377358490566">
                <text:p>56.3773584905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.796694214876">
                <text:p>38.796694214876</text:p>
              </table:table-cell>
              <table:table-cell office:value-type="float" office:value="56.16">
                <text:p>56.16</text:p>
              </table:table-cell>
              <table:table-cell office:value-type="float" office:value="62.4">
                <text:p>62.4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.3285735243777">
                <text:p>49.3285735243777</text:p>
              </table:table-cell>
              <table:table-cell office:value-type="float" office:value="66.3545454545455">
                <text:p>66.3545454545455</text:p>
              </table:table-cell>
              <table:table-cell office:value-type="float" office:value="74.8615384615385">
                <text:p>74.8615384615385</text:p>
              </table:table-cell>
              <table:table-cell office:value-type="float" office:value="85.8705882352941">
                <text:p>85.87058823529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.8657024793388">
                <text:p>34.8657024793388</text:p>
              </table:table-cell>
              <table:table-cell office:value-type="float" office:value="56.4590163934426">
                <text:p>56.4590163934426</text:p>
              </table:table-cell>
              <table:table-cell office:value-type="float" office:value="61.5">
                <text:p>61.5</text:p>
              </table:table-cell>
              <table:table-cell office:value-type="float" office:value="67.5294117647059">
                <text:p>67.52941176470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.2611570247934">
                <text:p>50.2611570247934</text:p>
              </table:table-cell>
              <table:table-cell office:value-type="float" office:value="139.944">
                <text:p>139.944</text:p>
              </table:table-cell>
              <table:table-cell office:value-type="float" office:value="155.493333333333">
                <text:p>155.493333333333</text:p>
              </table:table-cell>
              <table:table-cell office:value-type="float" office:value="174.93">
                <text:p>174.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.7349601040066">
                <text:p>23.7349601040066</text:p>
              </table:table-cell>
              <table:table-cell office:value-type="float" office:value="80.3526315789474">
                <text:p>80.3526315789474</text:p>
              </table:table-cell>
              <table:table-cell office:value-type="float" office:value="86.0112676056338">
                <text:p>86.0112676056338</text:p>
              </table:table-cell>
              <table:table-cell office:value-type="float" office:value="92.5272727272727">
                <text:p>92.52727272727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.7603305785124">
                <text:p>28.7603305785124</text:p>
              </table:table-cell>
              <table:table-cell office:value-type="float" office:value="156.758823529412">
                <text:p>156.758823529412</text:p>
              </table:table-cell>
              <table:table-cell office:value-type="float" office:value="169.2">
                <text:p>169.2</text:p>
              </table:table-cell>
              <table:table-cell office:value-type="float" office:value="183.786206896552">
                <text:p>183.7862068965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.8421315752472">
                <text:p>24.8421315752472</text:p>
              </table:table-cell>
              <table:table-cell office:value-type="float" office:value="142.402702702703">
                <text:p>142.402702702703</text:p>
              </table:table-cell>
              <table:table-cell office:value-type="float" office:value="152.721739130435">
                <text:p>152.721739130435</text:p>
              </table:table-cell>
              <table:table-cell office:value-type="float" office:value="164.653125">
                <text:p>164.65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2260321523221">
                <text:p>22.2260321523221</text:p>
              </table:table-cell>
              <table:table-cell office:value-type="float" office:value="135.516455696203">
                <text:p>135.516455696203</text:p>
              </table:table-cell>
              <table:table-cell office:value-type="float" office:value="144.672972972973">
                <text:p>144.672972972973</text:p>
              </table:table-cell>
              <table:table-cell office:value-type="float" office:value="155.15652173913">
                <text:p>155.156521739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7101668866284">
                <text:p>22.7101668866284</text:p>
              </table:table-cell>
              <table:table-cell office:value-type="float" office:value="83.2461538461538">
                <text:p>83.2461538461538</text:p>
              </table:table-cell>
              <table:table-cell office:value-type="float" office:value="88.9479452054794">
                <text:p>88.9479452054794</text:p>
              </table:table-cell>
              <table:table-cell office:value-type="float" office:value="95.4882352941176">
                <text:p>95.48823529411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.0363830061983">
                <text:p>28.0363830061983</text:p>
              </table:table-cell>
              <table:table-cell office:value-type="float" office:value="113.582608695652">
                <text:p>113.582608695652</text:p>
              </table:table-cell>
              <table:table-cell office:value-type="float" office:value="122.45625">
                <text:p>122.45625</text:p>
              </table:table-cell>
              <table:table-cell office:value-type="float" office:value="132.833898305085">
                <text:p>132.8338983050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4295232920587">
                <text:p>25.4295232920587</text:p>
              </table:table-cell>
              <table:table-cell office:value-type="float" office:value="68.4657534246575">
                <text:p>68.4657534246575</text:p>
              </table:table-cell>
              <table:table-cell office:value-type="float" office:value="73.5">
                <text:p>73.5</text:p>
              </table:table-cell>
              <table:table-cell office:value-type="float" office:value="79.3333333333333">
                <text:p>79.3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.2260321523221">
                <text:p>22.2260321523221</text:p>
              </table:table-cell>
              <table:table-cell office:value-type="float" office:value="66.8810126582279">
                <text:p>66.8810126582279</text:p>
              </table:table-cell>
              <table:table-cell office:value-type="float" office:value="71.4">
                <text:p>71.4</text:p>
              </table:table-cell>
              <table:table-cell office:value-type="float" office:value="76.5739130434783">
                <text:p>76.57391304347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.7101668866284">
                <text:p>22.7101668866284</text:p>
              </table:table-cell>
              <table:table-cell office:value-type="float" office:value="64.2923076923077">
                <text:p>64.2923076923077</text:p>
              </table:table-cell>
              <table:table-cell office:value-type="float" office:value="68.6958904109589">
                <text:p>68.6958904109589</text:p>
              </table:table-cell>
              <table:table-cell office:value-type="float" office:value="73.7470588235294">
                <text:p>73.74705882352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.6785055665597">
                <text:p>26.6785055665597</text:p>
              </table:table-cell>
              <table:table-cell office:value-type="float" office:value="70.4535211267606">
                <text:p>70.4535211267606</text:p>
              </table:table-cell>
              <table:table-cell office:value-type="float" office:value="75.7909090909091">
                <text:p>75.7909090909091</text:p>
              </table:table-cell>
              <table:table-cell office:value-type="float" office:value="82.0032786885246">
                <text:p>82.00327868852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.2260321523221">
                <text:p>22.2260321523221</text:p>
              </table:table-cell>
              <table:table-cell office:value-type="float" office:value="43.3822784810127">
                <text:p>43.3822784810127</text:p>
              </table:table-cell>
              <table:table-cell office:value-type="float" office:value="46.3135135135135">
                <text:p>46.3135135135135</text:p>
              </table:table-cell>
              <table:table-cell office:value-type="float" office:value="49.6695652173913">
                <text:p>49.66956521739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.6614669421488">
                <text:p>19.6614669421488</text:p>
              </table:table-cell>
              <table:table-cell office:value-type="float" office:value="24.8541176470588">
                <text:p>24.8541176470588</text:p>
              </table:table-cell>
              <table:table-cell office:value-type="float" office:value="26.4075">
                <text:p>26.4075</text:p>
              </table:table-cell>
              <table:table-cell office:value-type="float" office:value="28.168">
                <text:p>28.1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88445113028877">
                <text:p>2.88445113028877</text:p>
              </table:table-cell>
              <table:table-cell office:value-type="float" office:value="4.64485981308411">
                <text:p>4.64485981308411</text:p>
              </table:table-cell>
              <table:table-cell office:value-type="float" office:value="4.71835443037975">
                <text:p>4.71835443037975</text:p>
              </table:table-cell>
              <table:table-cell office:value-type="float" office:value="4.79421221864952">
                <text:p>4.794212218649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.7101668866284">
                <text:p>22.7101668866284</text:p>
              </table:table-cell>
              <table:table-cell office:value-type="float" office:value="18.7384615384615">
                <text:p>18.7384615384615</text:p>
              </table:table-cell>
              <table:table-cell office:value-type="float" office:value="20.0219178082192">
                <text:p>20.0219178082192</text:p>
              </table:table-cell>
              <table:table-cell office:value-type="float" office:value="21.4941176470588">
                <text:p>21.49411764705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.875623249778">
                <text:p>20.875623249778</text:p>
              </table:table-cell>
              <table:table-cell office:value-type="float" office:value="19.7707317073171">
                <text:p>19.7707317073171</text:p>
              </table:table-cell>
              <table:table-cell office:value-type="float" office:value="21.0545454545454">
                <text:p>21.0545454545454</text:p>
              </table:table-cell>
              <table:table-cell office:value-type="float" office:value="22.5166666666667">
                <text:p>22.516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.0411768712868">
                <text:p>26.0411768712868</text:p>
              </table:table-cell>
              <table:table-cell office:value-type="float" office:value="19.425">
                <text:p>19.425</text:p>
              </table:table-cell>
              <table:table-cell office:value-type="float" office:value="20.8746268656716">
                <text:p>20.8746268656716</text:p>
              </table:table-cell>
              <table:table-cell office:value-type="float" office:value="22.558064516129">
                <text:p>22.5580645161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.0860826446281">
                <text:p>42.0860826446281</text:p>
              </table:table-cell>
              <table:table-cell office:value-type="float" office:value="99.6545454545455">
                <text:p>99.6545454545455</text:p>
              </table:table-cell>
              <table:table-cell office:value-type="float" office:value="109.62">
                <text:p>109.62</text:p>
              </table:table-cell>
              <table:table-cell office:value-type="float" office:value="121.8">
                <text:p>121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.0024881232476">
                <text:p>32.0024881232476</text:p>
              </table:table-cell>
              <table:table-cell office:value-type="float" office:value="93.84375">
                <text:p>93.84375</text:p>
              </table:table-cell>
              <table:table-cell office:value-type="float" office:value="101.796610169492">
                <text:p>101.796610169492</text:p>
              </table:table-cell>
              <table:table-cell office:value-type="float" office:value="111.222222222222">
                <text:p>111.2222222222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.0411768712868">
                <text:p>26.0411768712868</text:p>
              </table:table-cell>
              <table:table-cell office:value-type="float" office:value="148.866666666667">
                <text:p>148.866666666667</text:p>
              </table:table-cell>
              <table:table-cell office:value-type="float" office:value="159.976119402985">
                <text:p>159.976119402985</text:p>
              </table:table-cell>
              <table:table-cell office:value-type="float" office:value="172.877419354839">
                <text:p>172.8774193548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.3430289989731">
                <text:p>27.3430289989731</text:p>
              </table:table-cell>
              <table:table-cell office:value-type="float" office:value="155.1">
                <text:p>155.1</text:p>
              </table:table-cell>
              <table:table-cell office:value-type="float" office:value="167.030769230769">
                <text:p>167.030769230769</text:p>
              </table:table-cell>
              <table:table-cell office:value-type="float" office:value="180.95">
                <text:p>180.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.2776859504132">
                <text:p>24.2776859504132</text:p>
              </table:table-cell>
              <table:table-cell office:value-type="float" office:value="151.256">
                <text:p>151.256</text:p>
              </table:table-cell>
              <table:table-cell office:value-type="float" office:value="162.06">
                <text:p>162.06</text:p>
              </table:table-cell>
              <table:table-cell office:value-type="float" office:value="174.526153846154">
                <text:p>174.5261538461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.0411768712868">
                <text:p>26.0411768712868</text:p>
              </table:table-cell>
              <table:table-cell office:value-type="float" office:value="100.45">
                <text:p>100.45</text:p>
              </table:table-cell>
              <table:table-cell office:value-type="float" office:value="107.946268656716">
                <text:p>107.946268656716</text:p>
              </table:table-cell>
              <table:table-cell office:value-type="float" office:value="116.651612903226">
                <text:p>116.6516129032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.3902850396357">
                <text:p>14.3902850396357</text:p>
              </table:table-cell>
              <table:table-cell office:value-type="float" office:value="64.8349514563107">
                <text:p>64.8349514563107</text:p>
              </table:table-cell>
              <table:table-cell office:value-type="float" office:value="68.1428571428572">
                <text:p>68.1428571428572</text:p>
              </table:table-cell>
              <table:table-cell office:value-type="float" office:value="71.8064516129032">
                <text:p>71.80645161290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47911389309991">
                <text:p>9.47911389309991</text:p>
              </table:table-cell>
              <table:table-cell office:value-type="float" office:value="13.44">
                <text:p>13.44</text:p>
              </table:table-cell>
              <table:table-cell office:value-type="float" office:value="13.9569230769231">
                <text:p>13.9569230769231</text:p>
              </table:table-cell>
              <table:table-cell office:value-type="float" office:value="14.5152">
                <text:p>14.51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.3096082965134">
                <text:p>21.3096082965134</text:p>
              </table:table-cell>
              <table:table-cell office:value-type="float" office:value="19.7555555555556">
                <text:p>19.7555555555556</text:p>
              </table:table-cell>
              <table:table-cell office:value-type="float" office:value="21.0552631578947">
                <text:p>21.0552631578947</text:p>
              </table:table-cell>
              <table:table-cell office:value-type="float" office:value="22.5380281690141">
                <text:p>22.53802816901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.7101668866284">
                <text:p>22.7101668866284</text:p>
              </table:table-cell>
              <table:table-cell office:value-type="float" office:value="12.6">
                <text:p>12.6</text:p>
              </table:table-cell>
              <table:table-cell office:value-type="float" office:value="13.4630136986301">
                <text:p>13.4630136986301</text:p>
              </table:table-cell>
              <table:table-cell office:value-type="float" office:value="14.4529411764706">
                <text:p>14.45294117647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.5167740215512">
                <text:p>29.5167740215512</text:p>
              </table:table-cell>
              <table:table-cell office:value-type="float" office:value="25.1373134328358">
                <text:p>25.1373134328358</text:p>
              </table:table-cell>
              <table:table-cell office:value-type="float" office:value="27.1645161290323">
                <text:p>27.1645161290323</text:p>
              </table:table-cell>
              <table:table-cell office:value-type="float" office:value="29.5473684210526">
                <text:p>29.54736842105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.0411768712868">
                <text:p>26.0411768712868</text:p>
              </table:table-cell>
              <table:table-cell office:value-type="float" office:value="59.0333333333333">
                <text:p>59.0333333333333</text:p>
              </table:table-cell>
              <table:table-cell office:value-type="float" office:value="63.4388059701493">
                <text:p>63.4388059701493</text:p>
              </table:table-cell>
              <table:table-cell office:value-type="float" office:value="68.5548387096774">
                <text:p>68.55483870967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.3299237903543">
                <text:p>15.3299237903543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55.8510638297872">
                <text:p>55.8510638297872</text:p>
              </table:table-cell>
              <table:table-cell office:value-type="float" office:value="58.9887640449438">
                <text:p>58.98876404494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35371441780704">
                <text:p>8.35371441780704</text:p>
              </table:table-cell>
              <table:table-cell office:value-type="float" office:value="36.5714285714286">
                <text:p>36.5714285714286</text:p>
              </table:table-cell>
              <table:table-cell office:value-type="float" office:value="37.8591549295775">
                <text:p>37.8591549295775</text:p>
              </table:table-cell>
              <table:table-cell office:value-type="float" office:value="39.2408759124088">
                <text:p>39.24087591240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.3077685062">
                <text:p>30.3077685062</text:p>
              </table:table-cell>
              <table:table-cell office:value-type="float" office:value="81.3272727272727">
                <text:p>81.3272727272727</text:p>
              </table:table-cell>
              <table:table-cell office:value-type="float" office:value="87.9934426229508">
                <text:p>87.9934426229508</text:p>
              </table:table-cell>
              <table:table-cell office:value-type="float" office:value="95.85">
                <text:p>95.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.8421315752472">
                <text:p>24.8421315752472</text:p>
              </table:table-cell>
              <table:table-cell office:value-type="float" office:value="63.2837837837838">
                <text:p>63.2837837837838</text:p>
              </table:table-cell>
              <table:table-cell office:value-type="float" office:value="67.8695652173913">
                <text:p>67.8695652173913</text:p>
              </table:table-cell>
              <table:table-cell office:value-type="float" office:value="73.171875">
                <text:p>73.171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.2128099173554">
                <text:p>23.2128099173554</text:p>
              </table:table-cell>
              <table:table-cell office:value-type="float" office:value="43.6909090909091">
                <text:p>43.6909090909091</text:p>
              </table:table-cell>
              <table:table-cell office:value-type="float" office:value="46.725">
                <text:p>46.725</text:p>
              </table:table-cell>
              <table:table-cell office:value-type="float" office:value="50.2119402985075">
                <text:p>50.21194029850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.2776859504132">
                <text:p>24.2776859504132</text:p>
              </table:table-cell>
              <table:table-cell office:value-type="float" office:value="33.432">
                <text:p>33.432</text:p>
              </table:table-cell>
              <table:table-cell office:value-type="float" office:value="35.82">
                <text:p>35.82</text:p>
              </table:table-cell>
              <table:table-cell office:value-type="float" office:value="38.5753846153846">
                <text:p>38.57538461538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.0697314049587">
                <text:p>45.0697314049587</text:p>
              </table:table-cell>
              <table:table-cell office:value-type="float" office:value="75.9169811320755">
                <text:p>75.9169811320755</text:p>
              </table:table-cell>
              <table:table-cell office:value-type="float" office:value="83.825">
                <text:p>83.825</text:p>
              </table:table-cell>
              <table:table-cell office:value-type="float" office:value="93.5720930232558">
                <text:p>93.57209302325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.0697314049587">
                <text:p>45.0697314049587</text:p>
              </table:table-cell>
              <table:table-cell office:value-type="float" office:value="85.4264150943396">
                <text:p>85.4264150943396</text:p>
              </table:table-cell>
              <table:table-cell office:value-type="float" office:value="94.325">
                <text:p>94.325</text:p>
              </table:table-cell>
              <table:table-cell office:value-type="float" office:value="105.293023255814">
                <text:p>105.2930232558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.8646093267095">
                <text:p>33.8646093267095</text:p>
              </table:table-cell>
              <table:table-cell office:value-type="float" office:value="93.2806451612903">
                <text:p>93.2806451612903</text:p>
              </table:table-cell>
              <table:table-cell office:value-type="float" office:value="101.463157894737">
                <text:p>101.463157894737</text:p>
              </table:table-cell>
              <table:table-cell office:value-type="float" office:value="111.219230769231">
                <text:p>111.2192307692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6.6968711768909">
                <text:p>46.6968711768909</text:p>
              </table:table-cell>
              <table:table-cell office:value-type="float" office:value="93.6115384615385">
                <text:p>93.6115384615385</text:p>
              </table:table-cell>
              <table:table-cell office:value-type="float" office:value="103.570212765957">
                <text:p>103.570212765957</text:p>
              </table:table-cell>
              <table:table-cell office:value-type="float" office:value="115.9">
                <text:p>115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.3430289989731">
                <text:p>27.3430289989731</text:p>
              </table:table-cell>
              <table:table-cell office:value-type="float" office:value="120.78">
                <text:p>120.78</text:p>
              </table:table-cell>
              <table:table-cell office:value-type="float" office:value="130.070769230769">
                <text:p>130.070769230769</text:p>
              </table:table-cell>
              <table:table-cell office:value-type="float" office:value="140.91">
                <text:p>140.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.565133780167">
                <text:p>18.565133780167</text:p>
              </table:table-cell>
              <table:table-cell office:value-type="float" office:value="91.1590909090909">
                <text:p>91.1590909090909</text:p>
              </table:table-cell>
              <table:table-cell office:value-type="float" office:value="96.6506024096385">
                <text:p>96.6506024096385</text:p>
              </table:table-cell>
              <table:table-cell office:value-type="float" office:value="102.846153846154">
                <text:p>102.846153846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.2837465564738">
                <text:p>19.2837465564738</text:p>
              </table:table-cell>
              <table:table-cell office:value-type="float" office:value="87.3209302325581">
                <text:p>87.3209302325581</text:p>
              </table:table-cell>
              <table:table-cell office:value-type="float" office:value="92.7111111111111">
                <text:p>92.7111111111111</text:p>
              </table:table-cell>
              <table:table-cell office:value-type="float" office:value="98.8105263157895">
                <text:p>98.81052631578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.2128099173554">
                <text:p>23.2128099173554</text:p>
              </table:table-cell>
              <table:table-cell office:value-type="float" office:value="106.418181818182">
                <text:p>106.418181818182</text:p>
              </table:table-cell>
              <table:table-cell office:value-type="float" office:value="113.808333333333">
                <text:p>113.808333333333</text:p>
              </table:table-cell>
              <table:table-cell office:value-type="float" office:value="122.301492537313">
                <text:p>122.3014925373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65886373694644">
                <text:p>7.65886373694644</text:p>
              </table:table-cell>
              <table:table-cell office:value-type="float" office:value="56.6730769230769">
                <text:p>56.6730769230769</text:p>
              </table:table-cell>
              <table:table-cell office:value-type="float" office:value="58.5496688741722">
                <text:p>58.5496688741722</text:p>
              </table:table-cell>
              <table:table-cell office:value-type="float" office:value="60.5547945205479">
                <text:p>60.55479452054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.7349601040066">
                <text:p>23.7349601040066</text:p>
              </table:table-cell>
              <table:table-cell office:value-type="float" office:value="85.2157894736842">
                <text:p>85.2157894736842</text:p>
              </table:table-cell>
              <table:table-cell office:value-type="float" office:value="91.2169014084507">
                <text:p>91.2169014084507</text:p>
              </table:table-cell>
              <table:table-cell office:value-type="float" office:value="98.1272727272727">
                <text:p>98.12727272727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7603305785124">
                <text:p>28.7603305785124</text:p>
              </table:table-cell>
              <table:table-cell office:value-type="float" office:value="116.241176470588">
                <text:p>116.241176470588</text:p>
              </table:table-cell>
              <table:table-cell office:value-type="float" office:value="125.466666666667">
                <text:p>125.466666666667</text:p>
              </table:table-cell>
              <table:table-cell office:value-type="float" office:value="136.28275862069">
                <text:p>136.282758620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.8421315752472">
                <text:p>24.8421315752472</text:p>
              </table:table-cell>
              <table:table-cell office:value-type="float" office:value="108.178378378378">
                <text:p>108.178378378378</text:p>
              </table:table-cell>
              <table:table-cell office:value-type="float" office:value="116.017391304348">
                <text:p>116.017391304348</text:p>
              </table:table-cell>
              <table:table-cell office:value-type="float" office:value="125.08125">
                <text:p>125.08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.4295232920587">
                <text:p>25.4295232920587</text:p>
              </table:table-cell>
              <table:table-cell office:value-type="float" office:value="82.7917808219178">
                <text:p>82.7917808219178</text:p>
              </table:table-cell>
              <table:table-cell office:value-type="float" office:value="88.8794117647059">
                <text:p>88.8794117647059</text:p>
              </table:table-cell>
              <table:table-cell office:value-type="float" office:value="95.9333333333333">
                <text:p>95.93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.1355371900826">
                <text:p>31.1355371900826</text:p>
              </table:table-cell>
              <table:table-cell office:value-type="float" office:value="90.7846153846154">
                <text:p>90.7846153846154</text:p>
              </table:table-cell>
              <table:table-cell office:value-type="float" office:value="98.35">
                <text:p>98.35</text:p>
              </table:table-cell>
              <table:table-cell office:value-type="float" office:value="107.290909090909">
                <text:p>107.2909090909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.7603305785124">
                <text:p>28.7603305785124</text:p>
              </table:table-cell>
              <table:table-cell office:value-type="float" office:value="67.8794117647059">
                <text:p>67.8794117647059</text:p>
              </table:table-cell>
              <table:table-cell office:value-type="float" office:value="73.2666666666667">
                <text:p>73.2666666666667</text:p>
              </table:table-cell>
              <table:table-cell office:value-type="float" office:value="79.5827586206897">
                <text:p>79.58275862068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.0411768712868">
                <text:p>26.0411768712868</text:p>
              </table:table-cell>
              <table:table-cell office:value-type="float" office:value="27.4166666666667">
                <text:p>27.4166666666667</text:p>
              </table:table-cell>
              <table:table-cell office:value-type="float" office:value="29.4626865671642">
                <text:p>29.4626865671642</text:p>
              </table:table-cell>
              <table:table-cell office:value-type="float" office:value="31.8387096774193">
                <text:p>31.83870967741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.6785055665597">
                <text:p>26.6785055665597</text:p>
              </table:table-cell>
              <table:table-cell office:value-type="float" office:value="28.9859154929577">
                <text:p>28.9859154929577</text:p>
              </table:table-cell>
              <table:table-cell office:value-type="float" office:value="31.1818181818182">
                <text:p>31.1818181818182</text:p>
              </table:table-cell>
              <table:table-cell office:value-type="float" office:value="33.7377049180328">
                <text:p>33.73770491803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.8657024793388">
                <text:p>34.8657024793388</text:p>
              </table:table-cell>
              <table:table-cell office:value-type="float" office:value="33.6">
                <text:p>33.6</text:p>
              </table:table-cell>
              <table:table-cell office:value-type="float" office:value="36.6">
                <text:p>36.6</text:p>
              </table:table-cell>
              <table:table-cell office:value-type="float" office:value="40.1882352941176">
                <text:p>40.18823529411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.7603305785124">
                <text:p>28.7603305785124</text:p>
              </table:table-cell>
              <table:table-cell office:value-type="float" office:value="82.7647058823529">
                <text:p>82.7647058823529</text:p>
              </table:table-cell>
              <table:table-cell office:value-type="float" office:value="89.3333333333333">
                <text:p>89.3333333333333</text:p>
              </table:table-cell>
              <table:table-cell office:value-type="float" office:value="97.0344827586207">
                <text:p>97.03448275862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.0247933884297">
                <text:p>37.0247933884297</text:p>
              </table:table-cell>
              <table:table-cell office:value-type="float" office:value="109.983050847458">
                <text:p>109.983050847458</text:p>
              </table:table-cell>
              <table:table-cell office:value-type="float" office:value="120.166666666667">
                <text:p>120.166666666667</text:p>
              </table:table-cell>
              <table:table-cell office:value-type="float" office:value="132.428571428571">
                <text:p>132.4285714285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71138202116441">
                <text:p>6.71138202116441</text:p>
              </table:table-cell>
              <table:table-cell office:value-type="float" office:value="37.9228070175439">
                <text:p>37.9228070175439</text:p>
              </table:table-cell>
              <table:table-cell office:value-type="float" office:value="39.0650602409639">
                <text:p>39.0650602409639</text:p>
              </table:table-cell>
              <table:table-cell office:value-type="float" office:value="40.2782608695652">
                <text:p>40.27826086956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25485125441861">
                <text:p>3.25485125441861</text:p>
              </table:table-cell>
              <table:table-cell office:value-type="float" office:value="21.7767123287671">
                <text:p>21.7767123287671</text:p>
              </table:table-cell>
              <table:table-cell office:value-type="float" office:value="22.1560975609756">
                <text:p>22.1560975609756</text:p>
              </table:table-cell>
              <table:table-cell office:value-type="float" office:value="22.5489361702128">
                <text:p>22.548936170212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2 1 0" chart:style-name="ch1">
        <chart:title svg:x="11.706cm" svg:y="0.516cm" chart:style-name="ch2">
          <text:p>Average distance between last 5 vehicles -19th May 2015 </text:p>
        </chart:title>
        <chart:subtitle svg:x="13.477cm" svg:y="1.987cm" chart:style-name="ch3">
          <text:p>Compared to safe stop distance for the Vehicle speed</text:p>
        </chart:subtitle>
        <chart:legend svg:x="12.862cm" svg:y="3.684cm" style:legend-expansion="custom" chartooo:width="8.461cm" chartooo:height="2.283cm" style:legend-expansion-aspect-ratio="3.70608848007008" chart:style-name="ch4"/>
        <chart:plot-area chart:style-name="ch5" table:cell-range-address="Sheet1.N45:Sheet1.Q337" chart:data-source-has-labels="row" svg:x="0.588cm" svg:y="1.604cm" svg:width="33.431cm" svg:height="16.853cm" dr3d:transform="matrix (0.999983765542153 0.00108820358483792 0.00559325174597469 -0.00111480241687499 0.999988075395956 0.00475460634151212 -0.00558801106899698 -0.00476076452362049 0.999973054263685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47cm" svg:y="1.528cm" svg:width="32.072cm" svg:height="16.03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049cm" svg:y="18.449cm" chart:style-name="ch7">
              <text:p>Vehicles Passing</text:p>
            </chart:title>
          </chart:axis>
          <chart:axis chart:dimension="y" chart:name="primary-y" chart:style-name="ch8">
            <chart:title svg:x="0cm" svg:y="12.89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Sheet1.Q46:Sheet1.Q337" chart:label-cell-address="Sheet1.Q45:Sheet1.Q45" chart:class="chart:bar">
            <chart:data-point chart:repeated="292"/>
          </chart:series>
          <chart:series chart:style-name="ch13" chart:values-cell-range-address="Sheet1.P46:Sheet1.P337" chart:label-cell-address="Sheet1.P45:Sheet1.P45" chart:class="chart:bar">
            <chart:data-point chart:repeated="292"/>
          </chart:series>
          <chart:series chart:style-name="ch14" chart:values-cell-range-address="Sheet1.O46:Sheet1.O337" chart:label-cell-address="Sheet1.O45:Sheet1.O45" chart:class="chart:bar">
            <chart:data-point chart:repeated="292"/>
          </chart:series>
          <chart:series chart:style-name="ch15" chart:values-cell-range-address="Sheet1.N46:Sheet1.N337" chart:label-cell-address="Sheet1.N45:Sheet1.N45" chart:class="chart:bar">
            <chart:data-point chart:repeated="29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Sheet1.Q45:Sheet1.Q45</svg:desc>
                </draw:g>
              </table:table-cell>
              <table:table-cell office:value-type="string">
                <text:p>118.75</text:p>
                <draw:g>
                  <svg:desc>Sheet1.P45:Sheet1.P45</svg:desc>
                </draw:g>
              </table:table-cell>
              <table:table-cell office:value-type="string">
                <text:p>131.94</text:p>
                <draw:g>
                  <svg:desc>Sheet1.O45:Sheet1.O45</svg:desc>
                </draw:g>
              </table:table-cell>
              <table:table-cell office:value-type="string">
                <text:p>148.44</text:p>
                <draw:g>
                  <svg:desc>Sheet1.N45:Sheet1.N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6776778796488">
                <text:p>27.6776778796488</text:p>
                <draw:g>
                  <svg:desc>Sheet1.Q46:Sheet1.Q337</svg:desc>
                </draw:g>
              </table:table-cell>
              <table:table-cell office:value-type="float" office:value="114.583333333333">
                <text:p>114.583333333333</text:p>
                <draw:g>
                  <svg:desc>Sheet1.P46:Sheet1.P337</svg:desc>
                </draw:g>
              </table:table-cell>
              <table:table-cell office:value-type="float" office:value="128.90625">
                <text:p>128.90625</text:p>
                <draw:g>
                  <svg:desc>Sheet1.O46:Sheet1.O337</svg:desc>
                </draw:g>
              </table:table-cell>
              <table:table-cell office:value-type="float" office:value="147.321428571429">
                <text:p>147.321428571429</text:p>
                <draw:g>
                  <svg:desc>Sheet1.N46:Sheet1.N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92.3656741091183">
                <text:p>92.3656741091183</text:p>
              </table:table-cell>
              <table:table-cell office:value-type="float" office:value="NaN">
                <text:p>NaN</text:p>
              </table:table-cell>
              <table:table-cell office:value-type="float" office:value="409.943506421197">
                <text:p>409.9435064211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669021025775">
                <text:p>27.6690210257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1696493838202">
                <text:p>73.1696493838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8445113028877">
                <text:p>2.88445113028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.5794904396303">
                <text:p>30.5794904396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.5794904396303">
                <text:p>30.5794904396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.796694214876">
                <text:p>38.796694214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.5639566473162">
                <text:p>31.5639566473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.2611570247934">
                <text:p>47.2611570247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.0984552301067">
                <text:p>36.0984552301067</text:p>
              </table:table-cell>
              <table:table-cell office:value-type="float" office:value="24.7153846153846">
                <text:p>24.7153846153846</text:p>
              </table:table-cell>
              <table:table-cell office:value-type="float" office:value="27.3446808510638">
                <text:p>27.3446808510638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.7603305785124">
                <text:p>28.7603305785124</text:p>
              </table:table-cell>
              <table:table-cell office:value-type="float" office:value="26.7864406779661">
                <text:p>26.7864406779661</text:p>
              </table:table-cell>
              <table:table-cell office:value-type="float" office:value="29.2666666666667">
                <text:p>29.2666666666667</text:p>
              </table:table-cell>
              <table:table-cell office:value-type="float" office:value="32.2530612244898">
                <text:p>32.25306122448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.5639566473162">
                <text:p>31.5639566473162</text:p>
              </table:table-cell>
              <table:table-cell office:value-type="float" office:value="31.1785714285714">
                <text:p>31.1785714285714</text:p>
              </table:table-cell>
              <table:table-cell office:value-type="float" office:value="34.2352941176471">
                <text:p>34.2352941176471</text:p>
              </table:table-cell>
              <table:table-cell office:value-type="float" office:value="37.9565217391304">
                <text:p>37.95652173913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.8657024793388">
                <text:p>34.8657024793388</text:p>
              </table:table-cell>
              <table:table-cell office:value-type="float" office:value="30.8377358490566">
                <text:p>30.8377358490566</text:p>
              </table:table-cell>
              <table:table-cell office:value-type="float" office:value="34.05">
                <text:p>34.05</text:p>
              </table:table-cell>
              <table:table-cell office:value-type="float" office:value="38.0093023255814">
                <text:p>38.00930232558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.3565394565143">
                <text:p>26.3565394565143</text:p>
              </table:table-cell>
              <table:table-cell office:value-type="float" office:value="25.5483870967742">
                <text:p>25.5483870967742</text:p>
              </table:table-cell>
              <table:table-cell office:value-type="float" office:value="27.7894736842105">
                <text:p>27.7894736842105</text:p>
              </table:table-cell>
              <table:table-cell office:value-type="float" office:value="30.4615384615385">
                <text:p>30.46153846153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4658458424692">
                <text:p>22.4658458424692</text:p>
              </table:table-cell>
              <table:table-cell office:value-type="float" office:value="25.2">
                <text:p>25.2</text:p>
              </table:table-cell>
              <table:table-cell office:value-type="float" office:value="27.2">
                <text:p>27.2</text:p>
              </table:table-cell>
              <table:table-cell office:value-type="float" office:value="29.5448275862069">
                <text:p>29.54482758620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.5510176049083">
                <text:p>51.5510176049083</text:p>
              </table:table-cell>
              <table:table-cell office:value-type="float" office:value="42.8651162790698">
                <text:p>42.8651162790698</text:p>
              </table:table-cell>
              <table:table-cell office:value-type="float" office:value="48.5052631578948">
                <text:p>48.5052631578948</text:p>
              </table:table-cell>
              <table:table-cell office:value-type="float" office:value="55.8545454545455">
                <text:p>55.85454545454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.6306443529447">
                <text:p>25.6306443529447</text:p>
              </table:table-cell>
              <table:table-cell office:value-type="float" office:value="47.4285714285714">
                <text:p>47.4285714285714</text:p>
              </table:table-cell>
              <table:table-cell office:value-type="float" office:value="51.5172413793104">
                <text:p>51.5172413793104</text:p>
              </table:table-cell>
              <table:table-cell office:value-type="float" office:value="56.377358490566">
                <text:p>56.3773584905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.796694214876">
                <text:p>38.796694214876</text:p>
              </table:table-cell>
              <table:table-cell office:value-type="float" office:value="56.16">
                <text:p>56.16</text:p>
              </table:table-cell>
              <table:table-cell office:value-type="float" office:value="62.4">
                <text:p>62.4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.3285735243777">
                <text:p>49.3285735243777</text:p>
              </table:table-cell>
              <table:table-cell office:value-type="float" office:value="66.3545454545455">
                <text:p>66.3545454545455</text:p>
              </table:table-cell>
              <table:table-cell office:value-type="float" office:value="74.8615384615385">
                <text:p>74.8615384615385</text:p>
              </table:table-cell>
              <table:table-cell office:value-type="float" office:value="85.8705882352941">
                <text:p>85.87058823529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.8657024793388">
                <text:p>34.8657024793388</text:p>
              </table:table-cell>
              <table:table-cell office:value-type="float" office:value="56.4590163934426">
                <text:p>56.4590163934426</text:p>
              </table:table-cell>
              <table:table-cell office:value-type="float" office:value="61.5">
                <text:p>61.5</text:p>
              </table:table-cell>
              <table:table-cell office:value-type="float" office:value="67.5294117647059">
                <text:p>67.52941176470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.2611570247934">
                <text:p>50.2611570247934</text:p>
              </table:table-cell>
              <table:table-cell office:value-type="float" office:value="139.944">
                <text:p>139.944</text:p>
              </table:table-cell>
              <table:table-cell office:value-type="float" office:value="155.493333333333">
                <text:p>155.493333333333</text:p>
              </table:table-cell>
              <table:table-cell office:value-type="float" office:value="174.93">
                <text:p>174.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.7349601040066">
                <text:p>23.7349601040066</text:p>
              </table:table-cell>
              <table:table-cell office:value-type="float" office:value="80.3526315789474">
                <text:p>80.3526315789474</text:p>
              </table:table-cell>
              <table:table-cell office:value-type="float" office:value="86.0112676056338">
                <text:p>86.0112676056338</text:p>
              </table:table-cell>
              <table:table-cell office:value-type="float" office:value="92.5272727272727">
                <text:p>92.52727272727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.7603305785124">
                <text:p>28.7603305785124</text:p>
              </table:table-cell>
              <table:table-cell office:value-type="float" office:value="156.758823529412">
                <text:p>156.758823529412</text:p>
              </table:table-cell>
              <table:table-cell office:value-type="float" office:value="169.2">
                <text:p>169.2</text:p>
              </table:table-cell>
              <table:table-cell office:value-type="float" office:value="183.786206896552">
                <text:p>183.7862068965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.8421315752472">
                <text:p>24.8421315752472</text:p>
              </table:table-cell>
              <table:table-cell office:value-type="float" office:value="142.402702702703">
                <text:p>142.402702702703</text:p>
              </table:table-cell>
              <table:table-cell office:value-type="float" office:value="152.721739130435">
                <text:p>152.721739130435</text:p>
              </table:table-cell>
              <table:table-cell office:value-type="float" office:value="164.653125">
                <text:p>164.65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2260321523221">
                <text:p>22.2260321523221</text:p>
              </table:table-cell>
              <table:table-cell office:value-type="float" office:value="135.516455696203">
                <text:p>135.516455696203</text:p>
              </table:table-cell>
              <table:table-cell office:value-type="float" office:value="144.672972972973">
                <text:p>144.672972972973</text:p>
              </table:table-cell>
              <table:table-cell office:value-type="float" office:value="155.15652173913">
                <text:p>155.156521739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7101668866284">
                <text:p>22.7101668866284</text:p>
              </table:table-cell>
              <table:table-cell office:value-type="float" office:value="83.2461538461538">
                <text:p>83.2461538461538</text:p>
              </table:table-cell>
              <table:table-cell office:value-type="float" office:value="88.9479452054794">
                <text:p>88.9479452054794</text:p>
              </table:table-cell>
              <table:table-cell office:value-type="float" office:value="95.4882352941176">
                <text:p>95.48823529411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.0363830061983">
                <text:p>28.0363830061983</text:p>
              </table:table-cell>
              <table:table-cell office:value-type="float" office:value="113.582608695652">
                <text:p>113.582608695652</text:p>
              </table:table-cell>
              <table:table-cell office:value-type="float" office:value="122.45625">
                <text:p>122.45625</text:p>
              </table:table-cell>
              <table:table-cell office:value-type="float" office:value="132.833898305085">
                <text:p>132.8338983050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4295232920587">
                <text:p>25.4295232920587</text:p>
              </table:table-cell>
              <table:table-cell office:value-type="float" office:value="68.4657534246575">
                <text:p>68.4657534246575</text:p>
              </table:table-cell>
              <table:table-cell office:value-type="float" office:value="73.5">
                <text:p>73.5</text:p>
              </table:table-cell>
              <table:table-cell office:value-type="float" office:value="79.3333333333333">
                <text:p>79.3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.2260321523221">
                <text:p>22.2260321523221</text:p>
              </table:table-cell>
              <table:table-cell office:value-type="float" office:value="66.8810126582279">
                <text:p>66.8810126582279</text:p>
              </table:table-cell>
              <table:table-cell office:value-type="float" office:value="71.4">
                <text:p>71.4</text:p>
              </table:table-cell>
              <table:table-cell office:value-type="float" office:value="76.5739130434783">
                <text:p>76.57391304347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.7101668866284">
                <text:p>22.7101668866284</text:p>
              </table:table-cell>
              <table:table-cell office:value-type="float" office:value="64.2923076923077">
                <text:p>64.2923076923077</text:p>
              </table:table-cell>
              <table:table-cell office:value-type="float" office:value="68.6958904109589">
                <text:p>68.6958904109589</text:p>
              </table:table-cell>
              <table:table-cell office:value-type="float" office:value="73.7470588235294">
                <text:p>73.74705882352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.6785055665597">
                <text:p>26.6785055665597</text:p>
              </table:table-cell>
              <table:table-cell office:value-type="float" office:value="70.4535211267606">
                <text:p>70.4535211267606</text:p>
              </table:table-cell>
              <table:table-cell office:value-type="float" office:value="75.7909090909091">
                <text:p>75.7909090909091</text:p>
              </table:table-cell>
              <table:table-cell office:value-type="float" office:value="82.0032786885246">
                <text:p>82.00327868852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.2260321523221">
                <text:p>22.2260321523221</text:p>
              </table:table-cell>
              <table:table-cell office:value-type="float" office:value="43.3822784810127">
                <text:p>43.3822784810127</text:p>
              </table:table-cell>
              <table:table-cell office:value-type="float" office:value="46.3135135135135">
                <text:p>46.3135135135135</text:p>
              </table:table-cell>
              <table:table-cell office:value-type="float" office:value="49.6695652173913">
                <text:p>49.66956521739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.6614669421488">
                <text:p>19.6614669421488</text:p>
              </table:table-cell>
              <table:table-cell office:value-type="float" office:value="24.8541176470588">
                <text:p>24.8541176470588</text:p>
              </table:table-cell>
              <table:table-cell office:value-type="float" office:value="26.4075">
                <text:p>26.4075</text:p>
              </table:table-cell>
              <table:table-cell office:value-type="float" office:value="28.168">
                <text:p>28.1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88445113028877">
                <text:p>2.88445113028877</text:p>
              </table:table-cell>
              <table:table-cell office:value-type="float" office:value="4.64485981308411">
                <text:p>4.64485981308411</text:p>
              </table:table-cell>
              <table:table-cell office:value-type="float" office:value="4.71835443037975">
                <text:p>4.71835443037975</text:p>
              </table:table-cell>
              <table:table-cell office:value-type="float" office:value="4.79421221864952">
                <text:p>4.794212218649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.7101668866284">
                <text:p>22.7101668866284</text:p>
              </table:table-cell>
              <table:table-cell office:value-type="float" office:value="18.7384615384615">
                <text:p>18.7384615384615</text:p>
              </table:table-cell>
              <table:table-cell office:value-type="float" office:value="20.0219178082192">
                <text:p>20.0219178082192</text:p>
              </table:table-cell>
              <table:table-cell office:value-type="float" office:value="21.4941176470588">
                <text:p>21.49411764705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.875623249778">
                <text:p>20.875623249778</text:p>
              </table:table-cell>
              <table:table-cell office:value-type="float" office:value="19.7707317073171">
                <text:p>19.7707317073171</text:p>
              </table:table-cell>
              <table:table-cell office:value-type="float" office:value="21.0545454545454">
                <text:p>21.0545454545454</text:p>
              </table:table-cell>
              <table:table-cell office:value-type="float" office:value="22.5166666666667">
                <text:p>22.516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.0411768712868">
                <text:p>26.0411768712868</text:p>
              </table:table-cell>
              <table:table-cell office:value-type="float" office:value="19.425">
                <text:p>19.425</text:p>
              </table:table-cell>
              <table:table-cell office:value-type="float" office:value="20.8746268656716">
                <text:p>20.8746268656716</text:p>
              </table:table-cell>
              <table:table-cell office:value-type="float" office:value="22.558064516129">
                <text:p>22.5580645161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.0860826446281">
                <text:p>42.0860826446281</text:p>
              </table:table-cell>
              <table:table-cell office:value-type="float" office:value="99.6545454545455">
                <text:p>99.6545454545455</text:p>
              </table:table-cell>
              <table:table-cell office:value-type="float" office:value="109.62">
                <text:p>109.62</text:p>
              </table:table-cell>
              <table:table-cell office:value-type="float" office:value="121.8">
                <text:p>121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.0024881232476">
                <text:p>32.0024881232476</text:p>
              </table:table-cell>
              <table:table-cell office:value-type="float" office:value="93.84375">
                <text:p>93.84375</text:p>
              </table:table-cell>
              <table:table-cell office:value-type="float" office:value="101.796610169492">
                <text:p>101.796610169492</text:p>
              </table:table-cell>
              <table:table-cell office:value-type="float" office:value="111.222222222222">
                <text:p>111.2222222222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.0411768712868">
                <text:p>26.0411768712868</text:p>
              </table:table-cell>
              <table:table-cell office:value-type="float" office:value="148.866666666667">
                <text:p>148.866666666667</text:p>
              </table:table-cell>
              <table:table-cell office:value-type="float" office:value="159.976119402985">
                <text:p>159.976119402985</text:p>
              </table:table-cell>
              <table:table-cell office:value-type="float" office:value="172.877419354839">
                <text:p>172.8774193548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.3430289989731">
                <text:p>27.3430289989731</text:p>
              </table:table-cell>
              <table:table-cell office:value-type="float" office:value="155.1">
                <text:p>155.1</text:p>
              </table:table-cell>
              <table:table-cell office:value-type="float" office:value="167.030769230769">
                <text:p>167.030769230769</text:p>
              </table:table-cell>
              <table:table-cell office:value-type="float" office:value="180.95">
                <text:p>180.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.2776859504132">
                <text:p>24.2776859504132</text:p>
              </table:table-cell>
              <table:table-cell office:value-type="float" office:value="151.256">
                <text:p>151.256</text:p>
              </table:table-cell>
              <table:table-cell office:value-type="float" office:value="162.06">
                <text:p>162.06</text:p>
              </table:table-cell>
              <table:table-cell office:value-type="float" office:value="174.526153846154">
                <text:p>174.5261538461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.0411768712868">
                <text:p>26.0411768712868</text:p>
              </table:table-cell>
              <table:table-cell office:value-type="float" office:value="100.45">
                <text:p>100.45</text:p>
              </table:table-cell>
              <table:table-cell office:value-type="float" office:value="107.946268656716">
                <text:p>107.946268656716</text:p>
              </table:table-cell>
              <table:table-cell office:value-type="float" office:value="116.651612903226">
                <text:p>116.6516129032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.3902850396357">
                <text:p>14.3902850396357</text:p>
              </table:table-cell>
              <table:table-cell office:value-type="float" office:value="64.8349514563107">
                <text:p>64.8349514563107</text:p>
              </table:table-cell>
              <table:table-cell office:value-type="float" office:value="68.1428571428572">
                <text:p>68.1428571428572</text:p>
              </table:table-cell>
              <table:table-cell office:value-type="float" office:value="71.8064516129032">
                <text:p>71.80645161290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47911389309991">
                <text:p>9.47911389309991</text:p>
              </table:table-cell>
              <table:table-cell office:value-type="float" office:value="13.44">
                <text:p>13.44</text:p>
              </table:table-cell>
              <table:table-cell office:value-type="float" office:value="13.9569230769231">
                <text:p>13.9569230769231</text:p>
              </table:table-cell>
              <table:table-cell office:value-type="float" office:value="14.5152">
                <text:p>14.51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.3096082965134">
                <text:p>21.3096082965134</text:p>
              </table:table-cell>
              <table:table-cell office:value-type="float" office:value="19.7555555555556">
                <text:p>19.7555555555556</text:p>
              </table:table-cell>
              <table:table-cell office:value-type="float" office:value="21.0552631578947">
                <text:p>21.0552631578947</text:p>
              </table:table-cell>
              <table:table-cell office:value-type="float" office:value="22.5380281690141">
                <text:p>22.53802816901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.7101668866284">
                <text:p>22.7101668866284</text:p>
              </table:table-cell>
              <table:table-cell office:value-type="float" office:value="12.6">
                <text:p>12.6</text:p>
              </table:table-cell>
              <table:table-cell office:value-type="float" office:value="13.4630136986301">
                <text:p>13.4630136986301</text:p>
              </table:table-cell>
              <table:table-cell office:value-type="float" office:value="14.4529411764706">
                <text:p>14.45294117647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.5167740215512">
                <text:p>29.5167740215512</text:p>
              </table:table-cell>
              <table:table-cell office:value-type="float" office:value="25.1373134328358">
                <text:p>25.1373134328358</text:p>
              </table:table-cell>
              <table:table-cell office:value-type="float" office:value="27.1645161290323">
                <text:p>27.1645161290323</text:p>
              </table:table-cell>
              <table:table-cell office:value-type="float" office:value="29.5473684210526">
                <text:p>29.54736842105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.0411768712868">
                <text:p>26.0411768712868</text:p>
              </table:table-cell>
              <table:table-cell office:value-type="float" office:value="59.0333333333333">
                <text:p>59.0333333333333</text:p>
              </table:table-cell>
              <table:table-cell office:value-type="float" office:value="63.4388059701493">
                <text:p>63.4388059701493</text:p>
              </table:table-cell>
              <table:table-cell office:value-type="float" office:value="68.5548387096774">
                <text:p>68.55483870967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.3299237903543">
                <text:p>15.3299237903543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55.8510638297872">
                <text:p>55.8510638297872</text:p>
              </table:table-cell>
              <table:table-cell office:value-type="float" office:value="58.9887640449438">
                <text:p>58.98876404494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35371441780704">
                <text:p>8.35371441780704</text:p>
              </table:table-cell>
              <table:table-cell office:value-type="float" office:value="36.5714285714286">
                <text:p>36.5714285714286</text:p>
              </table:table-cell>
              <table:table-cell office:value-type="float" office:value="37.8591549295775">
                <text:p>37.8591549295775</text:p>
              </table:table-cell>
              <table:table-cell office:value-type="float" office:value="39.2408759124088">
                <text:p>39.24087591240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.3077685062">
                <text:p>30.3077685062</text:p>
              </table:table-cell>
              <table:table-cell office:value-type="float" office:value="81.3272727272727">
                <text:p>81.3272727272727</text:p>
              </table:table-cell>
              <table:table-cell office:value-type="float" office:value="87.9934426229508">
                <text:p>87.9934426229508</text:p>
              </table:table-cell>
              <table:table-cell office:value-type="float" office:value="95.85">
                <text:p>95.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.8421315752472">
                <text:p>24.8421315752472</text:p>
              </table:table-cell>
              <table:table-cell office:value-type="float" office:value="63.2837837837838">
                <text:p>63.2837837837838</text:p>
              </table:table-cell>
              <table:table-cell office:value-type="float" office:value="67.8695652173913">
                <text:p>67.8695652173913</text:p>
              </table:table-cell>
              <table:table-cell office:value-type="float" office:value="73.171875">
                <text:p>73.171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.2128099173554">
                <text:p>23.2128099173554</text:p>
              </table:table-cell>
              <table:table-cell office:value-type="float" office:value="43.6909090909091">
                <text:p>43.6909090909091</text:p>
              </table:table-cell>
              <table:table-cell office:value-type="float" office:value="46.725">
                <text:p>46.725</text:p>
              </table:table-cell>
              <table:table-cell office:value-type="float" office:value="50.2119402985075">
                <text:p>50.21194029850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.2776859504132">
                <text:p>24.2776859504132</text:p>
              </table:table-cell>
              <table:table-cell office:value-type="float" office:value="33.432">
                <text:p>33.432</text:p>
              </table:table-cell>
              <table:table-cell office:value-type="float" office:value="35.82">
                <text:p>35.82</text:p>
              </table:table-cell>
              <table:table-cell office:value-type="float" office:value="38.5753846153846">
                <text:p>38.57538461538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.0697314049587">
                <text:p>45.0697314049587</text:p>
              </table:table-cell>
              <table:table-cell office:value-type="float" office:value="75.9169811320755">
                <text:p>75.9169811320755</text:p>
              </table:table-cell>
              <table:table-cell office:value-type="float" office:value="83.825">
                <text:p>83.825</text:p>
              </table:table-cell>
              <table:table-cell office:value-type="float" office:value="93.5720930232558">
                <text:p>93.57209302325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.0697314049587">
                <text:p>45.0697314049587</text:p>
              </table:table-cell>
              <table:table-cell office:value-type="float" office:value="85.4264150943396">
                <text:p>85.4264150943396</text:p>
              </table:table-cell>
              <table:table-cell office:value-type="float" office:value="94.325">
                <text:p>94.325</text:p>
              </table:table-cell>
              <table:table-cell office:value-type="float" office:value="105.293023255814">
                <text:p>105.2930232558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.8646093267095">
                <text:p>33.8646093267095</text:p>
              </table:table-cell>
              <table:table-cell office:value-type="float" office:value="93.2806451612903">
                <text:p>93.2806451612903</text:p>
              </table:table-cell>
              <table:table-cell office:value-type="float" office:value="101.463157894737">
                <text:p>101.463157894737</text:p>
              </table:table-cell>
              <table:table-cell office:value-type="float" office:value="111.219230769231">
                <text:p>111.2192307692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6.6968711768909">
                <text:p>46.6968711768909</text:p>
              </table:table-cell>
              <table:table-cell office:value-type="float" office:value="93.6115384615385">
                <text:p>93.6115384615385</text:p>
              </table:table-cell>
              <table:table-cell office:value-type="float" office:value="103.570212765957">
                <text:p>103.570212765957</text:p>
              </table:table-cell>
              <table:table-cell office:value-type="float" office:value="115.9">
                <text:p>115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.3430289989731">
                <text:p>27.3430289989731</text:p>
              </table:table-cell>
              <table:table-cell office:value-type="float" office:value="120.78">
                <text:p>120.78</text:p>
              </table:table-cell>
              <table:table-cell office:value-type="float" office:value="130.070769230769">
                <text:p>130.070769230769</text:p>
              </table:table-cell>
              <table:table-cell office:value-type="float" office:value="140.91">
                <text:p>140.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.565133780167">
                <text:p>18.565133780167</text:p>
              </table:table-cell>
              <table:table-cell office:value-type="float" office:value="91.1590909090909">
                <text:p>91.1590909090909</text:p>
              </table:table-cell>
              <table:table-cell office:value-type="float" office:value="96.6506024096385">
                <text:p>96.6506024096385</text:p>
              </table:table-cell>
              <table:table-cell office:value-type="float" office:value="102.846153846154">
                <text:p>102.846153846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.2837465564738">
                <text:p>19.2837465564738</text:p>
              </table:table-cell>
              <table:table-cell office:value-type="float" office:value="87.3209302325581">
                <text:p>87.3209302325581</text:p>
              </table:table-cell>
              <table:table-cell office:value-type="float" office:value="92.7111111111111">
                <text:p>92.7111111111111</text:p>
              </table:table-cell>
              <table:table-cell office:value-type="float" office:value="98.8105263157895">
                <text:p>98.81052631578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.2128099173554">
                <text:p>23.2128099173554</text:p>
              </table:table-cell>
              <table:table-cell office:value-type="float" office:value="106.418181818182">
                <text:p>106.418181818182</text:p>
              </table:table-cell>
              <table:table-cell office:value-type="float" office:value="113.808333333333">
                <text:p>113.808333333333</text:p>
              </table:table-cell>
              <table:table-cell office:value-type="float" office:value="122.301492537313">
                <text:p>122.3014925373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65886373694644">
                <text:p>7.65886373694644</text:p>
              </table:table-cell>
              <table:table-cell office:value-type="float" office:value="56.6730769230769">
                <text:p>56.6730769230769</text:p>
              </table:table-cell>
              <table:table-cell office:value-type="float" office:value="58.5496688741722">
                <text:p>58.5496688741722</text:p>
              </table:table-cell>
              <table:table-cell office:value-type="float" office:value="60.5547945205479">
                <text:p>60.55479452054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.7349601040066">
                <text:p>23.7349601040066</text:p>
              </table:table-cell>
              <table:table-cell office:value-type="float" office:value="85.2157894736842">
                <text:p>85.2157894736842</text:p>
              </table:table-cell>
              <table:table-cell office:value-type="float" office:value="91.2169014084507">
                <text:p>91.2169014084507</text:p>
              </table:table-cell>
              <table:table-cell office:value-type="float" office:value="98.1272727272727">
                <text:p>98.12727272727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7603305785124">
                <text:p>28.7603305785124</text:p>
              </table:table-cell>
              <table:table-cell office:value-type="float" office:value="116.241176470588">
                <text:p>116.241176470588</text:p>
              </table:table-cell>
              <table:table-cell office:value-type="float" office:value="125.466666666667">
                <text:p>125.466666666667</text:p>
              </table:table-cell>
              <table:table-cell office:value-type="float" office:value="136.28275862069">
                <text:p>136.282758620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.8421315752472">
                <text:p>24.8421315752472</text:p>
              </table:table-cell>
              <table:table-cell office:value-type="float" office:value="108.178378378378">
                <text:p>108.178378378378</text:p>
              </table:table-cell>
              <table:table-cell office:value-type="float" office:value="116.017391304348">
                <text:p>116.017391304348</text:p>
              </table:table-cell>
              <table:table-cell office:value-type="float" office:value="125.08125">
                <text:p>125.08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.4295232920587">
                <text:p>25.4295232920587</text:p>
              </table:table-cell>
              <table:table-cell office:value-type="float" office:value="82.7917808219178">
                <text:p>82.7917808219178</text:p>
              </table:table-cell>
              <table:table-cell office:value-type="float" office:value="88.8794117647059">
                <text:p>88.8794117647059</text:p>
              </table:table-cell>
              <table:table-cell office:value-type="float" office:value="95.9333333333333">
                <text:p>95.93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.1355371900826">
                <text:p>31.1355371900826</text:p>
              </table:table-cell>
              <table:table-cell office:value-type="float" office:value="90.7846153846154">
                <text:p>90.7846153846154</text:p>
              </table:table-cell>
              <table:table-cell office:value-type="float" office:value="98.35">
                <text:p>98.35</text:p>
              </table:table-cell>
              <table:table-cell office:value-type="float" office:value="107.290909090909">
                <text:p>107.2909090909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.7603305785124">
                <text:p>28.7603305785124</text:p>
              </table:table-cell>
              <table:table-cell office:value-type="float" office:value="67.8794117647059">
                <text:p>67.8794117647059</text:p>
              </table:table-cell>
              <table:table-cell office:value-type="float" office:value="73.2666666666667">
                <text:p>73.2666666666667</text:p>
              </table:table-cell>
              <table:table-cell office:value-type="float" office:value="79.5827586206897">
                <text:p>79.58275862068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.0411768712868">
                <text:p>26.0411768712868</text:p>
              </table:table-cell>
              <table:table-cell office:value-type="float" office:value="27.4166666666667">
                <text:p>27.4166666666667</text:p>
              </table:table-cell>
              <table:table-cell office:value-type="float" office:value="29.4626865671642">
                <text:p>29.4626865671642</text:p>
              </table:table-cell>
              <table:table-cell office:value-type="float" office:value="31.8387096774193">
                <text:p>31.83870967741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.6785055665597">
                <text:p>26.6785055665597</text:p>
              </table:table-cell>
              <table:table-cell office:value-type="float" office:value="28.9859154929577">
                <text:p>28.9859154929577</text:p>
              </table:table-cell>
              <table:table-cell office:value-type="float" office:value="31.1818181818182">
                <text:p>31.1818181818182</text:p>
              </table:table-cell>
              <table:table-cell office:value-type="float" office:value="33.7377049180328">
                <text:p>33.73770491803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.8657024793388">
                <text:p>34.8657024793388</text:p>
              </table:table-cell>
              <table:table-cell office:value-type="float" office:value="33.6">
                <text:p>33.6</text:p>
              </table:table-cell>
              <table:table-cell office:value-type="float" office:value="36.6">
                <text:p>36.6</text:p>
              </table:table-cell>
              <table:table-cell office:value-type="float" office:value="40.1882352941176">
                <text:p>40.18823529411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.7603305785124">
                <text:p>28.7603305785124</text:p>
              </table:table-cell>
              <table:table-cell office:value-type="float" office:value="82.7647058823529">
                <text:p>82.7647058823529</text:p>
              </table:table-cell>
              <table:table-cell office:value-type="float" office:value="89.3333333333333">
                <text:p>89.3333333333333</text:p>
              </table:table-cell>
              <table:table-cell office:value-type="float" office:value="97.0344827586207">
                <text:p>97.03448275862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.0247933884297">
                <text:p>37.0247933884297</text:p>
              </table:table-cell>
              <table:table-cell office:value-type="float" office:value="109.983050847458">
                <text:p>109.983050847458</text:p>
              </table:table-cell>
              <table:table-cell office:value-type="float" office:value="120.166666666667">
                <text:p>120.166666666667</text:p>
              </table:table-cell>
              <table:table-cell office:value-type="float" office:value="132.428571428571">
                <text:p>132.4285714285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71138202116441">
                <text:p>6.71138202116441</text:p>
              </table:table-cell>
              <table:table-cell office:value-type="float" office:value="37.9228070175439">
                <text:p>37.9228070175439</text:p>
              </table:table-cell>
              <table:table-cell office:value-type="float" office:value="39.0650602409639">
                <text:p>39.0650602409639</text:p>
              </table:table-cell>
              <table:table-cell office:value-type="float" office:value="40.2782608695652">
                <text:p>40.27826086956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25485125441861">
                <text:p>3.25485125441861</text:p>
              </table:table-cell>
              <table:table-cell office:value-type="float" office:value="21.7767123287671">
                <text:p>21.7767123287671</text:p>
              </table:table-cell>
              <table:table-cell office:value-type="float" office:value="22.1560975609756">
                <text:p>22.1560975609756</text:p>
              </table:table-cell>
              <table:table-cell office:value-type="float" office:value="22.5489361702128">
                <text:p>22.54893617021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58534655766575">
                <text:p>9.58534655766575</text:p>
              </table:table-cell>
              <table:table-cell office:value-type="float" office:value="50.6820895522388">
                <text:p>50.6820895522388</text:p>
              </table:table-cell>
              <table:table-cell office:value-type="float" office:value="52.646511627907">
                <text:p>52.646511627907</text:p>
              </table:table-cell>
              <table:table-cell office:value-type="float" office:value="54.7693548387097">
                <text:p>54.76935483870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.7349601040066">
                <text:p>23.7349601040066</text:p>
              </table:table-cell>
              <table:table-cell office:value-type="float" office:value="50.2894736842105">
                <text:p>50.2894736842105</text:p>
              </table:table-cell>
              <table:table-cell office:value-type="float" office:value="53.830985915493">
                <text:p>53.830985915493</text:p>
              </table:table-cell>
              <table:table-cell office:value-type="float" office:value="57.9090909090909">
                <text:p>57.90909090909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.2128099173554">
                <text:p>23.2128099173554</text:p>
              </table:table-cell>
              <table:table-cell office:value-type="float" office:value="38.8909090909091">
                <text:p>38.8909090909091</text:p>
              </table:table-cell>
              <table:table-cell office:value-type="float" office:value="41.5916666666667">
                <text:p>41.5916666666667</text:p>
              </table:table-cell>
              <table:table-cell office:value-type="float" office:value="44.6955223880597">
                <text:p>44.69552238805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.875623249778">
                <text:p>20.875623249778</text:p>
              </table:table-cell>
              <table:table-cell office:value-type="float" office:value="40.2073170731707">
                <text:p>40.2073170731707</text:p>
              </table:table-cell>
              <table:table-cell office:value-type="float" office:value="42.8181818181818">
                <text:p>42.8181818181818</text:p>
              </table:table-cell>
              <table:table-cell office:value-type="float" office:value="45.7916666666667">
                <text:p>45.7916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.0024881232476">
                <text:p>32.0024881232476</text:p>
              </table:table-cell>
              <table:table-cell office:value-type="float" office:value="93.58125">
                <text:p>93.58125</text:p>
              </table:table-cell>
              <table:table-cell office:value-type="float" office:value="101.51186440678">
                <text:p>101.51186440678</text:p>
              </table:table-cell>
              <table:table-cell office:value-type="float" office:value="110.911111111111">
                <text:p>110.9111111111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.9112331836362">
                <text:p>32.9112331836362</text:p>
              </table:table-cell>
              <table:table-cell office:value-type="float" office:value="113.266666666667">
                <text:p>113.266666666667</text:p>
              </table:table-cell>
              <table:table-cell office:value-type="float" office:value="123.031034482759">
                <text:p>123.031034482759</text:p>
              </table:table-cell>
              <table:table-cell office:value-type="float" office:value="134.637735849057">
                <text:p>134.6377358490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.8421315752472">
                <text:p>24.8421315752472</text:p>
              </table:table-cell>
              <table:table-cell office:value-type="float" office:value="85.0783783783784">
                <text:p>85.0783783783784</text:p>
              </table:table-cell>
              <table:table-cell office:value-type="float" office:value="91.2434782608696">
                <text:p>91.2434782608696</text:p>
              </table:table-cell>
              <table:table-cell office:value-type="float" office:value="98.371875">
                <text:p>98.3718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.5167740215512">
                <text:p>29.5167740215512</text:p>
              </table:table-cell>
              <table:table-cell office:value-type="float" office:value="95.2208955223881">
                <text:p>95.2208955223881</text:p>
              </table:table-cell>
              <table:table-cell office:value-type="float" office:value="102.9">
                <text:p>102.9</text:p>
              </table:table-cell>
              <table:table-cell office:value-type="float" office:value="111.926315789474">
                <text:p>111.9263157894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.5479996568389">
                <text:p>13.5479996568389</text:p>
              </table:table-cell>
              <table:table-cell office:value-type="float" office:value="63.4317757009346">
                <text:p>63.4317757009346</text:p>
              </table:table-cell>
              <table:table-cell office:value-type="float" office:value="66.5411764705882">
                <text:p>66.5411764705882</text:p>
              </table:table-cell>
              <table:table-cell office:value-type="float" office:value="69.9711340206186">
                <text:p>69.97113402061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.7160627984787">
                <text:p>40.7160627984787</text:p>
              </table:table-cell>
              <table:table-cell office:value-type="float" office:value="146.4">
                <text:p>146.4</text:p>
              </table:table-cell>
              <table:table-cell office:value-type="float" office:value="160.752941176471">
                <text:p>160.752941176471</text:p>
              </table:table-cell>
              <table:table-cell office:value-type="float" office:value="178.226086956522">
                <text:p>178.2260869565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.7603305785124">
                <text:p>28.7603305785124</text:p>
              </table:table-cell>
              <table:table-cell office:value-type="float" office:value="101.973529411765">
                <text:p>101.973529411765</text:p>
              </table:table-cell>
              <table:table-cell office:value-type="float" office:value="110.066666666667">
                <text:p>110.066666666667</text:p>
              </table:table-cell>
              <table:table-cell office:value-type="float" office:value="119.555172413793">
                <text:p>119.5551724137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.7101668866284">
                <text:p>22.7101668866284</text:p>
              </table:table-cell>
              <table:table-cell office:value-type="float" office:value="94.2846153846154">
                <text:p>94.2846153846154</text:p>
              </table:table-cell>
              <table:table-cell office:value-type="float" office:value="100.742465753425">
                <text:p>100.742465753425</text:p>
              </table:table-cell>
              <table:table-cell office:value-type="float" office:value="108.15">
                <text:p>108.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.7101668866284">
                <text:p>22.7101668866284</text:p>
              </table:table-cell>
              <table:table-cell office:value-type="float" office:value="95.3076923076923">
                <text:p>95.3076923076923</text:p>
              </table:table-cell>
              <table:table-cell office:value-type="float" office:value="101.835616438356">
                <text:p>101.835616438356</text:p>
              </table:table-cell>
              <table:table-cell office:value-type="float" office:value="109.323529411765">
                <text:p>109.3235294117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.4295232920587">
                <text:p>25.4295232920587</text:p>
              </table:table-cell>
              <table:table-cell office:value-type="float" office:value="103.734246575342">
                <text:p>103.734246575342</text:p>
              </table:table-cell>
              <table:table-cell office:value-type="float" office:value="111.361764705882">
                <text:p>111.361764705882</text:p>
              </table:table-cell>
              <table:table-cell office:value-type="float" office:value="120.2">
                <text:p>120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.565133780167">
                <text:p>18.565133780167</text:p>
              </table:table-cell>
              <table:table-cell office:value-type="float" office:value="54.075">
                <text:p>54.075</text:p>
              </table:table-cell>
              <table:table-cell office:value-type="float" office:value="57.3325301204819">
                <text:p>57.3325301204819</text:p>
              </table:table-cell>
              <table:table-cell office:value-type="float" office:value="61.0076923076923">
                <text:p>61.00769230769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.8920072063828">
                <text:p>17.8920072063828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49.4117647058824">
                <text:p>49.4117647058824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7101668866284">
                <text:p>22.7101668866284</text:p>
              </table:table-cell>
              <table:table-cell office:value-type="float" office:value="43.8846153846154">
                <text:p>43.8846153846154</text:p>
              </table:table-cell>
              <table:table-cell office:value-type="float" office:value="46.8904109589041">
                <text:p>46.8904109589041</text:p>
              </table:table-cell>
              <table:table-cell office:value-type="float" office:value="50.3382352941176">
                <text:p>50.33823529411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.0363830061983">
                <text:p>28.0363830061983</text:p>
              </table:table-cell>
              <table:table-cell office:value-type="float" office:value="52.0434782608696">
                <text:p>52.0434782608696</text:p>
              </table:table-cell>
              <table:table-cell office:value-type="float" office:value="56.109375">
                <text:p>56.109375</text:p>
              </table:table-cell>
              <table:table-cell office:value-type="float" office:value="60.864406779661">
                <text:p>60.8644067796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.565133780167">
                <text:p>18.565133780167</text:p>
              </table:table-cell>
              <table:table-cell office:value-type="float" office:value="31.6909090909091">
                <text:p>31.6909090909091</text:p>
              </table:table-cell>
              <table:table-cell office:value-type="float" office:value="33.6">
                <text:p>33.6</text:p>
              </table:table-cell>
              <table:table-cell office:value-type="float" office:value="35.7538461538462">
                <text:p>35.75384615384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.565133780167">
                <text:p>18.565133780167</text:p>
              </table:table-cell>
              <table:table-cell office:value-type="float" office:value="16.0363636363636">
                <text:p>16.0363636363636</text:p>
              </table:table-cell>
              <table:table-cell office:value-type="float" office:value="17.0024096385542">
                <text:p>17.0024096385542</text:p>
              </table:table-cell>
              <table:table-cell office:value-type="float" office:value="18.0923076923077">
                <text:p>18.09230769230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.8920072063828">
                <text:p>17.8920072063828</text:p>
              </table:table-cell>
              <table:table-cell office:value-type="float" office:value="19.6933333333333">
                <text:p>19.6933333333333</text:p>
              </table:table-cell>
              <table:table-cell office:value-type="float" office:value="20.8517647058824">
                <text:p>20.8517647058824</text:p>
              </table:table-cell>
              <table:table-cell office:value-type="float" office:value="22.155">
                <text:p>22.1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.3430289989731">
                <text:p>27.3430289989731</text:p>
              </table:table-cell>
              <table:table-cell office:value-type="float" office:value="88.14">
                <text:p>88.14</text:p>
              </table:table-cell>
              <table:table-cell office:value-type="float" office:value="94.92">
                <text:p>94.92</text:p>
              </table:table-cell>
              <table:table-cell office:value-type="float" office:value="102.83">
                <text:p>102.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.8657024793388">
                <text:p>34.8657024793388</text:p>
              </table:table-cell>
              <table:table-cell office:value-type="float" office:value="104.03606557377">
                <text:p>104.03606557377</text:p>
              </table:table-cell>
              <table:table-cell office:value-type="float" office:value="113.325">
                <text:p>113.325</text:p>
              </table:table-cell>
              <table:table-cell office:value-type="float" office:value="124.435294117647">
                <text:p>124.4352941176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.4295232920587">
                <text:p>25.4295232920587</text:p>
              </table:table-cell>
              <table:table-cell office:value-type="float" office:value="123.756164383562">
                <text:p>123.756164383562</text:p>
              </table:table-cell>
              <table:table-cell office:value-type="float" office:value="132.855882352941">
                <text:p>132.855882352941</text:p>
              </table:table-cell>
              <table:table-cell office:value-type="float" office:value="143.4">
                <text:p>143.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.6669414184076">
                <text:p>16.6669414184076</text:p>
              </table:table-cell>
              <table:table-cell office:value-type="float" office:value="105.804255319149">
                <text:p>105.804255319149</text:p>
              </table:table-cell>
              <table:table-cell office:value-type="float" office:value="111.748314606742">
                <text:p>111.748314606742</text:p>
              </table:table-cell>
              <table:table-cell office:value-type="float" office:value="118.4">
                <text:p>118.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.2837465564738">
                <text:p>19.2837465564738</text:p>
              </table:table-cell>
              <table:table-cell office:value-type="float" office:value="114.425581395349">
                <text:p>114.425581395349</text:p>
              </table:table-cell>
              <table:table-cell office:value-type="float" office:value="121.488888888889">
                <text:p>121.488888888889</text:p>
              </table:table-cell>
              <table:table-cell office:value-type="float" office:value="129.481578947368">
                <text:p>129.4815789473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.5712580845577">
                <text:p>17.5712580845577</text:p>
              </table:table-cell>
              <table:table-cell office:value-type="float" office:value="58.9846153846154">
                <text:p>58.9846153846154</text:p>
              </table:table-cell>
              <table:table-cell office:value-type="float" office:value="62.4139534883721">
                <text:p>62.4139534883721</text:p>
              </table:table-cell>
              <table:table-cell office:value-type="float" office:value="66.2666666666667">
                <text:p>66.2666666666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.6154771807194">
                <text:p>14.6154771807194</text:p>
              </table:table-cell>
              <table:table-cell office:value-type="float" office:value="46.3235294117647">
                <text:p>46.3235294117647</text:p>
              </table:table-cell>
              <table:table-cell office:value-type="float" office:value="48.7113402061856">
                <text:p>48.7113402061856</text:p>
              </table:table-cell>
              <table:table-cell office:value-type="float" office:value="51.3586956521739">
                <text:p>51.35869565217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.0024881232476">
                <text:p>32.0024881232476</text:p>
              </table:table-cell>
              <table:table-cell office:value-type="float" office:value="63.7875">
                <text:p>63.7875</text:p>
              </table:table-cell>
              <table:table-cell office:value-type="float" office:value="69.1932203389831">
                <text:p>69.1932203389831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.8646093267095">
                <text:p>33.8646093267095</text:p>
              </table:table-cell>
              <table:table-cell office:value-type="float" office:value="57.5806451612903">
                <text:p>57.5806451612903</text:p>
              </table:table-cell>
              <table:table-cell office:value-type="float" office:value="62.6315789473684">
                <text:p>62.6315789473684</text:p>
              </table:table-cell>
              <table:table-cell office:value-type="float" office:value="68.6538461538462">
                <text:p>68.65384615384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.7101668866284">
                <text:p>22.7101668866284</text:p>
              </table:table-cell>
              <table:table-cell office:value-type="float" office:value="101.661538461538">
                <text:p>101.661538461538</text:p>
              </table:table-cell>
              <table:table-cell office:value-type="float" office:value="108.624657534247">
                <text:p>108.624657534247</text:p>
              </table:table-cell>
              <table:table-cell office:value-type="float" office:value="116.611764705882">
                <text:p>116.6117647058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.3430289989731">
                <text:p>27.3430289989731</text:p>
              </table:table-cell>
              <table:table-cell office:value-type="float" office:value="110.34">
                <text:p>110.34</text:p>
              </table:table-cell>
              <table:table-cell office:value-type="float" office:value="118.827692307692">
                <text:p>118.827692307692</text:p>
              </table:table-cell>
              <table:table-cell office:value-type="float" office:value="128.73">
                <text:p>128.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.8421315752472">
                <text:p>24.8421315752472</text:p>
              </table:table-cell>
              <table:table-cell office:value-type="float" office:value="110.959459459459">
                <text:p>110.959459459459</text:p>
              </table:table-cell>
              <table:table-cell office:value-type="float" office:value="119">
                <text:p>119</text:p>
              </table:table-cell>
              <table:table-cell office:value-type="float" office:value="128.296875">
                <text:p>128.2968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.6785055665597">
                <text:p>26.6785055665597</text:p>
              </table:table-cell>
              <table:table-cell office:value-type="float" office:value="102.811267605634">
                <text:p>102.811267605634</text:p>
              </table:table-cell>
              <table:table-cell office:value-type="float" office:value="110.6">
                <text:p>110.6</text:p>
              </table:table-cell>
              <table:table-cell office:value-type="float" office:value="119.665573770492">
                <text:p>119.6655737704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.5819093403049">
                <text:p>15.5819093403049</text:p>
              </table:table-cell>
              <table:table-cell office:value-type="float" office:value="71.6142857142857">
                <text:p>71.6142857142857</text:p>
              </table:table-cell>
              <table:table-cell office:value-type="float" office:value="75.4645161290322">
                <text:p>75.4645161290322</text:p>
              </table:table-cell>
              <table:table-cell office:value-type="float" office:value="79.7522727272727">
                <text:p>79.75227272727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2.2260321523221">
                <text:p>22.2260321523221</text:p>
              </table:table-cell>
              <table:table-cell office:value-type="float" office:value="74.8025316455696">
                <text:p>74.8025316455696</text:p>
              </table:table-cell>
              <table:table-cell office:value-type="float" office:value="79.8567567567568">
                <text:p>79.8567567567568</text:p>
              </table:table-cell>
              <table:table-cell office:value-type="float" office:value="85.6434782608696">
                <text:p>85.64347826086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.0024881232476">
                <text:p>32.0024881232476</text:p>
              </table:table-cell>
              <table:table-cell office:value-type="float" office:value="136.828125">
                <text:p>136.828125</text:p>
              </table:table-cell>
              <table:table-cell office:value-type="float" office:value="148.423728813559">
                <text:p>148.423728813559</text:p>
              </table:table-cell>
              <table:table-cell office:value-type="float" office:value="162.166666666667">
                <text:p>162.166666666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.1355371900826">
                <text:p>31.1355371900826</text:p>
              </table:table-cell>
              <table:table-cell office:value-type="float" office:value="133.301538461538">
                <text:p>133.301538461538</text:p>
              </table:table-cell>
              <table:table-cell office:value-type="float" office:value="144.41">
                <text:p>144.41</text:p>
              </table:table-cell>
              <table:table-cell office:value-type="float" office:value="157.538181818182">
                <text:p>157.5381818181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.2260321523221">
                <text:p>22.2260321523221</text:p>
              </table:table-cell>
              <table:table-cell office:value-type="float" office:value="114.835443037975">
                <text:p>114.835443037975</text:p>
              </table:table-cell>
              <table:table-cell office:value-type="float" office:value="122.594594594595">
                <text:p>122.594594594595</text:p>
              </table:table-cell>
              <table:table-cell office:value-type="float" office:value="131.478260869565">
                <text:p>131.4782608695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5.4295232920587">
                <text:p>25.4295232920587</text:p>
              </table:table-cell>
              <table:table-cell office:value-type="float" office:value="124.331506849315">
                <text:p>124.331506849315</text:p>
              </table:table-cell>
              <table:table-cell office:value-type="float" office:value="133.473529411765">
                <text:p>133.473529411765</text:p>
              </table:table-cell>
              <table:table-cell office:value-type="float" office:value="144.066666666667">
                <text:p>144.06666666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.4567460511516">
                <text:p>20.4567460511516</text:p>
              </table:table-cell>
              <table:table-cell office:value-type="float" office:value="93.5132530120482">
                <text:p>93.5132530120482</text:p>
              </table:table-cell>
              <table:table-cell office:value-type="float" office:value="99.5076923076923">
                <text:p>99.5076923076923</text:p>
              </table:table-cell>
              <table:table-cell office:value-type="float" office:value="106.323287671233">
                <text:p>106.3232876712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.6154771807194">
                <text:p>14.6154771807194</text:p>
              </table:table-cell>
              <table:table-cell office:value-type="float" office:value="49.2882352941176">
                <text:p>49.2882352941176</text:p>
              </table:table-cell>
              <table:table-cell office:value-type="float" office:value="51.8288659793814">
                <text:p>51.8288659793814</text:p>
              </table:table-cell>
              <table:table-cell office:value-type="float" office:value="54.645652173913">
                <text:p>54.6456521739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.8421315752472">
                <text:p>24.8421315752472</text:p>
              </table:table-cell>
              <table:table-cell office:value-type="float" office:value="74.7486486486486">
                <text:p>74.7486486486486</text:p>
              </table:table-cell>
              <table:table-cell office:value-type="float" office:value="80.1652173913043">
                <text:p>80.1652173913043</text:p>
              </table:table-cell>
              <table:table-cell office:value-type="float" office:value="86.428125">
                <text:p>86.4281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.9178744621269">
                <text:p>35.9178744621269</text:p>
              </table:table-cell>
              <table:table-cell office:value-type="float" office:value="73.85">
                <text:p>73.85</text:p>
              </table:table-cell>
              <table:table-cell office:value-type="float" office:value="80.5636363636364">
                <text:p>80.5636363636364</text:p>
              </table:table-cell>
              <table:table-cell office:value-type="float" office:value="88.62">
                <text:p>88.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.2776859504132">
                <text:p>24.2776859504132</text:p>
              </table:table-cell>
              <table:table-cell office:value-type="float" office:value="58.352">
                <text:p>58.352</text:p>
              </table:table-cell>
              <table:table-cell office:value-type="float" office:value="62.52">
                <text:p>62.52</text:p>
              </table:table-cell>
              <table:table-cell office:value-type="float" office:value="67.3292307692308">
                <text:p>67.32923076923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.3430289989731">
                <text:p>27.3430289989731</text:p>
              </table:table-cell>
              <table:table-cell office:value-type="float" office:value="30.42">
                <text:p>30.42</text:p>
              </table:table-cell>
              <table:table-cell office:value-type="float" office:value="32.76">
                <text:p>32.76</text:p>
              </table:table-cell>
              <table:table-cell office:value-type="float" office:value="35.49">
                <text:p>35.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.4295232920587">
                <text:p>25.4295232920587</text:p>
              </table:table-cell>
              <table:table-cell office:value-type="float" office:value="30.8958904109589">
                <text:p>30.8958904109589</text:p>
              </table:table-cell>
              <table:table-cell office:value-type="float" office:value="33.1676470588235">
                <text:p>33.1676470588235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.0411768712868">
                <text:p>26.0411768712868</text:p>
              </table:table-cell>
              <table:table-cell office:value-type="float" office:value="21.9333333333333">
                <text:p>21.9333333333333</text:p>
              </table:table-cell>
              <table:table-cell office:value-type="float" office:value="23.5701492537313">
                <text:p>23.5701492537313</text:p>
              </table:table-cell>
              <table:table-cell office:value-type="float" office:value="25.4709677419355">
                <text:p>25.47096774193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4.3019456574695">
                <text:p>54.3019456574695</text:p>
              </table:table-cell>
              <table:table-cell office:value-type="float" office:value="52.0625">
                <text:p>52.0625</text:p>
              </table:table-cell>
              <table:table-cell office:value-type="float" office:value="58.1162790697674">
                <text:p>58.1162790697674</text:p>
              </table:table-cell>
              <table:table-cell office:value-type="float" office:value="65.7631578947369">
                <text:p>65.76315789473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.9112331836362">
                <text:p>32.9112331836362</text:p>
              </table:table-cell>
              <table:table-cell office:value-type="float" office:value="62.5333333333333">
                <text:p>62.5333333333333</text:p>
              </table:table-cell>
              <table:table-cell office:value-type="float" office:value="67.9241379310345">
                <text:p>67.9241379310345</text:p>
              </table:table-cell>
              <table:table-cell office:value-type="float" office:value="74.3320754716981">
                <text:p>74.33207547169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.5351661325687">
                <text:p>43.5351661325687</text:p>
              </table:table-cell>
              <table:table-cell office:value-type="float" office:value="94.2666666666667">
                <text:p>94.2666666666667</text:p>
              </table:table-cell>
              <table:table-cell office:value-type="float" office:value="103.885714285714">
                <text:p>103.885714285714</text:p>
              </table:table-cell>
              <table:table-cell office:value-type="float" office:value="115.690909090909">
                <text:p>115.6909090909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.6785055665597">
                <text:p>26.6785055665597</text:p>
              </table:table-cell>
              <table:table-cell office:value-type="float" office:value="99.6760563380282">
                <text:p>99.6760563380282</text:p>
              </table:table-cell>
              <table:table-cell office:value-type="float" office:value="107.227272727273">
                <text:p>107.227272727273</text:p>
              </table:table-cell>
              <table:table-cell office:value-type="float" office:value="116.016393442623">
                <text:p>116.0163934426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.0363830061983">
                <text:p>28.0363830061983</text:p>
              </table:table-cell>
              <table:table-cell office:value-type="float" office:value="110.965217391304">
                <text:p>110.965217391304</text:p>
              </table:table-cell>
              <table:table-cell office:value-type="float" office:value="119.634375">
                <text:p>119.634375</text:p>
              </table:table-cell>
              <table:table-cell office:value-type="float" office:value="129.772881355932">
                <text:p>129.7728813559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.0363830061983">
                <text:p>28.0363830061983</text:p>
              </table:table-cell>
              <table:table-cell office:value-type="float" office:value="126.730434782609">
                <text:p>126.730434782609</text:p>
              </table:table-cell>
              <table:table-cell office:value-type="float" office:value="136.63125">
                <text:p>136.63125</text:p>
              </table:table-cell>
              <table:table-cell office:value-type="float" office:value="148.210169491525">
                <text:p>148.2101694915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4.8657024793388">
                <text:p>34.8657024793388</text:p>
              </table:table-cell>
              <table:table-cell office:value-type="float" office:value="186.796721311475">
                <text:p>186.796721311475</text:p>
              </table:table-cell>
              <table:table-cell office:value-type="float" office:value="203.475">
                <text:p>203.475</text:p>
              </table:table-cell>
              <table:table-cell office:value-type="float" office:value="223.423529411765">
                <text:p>223.4235294117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.9112331836362">
                <text:p>32.9112331836362</text:p>
              </table:table-cell>
              <table:table-cell office:value-type="float" office:value="164.333333333333">
                <text:p>164.333333333333</text:p>
              </table:table-cell>
              <table:table-cell office:value-type="float" office:value="178.5">
                <text:p>178.5</text:p>
              </table:table-cell>
              <table:table-cell office:value-type="float" office:value="195.339622641509">
                <text:p>195.3396226415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.2604435884081">
                <text:p>17.2604435884081</text:p>
              </table:table-cell>
              <table:table-cell office:value-type="float" office:value="97.7413043478261">
                <text:p>97.7413043478261</text:p>
              </table:table-cell>
              <table:table-cell office:value-type="float" office:value="103.358620689655">
                <text:p>103.358620689655</text:p>
              </table:table-cell>
              <table:table-cell office:value-type="float" office:value="109.660975609756">
                <text:p>109.6609756097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3.2128099173554">
                <text:p>23.2128099173554</text:p>
              </table:table-cell>
              <table:table-cell office:value-type="float" office:value="153.218181818182">
                <text:p>153.218181818182</text:p>
              </table:table-cell>
              <table:table-cell office:value-type="float" office:value="163.858333333333">
                <text:p>163.858333333333</text:p>
              </table:table-cell>
              <table:table-cell office:value-type="float" office:value="176.086567164179">
                <text:p>176.0865671641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.8657024793388">
                <text:p>34.8657024793388</text:p>
              </table:table-cell>
              <table:table-cell office:value-type="float" office:value="158.704918032787">
                <text:p>158.704918032787</text:p>
              </table:table-cell>
              <table:table-cell office:value-type="float" office:value="172.875">
                <text:p>172.875</text:p>
              </table:table-cell>
              <table:table-cell office:value-type="float" office:value="189.823529411765">
                <text:p>189.8235294117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.7101668866284">
                <text:p>22.7101668866284</text:p>
              </table:table-cell>
              <table:table-cell office:value-type="float" office:value="85.0230769230769">
                <text:p>85.0230769230769</text:p>
              </table:table-cell>
              <table:table-cell office:value-type="float" office:value="90.8465753424657">
                <text:p>90.8465753424657</text:p>
              </table:table-cell>
              <table:table-cell office:value-type="float" office:value="97.5264705882353">
                <text:p>97.52647058823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09727672334552">
                <text:p>6.09727672334552</text:p>
              </table:table-cell>
              <table:table-cell office:value-type="float" office:value="45.0524590163934">
                <text:p>45.0524590163934</text:p>
              </table:table-cell>
              <table:table-cell office:value-type="float" office:value="46.3179775280899">
                <text:p>46.3179775280899</text:p>
              </table:table-cell>
              <table:table-cell office:value-type="float" office:value="47.6566473988439">
                <text:p>47.65664739884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.3336812010811">
                <text:p>11.3336812010811</text:p>
              </table:table-cell>
              <table:table-cell office:value-type="float" office:value="71.995">
                <text:p>71.995</text:p>
              </table:table-cell>
              <table:table-cell office:value-type="float" office:value="75.1252173913043">
                <text:p>75.1252173913043</text:p>
              </table:table-cell>
              <table:table-cell office:value-type="float" office:value="78.54">
                <text:p>78.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.8469783057851">
                <text:p>14.8469783057851</text:p>
              </table:table-cell>
              <table:table-cell office:value-type="float" office:value="62.5425742574257">
                <text:p>62.5425742574257</text:p>
              </table:table-cell>
              <table:table-cell office:value-type="float" office:value="65.8">
                <text:p>65.8</text:p>
              </table:table-cell>
              <table:table-cell office:value-type="float" office:value="69.4153846153846">
                <text:p>69.41538461538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.2776859504132">
                <text:p>24.2776859504132</text:p>
              </table:table-cell>
              <table:table-cell office:value-type="float" office:value="102.2">
                <text:p>102.2</text:p>
              </table:table-cell>
              <table:table-cell office:value-type="float" office:value="109.5">
                <text:p>109.5</text:p>
              </table:table-cell>
              <table:table-cell office:value-type="float" office:value="117.923076923077">
                <text:p>117.9230769230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6785055665597">
                <text:p>26.6785055665597</text:p>
              </table:table-cell>
              <table:table-cell office:value-type="float" office:value="93.169014084507">
                <text:p>93.169014084507</text:p>
              </table:table-cell>
              <table:table-cell office:value-type="float" office:value="100.227272727273">
                <text:p>100.227272727273</text:p>
              </table:table-cell>
              <table:table-cell office:value-type="float" office:value="108.44262295082">
                <text:p>108.442622950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.3430289989731">
                <text:p>27.3430289989731</text:p>
              </table:table-cell>
              <table:table-cell office:value-type="float" office:value="74.58">
                <text:p>74.58</text:p>
              </table:table-cell>
              <table:table-cell office:value-type="float" office:value="80.3169230769231">
                <text:p>80.3169230769231</text:p>
              </table:table-cell>
              <table:table-cell office:value-type="float" office:value="87.01">
                <text:p>87.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0411768712868">
                <text:p>26.0411768712868</text:p>
              </table:table-cell>
              <table:table-cell office:value-type="float" office:value="58.3916666666667">
                <text:p>58.3916666666667</text:p>
              </table:table-cell>
              <table:table-cell office:value-type="float" office:value="62.7492537313433">
                <text:p>62.7492537313433</text:p>
              </table:table-cell>
              <table:table-cell office:value-type="float" office:value="67.8096774193548">
                <text:p>67.80967741935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.0363830061983">
                <text:p>28.0363830061983</text:p>
              </table:table-cell>
              <table:table-cell office:value-type="float" office:value="54.6">
                <text:p>54.6</text:p>
              </table:table-cell>
              <table:table-cell office:value-type="float" office:value="58.865625">
                <text:p>58.865625</text:p>
              </table:table-cell>
              <table:table-cell office:value-type="float" office:value="63.8542372881356">
                <text:p>63.85423728813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.1355371900826">
                <text:p>31.1355371900826</text:p>
              </table:table-cell>
              <table:table-cell office:value-type="float" office:value="37.4123076923077">
                <text:p>37.4123076923077</text:p>
              </table:table-cell>
              <table:table-cell office:value-type="float" office:value="40.53">
                <text:p>40.53</text:p>
              </table:table-cell>
              <table:table-cell office:value-type="float" office:value="44.2145454545455">
                <text:p>44.21454545454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.3430289989731">
                <text:p>27.3430289989731</text:p>
              </table:table-cell>
              <table:table-cell office:value-type="float" office:value="74.46">
                <text:p>74.46</text:p>
              </table:table-cell>
              <table:table-cell office:value-type="float" office:value="80.1876923076923">
                <text:p>80.1876923076923</text:p>
              </table:table-cell>
              <table:table-cell office:value-type="float" office:value="86.87">
                <text:p>86.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.4295232920587">
                <text:p>25.4295232920587</text:p>
              </table:table-cell>
              <table:table-cell office:value-type="float" office:value="74.7945205479452">
                <text:p>74.7945205479452</text:p>
              </table:table-cell>
              <table:table-cell office:value-type="float" office:value="80.2941176470588">
                <text:p>80.2941176470588</text:p>
              </table:table-cell>
              <table:table-cell office:value-type="float" office:value="86.6666666666667">
                <text:p>86.6666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.7349601040066">
                <text:p>23.7349601040066</text:p>
              </table:table-cell>
              <table:table-cell office:value-type="float" office:value="98.9763157894737">
                <text:p>98.9763157894737</text:p>
              </table:table-cell>
              <table:table-cell office:value-type="float" office:value="105.946478873239">
                <text:p>105.946478873239</text:p>
              </table:table-cell>
              <table:table-cell office:value-type="float" office:value="113.972727272727">
                <text:p>113.9727272727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.7349601040066">
                <text:p>23.7349601040066</text:p>
              </table:table-cell>
              <table:table-cell office:value-type="float" office:value="101.573684210526">
                <text:p>101.573684210526</text:p>
              </table:table-cell>
              <table:table-cell office:value-type="float" office:value="108.72676056338">
                <text:p>108.72676056338</text:p>
              </table:table-cell>
              <table:table-cell office:value-type="float" office:value="116.963636363636">
                <text:p>116.9636363636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6.0411768712868">
                <text:p>26.0411768712868</text:p>
              </table:table-cell>
              <table:table-cell office:value-type="float" office:value="107.391666666667">
                <text:p>107.391666666667</text:p>
              </table:table-cell>
              <table:table-cell office:value-type="float" office:value="115.405970149254">
                <text:p>115.405970149254</text:p>
              </table:table-cell>
              <table:table-cell office:value-type="float" office:value="124.712903225806">
                <text:p>124.7129032258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.8421315752472">
                <text:p>24.8421315752472</text:p>
              </table:table-cell>
              <table:table-cell office:value-type="float" office:value="102.9">
                <text:p>102.9</text:p>
              </table:table-cell>
              <table:table-cell office:value-type="float" office:value="110.35652173913">
                <text:p>110.35652173913</text:p>
              </table:table-cell>
              <table:table-cell office:value-type="float" office:value="118.978125">
                <text:p>118.9781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.5819093403049">
                <text:p>15.5819093403049</text:p>
              </table:table-cell>
              <table:table-cell office:value-type="float" office:value="115.671428571429">
                <text:p>115.671428571429</text:p>
              </table:table-cell>
              <table:table-cell office:value-type="float" office:value="121.890322580645">
                <text:p>121.890322580645</text:p>
              </table:table-cell>
              <table:table-cell office:value-type="float" office:value="128.815909090909">
                <text:p>128.8159090909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.0522537578079">
                <text:p>20.0522537578079</text:p>
              </table:table-cell>
              <table:table-cell office:value-type="float" office:value="111.35">
                <text:p>111.35</text:p>
              </table:table-cell>
              <table:table-cell office:value-type="float" office:value="118.39746835443">
                <text:p>118.39746835443</text:p>
              </table:table-cell>
              <table:table-cell office:value-type="float" office:value="126.397297297297">
                <text:p>126.3972972972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.7502319088795">
                <text:p>13.7502319088795</text:p>
              </table:table-cell>
              <table:table-cell office:value-type="float" office:value="78.7698113207547">
                <text:p>78.7698113207547</text:p>
              </table:table-cell>
              <table:table-cell office:value-type="float" office:value="82.6693069306931">
                <text:p>82.6693069306931</text:p>
              </table:table-cell>
              <table:table-cell office:value-type="float" office:value="86.975">
                <text:p>86.9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.2128099173554">
                <text:p>23.2128099173554</text:p>
              </table:table-cell>
              <table:table-cell office:value-type="float" office:value="101.290909090909">
                <text:p>101.290909090909</text:p>
              </table:table-cell>
              <table:table-cell office:value-type="float" office:value="108.325">
                <text:p>108.325</text:p>
              </table:table-cell>
              <table:table-cell office:value-type="float" office:value="116.408955223881">
                <text:p>116.4089552238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.6785055665597">
                <text:p>26.6785055665597</text:p>
              </table:table-cell>
              <table:table-cell office:value-type="float" office:value="117.36338028169">
                <text:p>117.36338028169</text:p>
              </table:table-cell>
              <table:table-cell office:value-type="float" office:value="126.254545454545">
                <text:p>126.254545454545</text:p>
              </table:table-cell>
              <table:table-cell office:value-type="float" office:value="136.603278688525">
                <text:p>136.6032786885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.4295232920587">
                <text:p>25.4295232920587</text:p>
              </table:table-cell>
              <table:table-cell office:value-type="float" office:value="114.608219178082">
                <text:p>114.608219178082</text:p>
              </table:table-cell>
              <table:table-cell office:value-type="float" office:value="123.035294117647">
                <text:p>123.035294117647</text:p>
              </table:table-cell>
              <table:table-cell office:value-type="float" office:value="132.8">
                <text:p>132.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.8421315752472">
                <text:p>24.8421315752472</text:p>
              </table:table-cell>
              <table:table-cell office:value-type="float" office:value="114.818918918919">
                <text:p>114.818918918919</text:p>
              </table:table-cell>
              <table:table-cell office:value-type="float" office:value="123.139130434783">
                <text:p>123.139130434783</text:p>
              </table:table-cell>
              <table:table-cell office:value-type="float" office:value="132.759375">
                <text:p>132.7593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.3430289989731">
                <text:p>27.3430289989731</text:p>
              </table:table-cell>
              <table:table-cell office:value-type="float" office:value="123.72">
                <text:p>123.72</text:p>
              </table:table-cell>
              <table:table-cell office:value-type="float" office:value="133.236923076923">
                <text:p>133.236923076923</text:p>
              </table:table-cell>
              <table:table-cell office:value-type="float" office:value="144.34">
                <text:p>144.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.7101668866284">
                <text:p>22.7101668866284</text:p>
              </table:table-cell>
              <table:table-cell office:value-type="float" office:value="114.423076923077">
                <text:p>114.423076923077</text:p>
              </table:table-cell>
              <table:table-cell office:value-type="float" office:value="122.260273972603">
                <text:p>122.260273972603</text:p>
              </table:table-cell>
              <table:table-cell office:value-type="float" office:value="131.25">
                <text:p>131.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565133780167">
                <text:p>18.565133780167</text:p>
              </table:table-cell>
              <table:table-cell office:value-type="float" office:value="94.7386363636364">
                <text:p>94.7386363636364</text:p>
              </table:table-cell>
              <table:table-cell office:value-type="float" office:value="100.44578313253">
                <text:p>100.44578313253</text:p>
              </table:table-cell>
              <table:table-cell office:value-type="float" office:value="106.884615384615">
                <text:p>106.8846153846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.5712580845577">
                <text:p>17.5712580845577</text:p>
              </table:table-cell>
              <table:table-cell office:value-type="float" office:value="46.2461538461538">
                <text:p>46.2461538461538</text:p>
              </table:table-cell>
              <table:table-cell office:value-type="float" office:value="48.9348837209302">
                <text:p>48.9348837209302</text:p>
              </table:table-cell>
              <table:table-cell office:value-type="float" office:value="51.9555555555556">
                <text:p>51.95555555555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.3096082965134">
                <text:p>21.3096082965134</text:p>
              </table:table-cell>
              <table:table-cell office:value-type="float" office:value="66.6814814814815">
                <text:p>66.6814814814815</text:p>
              </table:table-cell>
              <table:table-cell office:value-type="float" office:value="71.0684210526316">
                <text:p>71.0684210526316</text:p>
              </table:table-cell>
              <table:table-cell office:value-type="float" office:value="76.0732394366197">
                <text:p>76.07323943661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.7101668866284">
                <text:p>22.7101668866284</text:p>
              </table:table-cell>
              <table:table-cell office:value-type="float" office:value="72.9076923076923">
                <text:p>72.9076923076923</text:p>
              </table:table-cell>
              <table:table-cell office:value-type="float" office:value="77.9013698630137">
                <text:p>77.9013698630137</text:p>
              </table:table-cell>
              <table:table-cell office:value-type="float" office:value="83.6294117647059">
                <text:p>83.62941176470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.7594710743802">
                <text:p>21.7594710743802</text:p>
              </table:table-cell>
              <table:table-cell office:value-type="float" office:value="104.79">
                <text:p>104.79</text:p>
              </table:table-cell>
              <table:table-cell office:value-type="float" office:value="111.776">
                <text:p>111.776</text:p>
              </table:table-cell>
              <table:table-cell office:value-type="float" office:value="119.76">
                <text:p>119.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.8421315752472">
                <text:p>24.8421315752472</text:p>
              </table:table-cell>
              <table:table-cell office:value-type="float" office:value="117.42972972973">
                <text:p>117.42972972973</text:p>
              </table:table-cell>
              <table:table-cell office:value-type="float" office:value="125.939130434783">
                <text:p>125.939130434783</text:p>
              </table:table-cell>
              <table:table-cell office:value-type="float" office:value="135.778125">
                <text:p>135.7781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.7603305785124">
                <text:p>28.7603305785124</text:p>
              </table:table-cell>
              <table:table-cell office:value-type="float" office:value="128.779411764706">
                <text:p>128.779411764706</text:p>
              </table:table-cell>
              <table:table-cell office:value-type="float" office:value="139">
                <text:p>139</text:p>
              </table:table-cell>
              <table:table-cell office:value-type="float" office:value="150.98275862069">
                <text:p>150.982758620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.2686892955695">
                <text:p>12.2686892955695</text:p>
              </table:table-cell>
              <table:table-cell office:value-type="float" office:value="66.0578947368421">
                <text:p>66.0578947368421</text:p>
              </table:table-cell>
              <table:table-cell office:value-type="float" office:value="69.0880733944954">
                <text:p>69.0880733944954</text:p>
              </table:table-cell>
              <table:table-cell office:value-type="float" office:value="72.4096153846154">
                <text:p>72.40961538461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.3509907773612">
                <text:p>13.3509907773612</text:p>
              </table:table-cell>
              <table:table-cell office:value-type="float" office:value="68.0944444444445">
                <text:p>68.0944444444445</text:p>
              </table:table-cell>
              <table:table-cell office:value-type="float" office:value="71.4">
                <text:p>71.4</text:p>
              </table:table-cell>
              <table:table-cell office:value-type="float" office:value="75.0428571428572">
                <text:p>75.04285714285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.3902850396357">
                <text:p>14.3902850396357</text:p>
              </table:table-cell>
              <table:table-cell office:value-type="float" office:value="43.4271844660194">
                <text:p>43.4271844660194</text:p>
              </table:table-cell>
              <table:table-cell office:value-type="float" office:value="45.6428571428572">
                <text:p>45.6428571428572</text:p>
              </table:table-cell>
              <table:table-cell office:value-type="float" office:value="48.0967741935484">
                <text:p>48.09677419354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.9591387200328">
                <text:p>16.9591387200328</text:p>
              </table:table-cell>
              <table:table-cell office:value-type="float" office:value="17.658064516129">
                <text:p>17.658064516129</text:p>
              </table:table-cell>
              <table:table-cell office:value-type="float" office:value="18.6613636363636">
                <text:p>18.6613636363636</text:p>
              </table:table-cell>
              <table:table-cell office:value-type="float" office:value="19.7855421686747">
                <text:p>19.78554216867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.0363830061983">
                <text:p>28.0363830061983</text:p>
              </table:table-cell>
              <table:table-cell office:value-type="float" office:value="32.5652173913044">
                <text:p>32.5652173913044</text:p>
              </table:table-cell>
              <table:table-cell office:value-type="float" office:value="35.109375">
                <text:p>35.109375</text:p>
              </table:table-cell>
              <table:table-cell office:value-type="float" office:value="38.0847457627119">
                <text:p>38.08474576271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.5712580845577">
                <text:p>17.5712580845577</text:p>
              </table:table-cell>
              <table:table-cell office:value-type="float" office:value="26.7230769230769">
                <text:p>26.7230769230769</text:p>
              </table:table-cell>
              <table:table-cell office:value-type="float" office:value="28.2767441860465">
                <text:p>28.2767441860465</text:p>
              </table:table-cell>
              <table:table-cell office:value-type="float" office:value="30.0222222222222">
                <text:p>30.02222222222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.875623249778">
                <text:p>20.875623249778</text:p>
              </table:table-cell>
              <table:table-cell office:value-type="float" office:value="47.4292682926829">
                <text:p>47.4292682926829</text:p>
              </table:table-cell>
              <table:table-cell office:value-type="float" office:value="50.5090909090909">
                <text:p>50.5090909090909</text:p>
              </table:table-cell>
              <table:table-cell office:value-type="float" office:value="54.0166666666667">
                <text:p>54.01666666666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2.7101668866284">
                <text:p>22.7101668866284</text:p>
              </table:table-cell>
              <table:table-cell office:value-type="float" office:value="52.0692307692308">
                <text:p>52.0692307692308</text:p>
              </table:table-cell>
              <table:table-cell office:value-type="float" office:value="55.6356164383562">
                <text:p>55.6356164383562</text:p>
              </table:table-cell>
              <table:table-cell office:value-type="float" office:value="59.7264705882353">
                <text:p>59.72647058823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94214876033058">
                <text:p>6.94214876033058</text:p>
              </table:table-cell>
              <table:table-cell office:value-type="float" office:value="32.9209580838323">
                <text:p>32.9209580838323</text:p>
              </table:table-cell>
              <table:table-cell office:value-type="float" office:value="33.937037037037">
                <text:p>33.937037037037</text:p>
              </table:table-cell>
              <table:table-cell office:value-type="float" office:value="35.0178343949045">
                <text:p>35.01783439490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.6785055665597">
                <text:p>26.6785055665597</text:p>
              </table:table-cell>
              <table:table-cell office:value-type="float" office:value="108.312676056338">
                <text:p>108.312676056338</text:p>
              </table:table-cell>
              <table:table-cell office:value-type="float" office:value="116.518181818182">
                <text:p>116.518181818182</text:p>
              </table:table-cell>
              <table:table-cell office:value-type="float" office:value="126.068852459016">
                <text:p>126.0688524590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.4295232920587">
                <text:p>25.4295232920587</text:p>
              </table:table-cell>
              <table:table-cell office:value-type="float" office:value="100.857534246575">
                <text:p>100.857534246575</text:p>
              </table:table-cell>
              <table:table-cell office:value-type="float" office:value="108.273529411765">
                <text:p>108.273529411765</text:p>
              </table:table-cell>
              <table:table-cell office:value-type="float" office:value="116.866666666667">
                <text:p>116.8666666666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.2260321523221">
                <text:p>22.2260321523221</text:p>
              </table:table-cell>
              <table:table-cell office:value-type="float" office:value="73.1544303797468">
                <text:p>73.1544303797468</text:p>
              </table:table-cell>
              <table:table-cell office:value-type="float" office:value="78.0972972972973">
                <text:p>78.0972972972973</text:p>
              </table:table-cell>
              <table:table-cell office:value-type="float" office:value="83.7565217391304">
                <text:p>83.75652173913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.7349601040066">
                <text:p>23.7349601040066</text:p>
              </table:table-cell>
              <table:table-cell office:value-type="float" office:value="91.0736842105263">
                <text:p>91.0736842105263</text:p>
              </table:table-cell>
              <table:table-cell office:value-type="float" office:value="97.487323943662">
                <text:p>97.487323943662</text:p>
              </table:table-cell>
              <table:table-cell office:value-type="float" office:value="104.872727272727">
                <text:p>104.8727272727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.6785055665597">
                <text:p>26.6785055665597</text:p>
              </table:table-cell>
              <table:table-cell office:value-type="float" office:value="104.52676056338">
                <text:p>104.52676056338</text:p>
              </table:table-cell>
              <table:table-cell office:value-type="float" office:value="112.445454545455">
                <text:p>112.445454545455</text:p>
              </table:table-cell>
              <table:table-cell office:value-type="float" office:value="121.662295081967">
                <text:p>121.6622950819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.6785055665597">
                <text:p>26.6785055665597</text:p>
              </table:table-cell>
              <table:table-cell office:value-type="float" office:value="65.3070422535211">
                <text:p>65.3070422535211</text:p>
              </table:table-cell>
              <table:table-cell office:value-type="float" office:value="70.2545454545455">
                <text:p>70.2545454545455</text:p>
              </table:table-cell>
              <table:table-cell office:value-type="float" office:value="76.0131147540984">
                <text:p>76.01311475409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.2776859504132">
                <text:p>24.2776859504132</text:p>
              </table:table-cell>
              <table:table-cell office:value-type="float" office:value="65.912">
                <text:p>65.912</text:p>
              </table:table-cell>
              <table:table-cell office:value-type="float" office:value="70.62">
                <text:p>70.62</text:p>
              </table:table-cell>
              <table:table-cell office:value-type="float" office:value="76.0523076923077">
                <text:p>76.05230769230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.8920072063828">
                <text:p>17.8920072063828</text:p>
              </table:table-cell>
              <table:table-cell office:value-type="float" office:value="83.44">
                <text:p>83.44</text:p>
              </table:table-cell>
              <table:table-cell office:value-type="float" office:value="88.3482352941177">
                <text:p>88.3482352941177</text:p>
              </table:table-cell>
              <table:table-cell office:value-type="float" office:value="93.87">
                <text:p>93.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27089687749689">
                <text:p>8.27089687749689</text:p>
              </table:table-cell>
              <table:table-cell office:value-type="float" office:value="49.1513513513513">
                <text:p>49.1513513513513</text:p>
              </table:table-cell>
              <table:table-cell office:value-type="float" office:value="50.8699300699301">
                <text:p>50.8699300699301</text:p>
              </table:table-cell>
              <table:table-cell office:value-type="float" office:value="52.7130434782609">
                <text:p>52.71304347826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1.1355371900826">
                <text:p>31.1355371900826</text:p>
              </table:table-cell>
              <table:table-cell office:value-type="float" office:value="82.1261538461538">
                <text:p>82.1261538461538</text:p>
              </table:table-cell>
              <table:table-cell office:value-type="float" office:value="88.97">
                <text:p>88.97</text:p>
              </table:table-cell>
              <table:table-cell office:value-type="float" office:value="97.0581818181818">
                <text:p>97.05818181818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.7594710743802">
                <text:p>21.7594710743802</text:p>
              </table:table-cell>
              <table:table-cell office:value-type="float" office:value="75.285">
                <text:p>75.285</text:p>
              </table:table-cell>
              <table:table-cell office:value-type="float" office:value="80.304">
                <text:p>80.304</text:p>
              </table:table-cell>
              <table:table-cell office:value-type="float" office:value="86.04">
                <text:p>86.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4567460511516">
                <text:p>20.4567460511516</text:p>
              </table:table-cell>
              <table:table-cell office:value-type="float" office:value="66.4409638554217">
                <text:p>66.4409638554217</text:p>
              </table:table-cell>
              <table:table-cell office:value-type="float" office:value="70.7">
                <text:p>70.7</text:p>
              </table:table-cell>
              <table:table-cell office:value-type="float" office:value="75.5424657534247">
                <text:p>75.54246575342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.8421315752472">
                <text:p>24.8421315752472</text:p>
              </table:table-cell>
              <table:table-cell office:value-type="float" office:value="42">
                <text:p>42</text:p>
              </table:table-cell>
              <table:table-cell office:value-type="float" office:value="45.0434782608696">
                <text:p>45.0434782608696</text:p>
              </table:table-cell>
              <table:table-cell office:value-type="float" office:value="48.5625">
                <text:p>48.56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.7349601040066">
                <text:p>23.7349601040066</text:p>
              </table:table-cell>
              <table:table-cell office:value-type="float" office:value="28.1842105263158">
                <text:p>28.1842105263158</text:p>
              </table:table-cell>
              <table:table-cell office:value-type="float" office:value="30.169014084507">
                <text:p>30.169014084507</text:p>
              </table:table-cell>
              <table:table-cell office:value-type="float" office:value="32.4545454545455">
                <text:p>32.45454545454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.190468064574">
                <text:p>38.190468064574</text:p>
              </table:table-cell>
              <table:table-cell office:value-type="float" office:value="36.5689655172414">
                <text:p>36.5689655172414</text:p>
              </table:table-cell>
              <table:table-cell office:value-type="float" office:value="40.0188679245283">
                <text:p>40.0188679245283</text:p>
              </table:table-cell>
              <table:table-cell office:value-type="float" office:value="44.1875">
                <text:p>44.18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0411768712868">
                <text:p>26.0411768712868</text:p>
              </table:table-cell>
              <table:table-cell office:value-type="float" office:value="83.5333333333333">
                <text:p>83.5333333333333</text:p>
              </table:table-cell>
              <table:table-cell office:value-type="float" office:value="89.7671641791045">
                <text:p>89.7671641791045</text:p>
              </table:table-cell>
              <table:table-cell office:value-type="float" office:value="97.0064516129032">
                <text:p>97.00645161290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.0411768712868">
                <text:p>26.0411768712868</text:p>
              </table:table-cell>
              <table:table-cell office:value-type="float" office:value="84.35">
                <text:p>84.35</text:p>
              </table:table-cell>
              <table:table-cell office:value-type="float" office:value="90.644776119403">
                <text:p>90.644776119403</text:p>
              </table:table-cell>
              <table:table-cell office:value-type="float" office:value="97.9548387096774">
                <text:p>97.95483870967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.4295232920587">
                <text:p>25.4295232920587</text:p>
              </table:table-cell>
              <table:table-cell office:value-type="float" office:value="142.627397260274">
                <text:p>142.627397260274</text:p>
              </table:table-cell>
              <table:table-cell office:value-type="float" office:value="153.114705882353">
                <text:p>153.114705882353</text:p>
              </table:table-cell>
              <table:table-cell office:value-type="float" office:value="165.266666666667">
                <text:p>165.266666666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7594710743802">
                <text:p>21.7594710743802</text:p>
              </table:table-cell>
              <table:table-cell office:value-type="float" office:value="155.19">
                <text:p>155.19</text:p>
              </table:table-cell>
              <table:table-cell office:value-type="float" office:value="165.536">
                <text:p>165.536</text:p>
              </table:table-cell>
              <table:table-cell office:value-type="float" office:value="177.36">
                <text:p>177.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.6614669421488">
                <text:p>19.6614669421488</text:p>
              </table:table-cell>
              <table:table-cell office:value-type="float" office:value="145.468235294118">
                <text:p>145.468235294118</text:p>
              </table:table-cell>
              <table:table-cell office:value-type="float" office:value="154.56">
                <text:p>154.56</text:p>
              </table:table-cell>
              <table:table-cell office:value-type="float" office:value="164.864">
                <text:p>164.8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3.8646093267095">
                <text:p>33.8646093267095</text:p>
              </table:table-cell>
              <table:table-cell office:value-type="float" office:value="142.325806451613">
                <text:p>142.325806451613</text:p>
              </table:table-cell>
              <table:table-cell office:value-type="float" office:value="154.810526315789">
                <text:p>154.810526315789</text:p>
              </table:table-cell>
              <table:table-cell office:value-type="float" office:value="169.696153846154">
                <text:p>169.6961538461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.8657024793388">
                <text:p>34.8657024793388</text:p>
              </table:table-cell>
              <table:table-cell office:value-type="float" office:value="148.72131147541">
                <text:p>148.72131147541</text:p>
              </table:table-cell>
              <table:table-cell office:value-type="float" office:value="162">
                <text:p>162</text:p>
              </table:table-cell>
              <table:table-cell office:value-type="float" office:value="177.882352941176">
                <text:p>177.8823529411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3096082965134">
                <text:p>21.3096082965134</text:p>
              </table:table-cell>
              <table:table-cell office:value-type="float" office:value="75.237037037037">
                <text:p>75.237037037037</text:p>
              </table:table-cell>
              <table:table-cell office:value-type="float" office:value="80.1868421052632">
                <text:p>80.1868421052632</text:p>
              </table:table-cell>
              <table:table-cell office:value-type="float" office:value="85.8338028169014">
                <text:p>85.83380281690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.7101668866284">
                <text:p>22.7101668866284</text:p>
              </table:table-cell>
              <table:table-cell office:value-type="float" office:value="74.4153846153846">
                <text:p>74.4153846153846</text:p>
              </table:table-cell>
              <table:table-cell office:value-type="float" office:value="79.5123287671233">
                <text:p>79.5123287671233</text:p>
              </table:table-cell>
              <table:table-cell office:value-type="float" office:value="85.3588235294118">
                <text:p>85.35882352941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.1444298565293">
                <text:p>6.1444298565293</text:p>
              </table:table-cell>
              <table:table-cell office:value-type="float" office:value="36.6692307692308">
                <text:p>36.6692307692308</text:p>
              </table:table-cell>
              <table:table-cell office:value-type="float" office:value="37.7050847457627">
                <text:p>37.7050847457627</text:p>
              </table:table-cell>
              <table:table-cell office:value-type="float" office:value="38.8011627906977">
                <text:p>38.801162790697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.2231404958678">
                <text:p>18.2231404958678</text:p>
              </table:table-cell>
              <table:table-cell office:value-type="float" office:value="62.1033707865169">
                <text:p>62.1033707865169</text:p>
              </table:table-cell>
              <table:table-cell office:value-type="float" office:value="65.8">
                <text:p>65.8</text:p>
              </table:table-cell>
              <table:table-cell office:value-type="float" office:value="69.9645569620253">
                <text:p>69.96455696202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.3077685062">
                <text:p>30.3077685062</text:p>
              </table:table-cell>
              <table:table-cell office:value-type="float" office:value="103.854545454545">
                <text:p>103.854545454545</text:p>
              </table:table-cell>
              <table:table-cell office:value-type="float" office:value="112.367213114754">
                <text:p>112.367213114754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9.5167740215512">
                <text:p>29.5167740215512</text:p>
              </table:table-cell>
              <table:table-cell office:value-type="float" office:value="78.6716417910448">
                <text:p>78.6716417910448</text:p>
              </table:table-cell>
              <table:table-cell office:value-type="float" office:value="85.0161290322581">
                <text:p>85.0161290322581</text:p>
              </table:table-cell>
              <table:table-cell office:value-type="float" office:value="92.4736842105263">
                <text:p>92.47368421052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.8421315752472">
                <text:p>24.8421315752472</text:p>
              </table:table-cell>
              <table:table-cell office:value-type="float" office:value="58.8567567567567">
                <text:p>58.8567567567567</text:p>
              </table:table-cell>
              <table:table-cell office:value-type="float" office:value="63.1217391304348">
                <text:p>63.1217391304348</text:p>
              </table:table-cell>
              <table:table-cell office:value-type="float" office:value="68.053125">
                <text:p>68.0531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.6614669421488">
                <text:p>19.6614669421488</text:p>
              </table:table-cell>
              <table:table-cell office:value-type="float" office:value="45.0635294117647">
                <text:p>45.0635294117647</text:p>
              </table:table-cell>
              <table:table-cell office:value-type="float" office:value="47.88">
                <text:p>47.88</text:p>
              </table:table-cell>
              <table:table-cell office:value-type="float" office:value="51.072">
                <text:p>51.0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1.1355371900826">
                <text:p>31.1355371900826</text:p>
              </table:table-cell>
              <table:table-cell office:value-type="float" office:value="102.48">
                <text:p>102.48</text:p>
              </table:table-cell>
              <table:table-cell office:value-type="float" office:value="111.02">
                <text:p>111.02</text:p>
              </table:table-cell>
              <table:table-cell office:value-type="float" office:value="121.112727272727">
                <text:p>121.1127272727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.2128099173554">
                <text:p>23.2128099173554</text:p>
              </table:table-cell>
              <table:table-cell office:value-type="float" office:value="124.418181818182">
                <text:p>124.418181818182</text:p>
              </table:table-cell>
              <table:table-cell office:value-type="float" office:value="133.058333333333">
                <text:p>133.058333333333</text:p>
              </table:table-cell>
              <table:table-cell office:value-type="float" office:value="142.988059701493">
                <text:p>142.9880597014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.8421315752472">
                <text:p>24.8421315752472</text:p>
              </table:table-cell>
              <table:table-cell office:value-type="float" office:value="128.837837837838">
                <text:p>128.837837837838</text:p>
              </table:table-cell>
              <table:table-cell office:value-type="float" office:value="138.173913043478">
                <text:p>138.173913043478</text:p>
              </table:table-cell>
              <table:table-cell office:value-type="float" office:value="148.96875">
                <text:p>148.968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.4567460511516">
                <text:p>20.4567460511516</text:p>
              </table:table-cell>
              <table:table-cell office:value-type="float" office:value="104.038554216867">
                <text:p>104.038554216867</text:p>
              </table:table-cell>
              <table:table-cell office:value-type="float" office:value="110.707692307692">
                <text:p>110.707692307692</text:p>
              </table:table-cell>
              <table:table-cell office:value-type="float" office:value="118.290410958904">
                <text:p>118.2904109589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.4192870066996">
                <text:p>39.4192870066996</text:p>
              </table:table-cell>
              <table:table-cell office:value-type="float" office:value="182.294736842105">
                <text:p>182.294736842105</text:p>
              </table:table-cell>
              <table:table-cell office:value-type="float" office:value="199.823076923077">
                <text:p>199.823076923077</text:p>
              </table:table-cell>
              <table:table-cell office:value-type="float" office:value="221.08085106383">
                <text:p>221.080851063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.7594710743802">
                <text:p>21.7594710743802</text:p>
              </table:table-cell>
              <table:table-cell office:value-type="float" office:value="126.5775">
                <text:p>126.5775</text:p>
              </table:table-cell>
              <table:table-cell office:value-type="float" office:value="135.016">
                <text:p>135.016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.6785055665597">
                <text:p>26.6785055665597</text:p>
              </table:table-cell>
              <table:table-cell office:value-type="float" office:value="102.338028169014">
                <text:p>102.338028169014</text:p>
              </table:table-cell>
              <table:table-cell office:value-type="float" office:value="110.090909090909">
                <text:p>110.090909090909</text:p>
              </table:table-cell>
              <table:table-cell office:value-type="float" office:value="119.114754098361">
                <text:p>119.1147540983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.7594710743802">
                <text:p>21.7594710743802</text:p>
              </table:table-cell>
              <table:table-cell office:value-type="float" office:value="103.11">
                <text:p>103.11</text:p>
              </table:table-cell>
              <table:table-cell office:value-type="float" office:value="109.984">
                <text:p>109.984</text:p>
              </table:table-cell>
              <table:table-cell office:value-type="float" office:value="117.84">
                <text:p>117.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.0522537578079">
                <text:p>20.0522537578079</text:p>
              </table:table-cell>
              <table:table-cell office:value-type="float" office:value="99">
                <text:p>99</text:p>
              </table:table-cell>
              <table:table-cell office:value-type="float" office:value="105.26582278481">
                <text:p>105.26582278481</text:p>
              </table:table-cell>
              <table:table-cell office:value-type="float" office:value="112.378378378378">
                <text:p>112.3783783783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.5167740215512">
                <text:p>29.5167740215512</text:p>
              </table:table-cell>
              <table:table-cell office:value-type="float" office:value="90.5820895522388">
                <text:p>90.5820895522388</text:p>
              </table:table-cell>
              <table:table-cell office:value-type="float" office:value="97.8870967741935">
                <text:p>97.8870967741935</text:p>
              </table:table-cell>
              <table:table-cell office:value-type="float" office:value="106.473684210526">
                <text:p>106.4736842105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.4295232920587">
                <text:p>25.4295232920587</text:p>
              </table:table-cell>
              <table:table-cell office:value-type="float" office:value="71.0547945205479">
                <text:p>71.0547945205479</text:p>
              </table:table-cell>
              <table:table-cell office:value-type="float" office:value="76.2794117647059">
                <text:p>76.2794117647059</text:p>
              </table:table-cell>
              <table:table-cell office:value-type="float" office:value="82.3333333333333">
                <text:p>82.33333333333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7.5712580845577">
                <text:p>17.5712580845577</text:p>
              </table:table-cell>
              <table:table-cell office:value-type="float" office:value="37.1076923076923">
                <text:p>37.1076923076923</text:p>
              </table:table-cell>
              <table:table-cell office:value-type="float" office:value="39.2651162790698">
                <text:p>39.2651162790698</text:p>
              </table:table-cell>
              <table:table-cell office:value-type="float" office:value="41.6888888888889">
                <text:p>41.688888888888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.1355371900826">
                <text:p>31.1355371900826</text:p>
              </table:table-cell>
              <table:table-cell office:value-type="float" office:value="51.0461538461538">
                <text:p>51.0461538461538</text:p>
              </table:table-cell>
              <table:table-cell office:value-type="float" office:value="55.3">
                <text:p>55.3</text:p>
              </table:table-cell>
              <table:table-cell office:value-type="float" office:value="60.3272727272727">
                <text:p>60.32727272727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.7603305785124">
                <text:p>28.7603305785124</text:p>
              </table:table-cell>
              <table:table-cell office:value-type="float" office:value="65.4088235294118">
                <text:p>65.4088235294118</text:p>
              </table:table-cell>
              <table:table-cell office:value-type="float" office:value="70.6">
                <text:p>70.6</text:p>
              </table:table-cell>
              <table:table-cell office:value-type="float" office:value="76.6862068965517">
                <text:p>76.68620689655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.5167740215512">
                <text:p>29.5167740215512</text:p>
              </table:table-cell>
              <table:table-cell office:value-type="float" office:value="68.8925373134328">
                <text:p>68.8925373134328</text:p>
              </table:table-cell>
              <table:table-cell office:value-type="float" office:value="74.4483870967742">
                <text:p>74.4483870967742</text:p>
              </table:table-cell>
              <table:table-cell office:value-type="float" office:value="80.9789473684211">
                <text:p>80.97894736842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.6785055665597">
                <text:p>26.6785055665597</text:p>
              </table:table-cell>
              <table:table-cell office:value-type="float" office:value="75.3633802816901">
                <text:p>75.3633802816901</text:p>
              </table:table-cell>
              <table:table-cell office:value-type="float" office:value="81.0727272727273">
                <text:p>81.0727272727273</text:p>
              </table:table-cell>
              <table:table-cell office:value-type="float" office:value="87.7180327868853">
                <text:p>87.71803278688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6.5289256198347">
                <text:p>56.5289256198347</text:p>
              </table:table-cell>
              <table:table-cell office:value-type="float" office:value="208.624390243902">
                <text:p>208.624390243902</text:p>
              </table:table-cell>
              <table:table-cell office:value-type="float" office:value="237.6">
                <text:p>237.6</text:p>
              </table:table-cell>
              <table:table-cell office:value-type="float" office:value="275.922580645161">
                <text:p>275.92258064516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2776859504132">
                <text:p>24.2776859504132</text:p>
              </table:table-cell>
              <table:table-cell office:value-type="float" office:value="132.978461538462">
                <text:p>132.978461538462</text:p>
              </table:table-cell>
              <table:table-cell office:value-type="float" office:value="144.06">
                <text:p>144.06</text:p>
              </table:table-cell>
              <table:table-cell office:value-type="float" office:value="157.156363636364">
                <text:p>157.1563636363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.6465359662936">
                <text:p>23.6465359662936</text:p>
              </table:table-cell>
              <table:table-cell office:value-type="float" office:value="130.090909090909">
                <text:p>130.090909090909</text:p>
              </table:table-cell>
              <table:table-cell office:value-type="float" office:value="140.754098360656">
                <text:p>140.754098360656</text:p>
              </table:table-cell>
              <table:table-cell office:value-type="float" office:value="153.321428571429">
                <text:p>153.3214285714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7.4066146948085">
                <text:p>37.4066146948085</text:p>
              </table:table-cell>
              <table:table-cell office:value-type="float" office:value="202.305882352941">
                <text:p>202.305882352941</text:p>
              </table:table-cell>
              <table:table-cell office:value-type="float" office:value="224.295652173913">
                <text:p>224.295652173913</text:p>
              </table:table-cell>
              <table:table-cell office:value-type="float" office:value="251.648780487805">
                <text:p>251.6487804878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.11840107944">
                <text:p>27.11840107944</text:p>
              </table:table-cell>
              <table:table-cell office:value-type="float" office:value="200.714754098361">
                <text:p>200.714754098361</text:p>
              </table:table-cell>
              <table:table-cell office:value-type="float" office:value="218.635714285714">
                <text:p>218.635714285714</text:p>
              </table:table-cell>
              <table:table-cell office:value-type="float" office:value="240.070588235294">
                <text:p>240.0705882352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7.9187487193498">
                <text:p>27.9187487193498</text:p>
              </table:table-cell>
              <table:table-cell office:value-type="float" office:value="145.8">
                <text:p>145.8</text:p>
              </table:table-cell>
              <table:table-cell office:value-type="float" office:value="159.054545454545">
                <text:p>159.054545454545</text:p>
              </table:table-cell>
              <table:table-cell office:value-type="float" office:value="174.96">
                <text:p>174.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1.5510176049083">
                <text:p>51.5510176049083</text:p>
              </table:table-cell>
              <table:table-cell office:value-type="float" office:value="269.916279069767">
                <text:p>269.916279069767</text:p>
              </table:table-cell>
              <table:table-cell office:value-type="float" office:value="305.431578947368">
                <text:p>305.431578947368</text:p>
              </table:table-cell>
              <table:table-cell office:value-type="float" office:value="351.709090909091">
                <text:p>351.7090909090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7.2611570247934">
                <text:p>47.2611570247934</text:p>
              </table:table-cell>
              <table:table-cell office:value-type="float" office:value="238">
                <text:p>238</text:p>
              </table:table-cell>
              <table:table-cell office:value-type="float" office:value="267.75">
                <text:p>267.7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.043145483785">
                <text:p>23.043145483785</text:p>
              </table:table-cell>
              <table:table-cell office:value-type="float" office:value="148.782089552239">
                <text:p>148.782089552239</text:p>
              </table:table-cell>
              <table:table-cell office:value-type="float" office:value="160.78064516129">
                <text:p>160.78064516129</text:p>
              </table:table-cell>
              <table:table-cell office:value-type="float" office:value="174.884210526316">
                <text:p>174.8842105263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.5794904396303">
                <text:p>30.5794904396303</text:p>
              </table:table-cell>
              <table:table-cell office:value-type="float" office:value="148.357894736842">
                <text:p>148.357894736842</text:p>
              </table:table-cell>
              <table:table-cell office:value-type="float" office:value="162.623076923077">
                <text:p>162.623076923077</text:p>
              </table:table-cell>
              <table:table-cell office:value-type="float" office:value="179.923404255319">
                <text:p>179.9234042553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1.5639566473162">
                <text:p>31.5639566473162</text:p>
              </table:table-cell>
              <table:table-cell office:value-type="float" office:value="146.057142857143">
                <text:p>146.057142857143</text:p>
              </table:table-cell>
              <table:table-cell office:value-type="float" office:value="160.376470588235">
                <text:p>160.376470588235</text:p>
              </table:table-cell>
              <table:table-cell office:value-type="float" office:value="177.808695652174">
                <text:p>177.80869565217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.7603305785124">
                <text:p>28.7603305785124</text:p>
              </table:table-cell>
              <table:table-cell office:value-type="float" office:value="144.610169491525">
                <text:p>144.610169491525</text:p>
              </table:table-cell>
              <table:table-cell office:value-type="float" office:value="158">
                <text:p>158</text:p>
              </table:table-cell>
              <table:table-cell office:value-type="float" office:value="174.122448979592">
                <text:p>174.1224489795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7.9187487193498">
                <text:p>27.9187487193498</text:p>
              </table:table-cell>
              <table:table-cell office:value-type="float" office:value="143.82">
                <text:p>143.82</text:p>
              </table:table-cell>
              <table:table-cell office:value-type="float" office:value="156.894545454546">
                <text:p>156.894545454546</text:p>
              </table:table-cell>
              <table:table-cell office:value-type="float" office:value="172.584">
                <text:p>172.5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.9384023304788">
                <text:p>24.9384023304788</text:p>
              </table:table-cell>
              <table:table-cell office:value-type="float" office:value="118.575">
                <text:p>118.575</text:p>
              </table:table-cell>
              <table:table-cell office:value-type="float" office:value="128.623728813559">
                <text:p>128.623728813559</text:p>
              </table:table-cell>
              <table:table-cell office:value-type="float" office:value="140.533333333333">
                <text:p>140.5333333333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2.6035041322314">
                <text:p>32.6035041322314</text:p>
              </table:table-cell>
              <table:table-cell office:value-type="float" office:value="93.8618181818182">
                <text:p>93.8618181818182</text:p>
              </table:table-cell>
              <table:table-cell office:value-type="float" office:value="103.248">
                <text:p>103.248</text:p>
              </table:table-cell>
              <table:table-cell office:value-type="float" office:value="114.72">
                <text:p>114.7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84297520661157">
                <text:p>3.84297520661157</text:p>
              </table:table-cell>
              <table:table-cell office:value-type="float" office:value="26.4868778280543">
                <text:p>26.4868778280543</text:p>
              </table:table-cell>
              <table:table-cell office:value-type="float" office:value="27.1">
                <text:p>27.1</text:p>
              </table:table-cell>
              <table:table-cell office:value-type="float" office:value="27.7421800947867">
                <text:p>27.74218009478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.6461491839983">
                <text:p>29.6461491839983</text:p>
              </table:table-cell>
              <table:table-cell office:value-type="float" office:value="84.0413793103448">
                <text:p>84.0413793103448</text:p>
              </table:table-cell>
              <table:table-cell office:value-type="float" office:value="91.9698113207547">
                <text:p>91.9698113207547</text:p>
              </table:table-cell>
              <table:table-cell office:value-type="float" office:value="101.55">
                <text:p>101.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3.5351661325687">
                <text:p>43.5351661325687</text:p>
              </table:table-cell>
              <table:table-cell office:value-type="float" office:value="100.723404255319">
                <text:p>100.723404255319</text:p>
              </table:table-cell>
              <table:table-cell office:value-type="float" office:value="112.714285714286">
                <text:p>112.714285714286</text:p>
              </table:table-cell>
              <table:table-cell office:value-type="float" office:value="127.945945945946">
                <text:p>127.9459459459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6.0984552301067">
                <text:p>36.0984552301067</text:p>
              </table:table-cell>
              <table:table-cell office:value-type="float" office:value="101.907692307692">
                <text:p>101.907692307692</text:p>
              </table:table-cell>
              <table:table-cell office:value-type="float" office:value="112.748936170213">
                <text:p>112.748936170213</text:p>
              </table:table-cell>
              <table:table-cell office:value-type="float" office:value="126.171428571429">
                <text:p>126.1714285714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7.4066146948085">
                <text:p>37.4066146948085</text:p>
              </table:table-cell>
              <table:table-cell office:value-type="float" office:value="122.188235294118">
                <text:p>122.188235294118</text:p>
              </table:table-cell>
              <table:table-cell office:value-type="float" office:value="135.469565217391">
                <text:p>135.469565217391</text:p>
              </table:table-cell>
              <table:table-cell office:value-type="float" office:value="151.990243902439">
                <text:p>151.9902439024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.6306443529447">
                <text:p>25.6306443529447</text:p>
              </table:table-cell>
              <table:table-cell office:value-type="float" office:value="93.9428571428572">
                <text:p>93.9428571428572</text:p>
              </table:table-cell>
              <table:table-cell office:value-type="float" office:value="102.041379310345">
                <text:p>102.041379310345</text:p>
              </table:table-cell>
              <table:table-cell office:value-type="float" office:value="111.667924528302">
                <text:p>111.6679245283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3.1696493838202">
                <text:p>73.1696493838202</text:p>
              </table:table-cell>
              <table:table-cell office:value-type="float" office:value="74.9">
                <text:p>74.9</text:p>
              </table:table-cell>
              <table:table-cell office:value-type="float" office:value="86.9806451612903">
                <text:p>86.9806451612903</text:p>
              </table:table-cell>
              <table:table-cell office:value-type="float" office:value="103.707692307692">
                <text:p>103.7076923076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.6054876243864">
                <text:p>11.6054876243864</text:p>
              </table:table-cell>
              <table:table-cell office:value-type="float" office:value="36.8823529411765">
                <text:p>36.8823529411765</text:p>
              </table:table-cell>
              <table:table-cell office:value-type="float" office:value="38.7835051546392">
                <text:p>38.7835051546392</text:p>
              </table:table-cell>
              <table:table-cell office:value-type="float" office:value="40.8913043478261">
                <text:p>40.891304347826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.5639566473162">
                <text:p>31.5639566473162</text:p>
              </table:table-cell>
              <table:table-cell office:value-type="float" office:value="57.15">
                <text:p>57.15</text:p>
              </table:table-cell>
              <table:table-cell office:value-type="float" office:value="62.7529411764706">
                <text:p>62.7529411764706</text:p>
              </table:table-cell>
              <table:table-cell office:value-type="float" office:value="69.5739130434783">
                <text:p>69.57391304347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9.243285123967">
                <text:p>69.243285123967</text:p>
              </table:table-cell>
              <table:table-cell office:value-type="float" office:value="88.7351351351352">
                <text:p>88.7351351351352</text:p>
              </table:table-cell>
              <table:table-cell office:value-type="float" office:value="102.6">
                <text:p>102.6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9.243285123967">
                <text:p>69.243285123967</text:p>
              </table:table-cell>
              <table:table-cell office:value-type="float" office:value="112.572972972973">
                <text:p>112.572972972973</text:p>
              </table:table-cell>
              <table:table-cell office:value-type="float" office:value="130.1625">
                <text:p>130.1625</text:p>
              </table:table-cell>
              <table:table-cell office:value-type="float" office:value="154.266666666667">
                <text:p>154.2666666666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9.3285735243777">
                <text:p>49.3285735243777</text:p>
              </table:table-cell>
              <table:table-cell office:value-type="float" office:value="113.972727272727">
                <text:p>113.972727272727</text:p>
              </table:table-cell>
              <table:table-cell office:value-type="float" office:value="128.584615384615">
                <text:p>128.584615384615</text:p>
              </table:table-cell>
              <table:table-cell office:value-type="float" office:value="147.494117647059">
                <text:p>147.49411764705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3.5351661325687">
                <text:p>43.5351661325687</text:p>
              </table:table-cell>
              <table:table-cell office:value-type="float" office:value="83.336170212766">
                <text:p>83.336170212766</text:p>
              </table:table-cell>
              <table:table-cell office:value-type="float" office:value="93.2571428571429">
                <text:p>93.2571428571429</text:p>
              </table:table-cell>
              <table:table-cell office:value-type="float" office:value="105.859459459459">
                <text:p>105.85945945945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7.2611570247934">
                <text:p>47.2611570247934</text:p>
              </table:table-cell>
              <table:table-cell office:value-type="float" office:value="86.56">
                <text:p>86.56</text:p>
              </table:table-cell>
              <table:table-cell office:value-type="float" office:value="97.38">
                <text:p>97.38</text:p>
              </table:table-cell>
              <table:table-cell office:value-type="float" office:value="111.291428571429">
                <text:p>111.29142857142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6.5289256198347">
                <text:p>56.5289256198347</text:p>
              </table:table-cell>
              <table:table-cell office:value-type="float" office:value="73.4926829268293">
                <text:p>73.4926829268293</text:p>
              </table:table-cell>
              <table:table-cell office:value-type="float" office:value="83.7">
                <text:p>83.7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5.334290391886">
                <text:p>45.334290391886</text:p>
              </table:table-cell>
              <table:table-cell office:value-type="float" office:value="39.2869565217391">
                <text:p>39.2869565217391</text:p>
              </table:table-cell>
              <table:table-cell office:value-type="float" office:value="44.0780487804878">
                <text:p>44.0780487804878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8.796694214876">
                <text:p>38.796694214876</text:p>
              </table:table-cell>
              <table:table-cell office:value-type="float" office:value="30.672">
                <text:p>30.672</text:p>
              </table:table-cell>
              <table:table-cell office:value-type="float" office:value="34.08">
                <text:p>34.08</text:p>
              </table:table-cell>
              <table:table-cell office:value-type="float" office:value="38.34">
                <text:p>38.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7.4066146948085">
                <text:p>37.4066146948085</text:p>
              </table:table-cell>
              <table:table-cell office:value-type="float" office:value="48.9176470588235">
                <text:p>48.9176470588235</text:p>
              </table:table-cell>
              <table:table-cell office:value-type="float" office:value="54.2347826086957">
                <text:p>54.2347826086957</text:p>
              </table:table-cell>
              <table:table-cell office:value-type="float" office:value="60.8487804878049">
                <text:p>60.848780487804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9.3285735243777">
                <text:p>49.3285735243777</text:p>
              </table:table-cell>
              <table:table-cell office:value-type="float" office:value="64.0636363636364">
                <text:p>64.0636363636364</text:p>
              </table:table-cell>
              <table:table-cell office:value-type="float" office:value="72.2769230769231">
                <text:p>72.2769230769231</text:p>
              </table:table-cell>
              <table:table-cell office:value-type="float" office:value="82.9058823529412">
                <text:p>82.90588235294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98973174327696">
                <text:p>4.98973174327696</text:p>
              </table:table-cell>
              <table:table-cell office:value-type="float" office:value="32.2021978021978">
                <text:p>32.2021978021978</text:p>
              </table:table-cell>
              <table:table-cell office:value-type="float" office:value="33.1118644067797">
                <text:p>33.1118644067797</text:p>
              </table:table-cell>
              <table:table-cell office:value-type="float" office:value="34.0744186046512">
                <text:p>34.07441860465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2.4658458424692">
                <text:p>22.4658458424692</text:p>
              </table:table-cell>
              <table:table-cell office:value-type="float" office:value="88.5705882352941">
                <text:p>88.5705882352941</text:p>
              </table:table-cell>
              <table:table-cell office:value-type="float" office:value="95.6">
                <text:p>95.6</text:p>
              </table:table-cell>
              <table:table-cell office:value-type="float" office:value="103.841379310345">
                <text:p>103.8413793103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.388350587018">
                <text:p>20.388350587018</text:p>
              </table:table-cell>
              <table:table-cell office:value-type="float" office:value="79.05">
                <text:p>79.05</text:p>
              </table:table-cell>
              <table:table-cell office:value-type="float" office:value="84.9492537313433">
                <text:p>84.9492537313433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7.2611570247934">
                <text:p>47.2611570247934</text:p>
              </table:table-cell>
              <table:table-cell office:value-type="float" office:value="131.6">
                <text:p>131.6</text:p>
              </table:table-cell>
              <table:table-cell office:value-type="float" office:value="148.05">
                <text:p>148.05</text:p>
              </table:table-cell>
              <table:table-cell office:value-type="float" office:value="169.2">
                <text:p>169.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4.9384023304788">
                <text:p>24.9384023304788</text:p>
              </table:table-cell>
              <table:table-cell office:value-type="float" office:value="122.4">
                <text:p>122.4</text:p>
              </table:table-cell>
              <table:table-cell office:value-type="float" office:value="132.772881355932">
                <text:p>132.772881355932</text:p>
              </table:table-cell>
              <table:table-cell office:value-type="float" office:value="145.066666666667">
                <text:p>145.0666666666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3.7024862230269">
                <text:p>33.7024862230269</text:p>
              </table:table-cell>
              <table:table-cell office:value-type="float" office:value="84.2">
                <text:p>84.2</text:p>
              </table:table-cell>
              <table:table-cell office:value-type="float" office:value="92.7918367346939">
                <text:p>92.7918367346939</text:p>
              </table:table-cell>
              <table:table-cell office:value-type="float" office:value="103.336363636364">
                <text:p>103.3363636363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6.0984552301067">
                <text:p>36.0984552301067</text:p>
              </table:table-cell>
              <table:table-cell office:value-type="float" office:value="86.3307692307692">
                <text:p>86.3307692307692</text:p>
              </table:table-cell>
              <table:table-cell office:value-type="float" office:value="95.5148936170213">
                <text:p>95.5148936170213</text:p>
              </table:table-cell>
              <table:table-cell office:value-type="float" office:value="106.885714285714">
                <text:p>106.8857142857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5.334290391886">
                <text:p>45.334290391886</text:p>
              </table:table-cell>
              <table:table-cell office:value-type="float" office:value="186.573913043478">
                <text:p>186.573913043478</text:p>
              </table:table-cell>
              <table:table-cell office:value-type="float" office:value="209.326829268293">
                <text:p>209.326829268293</text:p>
              </table:table-cell>
              <table:table-cell office:value-type="float" office:value="238.4">
                <text:p>238.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1.8524196684382">
                <text:p>41.8524196684382</text:p>
              </table:table-cell>
              <table:table-cell office:value-type="float" office:value="156.375">
                <text:p>156.375</text:p>
              </table:table-cell>
              <table:table-cell office:value-type="float" office:value="174.558139534884">
                <text:p>174.558139534884</text:p>
              </table:table-cell>
              <table:table-cell office:value-type="float" office:value="197.526315789474">
                <text:p>197.5263157894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6.0984552301067">
                <text:p>36.0984552301067</text:p>
              </table:table-cell>
              <table:table-cell office:value-type="float" office:value="107.446153846154">
                <text:p>107.446153846154</text:p>
              </table:table-cell>
              <table:table-cell office:value-type="float" office:value="118.876595744681">
                <text:p>118.876595744681</text:p>
              </table:table-cell>
              <table:table-cell office:value-type="float" office:value="133.028571428571">
                <text:p>133.0285714285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4.8657024793388">
                <text:p>34.8657024793388</text:p>
              </table:table-cell>
              <table:table-cell office:value-type="float" office:value="106.098113207547">
                <text:p>106.098113207547</text:p>
              </table:table-cell>
              <table:table-cell office:value-type="float" office:value="117.15">
                <text:p>117.15</text:p>
              </table:table-cell>
              <table:table-cell office:value-type="float" office:value="130.772093023256">
                <text:p>130.77209302325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2.6035041322314">
                <text:p>32.6035041322314</text:p>
              </table:table-cell>
              <table:table-cell office:value-type="float" office:value="98.5745454545455">
                <text:p>98.5745454545455</text:p>
              </table:table-cell>
              <table:table-cell office:value-type="float" office:value="108.432">
                <text:p>108.432</text:p>
              </table:table-cell>
              <table:table-cell office:value-type="float" office:value="120.48">
                <text:p>120.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.4665708818043">
                <text:p>17.4665708818043</text:p>
              </table:table-cell>
              <table:table-cell office:value-type="float" office:value="18.1822784810127">
                <text:p>18.1822784810127</text:p>
              </table:table-cell>
              <table:table-cell office:value-type="float" office:value="19.4108108108108">
                <text:p>19.4108108108108</text:p>
              </table:table-cell>
              <table:table-cell office:value-type="float" office:value="20.8173913043478">
                <text:p>20.817391304347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.3565394565143">
                <text:p>26.3565394565143</text:p>
              </table:table-cell>
              <table:table-cell office:value-type="float" office:value="22.1806451612903">
                <text:p>22.1806451612903</text:p>
              </table:table-cell>
              <table:table-cell office:value-type="float" office:value="24.1263157894737">
                <text:p>24.1263157894737</text:p>
              </table:table-cell>
              <table:table-cell office:value-type="float" office:value="26.4461538461538">
                <text:p>26.44615384615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0.2759374359675">
                <text:p>40.2759374359675</text:p>
              </table:table-cell>
              <table:table-cell office:value-type="float" office:value="86.6204081632653">
                <text:p>86.6204081632653</text:p>
              </table:table-cell>
              <table:table-cell office:value-type="float" office:value="96.4636363636364">
                <text:p>96.4636363636364</text:p>
              </table:table-cell>
              <table:table-cell office:value-type="float" office:value="108.830769230769">
                <text:p>108.83076923076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9.3285735243777">
                <text:p>49.3285735243777</text:p>
              </table:table-cell>
              <table:table-cell office:value-type="float" office:value="122.563636363636">
                <text:p>122.563636363636</text:p>
              </table:table-cell>
              <table:table-cell office:value-type="float" office:value="138.276923076923">
                <text:p>138.276923076923</text:p>
              </table:table-cell>
              <table:table-cell office:value-type="float" office:value="158.611764705882">
                <text:p>158.61176470588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959cm" svg:height="17.529cm" xlink:href=".." xlink:type="simple" chart:class="chart:bar" chart:style-name="ch1">
        <chart:title svg:x="12.691cm" svg:y="0.453cm" chart:style-name="ch2">
          <text:p>Average distance between last 5 vehicles - Yards  -  19th May 2015</text:p>
        </chart:title>
        <chart:subtitle svg:x="14.057cm" svg:y="1.823cm" chart:style-name="ch3">
          <text:p>Against Safe Stop Distance Yards for the 5 car average &amp; max speed</text:p>
        </chart:subtitle>
        <chart:legend svg:x="14.024cm" svg:y="2.994cm" style:legend-expansion="custom" chartooo:width="9.535cm" chartooo:height="1.149cm" style:legend-expansion-aspect-ratio="8.29852045256745" chart:style-name="ch4"/>
        <chart:plot-area chart:style-name="ch5" table:cell-range-address="Sheet1.O45:Sheet1.O337 Sheet1.Q45:Sheet1.Q337" chart:data-source-has-labels="row" svg:x="1.84cm" svg:y="1.369cm" svg:width="33.582cm" svg:height="14.687cm">
          <chartooo:coordinate-region svg:x="3.2cm" svg:y="1.574cm" svg:width="32.222cm" svg:height="13.509cm"/>
          <chart:axis chart:dimension="x" chart:name="primary-x" chart:style-name="ch6">
            <chart:title svg:x="17.464cm" svg:y="16.406cm" chart:style-name="ch7">
              <text:p>Vehicle Number</text:p>
            </chart:title>
          </chart:axis>
          <chart:axis chart:dimension="y" chart:name="primary-y" chart:style-name="ch8">
            <chart:title svg:x="0.531cm" svg:y="11.47cm" chart:style-name="ch9">
              <text:p>Distance Stopping &amp; between vehicles</text:p>
            </chart:title>
            <chart:grid chart:style-name="ch10" chart:class="major"/>
          </chart:axis>
          <chart:series chart:style-name="ch11" chart:values-cell-range-address="Sheet1.O46:Sheet1.O337" chart:label-cell-address="Sheet1.O45:Sheet1.O45" chart:class="chart:bar">
            <chart:data-point chart:repeated="292"/>
          </chart:series>
          <chart:series chart:style-name="ch12" chart:values-cell-range-address="Sheet1.Q46:Sheet1.Q337" chart:label-cell-address="Sheet1.Q45:Sheet1.Q45" chart:class="chart:bar">
            <chart:data-point chart:repeated="29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31.94</text:p>
                <draw:g>
                  <svg:desc>Sheet1.O45:Sheet1.O45</svg:desc>
                </draw:g>
              </table:table-cell>
              <table:table-cell office:value-type="string">
                <text:p>22.92</text:p>
                <draw:g>
                  <svg:desc>Sheet1.Q45:Sheet1.Q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.90625">
                <text:p>128.90625</text:p>
                <draw:g>
                  <svg:desc>Sheet1.O46:Sheet1.O337</svg:desc>
                </draw:g>
              </table:table-cell>
              <table:table-cell office:value-type="float" office:value="27.6776778796488">
                <text:p>27.6776778796488</text:p>
                <draw:g>
                  <svg:desc>Sheet1.Q46:Sheet1.Q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.8125">
                <text:p>57.81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3.0030044256443">
                <text:p>13.00300442564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1875">
                <text:p>17.1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30.5794904396303">
                <text:p>30.5794904396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30.5794904396303">
                <text:p>30.57949043963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38.796694214876">
                <text:p>38.7966942148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31.5639566473162">
                <text:p>31.56395664731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47.2611570247934">
                <text:p>47.26115702479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.3446808510638">
                <text:p>27.3446808510638</text:p>
              </table:table-cell>
              <table:table-cell office:value-type="float" office:value="36.0984552301067">
                <text:p>36.09845523010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2666666666667">
                <text:p>29.2666666666667</text:p>
              </table:table-cell>
              <table:table-cell office:value-type="float" office:value="28.7603305785124">
                <text:p>28.76033057851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.2352941176471">
                <text:p>34.2352941176471</text:p>
              </table:table-cell>
              <table:table-cell office:value-type="float" office:value="31.5639566473162">
                <text:p>31.56395664731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.05">
                <text:p>34.05</text:p>
              </table:table-cell>
              <table:table-cell office:value-type="float" office:value="34.8657024793388">
                <text:p>34.86570247933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.7894736842105">
                <text:p>27.7894736842105</text:p>
              </table:table-cell>
              <table:table-cell office:value-type="float" office:value="26.3565394565143">
                <text:p>26.35653945651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.2">
                <text:p>27.2</text:p>
              </table:table-cell>
              <table:table-cell office:value-type="float" office:value="22.4658458424692">
                <text:p>22.46584584246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.5052631578948">
                <text:p>48.5052631578948</text:p>
              </table:table-cell>
              <table:table-cell office:value-type="float" office:value="51.5510176049083">
                <text:p>51.55101760490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.5172413793104">
                <text:p>51.5172413793104</text:p>
              </table:table-cell>
              <table:table-cell office:value-type="float" office:value="25.6306443529447">
                <text:p>25.63064435294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2.4">
                <text:p>62.4</text:p>
              </table:table-cell>
              <table:table-cell office:value-type="float" office:value="38.796694214876">
                <text:p>38.7966942148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.8615384615385">
                <text:p>74.8615384615385</text:p>
              </table:table-cell>
              <table:table-cell office:value-type="float" office:value="49.3285735243777">
                <text:p>49.32857352437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.5">
                <text:p>61.5</text:p>
              </table:table-cell>
              <table:table-cell office:value-type="float" office:value="34.8657024793388">
                <text:p>34.86570247933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5.493333333333">
                <text:p>155.493333333333</text:p>
              </table:table-cell>
              <table:table-cell office:value-type="float" office:value="50.2611570247934">
                <text:p>50.26115702479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6.0112676056338">
                <text:p>86.0112676056338</text:p>
              </table:table-cell>
              <table:table-cell office:value-type="float" office:value="23.7349601040066">
                <text:p>23.73496010400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9.2">
                <text:p>169.2</text:p>
              </table:table-cell>
              <table:table-cell office:value-type="float" office:value="28.7603305785124">
                <text:p>28.76033057851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2.721739130435">
                <text:p>152.721739130435</text:p>
              </table:table-cell>
              <table:table-cell office:value-type="float" office:value="24.8421315752472">
                <text:p>24.84213157524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4.672972972973">
                <text:p>144.672972972973</text:p>
              </table:table-cell>
              <table:table-cell office:value-type="float" office:value="22.2260321523221">
                <text:p>22.22603215232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9479452054794">
                <text:p>88.9479452054794</text:p>
              </table:table-cell>
              <table:table-cell office:value-type="float" office:value="22.7101668866284">
                <text:p>22.71016688662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2.45625">
                <text:p>122.45625</text:p>
              </table:table-cell>
              <table:table-cell office:value-type="float" office:value="28.0363830061983">
                <text:p>28.03638300619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.5">
                <text:p>73.5</text:p>
              </table:table-cell>
              <table:table-cell office:value-type="float" office:value="25.4295232920587">
                <text:p>25.42952329205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1.4">
                <text:p>71.4</text:p>
              </table:table-cell>
              <table:table-cell office:value-type="float" office:value="22.2260321523221">
                <text:p>22.22603215232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8.6958904109589">
                <text:p>68.6958904109589</text:p>
              </table:table-cell>
              <table:table-cell office:value-type="float" office:value="22.7101668866284">
                <text:p>22.7101668866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5.7909090909091">
                <text:p>75.7909090909091</text:p>
              </table:table-cell>
              <table:table-cell office:value-type="float" office:value="26.6785055665597">
                <text:p>26.67850556655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6.3135135135135">
                <text:p>46.3135135135135</text:p>
              </table:table-cell>
              <table:table-cell office:value-type="float" office:value="22.2260321523221">
                <text:p>22.22603215232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.4075">
                <text:p>26.4075</text:p>
              </table:table-cell>
              <table:table-cell office:value-type="float" office:value="19.6614669421488">
                <text:p>19.66146694214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71835443037975">
                <text:p>4.71835443037975</text:p>
              </table:table-cell>
              <table:table-cell office:value-type="float" office:value="2.88445113028877">
                <text:p>2.884451130288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.0219178082192">
                <text:p>20.0219178082192</text:p>
              </table:table-cell>
              <table:table-cell office:value-type="float" office:value="22.7101668866284">
                <text:p>22.71016688662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.0545454545454">
                <text:p>21.0545454545454</text:p>
              </table:table-cell>
              <table:table-cell office:value-type="float" office:value="20.875623249778">
                <text:p>20.8756232497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.8746268656716">
                <text:p>20.8746268656716</text:p>
              </table:table-cell>
              <table:table-cell office:value-type="float" office:value="26.0411768712868">
                <text:p>26.04117687128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9.62">
                <text:p>109.62</text:p>
              </table:table-cell>
              <table:table-cell office:value-type="float" office:value="42.0860826446281">
                <text:p>42.08608264462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1.796610169492">
                <text:p>101.796610169492</text:p>
              </table:table-cell>
              <table:table-cell office:value-type="float" office:value="32.0024881232476">
                <text:p>32.00248812324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9.976119402985">
                <text:p>159.976119402985</text:p>
              </table:table-cell>
              <table:table-cell office:value-type="float" office:value="26.0411768712868">
                <text:p>26.04117687128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7.030769230769">
                <text:p>167.030769230769</text:p>
              </table:table-cell>
              <table:table-cell office:value-type="float" office:value="27.3430289989731">
                <text:p>27.34302899897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2.06">
                <text:p>162.06</text:p>
              </table:table-cell>
              <table:table-cell office:value-type="float" office:value="24.2776859504132">
                <text:p>24.27768595041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7.946268656716">
                <text:p>107.946268656716</text:p>
              </table:table-cell>
              <table:table-cell office:value-type="float" office:value="26.0411768712868">
                <text:p>26.04117687128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.1428571428572">
                <text:p>68.1428571428572</text:p>
              </table:table-cell>
              <table:table-cell office:value-type="float" office:value="14.3902850396357">
                <text:p>14.39028503963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9569230769231">
                <text:p>13.9569230769231</text:p>
              </table:table-cell>
              <table:table-cell office:value-type="float" office:value="9.47911389309991">
                <text:p>9.479113893099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.0552631578947">
                <text:p>21.0552631578947</text:p>
              </table:table-cell>
              <table:table-cell office:value-type="float" office:value="21.3096082965134">
                <text:p>21.30960829651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4630136986301">
                <text:p>13.4630136986301</text:p>
              </table:table-cell>
              <table:table-cell office:value-type="float" office:value="22.7101668866284">
                <text:p>22.7101668866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.1645161290323">
                <text:p>27.1645161290323</text:p>
              </table:table-cell>
              <table:table-cell office:value-type="float" office:value="29.5167740215512">
                <text:p>29.51677402155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3.4388059701493">
                <text:p>63.4388059701493</text:p>
              </table:table-cell>
              <table:table-cell office:value-type="float" office:value="26.0411768712868">
                <text:p>26.0411768712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.8510638297872">
                <text:p>55.8510638297872</text:p>
              </table:table-cell>
              <table:table-cell office:value-type="float" office:value="15.3299237903543">
                <text:p>15.32992379035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.8591549295775">
                <text:p>37.8591549295775</text:p>
              </table:table-cell>
              <table:table-cell office:value-type="float" office:value="8.35371441780704">
                <text:p>8.353714417807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7.9934426229508">
                <text:p>87.9934426229508</text:p>
              </table:table-cell>
              <table:table-cell office:value-type="float" office:value="30.3077685062">
                <text:p>30.30776850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.8695652173913">
                <text:p>67.8695652173913</text:p>
              </table:table-cell>
              <table:table-cell office:value-type="float" office:value="24.8421315752472">
                <text:p>24.84213157524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.725">
                <text:p>46.725</text:p>
              </table:table-cell>
              <table:table-cell office:value-type="float" office:value="23.2128099173554">
                <text:p>23.21280991735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.82">
                <text:p>35.82</text:p>
              </table:table-cell>
              <table:table-cell office:value-type="float" office:value="24.2776859504132">
                <text:p>24.27768595041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3.825">
                <text:p>83.825</text:p>
              </table:table-cell>
              <table:table-cell office:value-type="float" office:value="45.0697314049587">
                <text:p>45.06973140495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.325">
                <text:p>94.325</text:p>
              </table:table-cell>
              <table:table-cell office:value-type="float" office:value="45.0697314049587">
                <text:p>45.06973140495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1.463157894737">
                <text:p>101.463157894737</text:p>
              </table:table-cell>
              <table:table-cell office:value-type="float" office:value="33.8646093267095">
                <text:p>33.86460932670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3.570212765957">
                <text:p>103.570212765957</text:p>
              </table:table-cell>
              <table:table-cell office:value-type="float" office:value="46.6968711768909">
                <text:p>46.69687117689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0.070769230769">
                <text:p>130.070769230769</text:p>
              </table:table-cell>
              <table:table-cell office:value-type="float" office:value="27.3430289989731">
                <text:p>27.34302899897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6.6506024096385">
                <text:p>96.6506024096385</text:p>
              </table:table-cell>
              <table:table-cell office:value-type="float" office:value="18.565133780167">
                <text:p>18.5651337801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2.7111111111111">
                <text:p>92.7111111111111</text:p>
              </table:table-cell>
              <table:table-cell office:value-type="float" office:value="19.2837465564738">
                <text:p>19.28374655647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3.808333333333">
                <text:p>113.808333333333</text:p>
              </table:table-cell>
              <table:table-cell office:value-type="float" office:value="23.2128099173554">
                <text:p>23.21280991735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.5496688741722">
                <text:p>58.5496688741722</text:p>
              </table:table-cell>
              <table:table-cell office:value-type="float" office:value="7.65886373694644">
                <text:p>7.658863736946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1.2169014084507">
                <text:p>91.2169014084507</text:p>
              </table:table-cell>
              <table:table-cell office:value-type="float" office:value="23.7349601040066">
                <text:p>23.73496010400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5.466666666667">
                <text:p>125.466666666667</text:p>
              </table:table-cell>
              <table:table-cell office:value-type="float" office:value="28.7603305785124">
                <text:p>28.76033057851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6.017391304348">
                <text:p>116.017391304348</text:p>
              </table:table-cell>
              <table:table-cell office:value-type="float" office:value="24.8421315752472">
                <text:p>24.84213157524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.8794117647059">
                <text:p>88.8794117647059</text:p>
              </table:table-cell>
              <table:table-cell office:value-type="float" office:value="25.4295232920587">
                <text:p>25.42952329205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8.35">
                <text:p>98.35</text:p>
              </table:table-cell>
              <table:table-cell office:value-type="float" office:value="31.1355371900826">
                <text:p>31.13553719008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3.2666666666667">
                <text:p>73.2666666666667</text:p>
              </table:table-cell>
              <table:table-cell office:value-type="float" office:value="28.7603305785124">
                <text:p>28.76033057851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.4626865671642">
                <text:p>29.4626865671642</text:p>
              </table:table-cell>
              <table:table-cell office:value-type="float" office:value="26.0411768712868">
                <text:p>26.04117687128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.1818181818182">
                <text:p>31.1818181818182</text:p>
              </table:table-cell>
              <table:table-cell office:value-type="float" office:value="26.6785055665597">
                <text:p>26.67850556655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.6">
                <text:p>36.6</text:p>
              </table:table-cell>
              <table:table-cell office:value-type="float" office:value="34.8657024793388">
                <text:p>34.86570247933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.3333333333333">
                <text:p>89.3333333333333</text:p>
              </table:table-cell>
              <table:table-cell office:value-type="float" office:value="28.7603305785124">
                <text:p>28.76033057851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0.166666666667">
                <text:p>120.166666666667</text:p>
              </table:table-cell>
              <table:table-cell office:value-type="float" office:value="37.0247933884297">
                <text:p>37.02479338842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.0650602409639">
                <text:p>39.0650602409639</text:p>
              </table:table-cell>
              <table:table-cell office:value-type="float" office:value="6.71138202116441">
                <text:p>6.711382021164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.1560975609756">
                <text:p>22.1560975609756</text:p>
              </table:table-cell>
              <table:table-cell office:value-type="float" office:value="3.25485125441861">
                <text:p>3.254851254418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.646511627907">
                <text:p>52.646511627907</text:p>
              </table:table-cell>
              <table:table-cell office:value-type="float" office:value="9.58534655766575">
                <text:p>9.585346557665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.830985915493">
                <text:p>53.830985915493</text:p>
              </table:table-cell>
              <table:table-cell office:value-type="float" office:value="23.7349601040066">
                <text:p>23.73496010400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.5916666666667">
                <text:p>41.5916666666667</text:p>
              </table:table-cell>
              <table:table-cell office:value-type="float" office:value="23.2128099173554">
                <text:p>23.21280991735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.8181818181818">
                <text:p>42.8181818181818</text:p>
              </table:table-cell>
              <table:table-cell office:value-type="float" office:value="20.875623249778">
                <text:p>20.8756232497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.51186440678">
                <text:p>101.51186440678</text:p>
              </table:table-cell>
              <table:table-cell office:value-type="float" office:value="32.0024881232476">
                <text:p>32.00248812324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3.031034482759">
                <text:p>123.031034482759</text:p>
              </table:table-cell>
              <table:table-cell office:value-type="float" office:value="32.9112331836362">
                <text:p>32.91123318363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1.2434782608696">
                <text:p>91.2434782608696</text:p>
              </table:table-cell>
              <table:table-cell office:value-type="float" office:value="24.8421315752472">
                <text:p>24.84213157524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2.9">
                <text:p>102.9</text:p>
              </table:table-cell>
              <table:table-cell office:value-type="float" office:value="29.5167740215512">
                <text:p>29.51677402155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6.5411764705882">
                <text:p>66.5411764705882</text:p>
              </table:table-cell>
              <table:table-cell office:value-type="float" office:value="13.5479996568389">
                <text:p>13.54799965683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0.752941176471">
                <text:p>160.752941176471</text:p>
              </table:table-cell>
              <table:table-cell office:value-type="float" office:value="40.7160627984787">
                <text:p>40.71606279847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0.066666666667">
                <text:p>110.066666666667</text:p>
              </table:table-cell>
              <table:table-cell office:value-type="float" office:value="28.7603305785124">
                <text:p>28.76033057851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.742465753425">
                <text:p>100.742465753425</text:p>
              </table:table-cell>
              <table:table-cell office:value-type="float" office:value="22.7101668866284">
                <text:p>22.71016688662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1.835616438356">
                <text:p>101.835616438356</text:p>
              </table:table-cell>
              <table:table-cell office:value-type="float" office:value="22.7101668866284">
                <text:p>22.71016688662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.361764705882">
                <text:p>111.361764705882</text:p>
              </table:table-cell>
              <table:table-cell office:value-type="float" office:value="25.4295232920587">
                <text:p>25.42952329205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.3325301204819">
                <text:p>57.3325301204819</text:p>
              </table:table-cell>
              <table:table-cell office:value-type="float" office:value="18.565133780167">
                <text:p>18.5651337801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9.4117647058824">
                <text:p>49.4117647058824</text:p>
              </table:table-cell>
              <table:table-cell office:value-type="float" office:value="17.8920072063828">
                <text:p>17.89200720638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.8904109589041">
                <text:p>46.8904109589041</text:p>
              </table:table-cell>
              <table:table-cell office:value-type="float" office:value="22.7101668866284">
                <text:p>22.71016688662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.109375">
                <text:p>56.109375</text:p>
              </table:table-cell>
              <table:table-cell office:value-type="float" office:value="28.0363830061983">
                <text:p>28.03638300619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3.6">
                <text:p>33.6</text:p>
              </table:table-cell>
              <table:table-cell office:value-type="float" office:value="18.565133780167">
                <text:p>18.5651337801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.0024096385542">
                <text:p>17.0024096385542</text:p>
              </table:table-cell>
              <table:table-cell office:value-type="float" office:value="18.565133780167">
                <text:p>18.5651337801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.8517647058824">
                <text:p>20.8517647058824</text:p>
              </table:table-cell>
              <table:table-cell office:value-type="float" office:value="17.8920072063828">
                <text:p>17.89200720638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4.92">
                <text:p>94.92</text:p>
              </table:table-cell>
              <table:table-cell office:value-type="float" office:value="27.3430289989731">
                <text:p>27.34302899897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3.325">
                <text:p>113.325</text:p>
              </table:table-cell>
              <table:table-cell office:value-type="float" office:value="34.8657024793388">
                <text:p>34.86570247933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2.855882352941">
                <text:p>132.855882352941</text:p>
              </table:table-cell>
              <table:table-cell office:value-type="float" office:value="25.4295232920587">
                <text:p>25.42952329205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1.748314606742">
                <text:p>111.748314606742</text:p>
              </table:table-cell>
              <table:table-cell office:value-type="float" office:value="16.6669414184076">
                <text:p>16.66694141840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.488888888889">
                <text:p>121.488888888889</text:p>
              </table:table-cell>
              <table:table-cell office:value-type="float" office:value="19.2837465564738">
                <text:p>19.28374655647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2.4139534883721">
                <text:p>62.4139534883721</text:p>
              </table:table-cell>
              <table:table-cell office:value-type="float" office:value="17.5712580845577">
                <text:p>17.57125808455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8.7113402061856">
                <text:p>48.7113402061856</text:p>
              </table:table-cell>
              <table:table-cell office:value-type="float" office:value="14.6154771807194">
                <text:p>14.61547718071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9.1932203389831">
                <text:p>69.1932203389831</text:p>
              </table:table-cell>
              <table:table-cell office:value-type="float" office:value="32.0024881232476">
                <text:p>32.00248812324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.6315789473684">
                <text:p>62.6315789473684</text:p>
              </table:table-cell>
              <table:table-cell office:value-type="float" office:value="33.8646093267095">
                <text:p>33.86460932670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8.624657534247">
                <text:p>108.624657534247</text:p>
              </table:table-cell>
              <table:table-cell office:value-type="float" office:value="22.7101668866284">
                <text:p>22.71016688662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8.827692307692">
                <text:p>118.827692307692</text:p>
              </table:table-cell>
              <table:table-cell office:value-type="float" office:value="27.3430289989731">
                <text:p>27.34302899897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9">
                <text:p>119</text:p>
              </table:table-cell>
              <table:table-cell office:value-type="float" office:value="24.8421315752472">
                <text:p>24.84213157524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0.6">
                <text:p>110.6</text:p>
              </table:table-cell>
              <table:table-cell office:value-type="float" office:value="26.6785055665597">
                <text:p>26.67850556655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5.4645161290322">
                <text:p>75.4645161290322</text:p>
              </table:table-cell>
              <table:table-cell office:value-type="float" office:value="15.5819093403049">
                <text:p>15.58190934030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9.8567567567568">
                <text:p>79.8567567567568</text:p>
              </table:table-cell>
              <table:table-cell office:value-type="float" office:value="22.2260321523221">
                <text:p>22.22603215232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.423728813559">
                <text:p>148.423728813559</text:p>
              </table:table-cell>
              <table:table-cell office:value-type="float" office:value="32.0024881232476">
                <text:p>32.00248812324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4.41">
                <text:p>144.41</text:p>
              </table:table-cell>
              <table:table-cell office:value-type="float" office:value="31.1355371900826">
                <text:p>31.13553719008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2.594594594595">
                <text:p>122.594594594595</text:p>
              </table:table-cell>
              <table:table-cell office:value-type="float" office:value="22.2260321523221">
                <text:p>22.22603215232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3.473529411765">
                <text:p>133.473529411765</text:p>
              </table:table-cell>
              <table:table-cell office:value-type="float" office:value="25.4295232920587">
                <text:p>25.42952329205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9.5076923076923">
                <text:p>99.5076923076923</text:p>
              </table:table-cell>
              <table:table-cell office:value-type="float" office:value="20.4567460511516">
                <text:p>20.45674605115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1.8288659793814">
                <text:p>51.8288659793814</text:p>
              </table:table-cell>
              <table:table-cell office:value-type="float" office:value="14.6154771807194">
                <text:p>14.61547718071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0.1652173913043">
                <text:p>80.1652173913043</text:p>
              </table:table-cell>
              <table:table-cell office:value-type="float" office:value="24.8421315752472">
                <text:p>24.84213157524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0.5636363636364">
                <text:p>80.5636363636364</text:p>
              </table:table-cell>
              <table:table-cell office:value-type="float" office:value="35.9178744621269">
                <text:p>35.91787446212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2.52">
                <text:p>62.52</text:p>
              </table:table-cell>
              <table:table-cell office:value-type="float" office:value="24.2776859504132">
                <text:p>24.27768595041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2.76">
                <text:p>32.76</text:p>
              </table:table-cell>
              <table:table-cell office:value-type="float" office:value="27.3430289989731">
                <text:p>27.34302899897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3.1676470588235">
                <text:p>33.1676470588235</text:p>
              </table:table-cell>
              <table:table-cell office:value-type="float" office:value="25.4295232920587">
                <text:p>25.42952329205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.5701492537313">
                <text:p>23.5701492537313</text:p>
              </table:table-cell>
              <table:table-cell office:value-type="float" office:value="26.0411768712868">
                <text:p>26.04117687128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8.1162790697674">
                <text:p>58.1162790697674</text:p>
              </table:table-cell>
              <table:table-cell office:value-type="float" office:value="54.3019456574695">
                <text:p>54.30194565746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7.9241379310345">
                <text:p>67.9241379310345</text:p>
              </table:table-cell>
              <table:table-cell office:value-type="float" office:value="32.9112331836362">
                <text:p>32.91123318363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3.885714285714">
                <text:p>103.885714285714</text:p>
              </table:table-cell>
              <table:table-cell office:value-type="float" office:value="43.5351661325687">
                <text:p>43.53516613256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7.227272727273">
                <text:p>107.227272727273</text:p>
              </table:table-cell>
              <table:table-cell office:value-type="float" office:value="26.6785055665597">
                <text:p>26.67850556655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9.634375">
                <text:p>119.634375</text:p>
              </table:table-cell>
              <table:table-cell office:value-type="float" office:value="28.0363830061983">
                <text:p>28.03638300619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6.63125">
                <text:p>136.63125</text:p>
              </table:table-cell>
              <table:table-cell office:value-type="float" office:value="28.0363830061983">
                <text:p>28.03638300619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3.475">
                <text:p>203.475</text:p>
              </table:table-cell>
              <table:table-cell office:value-type="float" office:value="34.8657024793388">
                <text:p>34.86570247933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8.5">
                <text:p>178.5</text:p>
              </table:table-cell>
              <table:table-cell office:value-type="float" office:value="32.9112331836362">
                <text:p>32.91123318363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3.358620689655">
                <text:p>103.358620689655</text:p>
              </table:table-cell>
              <table:table-cell office:value-type="float" office:value="17.2604435884081">
                <text:p>17.26044358840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3.858333333333">
                <text:p>163.858333333333</text:p>
              </table:table-cell>
              <table:table-cell office:value-type="float" office:value="23.2128099173554">
                <text:p>23.21280991735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2.875">
                <text:p>172.875</text:p>
              </table:table-cell>
              <table:table-cell office:value-type="float" office:value="34.8657024793388">
                <text:p>34.86570247933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0.8465753424657">
                <text:p>90.8465753424657</text:p>
              </table:table-cell>
              <table:table-cell office:value-type="float" office:value="22.7101668866284">
                <text:p>22.71016688662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6.3179775280899">
                <text:p>46.3179775280899</text:p>
              </table:table-cell>
              <table:table-cell office:value-type="float" office:value="6.09727672334552">
                <text:p>6.097276723345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5.1252173913043">
                <text:p>75.1252173913043</text:p>
              </table:table-cell>
              <table:table-cell office:value-type="float" office:value="11.3336812010811">
                <text:p>11.33368120108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5.8">
                <text:p>65.8</text:p>
              </table:table-cell>
              <table:table-cell office:value-type="float" office:value="14.8469783057851">
                <text:p>14.84697830578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9.5">
                <text:p>109.5</text:p>
              </table:table-cell>
              <table:table-cell office:value-type="float" office:value="24.2776859504132">
                <text:p>24.27768595041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0.227272727273">
                <text:p>100.227272727273</text:p>
              </table:table-cell>
              <table:table-cell office:value-type="float" office:value="26.6785055665597">
                <text:p>26.67850556655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.3169230769231">
                <text:p>80.3169230769231</text:p>
              </table:table-cell>
              <table:table-cell office:value-type="float" office:value="27.3430289989731">
                <text:p>27.34302899897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.7492537313433">
                <text:p>62.7492537313433</text:p>
              </table:table-cell>
              <table:table-cell office:value-type="float" office:value="26.0411768712868">
                <text:p>26.04117687128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8.865625">
                <text:p>58.865625</text:p>
              </table:table-cell>
              <table:table-cell office:value-type="float" office:value="28.0363830061983">
                <text:p>28.03638300619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.53">
                <text:p>40.53</text:p>
              </table:table-cell>
              <table:table-cell office:value-type="float" office:value="31.1355371900826">
                <text:p>31.13553719008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0.1876923076923">
                <text:p>80.1876923076923</text:p>
              </table:table-cell>
              <table:table-cell office:value-type="float" office:value="27.3430289989731">
                <text:p>27.34302899897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0.2941176470588">
                <text:p>80.2941176470588</text:p>
              </table:table-cell>
              <table:table-cell office:value-type="float" office:value="25.4295232920587">
                <text:p>25.42952329205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5.946478873239">
                <text:p>105.946478873239</text:p>
              </table:table-cell>
              <table:table-cell office:value-type="float" office:value="23.7349601040066">
                <text:p>23.73496010400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8.72676056338">
                <text:p>108.72676056338</text:p>
              </table:table-cell>
              <table:table-cell office:value-type="float" office:value="23.7349601040066">
                <text:p>23.73496010400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5.405970149254">
                <text:p>115.405970149254</text:p>
              </table:table-cell>
              <table:table-cell office:value-type="float" office:value="26.0411768712868">
                <text:p>26.04117687128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0.35652173913">
                <text:p>110.35652173913</text:p>
              </table:table-cell>
              <table:table-cell office:value-type="float" office:value="24.8421315752472">
                <text:p>24.84213157524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1.890322580645">
                <text:p>121.890322580645</text:p>
              </table:table-cell>
              <table:table-cell office:value-type="float" office:value="15.5819093403049">
                <text:p>15.58190934030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8.39746835443">
                <text:p>118.39746835443</text:p>
              </table:table-cell>
              <table:table-cell office:value-type="float" office:value="20.0522537578079">
                <text:p>20.05225375780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2.6693069306931">
                <text:p>82.6693069306931</text:p>
              </table:table-cell>
              <table:table-cell office:value-type="float" office:value="13.7502319088795">
                <text:p>13.75023190887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8.325">
                <text:p>108.325</text:p>
              </table:table-cell>
              <table:table-cell office:value-type="float" office:value="23.2128099173554">
                <text:p>23.21280991735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6.254545454545">
                <text:p>126.254545454545</text:p>
              </table:table-cell>
              <table:table-cell office:value-type="float" office:value="26.6785055665597">
                <text:p>26.67850556655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3.035294117647">
                <text:p>123.035294117647</text:p>
              </table:table-cell>
              <table:table-cell office:value-type="float" office:value="25.4295232920587">
                <text:p>25.42952329205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3.139130434783">
                <text:p>123.139130434783</text:p>
              </table:table-cell>
              <table:table-cell office:value-type="float" office:value="24.8421315752472">
                <text:p>24.84213157524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3.236923076923">
                <text:p>133.236923076923</text:p>
              </table:table-cell>
              <table:table-cell office:value-type="float" office:value="27.3430289989731">
                <text:p>27.34302899897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2.260273972603">
                <text:p>122.260273972603</text:p>
              </table:table-cell>
              <table:table-cell office:value-type="float" office:value="22.7101668866284">
                <text:p>22.71016688662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.44578313253">
                <text:p>100.44578313253</text:p>
              </table:table-cell>
              <table:table-cell office:value-type="float" office:value="18.565133780167">
                <text:p>18.5651337801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8.9348837209302">
                <text:p>48.9348837209302</text:p>
              </table:table-cell>
              <table:table-cell office:value-type="float" office:value="17.5712580845577">
                <text:p>17.57125808455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1.0684210526316">
                <text:p>71.0684210526316</text:p>
              </table:table-cell>
              <table:table-cell office:value-type="float" office:value="21.3096082965134">
                <text:p>21.30960829651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7.9013698630137">
                <text:p>77.9013698630137</text:p>
              </table:table-cell>
              <table:table-cell office:value-type="float" office:value="22.7101668866284">
                <text:p>22.71016688662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1.776">
                <text:p>111.776</text:p>
              </table:table-cell>
              <table:table-cell office:value-type="float" office:value="21.7594710743802">
                <text:p>21.75947107438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5.939130434783">
                <text:p>125.939130434783</text:p>
              </table:table-cell>
              <table:table-cell office:value-type="float" office:value="24.8421315752472">
                <text:p>24.84213157524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9">
                <text:p>139</text:p>
              </table:table-cell>
              <table:table-cell office:value-type="float" office:value="28.7603305785124">
                <text:p>28.76033057851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9.0880733944954">
                <text:p>69.0880733944954</text:p>
              </table:table-cell>
              <table:table-cell office:value-type="float" office:value="12.2686892955695">
                <text:p>12.26868929556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1.4">
                <text:p>71.4</text:p>
              </table:table-cell>
              <table:table-cell office:value-type="float" office:value="13.3509907773612">
                <text:p>13.35099077736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5.6428571428572">
                <text:p>45.6428571428572</text:p>
              </table:table-cell>
              <table:table-cell office:value-type="float" office:value="14.3902850396357">
                <text:p>14.39028503963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.6613636363636">
                <text:p>18.6613636363636</text:p>
              </table:table-cell>
              <table:table-cell office:value-type="float" office:value="16.9591387200328">
                <text:p>16.95913872003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5.109375">
                <text:p>35.109375</text:p>
              </table:table-cell>
              <table:table-cell office:value-type="float" office:value="28.0363830061983">
                <text:p>28.03638300619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.2767441860465">
                <text:p>28.2767441860465</text:p>
              </table:table-cell>
              <table:table-cell office:value-type="float" office:value="17.5712580845577">
                <text:p>17.57125808455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.5090909090909">
                <text:p>50.5090909090909</text:p>
              </table:table-cell>
              <table:table-cell office:value-type="float" office:value="20.875623249778">
                <text:p>20.8756232497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5.6356164383562">
                <text:p>55.6356164383562</text:p>
              </table:table-cell>
              <table:table-cell office:value-type="float" office:value="22.7101668866284">
                <text:p>22.71016688662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3.937037037037">
                <text:p>33.937037037037</text:p>
              </table:table-cell>
              <table:table-cell office:value-type="float" office:value="6.94214876033058">
                <text:p>6.942148760330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6.518181818182">
                <text:p>116.518181818182</text:p>
              </table:table-cell>
              <table:table-cell office:value-type="float" office:value="26.6785055665597">
                <text:p>26.67850556655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8.273529411765">
                <text:p>108.273529411765</text:p>
              </table:table-cell>
              <table:table-cell office:value-type="float" office:value="25.4295232920587">
                <text:p>25.42952329205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8.0972972972973">
                <text:p>78.0972972972973</text:p>
              </table:table-cell>
              <table:table-cell office:value-type="float" office:value="22.2260321523221">
                <text:p>22.22603215232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7.487323943662">
                <text:p>97.487323943662</text:p>
              </table:table-cell>
              <table:table-cell office:value-type="float" office:value="23.7349601040066">
                <text:p>23.73496010400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2.445454545455">
                <text:p>112.445454545455</text:p>
              </table:table-cell>
              <table:table-cell office:value-type="float" office:value="26.6785055665597">
                <text:p>26.67850556655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.2545454545455">
                <text:p>70.2545454545455</text:p>
              </table:table-cell>
              <table:table-cell office:value-type="float" office:value="26.6785055665597">
                <text:p>26.67850556655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.62">
                <text:p>70.62</text:p>
              </table:table-cell>
              <table:table-cell office:value-type="float" office:value="24.2776859504132">
                <text:p>24.27768595041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8.3482352941177">
                <text:p>88.3482352941177</text:p>
              </table:table-cell>
              <table:table-cell office:value-type="float" office:value="17.8920072063828">
                <text:p>17.89200720638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.8699300699301">
                <text:p>50.8699300699301</text:p>
              </table:table-cell>
              <table:table-cell office:value-type="float" office:value="8.27089687749689">
                <text:p>8.270896877496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8.97">
                <text:p>88.97</text:p>
              </table:table-cell>
              <table:table-cell office:value-type="float" office:value="31.1355371900826">
                <text:p>31.13553719008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0.304">
                <text:p>80.304</text:p>
              </table:table-cell>
              <table:table-cell office:value-type="float" office:value="21.7594710743802">
                <text:p>21.75947107438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0.7">
                <text:p>70.7</text:p>
              </table:table-cell>
              <table:table-cell office:value-type="float" office:value="20.4567460511516">
                <text:p>20.45674605115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5.0434782608696">
                <text:p>45.0434782608696</text:p>
              </table:table-cell>
              <table:table-cell office:value-type="float" office:value="24.8421315752472">
                <text:p>24.84213157524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0.169014084507">
                <text:p>30.169014084507</text:p>
              </table:table-cell>
              <table:table-cell office:value-type="float" office:value="23.7349601040066">
                <text:p>23.73496010400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0.0188679245283">
                <text:p>40.0188679245283</text:p>
              </table:table-cell>
              <table:table-cell office:value-type="float" office:value="38.190468064574">
                <text:p>38.1904680645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9.7671641791045">
                <text:p>89.7671641791045</text:p>
              </table:table-cell>
              <table:table-cell office:value-type="float" office:value="26.0411768712868">
                <text:p>26.04117687128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0.644776119403">
                <text:p>90.644776119403</text:p>
              </table:table-cell>
              <table:table-cell office:value-type="float" office:value="26.0411768712868">
                <text:p>26.04117687128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3.114705882353">
                <text:p>153.114705882353</text:p>
              </table:table-cell>
              <table:table-cell office:value-type="float" office:value="25.4295232920587">
                <text:p>25.42952329205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5.536">
                <text:p>165.536</text:p>
              </table:table-cell>
              <table:table-cell office:value-type="float" office:value="21.7594710743802">
                <text:p>21.75947107438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4.56">
                <text:p>154.56</text:p>
              </table:table-cell>
              <table:table-cell office:value-type="float" office:value="19.6614669421488">
                <text:p>19.66146694214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4.810526315789">
                <text:p>154.810526315789</text:p>
              </table:table-cell>
              <table:table-cell office:value-type="float" office:value="33.8646093267095">
                <text:p>33.86460932670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2">
                <text:p>162</text:p>
              </table:table-cell>
              <table:table-cell office:value-type="float" office:value="34.8657024793388">
                <text:p>34.865702479338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0.1868421052632">
                <text:p>80.1868421052632</text:p>
              </table:table-cell>
              <table:table-cell office:value-type="float" office:value="21.3096082965134">
                <text:p>21.30960829651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9.5123287671233">
                <text:p>79.5123287671233</text:p>
              </table:table-cell>
              <table:table-cell office:value-type="float" office:value="22.7101668866284">
                <text:p>22.71016688662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7.7050847457627">
                <text:p>37.7050847457627</text:p>
              </table:table-cell>
              <table:table-cell office:value-type="float" office:value="6.1444298565293">
                <text:p>6.14442985652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5.8">
                <text:p>65.8</text:p>
              </table:table-cell>
              <table:table-cell office:value-type="float" office:value="18.2231404958678">
                <text:p>18.22314049586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2.367213114754">
                <text:p>112.367213114754</text:p>
              </table:table-cell>
              <table:table-cell office:value-type="float" office:value="30.3077685062">
                <text:p>30.30776850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5.0161290322581">
                <text:p>85.0161290322581</text:p>
              </table:table-cell>
              <table:table-cell office:value-type="float" office:value="29.5167740215512">
                <text:p>29.51677402155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3.1217391304348">
                <text:p>63.1217391304348</text:p>
              </table:table-cell>
              <table:table-cell office:value-type="float" office:value="24.8421315752472">
                <text:p>24.84213157524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7.88">
                <text:p>47.88</text:p>
              </table:table-cell>
              <table:table-cell office:value-type="float" office:value="19.6614669421488">
                <text:p>19.66146694214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1.02">
                <text:p>111.02</text:p>
              </table:table-cell>
              <table:table-cell office:value-type="float" office:value="31.1355371900826">
                <text:p>31.13553719008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3.058333333333">
                <text:p>133.058333333333</text:p>
              </table:table-cell>
              <table:table-cell office:value-type="float" office:value="23.2128099173554">
                <text:p>23.212809917355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8.173913043478">
                <text:p>138.173913043478</text:p>
              </table:table-cell>
              <table:table-cell office:value-type="float" office:value="24.8421315752472">
                <text:p>24.84213157524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0.707692307692">
                <text:p>110.707692307692</text:p>
              </table:table-cell>
              <table:table-cell office:value-type="float" office:value="20.4567460511516">
                <text:p>20.45674605115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9.823076923077">
                <text:p>199.823076923077</text:p>
              </table:table-cell>
              <table:table-cell office:value-type="float" office:value="39.4192870066996">
                <text:p>39.41928700669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5.016">
                <text:p>135.016</text:p>
              </table:table-cell>
              <table:table-cell office:value-type="float" office:value="21.7594710743802">
                <text:p>21.75947107438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0.090909090909">
                <text:p>110.090909090909</text:p>
              </table:table-cell>
              <table:table-cell office:value-type="float" office:value="26.6785055665597">
                <text:p>26.678505566559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9.984">
                <text:p>109.984</text:p>
              </table:table-cell>
              <table:table-cell office:value-type="float" office:value="21.7594710743802">
                <text:p>21.75947107438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5.26582278481">
                <text:p>105.26582278481</text:p>
              </table:table-cell>
              <table:table-cell office:value-type="float" office:value="20.0522537578079">
                <text:p>20.052253757807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7.8870967741935">
                <text:p>97.8870967741935</text:p>
              </table:table-cell>
              <table:table-cell office:value-type="float" office:value="29.5167740215512">
                <text:p>29.51677402155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6.2794117647059">
                <text:p>76.2794117647059</text:p>
              </table:table-cell>
              <table:table-cell office:value-type="float" office:value="25.4295232920587">
                <text:p>25.42952329205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9.2651162790698">
                <text:p>39.2651162790698</text:p>
              </table:table-cell>
              <table:table-cell office:value-type="float" office:value="17.5712580845577">
                <text:p>17.571258084557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5.3">
                <text:p>55.3</text:p>
              </table:table-cell>
              <table:table-cell office:value-type="float" office:value="31.1355371900826">
                <text:p>31.13553719008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0.6">
                <text:p>70.6</text:p>
              </table:table-cell>
              <table:table-cell office:value-type="float" office:value="28.7603305785124">
                <text:p>28.76033057851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4.4483870967742">
                <text:p>74.4483870967742</text:p>
              </table:table-cell>
              <table:table-cell office:value-type="float" office:value="29.5167740215512">
                <text:p>29.51677402155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1.0727272727273">
                <text:p>81.0727272727273</text:p>
              </table:table-cell>
              <table:table-cell office:value-type="float" office:value="26.6785055665597">
                <text:p>26.67850556655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7.6">
                <text:p>237.6</text:p>
              </table:table-cell>
              <table:table-cell office:value-type="float" office:value="56.5289256198347">
                <text:p>56.52892561983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4.06">
                <text:p>144.06</text:p>
              </table:table-cell>
              <table:table-cell office:value-type="float" office:value="24.2776859504132">
                <text:p>24.27768595041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0.754098360656">
                <text:p>140.754098360656</text:p>
              </table:table-cell>
              <table:table-cell office:value-type="float" office:value="23.6465359662936">
                <text:p>23.64653596629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4.295652173913">
                <text:p>224.295652173913</text:p>
              </table:table-cell>
              <table:table-cell office:value-type="float" office:value="37.4066146948085">
                <text:p>37.40661469480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8.635714285714">
                <text:p>218.635714285714</text:p>
              </table:table-cell>
              <table:table-cell office:value-type="float" office:value="27.11840107944">
                <text:p>27.118401079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9.054545454545">
                <text:p>159.054545454545</text:p>
              </table:table-cell>
              <table:table-cell office:value-type="float" office:value="27.9187487193498">
                <text:p>27.91874871934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5.431578947368">
                <text:p>305.431578947368</text:p>
              </table:table-cell>
              <table:table-cell office:value-type="float" office:value="51.5510176049083">
                <text:p>51.55101760490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7.75">
                <text:p>267.75</text:p>
              </table:table-cell>
              <table:table-cell office:value-type="float" office:value="47.2611570247934">
                <text:p>47.26115702479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0.78064516129">
                <text:p>160.78064516129</text:p>
              </table:table-cell>
              <table:table-cell office:value-type="float" office:value="23.043145483785">
                <text:p>23.0431454837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2.623076923077">
                <text:p>162.623076923077</text:p>
              </table:table-cell>
              <table:table-cell office:value-type="float" office:value="30.5794904396303">
                <text:p>30.57949043963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0.376470588235">
                <text:p>160.376470588235</text:p>
              </table:table-cell>
              <table:table-cell office:value-type="float" office:value="31.5639566473162">
                <text:p>31.563956647316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8">
                <text:p>158</text:p>
              </table:table-cell>
              <table:table-cell office:value-type="float" office:value="28.7603305785124">
                <text:p>28.760330578512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6.894545454546">
                <text:p>156.894545454546</text:p>
              </table:table-cell>
              <table:table-cell office:value-type="float" office:value="27.9187487193498">
                <text:p>27.91874871934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8.623728813559">
                <text:p>128.623728813559</text:p>
              </table:table-cell>
              <table:table-cell office:value-type="float" office:value="24.9384023304788">
                <text:p>24.93840233047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3.248">
                <text:p>103.248</text:p>
              </table:table-cell>
              <table:table-cell office:value-type="float" office:value="32.6035041322314">
                <text:p>32.60350413223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.1">
                <text:p>27.1</text:p>
              </table:table-cell>
              <table:table-cell office:value-type="float" office:value="3.84297520661157">
                <text:p>3.842975206611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1.9698113207547">
                <text:p>91.9698113207547</text:p>
              </table:table-cell>
              <table:table-cell office:value-type="float" office:value="29.6461491839983">
                <text:p>29.646149183998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2.714285714286">
                <text:p>112.714285714286</text:p>
              </table:table-cell>
              <table:table-cell office:value-type="float" office:value="43.5351661325687">
                <text:p>43.535166132568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2.748936170213">
                <text:p>112.748936170213</text:p>
              </table:table-cell>
              <table:table-cell office:value-type="float" office:value="36.0984552301067">
                <text:p>36.09845523010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5.469565217391">
                <text:p>135.469565217391</text:p>
              </table:table-cell>
              <table:table-cell office:value-type="float" office:value="37.4066146948085">
                <text:p>37.40661469480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2.041379310345">
                <text:p>102.041379310345</text:p>
              </table:table-cell>
              <table:table-cell office:value-type="float" office:value="25.6306443529447">
                <text:p>25.63064435294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6.9806451612903">
                <text:p>86.9806451612903</text:p>
              </table:table-cell>
              <table:table-cell office:value-type="float" office:value="73.1696493838202">
                <text:p>73.16964938382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8.7835051546392">
                <text:p>38.7835051546392</text:p>
              </table:table-cell>
              <table:table-cell office:value-type="float" office:value="11.6054876243864">
                <text:p>11.60548762438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2.7529411764706">
                <text:p>62.7529411764706</text:p>
              </table:table-cell>
              <table:table-cell office:value-type="float" office:value="31.5639566473162">
                <text:p>31.563956647316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2.6">
                <text:p>102.6</text:p>
              </table:table-cell>
              <table:table-cell office:value-type="float" office:value="69.243285123967">
                <text:p>69.2432851239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0.1625">
                <text:p>130.1625</text:p>
              </table:table-cell>
              <table:table-cell office:value-type="float" office:value="69.243285123967">
                <text:p>69.2432851239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8.584615384615">
                <text:p>128.584615384615</text:p>
              </table:table-cell>
              <table:table-cell office:value-type="float" office:value="49.3285735243777">
                <text:p>49.328573524377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3.2571428571429">
                <text:p>93.2571428571429</text:p>
              </table:table-cell>
              <table:table-cell office:value-type="float" office:value="43.5351661325687">
                <text:p>43.53516613256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7.38">
                <text:p>97.38</text:p>
              </table:table-cell>
              <table:table-cell office:value-type="float" office:value="47.2611570247934">
                <text:p>47.261157024793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3.7">
                <text:p>83.7</text:p>
              </table:table-cell>
              <table:table-cell office:value-type="float" office:value="56.5289256198347">
                <text:p>56.52892561983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.0780487804878">
                <text:p>44.0780487804878</text:p>
              </table:table-cell>
              <table:table-cell office:value-type="float" office:value="45.334290391886">
                <text:p>45.3342903918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.08">
                <text:p>34.08</text:p>
              </table:table-cell>
              <table:table-cell office:value-type="float" office:value="38.796694214876">
                <text:p>38.7966942148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.2347826086957">
                <text:p>54.2347826086957</text:p>
              </table:table-cell>
              <table:table-cell office:value-type="float" office:value="37.4066146948085">
                <text:p>37.406614694808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2.2769230769231">
                <text:p>72.2769230769231</text:p>
              </table:table-cell>
              <table:table-cell office:value-type="float" office:value="49.3285735243777">
                <text:p>49.328573524377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3.1118644067797">
                <text:p>33.1118644067797</text:p>
              </table:table-cell>
              <table:table-cell office:value-type="float" office:value="4.98973174327696">
                <text:p>4.989731743276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5.6">
                <text:p>95.6</text:p>
              </table:table-cell>
              <table:table-cell office:value-type="float" office:value="22.4658458424692">
                <text:p>22.46584584246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4.9492537313433">
                <text:p>84.9492537313433</text:p>
              </table:table-cell>
              <table:table-cell office:value-type="float" office:value="20.388350587018">
                <text:p>20.3883505870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8.05">
                <text:p>148.05</text:p>
              </table:table-cell>
              <table:table-cell office:value-type="float" office:value="47.2611570247934">
                <text:p>47.26115702479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2.772881355932">
                <text:p>132.772881355932</text:p>
              </table:table-cell>
              <table:table-cell office:value-type="float" office:value="24.9384023304788">
                <text:p>24.93840233047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2.7918367346939">
                <text:p>92.7918367346939</text:p>
              </table:table-cell>
              <table:table-cell office:value-type="float" office:value="33.7024862230269">
                <text:p>33.702486223026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5.5148936170213">
                <text:p>95.5148936170213</text:p>
              </table:table-cell>
              <table:table-cell office:value-type="float" office:value="36.0984552301067">
                <text:p>36.09845523010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9.326829268293">
                <text:p>209.326829268293</text:p>
              </table:table-cell>
              <table:table-cell office:value-type="float" office:value="45.334290391886">
                <text:p>45.3342903918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4.558139534884">
                <text:p>174.558139534884</text:p>
              </table:table-cell>
              <table:table-cell office:value-type="float" office:value="41.8524196684382">
                <text:p>41.85241966843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8.876595744681">
                <text:p>118.876595744681</text:p>
              </table:table-cell>
              <table:table-cell office:value-type="float" office:value="36.0984552301067">
                <text:p>36.09845523010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7.15">
                <text:p>117.15</text:p>
              </table:table-cell>
              <table:table-cell office:value-type="float" office:value="34.8657024793388">
                <text:p>34.86570247933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8.432">
                <text:p>108.432</text:p>
              </table:table-cell>
              <table:table-cell office:value-type="float" office:value="32.6035041322314">
                <text:p>32.60350413223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.4108108108108">
                <text:p>19.4108108108108</text:p>
              </table:table-cell>
              <table:table-cell office:value-type="float" office:value="17.4665708818043">
                <text:p>17.46657088180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4.1263157894737">
                <text:p>24.1263157894737</text:p>
              </table:table-cell>
              <table:table-cell office:value-type="float" office:value="26.3565394565143">
                <text:p>26.356539456514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6.4636363636364">
                <text:p>96.4636363636364</text:p>
              </table:table-cell>
              <table:table-cell office:value-type="float" office:value="40.2759374359675">
                <text:p>40.27593743596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8.276923076923">
                <text:p>138.276923076923</text:p>
              </table:table-cell>
              <table:table-cell office:value-type="float" office:value="49.3285735243777">
                <text:p>49.328573524377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70" chart:interval-major="5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1cm" chart:symbol-height="0.1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1cm" chart:symbol-height="0.1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953cm" svg:height="16.428cm" xlink:href=".." xlink:type="simple" chart:class="chart:line" chart:style-name="ch1">
        <chart:title svg:x="11.958cm" svg:y="0.573cm" chart:style-name="ch2">
          <text:p>Huddersfield Rd Traffic survey : 12:25 19th May 2015 </text:p>
        </chart:title>
        <chart:subtitle svg:x="13.952cm" svg:y="1.918cm" chart:style-name="ch3">
          <text:p>Speed of vehicles measured over 1 hour Sample</text:p>
        </chart:subtitle>
        <chart:legend svg:x="4.089cm" svg:y="0.022cm" style:legend-expansion="custom" chartooo:width="6.601cm" chartooo:height="3.528cm" style:legend-expansion-aspect-ratio="1.87103174603175" chart:style-name="ch4"/>
        <chart:plot-area chart:style-name="ch5" table:cell-range-address="Sheet1.H45:Sheet1.K337" chart:data-source-has-labels="row" svg:x="1.081cm" svg:y="1.518cm" svg:width="29.071cm" svg:height="13.788cm">
          <chartooo:coordinate-region svg:x="2.237cm" svg:y="1.723cm" svg:width="27.915cm" svg:height="12.61cm"/>
          <chart:axis chart:dimension="x" chart:name="primary-x" chart:style-name="ch6">
            <chart:title svg:x="13.997cm" svg:y="15.634cm" chart:style-name="ch7">
              <text:p>Speed of each Vehicle</text:p>
            </chart:title>
          </chart:axis>
          <chart:axis chart:dimension="y" chart:name="primary-y" chart:style-name="ch8">
            <chart:title svg:x="0cm" svg:y="9.316cm" chart:style-name="ch9">
              <text:p>Speed MPH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Sheet1.H46:Sheet1.H337" chart:label-cell-address="Sheet1.H45:Sheet1.H45" chart:class="chart:line">
            <chart:data-point chart:repeated="292"/>
          </chart:series>
          <chart:series chart:style-name="ch12" chart:values-cell-range-address="Sheet1.I46:Sheet1.I337" chart:label-cell-address="Sheet1.I45:Sheet1.I45" chart:class="chart:line">
            <chart:data-point chart:repeated="292"/>
          </chart:series>
          <chart:series chart:style-name="ch13" chart:values-cell-range-address="Sheet1.J46:Sheet1.J337" chart:label-cell-address="Sheet1.J45:Sheet1.J45" chart:class="chart:line">
            <chart:data-point chart:repeated="292"/>
          </chart:series>
          <chart:series chart:style-name="ch14" chart:values-cell-range-address="Sheet1.K46:Sheet1.K337" chart:label-cell-address="Sheet1.K45:Sheet1.K45" chart:class="chart:line">
            <chart:data-point chart:repeated="29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1.96</text:p>
                <draw:g>
                  <svg:desc>Sheet1.H45:Sheet1.H45</svg:desc>
                </draw:g>
              </table:table-cell>
              <table:table-cell office:value-type="string">
                <text:p>28.41</text:p>
                <draw:g>
                  <svg:desc>Sheet1.I45:Sheet1.I45</svg:desc>
                </draw:g>
              </table:table-cell>
              <table:table-cell office:value-type="string">
                <text:p>25.57</text:p>
                <draw:g>
                  <svg:desc>Sheet1.J45:Sheet1.J45</svg:desc>
                </draw:g>
              </table:table-cell>
              <table:table-cell office:value-type="string">
                <text:p>29.17</text:p>
                <draw:g>
                  <svg:desc>Sheet1.K45:Sheet1.K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.525974025974">
                <text:p>36.525974025974</text:p>
                <draw:g>
                  <svg:desc>Sheet1.H46:Sheet1.H337</svg:desc>
                </draw:g>
              </table:table-cell>
              <table:table-cell office:value-type="float" office:value="31.9602272727273">
                <text:p>31.9602272727273</text:p>
                <draw:g>
                  <svg:desc>Sheet1.I46:Sheet1.I337</svg:desc>
                </draw:g>
              </table:table-cell>
              <table:table-cell office:value-type="float" office:value="28.4090909090909">
                <text:p>28.4090909090909</text:p>
                <draw:g>
                  <svg:desc>Sheet1.J46:Sheet1.J337</svg:desc>
                </draw:g>
              </table:table-cell>
              <table:table-cell office:value-type="float" office:value="29.1689287762149">
                <text:p>29.1689287762149</text:p>
                <draw:g>
                  <svg:desc>Sheet1.K46:Sheet1.K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18.262987012987">
                <text:p>18.262987012987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813cm" svg:height="15.624cm" xlink:href=".." xlink:type="simple" chart:class="chart:bar" chart:style-name="ch1">
        <chart:title svg:x="9.524cm" svg:y="0.448cm" chart:style-name="ch2">
          <text:p>Accurate Time v Estimated Time</text:p>
        </chart:title>
        <chart:subtitle svg:x="11.303cm" svg:y="1.591cm" chart:style-name="ch3">
          <text:p>Time For 50 yards</text:p>
        </chart:subtitle>
        <chart:legend svg:x="7.014cm" svg:y="2.582cm" style:legend-expansion="custom" chartooo:width="4.422cm" chartooo:height="1.258cm" style:legend-expansion-aspect-ratio="3.51510333863275" chart:style-name="ch4"/>
        <chart:plot-area chart:style-name="ch5" table:cell-range-address="Sheet1.F45:Sheet1.F60 Sheet1.M45:Sheet1.M60" chart:data-source-has-labels="row" svg:x="0.084cm" svg:y="1.91cm" svg:width="25.212cm" svg:height="13.386cm">
          <chartooo:coordinate-region svg:x="1.444cm" svg:y="2.115cm" svg:width="23.852cm" svg:height="12.522cm"/>
          <chart:axis chart:dimension="x" chart:name="primary-x" chart:style-name="ch6">
            <chart:title svg:x="12.136cm" svg:y="15.054cm" chart:style-name="ch7">
              <text:p>Vehicle</text:p>
            </chart:title>
          </chart:axis>
          <chart:axis chart:dimension="y" chart:name="primary-y" chart:style-name="ch8">
            <chart:title svg:x="0cm" svg:y="9.288cm" chart:style-name="ch9">
              <text:p>Seconds</text:p>
            </chart:title>
            <chart:grid chart:style-name="ch10" chart:class="major"/>
          </chart:axis>
          <chart:series chart:style-name="ch11" chart:values-cell-range-address="Sheet1.F46:Sheet1.F60" chart:label-cell-address="Sheet1.F45:Sheet1.F45" chart:class="chart:bar">
            <chart:data-point chart:repeated="15"/>
          </chart:series>
          <chart:series chart:style-name="ch12" chart:values-cell-range-address="Sheet1.M46:Sheet1.M60" chart:label-cell-address="Sheet1.M45:Sheet1.M45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80</text:p>
                <draw:g>
                  <svg:desc>Sheet1.F45:Sheet1.F45</svg:desc>
                </draw:g>
              </table:table-cell>
              <table:table-cell office:value-type="string">
                <text:p>306.00</text:p>
                <draw:g>
                  <svg:desc>Sheet1.M45:Sheet1.M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">
                <text:p>1.6</text:p>
                <draw:g>
                  <svg:desc>Sheet1.F46:Sheet1.F60</svg:desc>
                </draw:g>
              </table:table-cell>
              <table:table-cell office:value-type="float" office:value="306">
                <text:p>306</text:p>
                <draw:g>
                  <svg:desc>Sheet1.M46:Sheet1.M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">
                <text:p>1.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">
                <text:p>1.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">
                <text:p>1.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6">
                <text:p>2.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">
                <text:p>1.6</text:p>
              </table:table-cell>
              <table:table-cell office:value-type="float" office:value="306">
                <text:p>3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5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953cm" svg:height="16.428cm" xlink:href=".." xlink:type="simple" chart:class="chart:line" chart:style-name="ch1">
        <chart:title svg:x="11.958cm" svg:y="0.575cm" chart:style-name="ch2">
          <text:p>Huddersfield Rd Traffic survey : 12:25 19th May 2015 </text:p>
        </chart:title>
        <chart:subtitle svg:x="13.954cm" svg:y="1.92cm" chart:style-name="ch3">
          <text:p>Speed of vehicles measured over 1 hour Sample</text:p>
        </chart:subtitle>
        <chart:legend svg:x="4.22cm" svg:y="0.345cm" style:legend-expansion="custom" chartooo:width="7.017cm" chartooo:height="3.212cm" style:legend-expansion-aspect-ratio="2.1846201743462" chart:style-name="ch4"/>
        <chart:plot-area chart:style-name="ch5" table:cell-range-address="Sheet1.I45:Sheet1.I337 Sheet1.K45:Sheet1.K337" chart:data-source-has-labels="row" svg:x="1.081cm" svg:y="1.518cm" svg:width="29.071cm" svg:height="13.788cm">
          <chartooo:coordinate-region svg:x="2.237cm" svg:y="1.723cm" svg:width="27.915cm" svg:height="12.61cm"/>
          <chart:axis chart:dimension="x" chart:name="primary-x" chart:style-name="ch6">
            <chart:title svg:x="13.997cm" svg:y="15.634cm" chart:style-name="ch7">
              <text:p>Speed of each Vehicle</text:p>
            </chart:title>
          </chart:axis>
          <chart:axis chart:dimension="y" chart:name="primary-y" chart:style-name="ch8">
            <chart:title svg:x="0cm" svg:y="9.316cm" chart:style-name="ch9">
              <text:p>Speed MPH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Sheet1.I46:Sheet1.I337" chart:label-cell-address="Sheet1.I45:Sheet1.I45" chart:class="chart:line">
            <chart:data-point chart:repeated="292"/>
          </chart:series>
          <chart:series chart:style-name="ch12" chart:values-cell-range-address="Sheet1.K46:Sheet1.K337" chart:label-cell-address="Sheet1.K45:Sheet1.K45" chart:class="chart:line">
            <chart:data-point chart:repeated="29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.41</text:p>
                <draw:g>
                  <svg:desc>Sheet1.I45:Sheet1.I45</svg:desc>
                </draw:g>
              </table:table-cell>
              <table:table-cell office:value-type="string">
                <text:p>29.17</text:p>
                <draw:g>
                  <svg:desc>Sheet1.K45:Sheet1.K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9602272727273">
                <text:p>31.9602272727273</text:p>
                <draw:g>
                  <svg:desc>Sheet1.I46:Sheet1.I337</svg:desc>
                </draw:g>
              </table:table-cell>
              <table:table-cell office:value-type="float" office:value="29.1689287762149">
                <text:p>29.1689287762149</text:p>
                <draw:g>
                  <svg:desc>Sheet1.K46:Sheet1.K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arrow-down" chart:symbol-width="0.1cm" chart:symbol-height="0.1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square" chart:symbol-width="0.1cm" chart:symbol-height="0.1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947cm" svg:height="16.515cm" xlink:href=".." xlink:type="simple" chart:class="chart:scatter" chart:style-name="ch1">
        <chart:title svg:x="6.989cm" svg:y="0.466cm" chart:style-name="ch2">
          <text:p>Traffic Survey 19TH May 12:30 - Flow rate (Vehicles per hour) - Averaged over each 5 Cars </text:p>
        </chart:title>
        <chart:subtitle svg:x="7.761cm" svg:y="1.627cm" chart:style-name="ch3">
          <text:p>1 Hour Traffic sample - Against actual time of Frame - Flow Rate CPH = (1 hour) / ((Time for 5 cars)/5) </text:p>
        </chart:subtitle>
        <chart:legend svg:x="15.141cm" svg:y="3.424cm" style:legend-expansion="custom" chartooo:width="7.839cm" chartooo:height="1.402cm" style:legend-expansion-aspect-ratio="5.59129814550642" chart:style-name="ch4"/>
        <chart:plot-area chart:style-name="ch5" table:cell-range-address="Sheet1.C46:Sheet1.C327 Sheet1.L45:Sheet1.M327" chart:data-source-has-labels="row" svg:x="0.4cm" svg:y="2.207cm" svg:width="31.692cm" svg:height="12.399cm">
          <chartooo:coordinate-region svg:x="1.965cm" svg:y="2.412cm" svg:width="30.127cm" svg:height="11.535cm"/>
          <chart:axis chart:dimension="x" chart:name="primary-x" chart:style-name="ch6">
            <chart:title svg:x="12.802cm" svg:y="14.936cm" chart:style-name="ch7">
              <text:p>The Flow rate per hour for the last Five Vehicles</text:p>
            </chart:title>
          </chart:axis>
          <chart:axis chart:dimension="y" chart:name="primary-y" chart:style-name="ch8">
            <chart:title svg:x="0cm" svg:y="11.558cm" chart:style-name="ch9">
              <text:p>Vehicles Flow per Hour (last 5 cars sample)</text:p>
            </chart:title>
            <chart:grid chart:style-name="ch10" chart:class="major"/>
          </chart:axis>
          <chart:series chart:style-name="ch11" chart:values-cell-range-address="Sheet1.L46:Sheet1.L327" chart:label-cell-address="Sheet1.L45:Sheet1.L45" chart:class="chart:scatter">
            <chart:domain table:cell-range-address="Sheet1.C46:Sheet1.C327"/>
            <chart:data-point chart:repeated="282"/>
          </chart:series>
          <chart:series chart:style-name="ch12" chart:values-cell-range-address="Sheet1.M46:Sheet1.M327" chart:label-cell-address="Sheet1.M45:Sheet1.M45" chart:class="chart:scatter">
            <chart:data-point chart:repeated="28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343.40</text:p>
                <draw:g>
                  <svg:desc>Sheet1.L45:Sheet1.L45</svg:desc>
                </draw:g>
              </table:table-cell>
              <table:table-cell office:value-type="string">
                <text:p>306.00</text:p>
                <draw:g>
                  <svg:desc>Sheet1.M45:Sheet1.M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16">
                <text:p>2516</text:p>
                <draw:g>
                  <svg:desc>Sheet1.C46:Sheet1.C327</svg:desc>
                </draw:g>
              </table:table-cell>
              <table:table-cell office:value-type="float" office:value="461.538461538462">
                <text:p>461.538461538462</text:p>
                <draw:g>
                  <svg:desc>Sheet1.L46:Sheet1.L327</svg:desc>
                </draw:g>
              </table:table-cell>
              <table:table-cell office:value-type="float" office:value="306">
                <text:p>306</text:p>
                <draw:g>
                  <svg:desc>Sheet1.M46:Sheet1.M3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33">
                <text:p>2533</text:p>
              </table:table-cell>
              <table:table-cell office:value-type="float" office:value="523.002421307506">
                <text:p>523.0024213075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48">
                <text:p>2548</text:p>
              </table:table-cell>
              <table:table-cell office:value-type="float" office:value="565.445026178011">
                <text:p>565.44502617801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6">
                <text:p>2556</text:p>
              </table:table-cell>
              <table:table-cell office:value-type="float" office:value="586.95652173913">
                <text:p>586.9565217391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26">
                <text:p>2726</text:p>
              </table:table-cell>
              <table:table-cell office:value-type="float" office:value="585.365853658537">
                <text:p>585.36585365853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15">
                <text:p>2815</text:p>
              </table:table-cell>
              <table:table-cell office:value-type="float" office:value="694.533762057878">
                <text:p>694.53376205787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60">
                <text:p>2860</text:p>
              </table:table-cell>
              <table:table-cell office:value-type="float" office:value="627.906976744186">
                <text:p>627.90697674418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88">
                <text:p>2888</text:p>
              </table:table-cell>
              <table:table-cell office:value-type="float" office:value="608.450704225352">
                <text:p>608.45070422535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97">
                <text:p>2897</text:p>
              </table:table-cell>
              <table:table-cell office:value-type="float" office:value="618.9111747851">
                <text:p>618.91117478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11">
                <text:p>2911</text:p>
              </table:table-cell>
              <table:table-cell office:value-type="float" office:value="608.450704225352">
                <text:p>608.45070422535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28">
                <text:p>2928</text:p>
              </table:table-cell>
              <table:table-cell office:value-type="float" office:value="1069.30693069307">
                <text:p>1069.3069306930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51">
                <text:p>2951</text:p>
              </table:table-cell>
              <table:table-cell office:value-type="float" office:value="1588.23529411765">
                <text:p>1588.2352941176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54">
                <text:p>2954</text:p>
              </table:table-cell>
              <table:table-cell office:value-type="float" office:value="2297.87234042553">
                <text:p>2297.8723404255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64">
                <text:p>2964</text:p>
              </table:table-cell>
              <table:table-cell office:value-type="float" office:value="2842.10526315789">
                <text:p>2842.1052631578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20">
                <text:p>3020</text:p>
              </table:table-cell>
              <table:table-cell office:value-type="float" office:value="1756.09756097561">
                <text:p>1756.0975609756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arrow-down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image" chart:symbol-width="0.479cm" chart:symbol-height="0.457cm" chart:link-data-style-to-source="true">
        <chart:symbol-image xlink:href="Pictures/100003DA000001DF000001C97B3947888E49266F.svg"/>
      </style:chart-properties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512cm" svg:height="16.519cm" xlink:href=".." xlink:type="simple" chart:class="chart:scatter" chart:style-name="ch1">
        <chart:title svg:x="7.892cm" svg:y="0.466cm" chart:style-name="ch2">
          <text:p>Traffic Survey 9th Jan 2016 : 15:00 - Flow rate (Vehicles per hour) - Averaged over each 5 Cars </text:p>
        </chart:title>
        <chart:subtitle svg:x="11.744cm" svg:y="1.627cm" chart:style-name="ch3">
          <text:p>Actual Arrival Time - Flow Rate CPH = (1 hour) / ((Time for 5 cars) / 5) </text:p>
        </chart:subtitle>
        <chart:legend svg:x="19.714cm" svg:y="2.985cm" style:legend-expansion="custom" chartooo:width="7.909cm" chartooo:height="1.402cm" style:legend-expansion-aspect-ratio="5.64122681883024" chart:style-name="ch4"/>
        <chart:plot-area chart:style-name="ch5" table:cell-range-address="Sheet1.C10:Sheet1.C60 Sheet1.L9:Sheet1.M60" chart:data-source-has-labels="row" svg:x="0.552cm" svg:y="2.207cm" svg:width="34.447cm" svg:height="12.401cm">
          <chartooo:coordinate-region svg:x="2.117cm" svg:y="2.412cm" svg:width="32.472cm" svg:height="11.537cm"/>
          <chart:axis chart:dimension="x" chart:name="primary-x" chart:style-name="ch6">
            <chart:title svg:x="13.032cm" svg:y="14.938cm" chart:style-name="ch7">
              <text:p>The Flow rate per hour for the last Five Vehicles (frames of  video)</text:p>
            </chart:title>
          </chart:axis>
          <chart:axis chart:dimension="y" chart:name="primary-y" chart:style-name="ch8">
            <chart:title svg:x="0cm" svg:y="11.559cm" chart:style-name="ch9">
              <text:p>Vehicles Flow per Hour (last 5 cars sample)</text:p>
            </chart:title>
            <chart:grid chart:style-name="ch10" chart:class="major"/>
          </chart:axis>
          <chart:series chart:style-name="ch11" chart:values-cell-range-address="Sheet1.L10:Sheet1.L60" chart:label-cell-address="Sheet1.L9:Sheet1.L9" chart:class="chart:scatter">
            <chart:domain table:cell-range-address="Sheet1.C10:Sheet1.C60"/>
            <chart:data-point chart:repeated="51"/>
          </chart:series>
          <chart:series chart:style-name="ch12" chart:values-cell-range-address="Sheet1.M10:Sheet1.M60" chart:label-cell-address="Sheet1.M9:Sheet1.M9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(Each  last 5 cars)</text:p>
                <draw:g>
                  <svg:desc>Sheet1.L9:Sheet1.L9</svg:desc>
                </draw:g>
              </table:table-cell>
              <table:table-cell office:value-type="string">
                <text:p>Vehicles Per Hour (10min Avg)</text:p>
                <draw:g>
                  <svg:desc>Sheet1.M9:Sheet1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Sheet1.C10:Sheet1.C60</svg:desc>
                </draw:g>
              </table:table-cell>
              <table:table-cell office:value-type="float" office:value="NaN">
                <text:p>NaN</text:p>
                <draw:g>
                  <svg:desc>Sheet1.L10:Sheet1.L60</svg:desc>
                </draw:g>
              </table:table-cell>
              <table:table-cell office:value-type="float" office:value="306">
                <text:p>306</text:p>
                <draw:g>
                  <svg:desc>Sheet1.M10:Sheet1.M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5">
                <text:p>545</text:p>
              </table:table-cell>
              <table:table-cell office:value-type="float" office:value="396.330275229358">
                <text:p>396.33027522935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5">
                <text:p>555</text:p>
              </table:table-cell>
              <table:table-cell office:value-type="float" office:value="399.260628465804">
                <text:p>399.26062846580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5">
                <text:p>585</text:p>
              </table:table-cell>
              <table:table-cell office:value-type="float" office:value="624.277456647399">
                <text:p>624.2774566473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3">
                <text:p>613</text:p>
              </table:table-cell>
              <table:table-cell office:value-type="float" office:value="595.04132231405">
                <text:p>595.0413223140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3">
                <text:p>623</text:p>
              </table:table-cell>
              <table:table-cell office:value-type="float" office:value="627.906976744186">
                <text:p>627.90697674418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2">
                <text:p>792</text:p>
              </table:table-cell>
              <table:table-cell office:value-type="float" office:value="456.659619450317">
                <text:p>456.65961945031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3">
                <text:p>903</text:p>
              </table:table-cell>
              <table:table-cell office:value-type="float" office:value="603.351955307263">
                <text:p>603.3519553072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7">
                <text:p>977</text:p>
              </table:table-cell>
              <table:table-cell office:value-type="float" office:value="511.848341232227">
                <text:p>511.84834123222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6">
                <text:p>996</text:p>
              </table:table-cell>
              <table:table-cell office:value-type="float" office:value="525.547445255475">
                <text:p>525.54744525547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4">
                <text:p>1124</text:p>
              </table:table-cell>
              <table:table-cell office:value-type="float" office:value="422.700587084149">
                <text:p>422.70058708414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0">
                <text:p>1170</text:p>
              </table:table-cell>
              <table:table-cell office:value-type="float" office:value="394.881170018282">
                <text:p>394.88117001828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98">
                <text:p>1298</text:p>
              </table:table-cell>
              <table:table-cell office:value-type="float" office:value="426.877470355731">
                <text:p>426.87747035573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7">
                <text:p>1367</text:p>
              </table:table-cell>
              <table:table-cell office:value-type="float" office:value="465.51724137931">
                <text:p>465.5172413793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0">
                <text:p>1390</text:p>
              </table:table-cell>
              <table:table-cell office:value-type="float" office:value="523.002421307506">
                <text:p>523.0024213075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55">
                <text:p>1455</text:p>
              </table:table-cell>
              <table:table-cell office:value-type="float" office:value="470.588235294118">
                <text:p>470.58823529411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14">
                <text:p>1514</text:p>
              </table:table-cell>
              <table:table-cell office:value-type="float" office:value="553.846153846154">
                <text:p>553.84615384615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5">
                <text:p>1525</text:p>
              </table:table-cell>
              <table:table-cell office:value-type="float" office:value="608.450704225352">
                <text:p>608.45070422535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8">
                <text:p>1538</text:p>
              </table:table-cell>
              <table:table-cell office:value-type="float" office:value="900">
                <text:p>90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7">
                <text:p>1567</text:p>
              </table:table-cell>
              <table:table-cell office:value-type="float" office:value="1080">
                <text:p>108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6">
                <text:p>1656</text:p>
              </table:table-cell>
              <table:table-cell office:value-type="float" office:value="812.03007518797">
                <text:p>812.0300751879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69">
                <text:p>1769</text:p>
              </table:table-cell>
              <table:table-cell office:value-type="float" office:value="687.898089171975">
                <text:p>687.89808917197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4">
                <text:p>1774</text:p>
              </table:table-cell>
              <table:table-cell office:value-type="float" office:value="830.769230769231">
                <text:p>830.76923076923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8">
                <text:p>1778</text:p>
              </table:table-cell>
              <table:table-cell office:value-type="float" office:value="853.754940711463">
                <text:p>853.7549407114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1">
                <text:p>1791</text:p>
              </table:table-cell>
              <table:table-cell office:value-type="float" office:value="853.754940711463">
                <text:p>853.7549407114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5">
                <text:p>1875</text:p>
              </table:table-cell>
              <table:table-cell office:value-type="float" office:value="701.298701298701">
                <text:p>701.29870129870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48">
                <text:p>2048</text:p>
              </table:table-cell>
              <table:table-cell office:value-type="float" office:value="551.020408163265">
                <text:p>551.02040816326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0">
                <text:p>2120</text:p>
              </table:table-cell>
              <table:table-cell office:value-type="float" office:value="615.384615384615">
                <text:p>615.38461538461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66">
                <text:p>2166</text:p>
              </table:table-cell>
              <table:table-cell office:value-type="float" office:value="551.020408163265">
                <text:p>551.02040816326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88">
                <text:p>2188</text:p>
              </table:table-cell>
              <table:table-cell office:value-type="float" office:value="526.829268292683">
                <text:p>526.82926829268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57">
                <text:p>2357</text:p>
              </table:table-cell>
              <table:table-cell office:value-type="float" office:value="381.625441696113">
                <text:p>381.62544169611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4">
                <text:p>2504</text:p>
              </table:table-cell>
              <table:table-cell office:value-type="float" office:value="343.402225755167">
                <text:p>343.40222575516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6">
                <text:p>2516</text:p>
              </table:table-cell>
              <table:table-cell office:value-type="float" office:value="461.538461538462">
                <text:p>461.53846153846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33">
                <text:p>2533</text:p>
              </table:table-cell>
              <table:table-cell office:value-type="float" office:value="523.002421307506">
                <text:p>523.0024213075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48">
                <text:p>2548</text:p>
              </table:table-cell>
              <table:table-cell office:value-type="float" office:value="565.445026178011">
                <text:p>565.44502617801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6">
                <text:p>2556</text:p>
              </table:table-cell>
              <table:table-cell office:value-type="float" office:value="586.95652173913">
                <text:p>586.9565217391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6">
                <text:p>2726</text:p>
              </table:table-cell>
              <table:table-cell office:value-type="float" office:value="585.365853658537">
                <text:p>585.36585365853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15">
                <text:p>2815</text:p>
              </table:table-cell>
              <table:table-cell office:value-type="float" office:value="694.533762057878">
                <text:p>694.53376205787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60">
                <text:p>2860</text:p>
              </table:table-cell>
              <table:table-cell office:value-type="float" office:value="627.906976744186">
                <text:p>627.90697674418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8">
                <text:p>2888</text:p>
              </table:table-cell>
              <table:table-cell office:value-type="float" office:value="608.450704225352">
                <text:p>608.45070422535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97">
                <text:p>2897</text:p>
              </table:table-cell>
              <table:table-cell office:value-type="float" office:value="618.9111747851">
                <text:p>618.91117478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11">
                <text:p>2911</text:p>
              </table:table-cell>
              <table:table-cell office:value-type="float" office:value="608.450704225352">
                <text:p>608.45070422535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28">
                <text:p>2928</text:p>
              </table:table-cell>
              <table:table-cell office:value-type="float" office:value="1069.30693069307">
                <text:p>1069.3069306930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51">
                <text:p>2951</text:p>
              </table:table-cell>
              <table:table-cell office:value-type="float" office:value="1588.23529411765">
                <text:p>1588.2352941176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54">
                <text:p>2954</text:p>
              </table:table-cell>
              <table:table-cell office:value-type="float" office:value="2297.87234042553">
                <text:p>2297.8723404255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64">
                <text:p>2964</text:p>
              </table:table-cell>
              <table:table-cell office:value-type="float" office:value="2842.10526315789">
                <text:p>2842.1052631578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20">
                <text:p>3020</text:p>
              </table:table-cell>
              <table:table-cell office:value-type="float" office:value="1756.09756097561">
                <text:p>1756.09756097561</text:p>
              </table:table-cell>
              <table:table-cell office:value-type="float" office:value="306">
                <text:p>30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5" chart:interval-minor-divis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656cm" svg:height="19.406cm" xlink:href=".." xlink:type="simple" chart:class="chart:line" chart:style-name="ch1">
        <chart:title svg:x="9.701cm" svg:y="0.524cm" chart:style-name="ch2">
          <text:p>Traffic Survey Huddersfield Rd 1hour 13:30 19th may 2015</text:p>
        </chart:title>
        <chart:legend svg:x="6.912cm" svg:y="2.914cm" style:legend-expansion="custom" chartooo:width="13.481cm" chartooo:height="2.418cm" style:legend-expansion-aspect-ratio="5.5752688172043" chart:style-name="ch3"/>
        <chart:plot-area chart:style-name="ch4" table:cell-range-address="Sheet1.I45:Sheet1.I337 Sheet1.K45:Sheet1.K337" chart:data-source-has-labels="row" svg:x="2.078cm" svg:y="1.724cm" svg:width="28.792cm" svg:height="16.318cm">
          <chartooo:coordinate-region svg:x="3.234cm" svg:y="1.929cm" svg:width="27.636cm" svg:height="15.14cm"/>
          <chart:axis chart:dimension="x" chart:name="primary-x" chart:style-name="ch5">
            <chart:title svg:x="15.833cm" svg:y="18.43cm" chart:style-name="ch6">
              <text:p>Vehicles</text:p>
            </chart:title>
          </chart:axis>
          <chart:axis chart:dimension="y" chart:name="primary-y" chart:style-name="ch7">
            <chart:title svg:x="0.875cm" svg:y="11.59cm" chart:style-name="ch8">
              <text:p>Speed - Miles Per Hour</text:p>
            </chart:title>
            <chart:grid chart:style-name="ch9" chart:class="major"/>
          </chart:axis>
          <chart:series chart:style-name="ch10" chart:values-cell-range-address="Sheet1.I46:Sheet1.I337" chart:label-cell-address="Sheet1.I45:Sheet1.I45" chart:class="chart:line">
            <chart:data-point chart:repeated="292"/>
          </chart:series>
          <chart:series chart:style-name="ch11" chart:values-cell-range-address="Sheet1.K46:Sheet1.K337" chart:label-cell-address="Sheet1.K45:Sheet1.K45" chart:class="chart:line">
            <chart:data-point chart:repeated="29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.41</text:p>
                <draw:g>
                  <svg:desc>Sheet1.I45:Sheet1.I45</svg:desc>
                </draw:g>
              </table:table-cell>
              <table:table-cell office:value-type="string">
                <text:p>29.17</text:p>
                <draw:g>
                  <svg:desc>Sheet1.K45:Sheet1.K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9602272727273">
                <text:p>31.9602272727273</text:p>
                <draw:g>
                  <svg:desc>Sheet1.I46:Sheet1.I337</svg:desc>
                </draw:g>
              </table:table-cell>
              <table:table-cell office:value-type="float" office:value="29.1689287762149">
                <text:p>29.1689287762149</text:p>
                <draw:g>
                  <svg:desc>Sheet1.K46:Sheet1.K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37cm" svg:height="16.423cm" xlink:href=".." xlink:type="simple" chart:class="chart:line" chart:style-name="ch1">
        <chart:title svg:x="4.211cm" svg:y="0.476cm" chart:style-name="ch2">
          <text:p>19th May 2015 Hudds Rd - Speed of vehicles using more accurate speed calculations - with estimated error range</text:p>
        </chart:title>
        <chart:subtitle svg:x="11.966cm" svg:y="1.932cm" chart:style-name="ch3">
          <text:p>Huddersfield Rd Traffic survey - Detailed Analysis 13:00pm </text:p>
        </chart:subtitle>
        <chart:legend svg:x="14.364cm" svg:y="3.121cm" style:legend-expansion="custom" chartooo:width="5.643cm" chartooo:height="1.7cm" style:legend-expansion-aspect-ratio="3.31941176470588" chart:style-name="ch4"/>
        <chart:plot-area chart:style-name="ch5" table:cell-range-address="Sheet1.H68:Sheet1.K68 Sheet1.H288:Sheet1.K360" chart:data-source-has-labels="row" svg:x="1.533cm" svg:y="1.518cm" svg:width="28.226cm" svg:height="13.881cm">
          <chartooo:coordinate-region svg:x="2.193cm" svg:y="1.723cm" svg:width="27.36cm" svg:height="12.607cm"/>
          <chart:axis chart:dimension="x" chart:name="primary-x" chart:style-name="ch6">
            <chart:title svg:x="15.005cm" svg:y="15.727cm" chart:style-name="ch7">
              <text:p>Vehicles</text:p>
            </chart:title>
          </chart:axis>
          <chart:axis chart:dimension="y" chart:name="primary-y" chart:style-name="ch6">
            <chart:title svg:x="0.357cm" svg:y="9.362cm" chart:style-name="ch8">
              <text:p>Speed MPH</text:p>
            </chart:title>
            <chart:grid chart:style-name="ch9" chart:class="major"/>
          </chart:axis>
          <chart:series chart:style-name="ch10" chart:values-cell-range-address="Sheet1.H288:Sheet1.H360" chart:label-cell-address="Sheet1.H68:Sheet1.H68" chart:class="chart:line">
            <chart:data-point chart:repeated="73"/>
          </chart:series>
          <chart:series chart:style-name="ch11" chart:values-cell-range-address="Sheet1.I288:Sheet1.I360" chart:label-cell-address="Sheet1.I68:Sheet1.I68" chart:class="chart:line">
            <chart:data-point chart:repeated="73"/>
          </chart:series>
          <chart:series chart:style-name="ch12" chart:values-cell-range-address="Sheet1.J288:Sheet1.J360" chart:label-cell-address="Sheet1.J68:Sheet1.J68" chart:class="chart:line">
            <chart:data-point chart:repeated="73"/>
          </chart:series>
          <chart:series chart:style-name="ch13" chart:values-cell-range-address="Sheet1.K288:Sheet1.K360" chart:label-cell-address="Sheet1.K68:Sheet1.K68" chart:class="chart:line">
            <chart:data-point chart:repeated="7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H68:Sheet1.H68</svg:desc>
                </draw:g>
              </table:table-cell>
              <table:table-cell office:value-type="string">
                <text:p/>
                <draw:g>
                  <svg:desc>Sheet1.I68:Sheet1.I68</svg:desc>
                </draw:g>
              </table:table-cell>
              <table:table-cell office:value-type="string">
                <text:p/>
                <draw:g>
                  <svg:desc>Sheet1.J68:Sheet1.J68</svg:desc>
                </draw:g>
              </table:table-cell>
              <table:table-cell office:value-type="string">
                <text:p/>
                <draw:g>
                  <svg:desc>Sheet1.K68:Sheet1.K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288:Sheet1.H360</svg:desc>
                </draw:g>
              </table:table-cell>
              <table:table-cell office:value-type="float" office:value="NaN">
                <text:p>NaN</text:p>
                <draw:g>
                  <svg:desc>Sheet1.I288:Sheet1.I360</svg:desc>
                </draw:g>
              </table:table-cell>
              <table:table-cell office:value-type="float" office:value="NaN">
                <text:p>NaN</text:p>
                <draw:g>
                  <svg:desc>Sheet1.J288:Sheet1.J360</svg:desc>
                </draw:g>
              </table:table-cell>
              <table:table-cell office:value-type="float" office:value="NaN">
                <text:p>NaN</text:p>
                <draw:g>
                  <svg:desc>Sheet1.K288:Sheet1.K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60" chart:interval-major="5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337cm" svg:height="16.423cm" xlink:href=".." xlink:type="simple" chart:class="chart:line" chart:style-name="ch1">
        <chart:title svg:x="7.211cm" svg:y="0.46cm" chart:style-name="ch2">
          <text:p>Huddersfield Rd Traffic survey 21st May 2015 - Speed of vehicles - 10 min Sample</text:p>
        </chart:title>
        <chart:subtitle svg:x="3.819cm" svg:y="2.258cm" chart:style-name="ch3">
          <text:p>Speed of vehicles measured over 10 minuite Sample - Detailed Analysis 09:30am </text:p>
        </chart:subtitle>
        <chart:legend svg:x="19.727cm" svg:y="1.369cm" style:legend-expansion="custom" chartooo:width="6.282cm" chartooo:height="3.527cm" style:legend-expansion-aspect-ratio="1.78111709668273" chart:style-name="ch4"/>
        <chart:plot-area chart:style-name="ch5" table:cell-range-address="Sheet1.H345:Sheet1.K413" chart:data-source-has-labels="row" svg:x="1.533cm" svg:y="1.518cm" svg:width="28.226cm" svg:height="13.881cm">
          <chartooo:coordinate-region svg:x="2.193cm" svg:y="1.723cm" svg:width="27.36cm" svg:height="12.607cm"/>
          <chart:axis chart:dimension="x" chart:name="primary-x" chart:style-name="ch6">
            <chart:title svg:x="15.005cm" svg:y="15.727cm" chart:style-name="ch7">
              <text:p>Vehicles</text:p>
            </chart:title>
          </chart:axis>
          <chart:axis chart:dimension="y" chart:name="primary-y" chart:style-name="ch8">
            <chart:title svg:x="0.357cm" svg:y="9.362cm" chart:style-name="ch9">
              <text:p>Speed MPH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Sheet1.H346:Sheet1.H413" chart:label-cell-address="Sheet1.H345:Sheet1.H345" chart:class="chart:line">
            <chart:data-point chart:repeated="68"/>
          </chart:series>
          <chart:series chart:style-name="ch12" chart:values-cell-range-address="Sheet1.I346:Sheet1.I413" chart:label-cell-address="Sheet1.I345:Sheet1.I345" chart:class="chart:line">
            <chart:data-point chart:repeated="68"/>
          </chart:series>
          <chart:series chart:style-name="ch13" chart:values-cell-range-address="Sheet1.J346:Sheet1.J413" chart:label-cell-address="Sheet1.J345:Sheet1.J345" chart:class="chart:line">
            <chart:data-point chart:repeated="68"/>
          </chart:series>
          <chart:series chart:style-name="ch14" chart:values-cell-range-address="Sheet1.K346:Sheet1.K413" chart:label-cell-address="Sheet1.K345:Sheet1.K345" chart:class="chart:line">
            <chart:data-point chart:repeated="6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H345:Sheet1.H345</svg:desc>
                </draw:g>
              </table:table-cell>
              <table:table-cell office:value-type="string">
                <text:p/>
                <draw:g>
                  <svg:desc>Sheet1.I345:Sheet1.I345</svg:desc>
                </draw:g>
              </table:table-cell>
              <table:table-cell office:value-type="string">
                <text:p/>
                <draw:g>
                  <svg:desc>Sheet1.J345:Sheet1.J345</svg:desc>
                </draw:g>
              </table:table-cell>
              <table:table-cell office:value-type="string">
                <text:p/>
                <draw:g>
                  <svg:desc>Sheet1.K345:Sheet1.K3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346:Sheet1.H413</svg:desc>
                </draw:g>
              </table:table-cell>
              <table:table-cell office:value-type="float" office:value="NaN">
                <text:p>NaN</text:p>
                <draw:g>
                  <svg:desc>Sheet1.I346:Sheet1.I413</svg:desc>
                </draw:g>
              </table:table-cell>
              <table:table-cell office:value-type="float" office:value="NaN">
                <text:p>NaN</text:p>
                <draw:g>
                  <svg:desc>Sheet1.J346:Sheet1.J413</svg:desc>
                </draw:g>
              </table:table-cell>
              <table:table-cell office:value-type="float" office:value="NaN">
                <text:p>NaN</text:p>
                <draw:g>
                  <svg:desc>Sheet1.K346:Sheet1.K4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60" chart:interval-major="5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953cm" svg:height="16.428cm" xlink:href=".." xlink:type="simple" chart:class="chart:line" chart:style-name="ch1">
        <chart:title svg:x="7.361cm" svg:y="0.462cm" chart:style-name="ch2">
          <text:p>Huddersfield Rd Traffic survey : 21:30 - 21st May 2015 - 15 minute time sample</text:p>
        </chart:title>
        <chart:subtitle svg:x="4.769cm" svg:y="1.765cm" chart:style-name="ch3">
          <text:p>Speed of vehicles measured over 15 minute Sample - Detailed Analysis 21:30pm </text:p>
        </chart:subtitle>
        <chart:legend svg:x="22.161cm" svg:y="1.51cm" style:legend-expansion="custom" chartooo:width="6.601cm" chartooo:height="3.528cm" style:legend-expansion-aspect-ratio="1.87103174603175" chart:style-name="ch4"/>
        <chart:plot-area chart:style-name="ch5" table:cell-range-address="Sheet1.H425:Sheet1.K461" chart:data-source-has-labels="row" svg:x="1.577cm" svg:y="1.518cm" svg:width="28.781cm" svg:height="13.474cm">
          <chartooo:coordinate-region svg:x="2.237cm" svg:y="1.723cm" svg:width="27.915cm" svg:height="12.61cm"/>
          <chart:axis chart:dimension="x" chart:name="primary-x" chart:style-name="ch6">
            <chart:title svg:x="14.348cm" svg:y="15.32cm" chart:style-name="ch7">
              <text:p>Speed of each Vehicle</text:p>
            </chart:title>
          </chart:axis>
          <chart:axis chart:dimension="y" chart:name="primary-y" chart:style-name="ch8">
            <chart:title svg:x="0.388cm" svg:y="9.159cm" chart:style-name="ch9">
              <text:p>Speed MPH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Sheet1.H426:Sheet1.H461" chart:label-cell-address="Sheet1.H425:Sheet1.H425" chart:class="chart:line">
            <chart:data-point chart:repeated="36"/>
          </chart:series>
          <chart:series chart:style-name="ch12" chart:values-cell-range-address="Sheet1.I426:Sheet1.I461" chart:label-cell-address="Sheet1.I425:Sheet1.I425" chart:class="chart:line">
            <chart:data-point chart:repeated="36"/>
          </chart:series>
          <chart:series chart:style-name="ch13" chart:values-cell-range-address="Sheet1.J426:Sheet1.J461" chart:label-cell-address="Sheet1.J425:Sheet1.J425" chart:class="chart:line">
            <chart:data-point chart:repeated="36"/>
          </chart:series>
          <chart:series chart:style-name="ch14" chart:values-cell-range-address="Sheet1.K426:Sheet1.K461" chart:label-cell-address="Sheet1.K425:Sheet1.K425" chart:class="chart:line">
            <chart:data-point chart:repeated="3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H425:Sheet1.H425</svg:desc>
                </draw:g>
              </table:table-cell>
              <table:table-cell office:value-type="string">
                <text:p/>
                <draw:g>
                  <svg:desc>Sheet1.I425:Sheet1.I425</svg:desc>
                </draw:g>
              </table:table-cell>
              <table:table-cell office:value-type="string">
                <text:p/>
                <draw:g>
                  <svg:desc>Sheet1.J425:Sheet1.J425</svg:desc>
                </draw:g>
              </table:table-cell>
              <table:table-cell office:value-type="string">
                <text:p/>
                <draw:g>
                  <svg:desc>Sheet1.K425:Sheet1.K4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426:Sheet1.H461</svg:desc>
                </draw:g>
              </table:table-cell>
              <table:table-cell office:value-type="float" office:value="NaN">
                <text:p>NaN</text:p>
                <draw:g>
                  <svg:desc>Sheet1.I426:Sheet1.I461</svg:desc>
                </draw:g>
              </table:table-cell>
              <table:table-cell office:value-type="float" office:value="NaN">
                <text:p>NaN</text:p>
                <draw:g>
                  <svg:desc>Sheet1.J426:Sheet1.J461</svg:desc>
                </draw:g>
              </table:table-cell>
              <table:table-cell office:value-type="float" office:value="NaN">
                <text:p>NaN</text:p>
                <draw:g>
                  <svg:desc>Sheet1.K426:Sheet1.K4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947cm" svg:height="16.515cm" xlink:href=".." xlink:type="simple" chart:class="chart:line" chart:style-name="ch1">
        <chart:title svg:x="6.989cm" svg:y="0.466cm" chart:style-name="ch2">
          <text:p>Traffic Survey 19TH May 12:30 - Flow rate (Vehicles per hour) - Averaged over each 5 Cars </text:p>
        </chart:title>
        <chart:subtitle svg:x="10.374cm" svg:y="1.627cm" chart:style-name="ch3">
          <text:p>1 Hour Traffic sample - Flow Rate CPH = (1 hour) / ((Time for 5 cars)/5) </text:p>
        </chart:subtitle>
        <chart:legend svg:x="16.652cm" svg:y="3.425cm" style:legend-expansion="custom" chartooo:width="7.839cm" chartooo:height="1.402cm" style:legend-expansion-aspect-ratio="5.59129814550642" chart:style-name="ch4"/>
        <chart:plot-area chart:style-name="ch5" table:cell-range-address="Sheet1.L45:Sheet1.M327" chart:data-source-has-labels="row" svg:x="0.4cm" svg:y="2.207cm" svg:width="31.692cm" svg:height="12.713cm">
          <chartooo:coordinate-region svg:x="1.965cm" svg:y="2.412cm" svg:width="30.127cm" svg:height="11.535cm"/>
          <chart:axis chart:dimension="x" chart:name="primary-x" chart:style-name="ch6">
            <chart:title svg:x="12.802cm" svg:y="15.25cm" chart:style-name="ch7">
              <text:p>The Flow rate per hour for the last Five Vehicles</text:p>
            </chart:title>
          </chart:axis>
          <chart:axis chart:dimension="y" chart:name="primary-y" chart:style-name="ch8">
            <chart:title svg:x="0cm" svg:y="11.715cm" chart:style-name="ch9">
              <text:p>Vehicles Flow per Hour (last 5 cars sample)</text:p>
            </chart:title>
            <chart:grid chart:style-name="ch10" chart:class="major"/>
          </chart:axis>
          <chart:series chart:style-name="ch11" chart:values-cell-range-address="Sheet1.L46:Sheet1.L327" chart:label-cell-address="Sheet1.L45:Sheet1.L45" chart:class="chart:line">
            <chart:data-point chart:repeated="282"/>
          </chart:series>
          <chart:series chart:style-name="ch12" chart:values-cell-range-address="Sheet1.M46:Sheet1.M327" chart:label-cell-address="Sheet1.M45:Sheet1.M45" chart:class="chart:line">
            <chart:data-point chart:repeated="28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43.40</text:p>
                <draw:g>
                  <svg:desc>Sheet1.L45:Sheet1.L45</svg:desc>
                </draw:g>
              </table:table-cell>
              <table:table-cell office:value-type="string">
                <text:p>306.00</text:p>
                <draw:g>
                  <svg:desc>Sheet1.M45:Sheet1.M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1.538461538462">
                <text:p>461.538461538462</text:p>
                <draw:g>
                  <svg:desc>Sheet1.L46:Sheet1.L327</svg:desc>
                </draw:g>
              </table:table-cell>
              <table:table-cell office:value-type="float" office:value="306">
                <text:p>306</text:p>
                <draw:g>
                  <svg:desc>Sheet1.M46:Sheet1.M3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3.002421307506">
                <text:p>523.0024213075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5.445026178011">
                <text:p>565.44502617801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6.95652173913">
                <text:p>586.9565217391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5.365853658537">
                <text:p>585.36585365853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4.533762057878">
                <text:p>694.53376205787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7.906976744186">
                <text:p>627.90697674418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8.450704225352">
                <text:p>608.45070422535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8.9111747851">
                <text:p>618.91117478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8.450704225352">
                <text:p>608.45070422535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9.30693069307">
                <text:p>1069.3069306930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88.23529411765">
                <text:p>1588.2352941176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97.87234042553">
                <text:p>2297.8723404255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42.10526315789">
                <text:p>2842.1052631578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56.09756097561">
                <text:p>1756.0975609756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947cm" svg:height="16.515cm" xlink:href=".." xlink:type="simple" chart:class="chart:line" chart:style-name="ch1">
        <chart:title svg:x="7.135cm" svg:y="0.466cm" chart:style-name="ch2">
          <text:p>Traffic Survey 21st May 21:30 - Flow rate (Vehicles per hour) - Averaged over each 5 Cars </text:p>
        </chart:title>
        <chart:subtitle svg:x="9.994cm" svg:y="1.627cm" chart:style-name="ch3">
          <text:p>15 minutes Traffic sample - Flow Rate CPH = (1 hour) / ((Time for 5 cars)/5) </text:p>
        </chart:subtitle>
        <chart:legend svg:x="20.266cm" svg:y="2.241cm" style:legend-expansion="custom" chartooo:width="6.721cm" chartooo:height="1.402cm" style:legend-expansion-aspect-ratio="4.79386590584879" chart:style-name="ch4"/>
        <chart:plot-area chart:style-name="ch5" table:cell-range-address="Sheet1.L429:Sheet1.L461 Sheet1.M425:Sheet1.M461" chart:data-source-has-labels="row" svg:x="1.305cm" svg:y="2.207cm" svg:width="30.787cm" svg:height="12.399cm">
          <chartooo:coordinate-region svg:x="1.965cm" svg:y="2.412cm" svg:width="30.127cm" svg:height="11.535cm"/>
          <chart:axis chart:dimension="x" chart:name="primary-x" chart:style-name="ch6">
            <chart:title svg:x="13.254cm" svg:y="14.936cm" chart:style-name="ch7">
              <text:p>The Flow rate per hour for the last Five Vehicles</text:p>
            </chart:title>
          </chart:axis>
          <chart:axis chart:dimension="y" chart:name="primary-y" chart:style-name="ch6">
            <chart:title svg:x="0.077cm" svg:y="11.558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Sheet1.L430:Sheet1.L461" chart:label-cell-address="Sheet1.L429:Sheet1.L429" chart:class="chart:line">
            <chart:data-point chart:repeated="32"/>
          </chart:series>
          <chart:series chart:style-name="ch11" chart:values-cell-range-address="Sheet1.M426:Sheet1.M461" chart:label-cell-address="Sheet1.M425:Sheet1.M425" chart:class="chart:line">
            <chart:data-point chart:repeated="3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L429:Sheet1.L429</svg:desc>
                </draw:g>
              </table:table-cell>
              <table:table-cell office:value-type="string">
                <text:p/>
                <draw:g>
                  <svg:desc>Sheet1.M425:Sheet1.M4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L430:Sheet1.L461</svg:desc>
                </draw:g>
              </table:table-cell>
              <table:table-cell office:value-type="float" office:value="NaN">
                <text:p>NaN</text:p>
                <draw:g>
                  <svg:desc>Sheet1.M426:Sheet1.M4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947cm" svg:height="16.515cm" xlink:href=".." xlink:type="simple" chart:class="chart:line" chart:style-name="ch1">
        <chart:title svg:x="7.135cm" svg:y="0.466cm" chart:style-name="ch2">
          <text:p>Traffic Survey 21st May 09:30 - Flow rate (Vehicles per hour) - Averaged over each 5 Cars </text:p>
        </chart:title>
        <chart:subtitle svg:x="9.994cm" svg:y="1.627cm" chart:style-name="ch3">
          <text:p>15 minutes Traffic sample - Flow Rate CPH = (1 hour) / ((Time for 5 cars)/5) </text:p>
        </chart:subtitle>
        <chart:legend svg:x="20.92cm" svg:y="2.801cm" style:legend-expansion="custom" chartooo:width="7.338cm" chartooo:height="1.402cm" style:legend-expansion-aspect-ratio="5.2339514978602" chart:style-name="ch4"/>
        <chart:plot-area chart:style-name="ch5" table:cell-range-address="Sheet1.L345:Sheet1.M413" chart:data-source-has-labels="row" svg:x="1.305cm" svg:y="2.207cm" svg:width="30.993cm" svg:height="12.399cm">
          <chartooo:coordinate-region svg:x="1.965cm" svg:y="2.412cm" svg:width="30.127cm" svg:height="11.535cm"/>
          <chart:axis chart:dimension="x" chart:name="primary-x" chart:style-name="ch6">
            <chart:title svg:x="13.357cm" svg:y="14.936cm" chart:style-name="ch7">
              <text:p>The Flow rate per hour for the last Five Vehicles</text:p>
            </chart:title>
          </chart:axis>
          <chart:axis chart:dimension="y" chart:name="primary-y" chart:style-name="ch6">
            <chart:title svg:x="0.077cm" svg:y="11.558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Sheet1.L346:Sheet1.L413" chart:label-cell-address="Sheet1.L345:Sheet1.L345" chart:class="chart:line">
            <chart:data-point chart:repeated="68"/>
          </chart:series>
          <chart:series chart:style-name="ch11" chart:values-cell-range-address="Sheet1.M346:Sheet1.M413" chart:label-cell-address="Sheet1.M345:Sheet1.M345" chart:class="chart:line">
            <chart:data-point chart:repeated="6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L345:Sheet1.L345</svg:desc>
                </draw:g>
              </table:table-cell>
              <table:table-cell office:value-type="string">
                <text:p/>
                <draw:g>
                  <svg:desc>Sheet1.M345:Sheet1.M3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L346:Sheet1.L413</svg:desc>
                </draw:g>
              </table:table-cell>
              <table:table-cell office:value-type="float" office:value="NaN">
                <text:p>NaN</text:p>
                <draw:g>
                  <svg:desc>Sheet1.M346:Sheet1.M4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